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family-generic="swiss" style:font-pitch="variable"/>
    <style:font-face style:name="JetBrains Mono1" svg:font-family="'JetBrains Mono'" style:font-family-generic="modern" style:font-pitch="fixed"/>
    <style:font-face style:name="JetBrains Mono2" svg:font-family="'JetBrains Mono'" style:font-adornments="Normale"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88pt" officeooo:rsid="00172544" officeooo:paragraph-rsid="00172544" style:font-size-asian="77pt" style:font-size-complex="88pt"/>
    </style:style>
    <style:style style:name="P2" style:family="paragraph" style:parent-style-name="Standard">
      <style:paragraph-properties fo:text-align="center" style:justify-single-word="false"/>
      <style:text-properties fo:font-size="11pt" officeooo:rsid="00172544" officeooo:paragraph-rsid="00172544" style:font-size-asian="9.60000038146973pt" style:font-size-complex="11pt"/>
    </style:style>
    <style:style style:name="P3"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4" style:family="paragraph" style:parent-style-name="Standard">
      <loext:graphic-properties draw:fill="solid" draw:fill-color="#ffffff"/>
      <style:paragraph-properties fo:background-color="#ffffff" fo:padding="0cm" fo:border="none" style:shadow="none"/>
      <style:text-properties fo:font-size="11pt" officeooo:rsid="00172544" style:font-size-asian="9.60000038146973pt" style:font-size-complex="11pt"/>
    </style:style>
    <style:style style:name="P5" style:family="paragraph" style:parent-style-name="Standard">
      <style:text-properties fo:font-size="11pt" officeooo:rsid="00172544" officeooo:paragraph-rsid="0057e31d"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style>
    <style:style style:name="P7" style:family="paragraph" style:parent-style-name="Standard">
      <loext:graphic-properties draw:fill="solid" draw:fill-color="#ffffff"/>
      <style:paragraph-properties fo:background-color="#ffffff" fo:padding="0cm" fo:border="none" style:shadow="none"/>
      <style:text-properties style:font-name="Consolas" fo:font-size="10pt" officeooo:rsid="00172544" officeooo:paragraph-rsid="001867a9" style:font-size-asian="10pt" style:font-size-complex="10pt"/>
    </style:style>
    <style:style style:name="P8" style:family="paragraph" style:parent-style-name="Standard">
      <loext:graphic-properties draw:fill="solid" draw:fill-color="#ffffff"/>
      <style:paragraph-properties fo:background-color="#ffffff" fo:padding="0cm" fo:border="none" style:shadow="none"/>
      <style:text-properties style:font-name="Consolas" fo:font-size="10pt" officeooo:rsid="0020ed8f" officeooo:paragraph-rsid="0020ed8f" style:font-size-asian="10pt" style:font-size-complex="10pt"/>
    </style:style>
    <style:style style:name="P9" style:family="paragraph" style:parent-style-name="Standard">
      <style:text-properties style:font-name="Consolas" fo:font-size="10pt" officeooo:rsid="0020ed8f" officeooo:paragraph-rsid="0020ed8f" style:font-size-asian="10pt" style:font-size-complex="10pt"/>
    </style:style>
    <style:style style:name="P10" style:family="paragraph" style:parent-style-name="Standard">
      <loext:graphic-properties draw:fill="solid" draw:fill-color="#ffffff"/>
      <style:paragraph-properties fo:background-color="#ffffff" fo:padding="0cm" fo:border="none" style:shadow="none"/>
      <style:text-properties style:font-name="Consolas" fo:font-size="10pt" style:font-size-asian="10pt" style:font-size-complex="10pt"/>
    </style:style>
    <style:style style:name="P11"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bd12" style:font-size-asian="10pt" style:font-size-complex="10pt"/>
    </style:style>
    <style:style style:name="P12"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cf8b" style:font-size-asian="10pt" style:font-size-complex="10pt"/>
    </style:style>
    <style:style style:name="P13"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2b8682" style:font-size-asian="10pt" style:font-size-complex="10pt"/>
    </style:style>
    <style:style style:name="P14"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50c8ce" style:font-size-asian="10pt" style:font-size-complex="10pt"/>
    </style:style>
    <style:style style:name="P15"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33619e" style:font-size-asian="10pt" style:font-size-complex="10pt"/>
    </style:style>
    <style:style style:name="P16" style:family="paragraph" style:parent-style-name="Standard">
      <loext:graphic-properties draw:fill="solid" draw:fill-color="#ffffff"/>
      <style:paragraph-properties fo:background-color="#ffffff" fo:padding="0cm" fo:border="none" style:shadow="none"/>
      <style:text-properties style:font-name="Consolas" fo:font-size="10pt" officeooo:rsid="003711bb" officeooo:paragraph-rsid="003711bb" style:font-size-asian="10pt" style:font-size-complex="10pt"/>
    </style:style>
    <style:style style:name="P17" style:family="paragraph" style:parent-style-name="Standard">
      <loext:graphic-properties draw:fill="solid" draw:fill-color="#ffffff"/>
      <style:paragraph-properties fo:background-color="#ffffff" fo:padding="0cm" fo:border="none" style:shadow="none"/>
      <style:text-properties style:font-name="Consolas" fo:font-size="10pt" officeooo:rsid="003ec76d" officeooo:paragraph-rsid="003ec76d" style:font-size-asian="10pt" style:font-size-complex="10pt"/>
    </style:style>
    <style:style style:name="P18"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4269fa" style:font-size-asian="10pt" style:font-size-complex="10pt"/>
    </style:style>
    <style:style style:name="P19" style:family="paragraph" style:parent-style-name="Standard">
      <loext:graphic-properties draw:fill="solid" draw:fill-color="#ffffff"/>
      <style:paragraph-properties fo:background-color="#ffffff" fo:padding="0cm" fo:border="none" style:shadow="none"/>
      <style:text-properties style:font-name="Consolas" fo:font-size="10pt" officeooo:rsid="004718f2" officeooo:paragraph-rsid="004718f2" style:font-size-asian="10pt" style:font-size-complex="10pt"/>
    </style:style>
    <style:style style:name="P20" style:family="paragraph" style:parent-style-name="Standard">
      <loext:graphic-properties draw:fill="solid" draw:fill-color="#ffffff"/>
      <style:paragraph-properties fo:background-color="#ffffff" fo:padding="0cm" fo:border="none" style:shadow="none"/>
      <style:text-properties style:font-name="Consolas" fo:font-size="10pt" officeooo:rsid="0057e31d" officeooo:paragraph-rsid="0057e31d" style:font-size-asian="10pt" style:font-size-complex="10pt"/>
    </style:style>
    <style:style style:name="P21" style:family="paragraph" style:parent-style-name="Standard">
      <loext:graphic-properties draw:fill="solid" draw:fill-color="#ffffff"/>
      <style:paragraph-properties fo:background-color="#ffffff" fo:padding="0cm" fo:border="none" style:shadow="none"/>
      <style:text-properties style:font-name="Consolas" fo:font-size="10pt" officeooo:rsid="005b8dd4" officeooo:paragraph-rsid="005cffe9" style:font-size-asian="10pt" style:font-size-complex="10pt"/>
    </style:style>
    <style:style style:name="P22"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style:font-size-asian="10pt" style:font-size-complex="10pt"/>
    </style:style>
    <style:style style:name="P23"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716a98" style:font-size-asian="10pt" style:font-size-complex="10pt"/>
    </style:style>
    <style:style style:name="P24" style:family="paragraph" style:parent-style-name="Standard">
      <loext:graphic-properties draw:fill="solid" draw:fill-color="#ffffff"/>
      <style:paragraph-properties fo:background-color="#ffffff" fo:padding="0cm" fo:border="none" style:shadow="none"/>
      <style:text-properties style:font-name="Consolas" fo:font-size="10pt" officeooo:rsid="00716a98" officeooo:paragraph-rsid="00716a98" style:font-size-asian="10pt" style:font-size-complex="10pt"/>
    </style:style>
    <style:style style:name="P25" style:family="paragraph" style:parent-style-name="Standard">
      <style:text-properties style:font-name="Consolas" fo:font-size="10pt" officeooo:rsid="007460f2" officeooo:paragraph-rsid="007460f2" style:font-size-asian="10pt" style:font-size-complex="10pt"/>
    </style:style>
    <style:style style:name="P26" style:family="paragraph" style:parent-style-name="Standard">
      <loext:graphic-properties draw:fill="solid" draw:fill-color="#ffffff"/>
      <style:paragraph-properties fo:background-color="#ffffff" fo:padding="0cm" fo:border="none" style:shadow="none"/>
      <style:text-properties style:font-name="Consolas" fo:font-size="10pt" officeooo:rsid="007460f2" officeooo:paragraph-rsid="00806274" style:font-size-asian="10pt" style:font-size-complex="10pt"/>
    </style:style>
    <style:style style:name="P27"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7852bc" style:font-size-asian="10pt" style:font-size-complex="10pt"/>
    </style:style>
    <style:style style:name="P28"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806274" style:font-size-asian="10pt" style:font-size-complex="10pt"/>
    </style:style>
    <style:style style:name="P29"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7852bc" style:font-size-asian="10pt" style:font-size-complex="10pt"/>
    </style:style>
    <style:style style:name="P30"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806274" style:font-size-asian="10pt" style:font-size-complex="10pt"/>
    </style:style>
    <style:style style:name="P31" style:family="paragraph" style:parent-style-name="Standard">
      <loext:graphic-properties draw:fill="solid" draw:fill-color="#ffffff"/>
      <style:paragraph-properties fo:background-color="#ffffff" fo:padding="0cm" fo:border="none" style:shadow="none"/>
      <style:text-properties style:font-name="Consolas" fo:font-size="10pt" officeooo:rsid="007a2fe5" officeooo:paragraph-rsid="00806274" style:font-size-asian="10pt" style:font-size-complex="10pt"/>
    </style:style>
    <style:style style:name="P32" style:family="paragraph" style:parent-style-name="Standard">
      <loext:graphic-properties draw:fill="solid" draw:fill-color="#ffffff"/>
      <style:paragraph-properties fo:background-color="#ffffff" fo:padding="0cm" fo:border="none" style:shadow="none"/>
      <style:text-properties style:font-name="Consolas" fo:font-size="10pt" officeooo:rsid="0072f7a1" officeooo:paragraph-rsid="00806274" style:font-size-asian="10pt" style:font-size-complex="10pt"/>
    </style:style>
    <style:style style:name="P33" style:family="paragraph" style:parent-style-name="Standard">
      <loext:graphic-properties draw:fill="solid" draw:fill-color="#ffffff"/>
      <style:paragraph-properties fo:background-color="#ffffff" fo:padding="0cm" fo:border="none" style:shadow="none"/>
      <style:text-properties style:font-name="Consolas" fo:font-size="10pt" officeooo:rsid="0086f1d7" officeooo:paragraph-rsid="0086f1d7" style:font-size-asian="10pt" style:font-size-complex="10pt"/>
    </style:style>
    <style:style style:name="P34"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77fad" style:font-size-asian="10pt" style:font-size-complex="10pt"/>
    </style:style>
    <style:style style:name="P35"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fo:background-color="transparent"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style:font-name="Consolas" fo:font-size="10pt" officeooo:rsid="006926d5" officeooo:paragraph-rsid="006926d5" fo:background-color="transparent" style:font-size-asian="10pt" style:font-size-complex="10pt"/>
    </style:style>
    <style:style style:name="P37"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style:font-name="Consolas" fo:font-size="10pt" officeooo:rsid="007edfa0" officeooo:paragraph-rsid="007edfa0" fo:background-color="transparent" style:font-size-asian="10pt" style:font-size-complex="10pt"/>
    </style:style>
    <style:style style:name="P39" style:family="paragraph" style:parent-style-name="Standard">
      <loext:graphic-properties draw:fill="solid" draw:fill-color="#ffffff"/>
      <style:paragraph-properties fo:background-color="#ffffff" fo:padding="0cm" fo:border="none" style:shadow="none"/>
      <style:text-properties style:font-name="Consolas" fo:font-size="10pt" officeooo:rsid="00926519" officeooo:paragraph-rsid="0093b408" fo:background-color="transparent" style:font-size-asian="10pt" style:font-size-complex="10pt"/>
    </style:style>
    <style:style style:name="P40" style:family="paragraph" style:parent-style-name="Standard">
      <loext:graphic-properties draw:fill="solid" draw:fill-color="#ffffff"/>
      <style:paragraph-properties fo:background-color="#ffffff" fo:padding="0cm" fo:border="none" style:shadow="none"/>
      <style:text-properties style:font-name="Consolas" fo:font-size="10pt" fo:font-weight="normal" officeooo:rsid="008583ad" officeooo:paragraph-rsid="008583ad" style:font-size-asian="10pt" style:font-weight-asian="normal" style:font-size-complex="10pt" style:font-weight-complex="normal"/>
    </style:style>
    <style:style style:name="P41"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b1dfd" fo:background-color="#ffff00" style:font-size-asian="10pt" style:font-size-complex="10pt"/>
    </style:style>
    <style:style style:name="P42" style:family="paragraph" style:parent-style-name="Standard">
      <loext:graphic-properties draw:fill="solid" draw:fill-color="#ffffff"/>
      <style:paragraph-properties fo:background-color="#ffffff" fo:padding="0cm" fo:border="none" style:shadow="none"/>
      <style:text-properties style:font-name="Consolas" officeooo:rsid="00546444" officeooo:paragraph-rsid="00546444"/>
    </style:style>
    <style:style style:name="P43" style:family="paragraph" style:parent-style-name="Text_20_body">
      <style:text-properties officeooo:rsid="0021822a" officeooo:paragraph-rsid="0021822a"/>
    </style:style>
    <style:style style:name="P44" style:family="paragraph" style:parent-style-name="Standard">
      <loext:graphic-properties draw:fill="solid" draw:fill-color="#ffffff"/>
      <style:paragraph-properties fo:background-color="#ffffff" fo:padding="0cm" fo:border="none" style:shadow="none"/>
      <style:text-properties style:font-name="Calibri1" fo:font-size="11pt" officeooo:rsid="002b8682" officeooo:paragraph-rsid="002b8682" style:font-size-asian="9.60000038146973pt" style:font-size-complex="11pt"/>
    </style:style>
    <style:style style:name="P45" style:family="paragraph" style:parent-style-name="Text_20_body">
      <style:text-properties style:font-name="Calibri1" fo:font-size="11pt" officeooo:rsid="003ec76d" officeooo:paragraph-rsid="003ec76d" style:font-size-asian="11pt" style:font-size-complex="11pt"/>
    </style:style>
    <style:style style:name="P46" style:family="paragraph" style:parent-style-name="Standard">
      <loext:graphic-properties draw:fill="solid" draw:fill-color="#ffffff"/>
      <style:paragraph-properties fo:background-color="#ffffff" fo:padding="0cm" fo:border="none" style:shadow="none"/>
      <style:text-properties style:font-name="Calibri1" fo:font-size="11pt" officeooo:rsid="00546444" officeooo:paragraph-rsid="00546444" style:font-size-asian="11pt" style:font-size-complex="11pt"/>
    </style:style>
    <style:style style:name="P47" style:family="paragraph" style:parent-style-name="Standard">
      <loext:graphic-properties draw:fill="solid" draw:fill-color="#ffffff"/>
      <style:paragraph-properties fo:background-color="#ffffff" fo:padding="0cm" fo:border="none" style:shadow="none"/>
      <style:text-properties style:font-name="Calibri1" fo:font-size="11pt" officeooo:rsid="005da8ba" officeooo:paragraph-rsid="005da8ba" fo:background-color="#ffff00" style:font-size-asian="11pt" style:font-size-complex="11pt"/>
    </style:style>
    <style:style style:name="P48" style:family="paragraph" style:parent-style-name="Standard">
      <loext:graphic-properties draw:fill="solid" draw:fill-color="#ffffff"/>
      <style:paragraph-properties fo:background-color="#ffffff" fo:padding="0cm" fo:border="none" style:shadow="none"/>
      <style:text-properties style:font-name="Calibri1" fo:font-size="11pt" officeooo:rsid="0086f1d7" officeooo:paragraph-rsid="008b1dfd" fo:background-color="#ffff00" style:font-size-asian="11pt" style:font-size-complex="11pt"/>
    </style:style>
    <style:style style:name="P49" style:family="paragraph" style:parent-style-name="Standard">
      <loext:graphic-properties draw:fill="solid" draw:fill-color="#ffffff"/>
      <style:paragraph-properties fo:background-color="#ffffff" fo:padding="0cm" fo:border="none" style:shadow="none"/>
      <style:text-properties style:font-name="Calibri1" fo:font-size="11pt" officeooo:rsid="00a6de21" officeooo:paragraph-rsid="00ab3876" fo:background-color="#ffff00" style:font-size-asian="11pt" style:font-size-complex="11pt"/>
    </style:style>
    <style:style style:name="P50" style:family="paragraph" style:parent-style-name="Standard">
      <loext:graphic-properties draw:fill="solid" draw:fill-color="#ffffff"/>
      <style:paragraph-properties fo:background-color="#ffffff" fo:padding="0cm" fo:border="none" style:shadow="none"/>
      <style:text-properties fo:font-size="10pt" officeooo:rsid="00313694" officeooo:paragraph-rsid="00313694" style:font-size-asian="10pt" style:font-size-complex="10pt"/>
    </style:style>
    <style:style style:name="P51" style:family="paragraph" style:parent-style-name="Standard">
      <style:paragraph-properties fo:text-align="start" style:justify-single-word="false"/>
      <style:text-properties style:font-name="Calibri" fo:font-size="11pt" officeooo:rsid="002f9a7f" officeooo:paragraph-rsid="002f9a7f" style:font-size-asian="9.60000038146973pt" style:font-size-complex="11pt"/>
    </style:style>
    <style:style style:name="P52" style:family="paragraph" style:parent-style-name="Text_20_body">
      <style:text-properties style:font-name="Calibri" fo:font-size="11pt" officeooo:rsid="001ec49c" officeooo:paragraph-rsid="001ec49c"/>
    </style:style>
    <style:style style:name="P53" style:family="paragraph" style:parent-style-name="Text_20_body">
      <style:text-properties style:font-name="Calibri" fo:font-size="11pt" officeooo:rsid="001fe3d7" officeooo:paragraph-rsid="001fe3d7"/>
    </style:style>
    <style:style style:name="P54" style:family="paragraph" style:parent-style-name="Text_20_body">
      <style:text-properties style:font-name="Calibri" fo:font-size="11pt" officeooo:rsid="0020ed8f" officeooo:paragraph-rsid="0020ed8f"/>
    </style:style>
    <style:style style:name="P55" style:family="paragraph" style:parent-style-name="Standard">
      <style:text-properties style:font-name="Calibri" fo:font-size="11pt" officeooo:rsid="005da8ba" officeooo:paragraph-rsid="005da8ba"/>
    </style:style>
    <style:style style:name="P56" style:family="paragraph" style:parent-style-name="Text_20_body">
      <style:text-properties style:font-name="Calibri" fo:font-size="11pt" officeooo:rsid="005da8ba" officeooo:paragraph-rsid="005da8ba"/>
    </style:style>
    <style:style style:name="P57" style:family="paragraph" style:parent-style-name="Text_20_body">
      <style:text-properties style:font-name="Calibri" fo:font-size="11pt" officeooo:rsid="005d92f6" officeooo:paragraph-rsid="005d92f6"/>
    </style:style>
    <style:style style:name="P58" style:family="paragraph" style:parent-style-name="Text_20_body">
      <style:text-properties style:font-name="Calibri" fo:font-size="11pt" officeooo:rsid="005d92f6" officeooo:paragraph-rsid="005cffe9"/>
    </style:style>
    <style:style style:name="P59" style:family="paragraph" style:parent-style-name="Text_20_body">
      <style:text-properties style:font-name="Calibri" fo:font-size="11pt" officeooo:rsid="00603dfe" officeooo:paragraph-rsid="00603dfe" fo:background-color="#ffff00"/>
    </style:style>
    <style:style style:name="P60" style:family="paragraph" style:parent-style-name="Standard">
      <style:text-properties style:font-name="Calibri" fo:font-size="11pt" officeooo:rsid="00926519" officeooo:paragraph-rsid="00926519" fo:background-color="#ffff00"/>
    </style:style>
    <style:style style:name="P61" style:family="paragraph" style:parent-style-name="Standard">
      <style:text-properties style:font-name="Calibri" fo:font-size="11pt" officeooo:rsid="007852bc" officeooo:paragraph-rsid="007852bc"/>
    </style:style>
    <style:style style:name="P62" style:family="paragraph" style:parent-style-name="Standard">
      <style:text-properties style:font-name="Calibri" fo:font-size="11pt" officeooo:rsid="007a2fe5" officeooo:paragraph-rsid="007a2fe5"/>
    </style:style>
    <style:style style:name="P63" style:family="paragraph" style:parent-style-name="Text_20_body">
      <style:text-properties style:font-name="Calibri" fo:font-size="11pt" fo:font-weight="normal" officeooo:rsid="00877fad" officeooo:paragraph-rsid="00877fad" style:font-weight-asian="normal" style:font-weight-complex="normal"/>
    </style:style>
    <style:style style:name="P64" style:family="paragraph" style:parent-style-name="Standard">
      <style:text-properties style:font-name="Calibri" fo:font-size="11pt" fo:font-weight="normal" officeooo:rsid="00877fad" officeooo:paragraph-rsid="00877fad" style:font-weight-asian="normal" style:font-weight-complex="normal"/>
    </style:style>
    <style:style style:name="P65" style:family="paragraph" style:parent-style-name="Standard">
      <style:text-properties style:font-name="Calibri" fo:font-size="11pt" officeooo:rsid="00a6de21" officeooo:paragraph-rsid="00a6de21"/>
    </style:style>
    <style:style style:name="P66" style:family="paragraph" style:parent-style-name="Text_20_body">
      <style:text-properties style:font-name="Calibri" fo:font-size="11pt" officeooo:rsid="00a6de21" officeooo:paragraph-rsid="00a6de21"/>
    </style:style>
    <style:style style:name="P67" style:family="paragraph" style:parent-style-name="Standard">
      <loext:graphic-properties draw:fill="solid" draw:fill-color="#ffffff"/>
      <style:paragraph-properties fo:background-color="#ffffff" fo:padding="0cm" fo:border="none" style:shadow="none"/>
      <style:text-properties style:font-name="Calibri" fo:font-size="11pt" officeooo:rsid="00a6de21" officeooo:paragraph-rsid="00a83aec"/>
    </style:style>
    <style:style style:name="P68" style:family="paragraph" style:parent-style-name="Standard">
      <loext:graphic-properties draw:fill="solid" draw:fill-color="#ffffff"/>
      <style:paragraph-properties fo:background-color="#ffffff" fo:padding="0cm" fo:border="none" style:shadow="none"/>
      <style:text-properties style:font-name="Calibri" fo:font-size="11pt" officeooo:rsid="00a6de21" officeooo:paragraph-rsid="00b0b130"/>
    </style:style>
    <style:style style:name="P69" style:family="paragraph" style:parent-style-name="Standard">
      <loext:graphic-properties draw:fill="solid" draw:fill-color="#ffffff"/>
      <style:paragraph-properties fo:background-color="#ffffff" fo:padding="0cm" fo:border="none" style:shadow="none"/>
      <style:text-properties style:font-name="Calibri" fo:font-size="11pt" officeooo:rsid="00b18072" officeooo:paragraph-rsid="00b18072"/>
    </style:style>
    <style:style style:name="P70" style:family="paragraph" style:parent-style-name="Text_20_body">
      <loext:graphic-properties draw:fill="solid" draw:fill-color="#ffffff"/>
      <style:paragraph-properties fo:background-color="#ffffff" fo:padding="0cm" fo:border="none" style:shadow="none"/>
      <style:text-properties style:font-name="Calibri" fo:font-size="11pt" officeooo:rsid="00ad1243" officeooo:paragraph-rsid="00b351f8"/>
    </style:style>
    <style:style style:name="P71" style:family="paragraph" style:parent-style-name="Text_20_body">
      <style:text-properties style:font-name="Calibri" fo:font-size="11pt" officeooo:rsid="00ad1243" officeooo:paragraph-rsid="00ad1243"/>
    </style:style>
    <style:style style:name="P72" style:family="paragraph" style:parent-style-name="Text_20_body">
      <style:text-properties officeooo:rsid="00313694" officeooo:paragraph-rsid="00313694"/>
    </style:style>
    <style:style style:name="P73" style:family="paragraph" style:parent-style-name="Text_20_body">
      <style:text-properties officeooo:paragraph-rsid="0033619e"/>
    </style:style>
    <style:style style:name="P74" style:family="paragraph" style:parent-style-name="Standard">
      <style:text-properties officeooo:paragraph-rsid="0033619e"/>
    </style:style>
    <style:style style:name="P75" style:family="paragraph" style:parent-style-name="Text_20_body">
      <style:text-properties officeooo:rsid="001a1dad" officeooo:paragraph-rsid="001a1dad"/>
    </style:style>
    <style:style style:name="P76" style:family="paragraph" style:parent-style-name="Text_20_body">
      <style:text-properties officeooo:rsid="001e6340" officeooo:paragraph-rsid="001e6340"/>
    </style:style>
    <style:style style:name="P77" style:family="paragraph" style:parent-style-name="Text_20_body">
      <style:text-properties officeooo:rsid="001ec49c" officeooo:paragraph-rsid="001ec49c"/>
    </style:style>
    <style:style style:name="P78" style:family="paragraph" style:parent-style-name="Text_20_body">
      <style:text-properties officeooo:rsid="001ef92e" officeooo:paragraph-rsid="001ef92e"/>
    </style:style>
    <style:style style:name="P79" style:family="paragraph" style:parent-style-name="Text_20_body">
      <style:text-properties officeooo:paragraph-rsid="00213989"/>
    </style:style>
    <style:style style:name="P80" style:family="paragraph" style:parent-style-name="Text_20_body">
      <style:text-properties officeooo:paragraph-rsid="0028bd12"/>
    </style:style>
    <style:style style:name="P81" style:family="paragraph" style:parent-style-name="Text_20_body">
      <style:text-properties officeooo:rsid="0036e3e7" officeooo:paragraph-rsid="0036e3e7"/>
    </style:style>
    <style:style style:name="P82" style:family="paragraph" style:parent-style-name="Text_20_body">
      <style:text-properties officeooo:rsid="0036e3e7" officeooo:paragraph-rsid="003d590d"/>
    </style:style>
    <style:style style:name="P8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172544" officeooo:paragraph-rsid="001867a9" style:font-size-asian="10pt" style:font-style-asian="normal" style:font-weight-asian="normal" style:font-size-complex="10pt"/>
    </style:style>
    <style:style style:name="P8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1822a" style:font-size-asian="10pt" style:font-style-asian="normal" style:font-weight-asian="normal" style:font-size-complex="10pt"/>
    </style:style>
    <style:style style:name="P8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8bd12" style:font-size-asian="10pt" style:font-style-asian="normal" style:font-weight-asian="normal" style:font-size-complex="10pt"/>
    </style:style>
    <style:style style:name="P8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8cf8b" style:font-size-asian="10pt" style:font-style-asian="normal" style:font-weight-asian="normal" style:font-size-complex="10pt"/>
    </style:style>
    <style:style style:name="P8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style:font-size-asian="10pt" style:font-style-asian="normal" style:font-weight-asian="normal" style:font-size-complex="10pt"/>
    </style:style>
    <style:style style:name="P8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b8682" officeooo:paragraph-rsid="002b8682" style:font-size-asian="10pt" style:font-style-asian="normal" style:font-weight-asian="normal" style:font-size-complex="10pt"/>
    </style:style>
    <style:style style:name="P8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4269fa" style:font-size-asian="10pt" style:font-style-asian="normal" style:font-weight-asian="normal" style:font-size-complex="10pt"/>
    </style:style>
    <style:style style:name="P9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718f2" officeooo:paragraph-rsid="004718f2" style:font-size-asian="10pt" style:font-style-asian="normal" style:font-weight-asian="normal" style:font-size-complex="10pt"/>
    </style:style>
    <style:style style:name="P9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cffe9" style:font-size-asian="10pt" style:font-style-asian="normal" style:font-weight-asian="normal" style:font-size-complex="10pt"/>
    </style:style>
    <style:style style:name="P9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b8dd4" style:font-size-asian="10pt" style:font-style-asian="normal" style:font-weight-asian="normal" style:font-size-complex="10pt"/>
    </style:style>
    <style:style style:name="P9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002a6" officeooo:paragraph-rsid="007057ff" style:font-size-asian="10pt" style:font-style-asian="normal" style:font-weight-asian="normal" style:font-size-complex="10pt"/>
    </style:style>
    <style:style style:name="P9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716a98" style:font-size-asian="10pt" style:font-style-asian="normal" style:font-weight-asian="normal" style:font-size-complex="10pt"/>
    </style:style>
    <style:style style:name="P9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852bc" officeooo:paragraph-rsid="007852bc" style:font-size-asian="10pt" style:font-style-asian="normal" style:font-weight-asian="normal" style:font-size-complex="10pt"/>
    </style:style>
    <style:style style:name="P9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a2fe5" officeooo:paragraph-rsid="007a2fe5" style:font-size-asian="10pt" style:font-style-asian="normal" style:font-weight-asian="normal" style:font-size-complex="10pt"/>
    </style:style>
    <style:style style:name="P9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86f1d7" officeooo:paragraph-rsid="0086f1d7" style:font-size-asian="10pt" style:font-style-asian="normal" style:font-weight-asian="normal" style:font-size-complex="10pt"/>
    </style:style>
    <style:style style:name="P9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a6de21" officeooo:paragraph-rsid="00a83aec" style:font-size-asian="10pt" style:font-style-asian="normal" style:font-weight-asian="normal" style:font-size-complex="10pt"/>
    </style:style>
    <style:style style:name="P9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46444" officeooo:paragraph-rsid="00546444" style:font-size-asian="10pt" style:font-style-asian="normal" style:font-weight-asian="normal"/>
    </style:style>
    <style:style style:name="P10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926d5" officeooo:paragraph-rsid="006926d5" fo:background-color="transparent" style:font-size-asian="10pt" style:font-style-asian="normal" style:font-weight-asian="normal" style:font-size-complex="10pt"/>
    </style:style>
    <style:style style:name="P10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edfa0" officeooo:paragraph-rsid="007edfa0" fo:background-color="transparent" style:font-size-asian="10pt" style:font-style-asian="normal" style:font-weight-asian="normal" style:font-size-complex="10pt"/>
    </style:style>
    <style:style style:name="P10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926519" officeooo:paragraph-rsid="0093b408" fo:background-color="transparent" style:font-size-asian="10pt" style:font-style-asian="normal" style:font-weight-asian="normal" style:font-size-complex="10pt"/>
    </style:style>
    <style:style style:name="P10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926519" officeooo:paragraph-rsid="00926519" fo:background-color="transparent" style:font-size-asian="10pt" style:font-style-asian="normal" style:font-weight-asian="normal" style:font-size-complex="10pt"/>
    </style:style>
    <style:style style:name="P104" style:family="paragraph" style:parent-style-name="Standard">
      <loext:graphic-properties draw:fill="solid" draw:fill-color="#ffffff"/>
      <style:paragraph-properties fo:background-color="#ffffff" fo:padding="0cm" fo:border="none" style:shadow="none"/>
      <style:text-properties fo:color="#080808" loext:opacity="100%" style:font-name="JetBrains Mono2" fo:font-size="10pt" fo:font-style="normal" fo:font-weight="normal" officeooo:rsid="00313694" officeooo:paragraph-rsid="00313694" style:font-size-asian="10pt" style:font-style-asian="normal" style:font-weight-asian="normal" style:font-size-complex="10pt"/>
    </style:style>
    <style:style style:name="P105" style:family="paragraph" style:parent-style-name="Standard">
      <loext:graphic-properties draw:fill="solid" draw:fill-color="#ffffff"/>
      <style:paragraph-properties fo:background-color="#ffffff" fo:padding="0cm" fo:border="none" style:shadow="none"/>
      <style:text-properties fo:color="#080808" loext:opacity="100%" style:font-name="JetBrains Mono2" fo:font-size="10.5pt" fo:font-style="normal" fo:font-weight="normal" officeooo:rsid="004cca95" officeooo:paragraph-rsid="004e3d49" style:font-size-asian="10.5pt" style:font-style-asian="normal" style:font-weight-asian="normal"/>
    </style:style>
    <style:style style:name="P106" style:family="paragraph" style:parent-style-name="Standard">
      <loext:graphic-properties draw:fill="solid" draw:fill-color="#ffffff"/>
      <style:paragraph-properties fo:background-color="#ffffff" fo:padding="0cm" fo:border="none" style:shadow="none"/>
      <style:text-properties fo:color="#080808" loext:opacity="100%" style:font-name="JetBrains Mono2" fo:font-size="10.5pt" fo:font-style="normal" fo:font-weight="normal" officeooo:rsid="0093b408" officeooo:paragraph-rsid="009d07a7" style:font-size-asian="10.5pt" style:font-style-asian="normal" style:font-weight-asian="normal"/>
    </style:style>
    <style:style style:name="P107" style:family="paragraph" style:parent-style-name="Standard">
      <loext:graphic-properties draw:fill="solid" draw:fill-color="#ffffff"/>
      <style:paragraph-properties fo:background-color="#ffffff" fo:padding="0cm" fo:border="none" style:shadow="none"/>
      <style:text-properties fo:color="#080808" loext:opacity="100%" style:font-name="JetBrains Mono2" fo:font-size="10.5pt" fo:font-style="normal" fo:font-weight="normal" officeooo:rsid="0093b408" officeooo:paragraph-rsid="0093b408" fo:background-color="transparent" style:font-size-asian="10.5pt" style:font-style-asian="normal" style:font-weight-asian="normal" style:font-size-complex="11pt"/>
    </style:style>
    <style:style style:name="P10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2b8682" officeooo:paragraph-rsid="002b8682" style:font-size-asian="9.60000038146973pt" style:font-style-asian="normal" style:font-weight-asian="normal" style:font-size-complex="11pt"/>
    </style:style>
    <style:style style:name="P10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7a2fe5" officeooo:paragraph-rsid="007a2fe5" style:font-size-asian="9.60000038146973pt" style:font-style-asian="normal" style:font-weight-asian="normal" style:font-size-complex="11pt"/>
    </style:style>
    <style:style style:name="P110" style:family="paragraph" style:parent-style-name="Text_20_body">
      <style:text-properties fo:color="#080808" loext:opacity="100%" style:font-name="Calibri1" fo:font-size="11pt" fo:font-style="normal" fo:font-weight="normal" officeooo:rsid="009e5828" officeooo:paragraph-rsid="009e5828" style:font-size-asian="11pt" style:font-style-asian="normal" style:font-weight-asian="normal" style:font-size-complex="11pt"/>
    </style:style>
    <style:style style:name="P111"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711bb" officeooo:paragraph-rsid="003711bb" style:font-style-asian="normal" style:font-weight-asian="normal"/>
    </style:style>
    <style:style style:name="P112"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9eb2c" officeooo:paragraph-rsid="0039eb2c" style:font-style-asian="normal" style:font-weight-asian="normal"/>
    </style:style>
    <style:style style:name="P11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28cf8b" officeooo:paragraph-rsid="0028cf8b" style:font-size-asian="9.60000038146973pt" style:font-style-asian="normal" style:font-weight-asian="normal" style:font-size-complex="11pt"/>
    </style:style>
    <style:style style:name="P114"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603dfe" officeooo:paragraph-rsid="005da8ba" fo:background-color="#ffff00" style:font-size-asian="11pt" style:font-style-asian="normal" style:font-weight-asian="normal" style:font-size-complex="11pt"/>
    </style:style>
    <style:style style:name="P115" style:family="paragraph" style:parent-style-name="Standard">
      <style:text-properties fo:color="#000000" loext:opacity="100%" style:font-name="Calibri1" fo:font-size="11pt" fo:font-style="normal" fo:font-weight="normal" officeooo:rsid="0093b408" officeooo:paragraph-rsid="0093b408" fo:background-color="#ffff00" style:font-size-asian="11pt" style:font-style-asian="normal" style:font-weight-asian="normal" style:font-size-complex="11pt"/>
    </style:style>
    <style:style style:name="P116" style:family="paragraph" style:parent-style-name="Text_20_body">
      <style:text-properties fo:color="#000000" loext:opacity="100%" style:font-name="Calibri1" fo:font-size="11pt" fo:font-style="normal" fo:font-weight="normal" officeooo:rsid="0093b408" officeooo:paragraph-rsid="0093b408" fo:background-color="#ffff00" style:font-size-asian="11pt" style:font-style-asian="normal" style:font-weight-asian="normal" style:font-size-complex="11pt"/>
    </style:style>
    <style:style style:name="P117" style:family="paragraph" style:parent-style-name="Standard">
      <style:text-properties fo:color="#000000" loext:opacity="100%" style:font-name="Calibri1" fo:font-size="11pt" fo:font-style="normal" fo:font-weight="normal" officeooo:rsid="00ab3876" officeooo:paragraph-rsid="00ad1243" fo:background-color="#ffff00" style:font-size-asian="11pt" style:font-style-asian="normal" style:font-weight-asian="normal" style:font-size-complex="11pt"/>
    </style:style>
    <style:style style:name="P118" style:family="paragraph" style:parent-style-name="Standard">
      <style:text-properties fo:color="#000000" loext:opacity="100%" style:font-name="Calibri1" fo:font-size="11pt" fo:font-style="normal" fo:font-weight="normal" officeooo:rsid="0096f780" officeooo:paragraph-rsid="0096f780" style:font-size-asian="11pt" style:font-style-asian="normal" style:font-weight-asian="normal" style:font-size-complex="11pt"/>
    </style:style>
    <style:style style:name="P119" style:family="paragraph" style:parent-style-name="Text_20_body">
      <style:text-properties fo:color="#000000" loext:opacity="100%" style:font-name="Calibri1" fo:font-size="11pt" fo:font-style="normal" fo:font-weight="normal" officeooo:rsid="0096f780" officeooo:paragraph-rsid="0096f780" style:font-size-asian="11pt" style:font-style-asian="normal" style:font-weight-asian="normal" style:font-size-complex="11pt"/>
    </style:style>
    <style:style style:name="P120" style:family="paragraph" style:parent-style-name="Text_20_body">
      <style:text-properties fo:color="#000000" loext:opacity="100%" style:font-name="Calibri1" fo:font-size="11pt" fo:font-style="normal" fo:font-weight="normal" officeooo:rsid="0093b408" officeooo:paragraph-rsid="0093b408" style:font-size-asian="11pt" style:font-style-asian="normal" style:font-weight-asian="normal" style:font-size-complex="11pt"/>
    </style:style>
    <style:style style:name="P121"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93b408" officeooo:paragraph-rsid="0093b408" fo:background-color="#ffff00" style:font-size-asian="11pt" style:font-size-complex="11pt"/>
    </style:style>
    <style:style style:name="P122" style:family="paragraph" style:parent-style-name="Text_20_body">
      <style:text-properties fo:color="#000000" loext:opacity="100%" style:font-name="Calibri1" fo:font-size="11pt" officeooo:paragraph-rsid="008d8a82" style:font-size-asian="11pt" style:font-size-complex="11pt"/>
    </style:style>
    <style:style style:name="P123" style:family="paragraph" style:parent-style-name="Text_20_body">
      <style:text-properties fo:color="#000000" loext:opacity="100%" style:font-name="Calibri1" fo:font-size="11pt" officeooo:paragraph-rsid="0093b408" style:font-size-asian="11pt" style:font-size-complex="11pt"/>
    </style:style>
    <style:style style:name="P124"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86f1d7" officeooo:paragraph-rsid="008b1dfd" style:font-size-asian="10pt" style:font-style-asian="normal" style:font-weight-asian="normal" style:font-size-complex="10pt"/>
    </style:style>
    <style:style style:name="P125"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a6de21" officeooo:paragraph-rsid="00ab3876" style:font-size-asian="10pt" style:font-style-asian="normal" style:font-weight-asian="normal" style:font-size-complex="10pt"/>
    </style:style>
    <style:style style:name="P126"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877fad" officeooo:paragraph-rsid="008b1dfd" style:font-size-asian="10pt" style:font-style-asian="normal" style:font-weight-asian="normal" style:font-size-complex="10pt" style:font-weight-complex="normal"/>
    </style:style>
    <style:style style:name="P127" style:family="paragraph" style:parent-style-name="Standard">
      <loext:graphic-properties draw:fill="solid" draw:fill-color="#ffffff"/>
      <style:paragraph-properties fo:background-color="#ffffff" fo:padding="0cm" fo:border="none" style:shadow="none"/>
      <style:text-properties fo:color="#000000" loext:opacity="100%" style:font-name="JetBrains Mono2" fo:font-size="10.5pt" fo:font-style="normal" fo:font-weight="normal" officeooo:rsid="0096f780" officeooo:paragraph-rsid="0098a905" style:font-size-asian="10.5pt" style:font-style-asian="normal" style:font-weight-asian="normal" style:font-size-complex="11pt"/>
    </style:style>
    <style:style style:name="P128" style:family="paragraph" style:parent-style-name="Text_20_body">
      <style:text-properties officeooo:rsid="003711bb" officeooo:paragraph-rsid="003711bb"/>
    </style:style>
    <style:style style:name="P129" style:family="paragraph" style:parent-style-name="Text_20_body">
      <style:text-properties officeooo:rsid="0033619e" officeooo:paragraph-rsid="0033619e"/>
    </style:style>
    <style:style style:name="P130" style:family="paragraph" style:parent-style-name="Standard">
      <loext:graphic-properties draw:fill="solid" draw:fill-color="#ffffff"/>
      <style:paragraph-properties fo:background-color="#ffffff" fo:padding="0cm" fo:border="none" style:shadow="none"/>
      <style:text-properties officeooo:rsid="004cca95" officeooo:paragraph-rsid="004e3d49"/>
    </style:style>
    <style:style style:name="P131" style:family="paragraph" style:parent-style-name="Text_20_body">
      <style:text-properties officeooo:rsid="004cca95" officeooo:paragraph-rsid="004e3d49"/>
    </style:style>
    <style:style style:name="P132" style:family="paragraph" style:parent-style-name="Standard">
      <style:text-properties officeooo:rsid="003ec76d" officeooo:paragraph-rsid="003ec76d"/>
    </style:style>
    <style:style style:name="P133" style:family="paragraph" style:parent-style-name="Text_20_body">
      <style:text-properties officeooo:rsid="003ec76d" officeooo:paragraph-rsid="003ec76d"/>
    </style:style>
    <style:style style:name="P134" style:family="paragraph" style:parent-style-name="Standard">
      <loext:graphic-properties draw:fill="solid" draw:fill-color="#ffffff"/>
      <style:paragraph-properties fo:background-color="#ffffff" fo:padding="0cm" fo:border="none" style:shadow="none"/>
      <style:text-properties officeooo:rsid="0047c623" officeooo:paragraph-rsid="0047c623"/>
    </style:style>
    <style:style style:name="P135" style:family="paragraph" style:parent-style-name="Text_20_body">
      <style:text-properties officeooo:rsid="0047c623" officeooo:paragraph-rsid="0047c623"/>
    </style:style>
    <style:style style:name="P136" style:family="paragraph" style:parent-style-name="Text_20_body">
      <style:text-properties officeooo:rsid="003d590d" officeooo:paragraph-rsid="003ec76d"/>
    </style:style>
    <style:style style:name="P137" style:family="paragraph" style:parent-style-name="Text_20_body">
      <style:text-properties officeooo:rsid="003fd535" officeooo:paragraph-rsid="003fd535"/>
    </style:style>
    <style:style style:name="P138" style:family="paragraph" style:parent-style-name="Text_20_body">
      <style:text-properties officeooo:rsid="00430d1c" officeooo:paragraph-rsid="00440b0e"/>
    </style:style>
    <style:style style:name="P139" style:family="paragraph" style:parent-style-name="Text_20_body">
      <style:text-properties officeooo:paragraph-rsid="004269fa"/>
    </style:style>
    <style:style style:name="P140" style:family="paragraph" style:parent-style-name="Text_20_body">
      <style:text-properties officeooo:rsid="004718f2" officeooo:paragraph-rsid="004718f2"/>
    </style:style>
    <style:style style:name="P141" style:family="paragraph" style:parent-style-name="Text_20_body">
      <style:text-properties officeooo:rsid="004e3d49" officeooo:paragraph-rsid="004e3d49"/>
    </style:style>
    <style:style style:name="P142" style:family="paragraph" style:parent-style-name="Text_20_body">
      <style:text-properties officeooo:rsid="0050c8ce" officeooo:paragraph-rsid="0050c8ce"/>
    </style:style>
    <style:style style:name="P143" style:family="paragraph" style:parent-style-name="Standard">
      <style:text-properties officeooo:rsid="00546444" officeooo:paragraph-rsid="00546444"/>
    </style:style>
    <style:style style:name="P144" style:family="paragraph" style:parent-style-name="Text_20_body">
      <style:text-properties officeooo:rsid="00546444" officeooo:paragraph-rsid="00546444"/>
    </style:style>
    <style:style style:name="P145" style:family="paragraph" style:parent-style-name="Text_20_body">
      <style:text-properties officeooo:rsid="00544b68" officeooo:paragraph-rsid="00544b68"/>
    </style:style>
    <style:style style:name="P146" style:family="paragraph" style:parent-style-name="Standard">
      <loext:graphic-properties draw:fill="solid" draw:fill-color="#ffffff"/>
      <style:paragraph-properties fo:background-color="#ffffff" fo:padding="0cm" fo:border="none" style:shadow="none"/>
      <style:text-properties officeooo:rsid="00544b68" officeooo:paragraph-rsid="0057e31d"/>
    </style:style>
    <style:style style:name="P147" style:family="paragraph" style:parent-style-name="Text_20_body">
      <style:text-properties officeooo:rsid="0057e31d" officeooo:paragraph-rsid="0057e31d"/>
    </style:style>
    <style:style style:name="P148" style:family="paragraph" style:parent-style-name="Text_20_body">
      <style:text-properties officeooo:rsid="0057e31d" officeooo:paragraph-rsid="00596b89"/>
    </style:style>
    <style:style style:name="P149" style:family="paragraph" style:parent-style-name="Text_20_body">
      <style:text-properties officeooo:rsid="005ac95d" officeooo:paragraph-rsid="005ac95d"/>
    </style:style>
    <style:style style:name="P150" style:family="paragraph" style:parent-style-name="Text_20_body">
      <style:text-properties officeooo:rsid="00596b89" officeooo:paragraph-rsid="00596b89"/>
    </style:style>
    <style:style style:name="P151" style:family="paragraph" style:parent-style-name="Text_20_body">
      <style:text-properties officeooo:rsid="005b8dd4" officeooo:paragraph-rsid="005b8dd4"/>
    </style:style>
    <style:style style:name="P152" style:family="paragraph" style:parent-style-name="Text_20_body">
      <style:text-properties officeooo:rsid="005cffe9" officeooo:paragraph-rsid="005cffe9"/>
    </style:style>
    <style:style style:name="P153" style:family="paragraph" style:parent-style-name="Text_20_body">
      <style:text-properties officeooo:rsid="006926d5" officeooo:paragraph-rsid="006926d5" fo:background-color="#ffff00"/>
    </style:style>
    <style:style style:name="P154" style:family="paragraph" style:parent-style-name="Standard">
      <style:text-properties fo:background-color="#ffff00"/>
    </style:style>
    <style:style style:name="P155" style:family="paragraph" style:parent-style-name="Text_20_body">
      <style:text-properties fo:background-color="#ffff00"/>
    </style:style>
    <style:style style:name="P156" style:family="paragraph" style:parent-style-name="Text_20_body">
      <style:text-properties officeooo:rsid="00722307" officeooo:paragraph-rsid="00722307" fo:background-color="#ffff00"/>
    </style:style>
    <style:style style:name="P157" style:family="paragraph" style:parent-style-name="Standard">
      <style:text-properties officeooo:rsid="007edfa0" officeooo:paragraph-rsid="007edfa0" fo:background-color="#ffff00"/>
    </style:style>
    <style:style style:name="P158" style:family="paragraph" style:parent-style-name="Text_20_body">
      <style:text-properties officeooo:rsid="007edfa0" officeooo:paragraph-rsid="007edfa0" fo:background-color="#ffff00"/>
    </style:style>
    <style:style style:name="P159" style:family="paragraph" style:parent-style-name="Text_20_body">
      <style:text-properties officeooo:rsid="00926519" officeooo:paragraph-rsid="00926519" fo:background-color="#ffff00"/>
    </style:style>
    <style:style style:name="P160" style:family="paragraph" style:parent-style-name="Standard">
      <loext:graphic-properties draw:fill="solid" draw:fill-color="#ffffff"/>
      <style:paragraph-properties fo:background-color="#ffffff" fo:padding="0cm" fo:border="none" style:shadow="none"/>
      <style:text-properties officeooo:rsid="0093b408" officeooo:paragraph-rsid="0098a905" fo:background-color="#ffff00"/>
    </style:style>
    <style:style style:name="P161" style:family="paragraph" style:parent-style-name="Text_20_body">
      <style:text-properties officeooo:rsid="006106a1" officeooo:paragraph-rsid="006106a1"/>
    </style:style>
    <style:style style:name="P162" style:family="paragraph" style:parent-style-name="Text_20_body">
      <style:text-properties officeooo:rsid="0062ec4d" officeooo:paragraph-rsid="0062ec4d"/>
    </style:style>
    <style:style style:name="P163" style:family="paragraph" style:parent-style-name="Text_20_body">
      <style:text-properties officeooo:rsid="00667967" officeooo:paragraph-rsid="00667967"/>
    </style:style>
    <style:style style:name="P164" style:family="paragraph" style:parent-style-name="Text_20_body">
      <style:text-properties officeooo:rsid="0069defe" officeooo:paragraph-rsid="0069defe"/>
    </style:style>
    <style:style style:name="P165" style:family="paragraph" style:parent-style-name="Text_20_body">
      <style:text-properties officeooo:rsid="006a56dd" officeooo:paragraph-rsid="006a56dd"/>
    </style:style>
    <style:style style:name="P166" style:family="paragraph" style:parent-style-name="Text_20_body">
      <style:text-properties officeooo:rsid="006fa971" officeooo:paragraph-rsid="006fa971"/>
    </style:style>
    <style:style style:name="P167" style:family="paragraph" style:parent-style-name="Standard">
      <style:text-properties officeooo:rsid="007002a6"/>
    </style:style>
    <style:style style:name="P168" style:family="paragraph" style:parent-style-name="Standard">
      <loext:graphic-properties draw:fill="solid" draw:fill-color="#ffffff"/>
      <style:paragraph-properties fo:background-color="#ffffff" fo:padding="0cm" fo:border="none" style:shadow="none"/>
      <style:text-properties officeooo:rsid="007002a6" officeooo:paragraph-rsid="007057ff"/>
    </style:style>
    <style:style style:name="P169" style:family="paragraph" style:parent-style-name="Text_20_body">
      <style:text-properties officeooo:rsid="007002a6"/>
    </style:style>
    <style:style style:name="P170" style:family="paragraph" style:parent-style-name="Standard">
      <style:text-properties officeooo:rsid="00716a98" officeooo:paragraph-rsid="00716a98"/>
    </style:style>
    <style:style style:name="P171" style:family="paragraph" style:parent-style-name="Text_20_body">
      <style:text-properties officeooo:rsid="00716a98" officeooo:paragraph-rsid="00716a98"/>
    </style:style>
    <style:style style:name="P172" style:family="paragraph" style:parent-style-name="Text_20_body">
      <style:text-properties officeooo:rsid="006fb803" officeooo:paragraph-rsid="006fb803"/>
    </style:style>
    <style:style style:name="P173" style:family="paragraph" style:parent-style-name="Text_20_body">
      <style:text-properties officeooo:paragraph-rsid="007057ff"/>
    </style:style>
    <style:style style:name="P174" style:family="paragraph" style:parent-style-name="Standard">
      <style:text-properties officeooo:rsid="0072f7a1" officeooo:paragraph-rsid="0072f7a1"/>
    </style:style>
    <style:style style:name="P175" style:family="paragraph" style:parent-style-name="Text_20_body">
      <style:text-properties officeooo:rsid="0072f7a1" officeooo:paragraph-rsid="0072f7a1"/>
    </style:style>
    <style:style style:name="P176" style:family="paragraph" style:parent-style-name="Standard">
      <style:text-properties officeooo:rsid="0076889f" officeooo:paragraph-rsid="0076889f"/>
    </style:style>
    <style:style style:name="P177" style:family="paragraph" style:parent-style-name="Text_20_body">
      <style:text-properties officeooo:rsid="0076889f" officeooo:paragraph-rsid="0076889f"/>
    </style:style>
    <style:style style:name="P178" style:family="paragraph" style:parent-style-name="Text_20_body">
      <style:text-properties officeooo:rsid="007852bc" officeooo:paragraph-rsid="007852bc"/>
    </style:style>
    <style:style style:name="P179" style:family="paragraph" style:parent-style-name="Text_20_body">
      <style:text-properties officeooo:rsid="007057ff" officeooo:paragraph-rsid="00716a98"/>
    </style:style>
    <style:style style:name="P180" style:family="paragraph" style:parent-style-name="Text_20_body">
      <style:text-properties officeooo:paragraph-rsid="00716a98"/>
    </style:style>
    <style:style style:name="P181" style:family="paragraph" style:parent-style-name="Text_20_body">
      <style:text-properties officeooo:rsid="007460f2" officeooo:paragraph-rsid="007460f2"/>
    </style:style>
    <style:style style:name="P182" style:family="paragraph" style:parent-style-name="Text_20_body">
      <style:text-properties officeooo:rsid="007460f2" officeooo:paragraph-rsid="0076889f"/>
    </style:style>
    <style:style style:name="P183" style:family="paragraph" style:parent-style-name="Text_20_body">
      <style:text-properties officeooo:rsid="007edfa0" officeooo:paragraph-rsid="007edfa0"/>
    </style:style>
    <style:style style:name="P184" style:family="paragraph" style:parent-style-name="Standard">
      <style:text-properties fo:font-weight="normal" officeooo:rsid="008583ad" officeooo:paragraph-rsid="008583ad" style:font-weight-asian="normal" style:font-weight-complex="normal"/>
    </style:style>
    <style:style style:name="P185" style:family="paragraph" style:parent-style-name="Text_20_body">
      <style:text-properties fo:font-weight="normal" officeooo:rsid="008583ad" officeooo:paragraph-rsid="008583ad" style:font-weight-asian="normal" style:font-weight-complex="normal"/>
    </style:style>
    <style:style style:name="P186" style:family="paragraph" style:parent-style-name="Text_20_body">
      <style:text-properties fo:font-weight="normal" officeooo:rsid="00850a70" officeooo:paragraph-rsid="00850a70" style:font-weight-asian="normal" style:font-weight-complex="normal"/>
    </style:style>
    <style:style style:name="P187" style:family="paragraph" style:parent-style-name="Text_20_body">
      <style:text-properties officeooo:rsid="008216ea" officeooo:paragraph-rsid="008216ea"/>
    </style:style>
    <style:style style:name="P188" style:family="paragraph" style:parent-style-name="Text_20_body">
      <style:text-properties fo:font-weight="bold" officeooo:rsid="008216ea" officeooo:paragraph-rsid="008216ea" fo:background-color="#ffd320" style:font-weight-asian="bold" style:font-weight-complex="bold"/>
    </style:style>
    <style:style style:name="P189" style:family="paragraph" style:parent-style-name="Text_20_body">
      <style:text-properties officeooo:rsid="00866b79" officeooo:paragraph-rsid="00866b79"/>
    </style:style>
    <style:style style:name="P190" style:family="paragraph" style:parent-style-name="Text_20_body">
      <style:text-properties officeooo:rsid="0086f1d7" officeooo:paragraph-rsid="0086f1d7"/>
    </style:style>
    <style:style style:name="P191" style:family="paragraph" style:parent-style-name="Standard">
      <style:text-properties officeooo:rsid="0093b408" officeooo:paragraph-rsid="0093b408"/>
    </style:style>
    <style:style style:name="P192" style:family="paragraph" style:parent-style-name="Text_20_body">
      <style:text-properties officeooo:rsid="0093b408" officeooo:paragraph-rsid="0096f780"/>
    </style:style>
    <style:style style:name="P193" style:family="paragraph" style:parent-style-name="Standard">
      <loext:graphic-properties draw:fill="solid" draw:fill-color="#ffffff"/>
      <style:paragraph-properties fo:background-color="#ffffff" fo:padding="0cm" fo:border="none" style:shadow="none"/>
      <style:text-properties officeooo:rsid="0093b408" officeooo:paragraph-rsid="00b0b130"/>
    </style:style>
    <style:style style:name="P194" style:family="paragraph" style:parent-style-name="Text_20_body">
      <style:text-properties officeooo:paragraph-rsid="008f8007"/>
    </style:style>
    <style:style style:name="P195" style:family="paragraph" style:parent-style-name="Text_20_body">
      <style:text-properties officeooo:paragraph-rsid="009d07a7"/>
    </style:style>
    <style:style style:name="P196" style:family="paragraph" style:parent-style-name="Text_20_body">
      <style:text-properties officeooo:rsid="00a023ba" officeooo:paragraph-rsid="00a023ba"/>
    </style:style>
    <style:style style:name="P197" style:family="paragraph" style:parent-style-name="Standard">
      <style:paragraph-properties fo:text-align="center" style:justify-single-word="false"/>
      <style:text-properties fo:font-size="15pt" officeooo:rsid="00addd69" officeooo:paragraph-rsid="00addd69" style:font-size-asian="13.1000003814697pt" style:font-size-complex="15pt"/>
    </style:style>
    <style:style style:name="P198" style:family="paragraph" style:parent-style-name="Text_20_body">
      <style:text-properties officeooo:rsid="00ad1243" officeooo:paragraph-rsid="00ad1243"/>
    </style:style>
    <style:style style:name="P199" style:family="paragraph" style:parent-style-name="Standard">
      <loext:graphic-properties draw:fill="solid" draw:fill-color="#ffffff"/>
      <style:paragraph-properties fo:background-color="#ffffff" fo:padding="0cm" fo:border="none" style:shadow="none"/>
      <style:text-properties officeooo:rsid="00ad1243" officeooo:paragraph-rsid="00b0b130"/>
    </style:style>
    <style:style style:name="P200" style:family="paragraph" style:parent-style-name="Text_20_body">
      <style:text-properties officeooo:paragraph-rsid="009e5828"/>
    </style:style>
    <style:style style:name="P201" style:family="paragraph" style:parent-style-name="Text_20_body">
      <style:text-properties officeooo:paragraph-rsid="00abe7d7"/>
    </style:style>
    <style:style style:name="P202" style:family="paragraph" style:parent-style-name="Text_20_body">
      <style:text-properties officeooo:rsid="00ac1fa1" officeooo:paragraph-rsid="00ad1243"/>
    </style:style>
    <style:style style:name="P203" style:family="paragraph" style:parent-style-name="Standard">
      <loext:graphic-properties draw:fill="solid" draw:fill-color="#ffffff"/>
      <style:paragraph-properties fo:background-color="#ffffff" fo:padding="0cm" fo:border="none" style:shadow="none"/>
      <style:text-properties officeooo:paragraph-rsid="00b3e05f"/>
    </style:style>
    <style:style style:name="P204" style:family="paragraph" style:parent-style-name="Contents_20_1">
      <style:paragraph-properties>
        <style:tab-stops>
          <style:tab-stop style:position="17cm" style:type="right" style:leader-style="dotted" style:leader-text="."/>
        </style:tab-stops>
      </style:paragraph-properties>
    </style:style>
    <style:style style:name="P205" style:family="paragraph" style:parent-style-name="Contents_20_2">
      <style:paragraph-properties>
        <style:tab-stops>
          <style:tab-stop style:position="17cm" style:type="right" style:leader-style="dotted" style:leader-text="."/>
        </style:tab-stops>
      </style:paragraph-properties>
    </style:style>
    <style:style style:name="P206" style:family="paragraph" style:parent-style-name="Heading_20_1">
      <style:text-properties officeooo:paragraph-rsid="003fd535"/>
    </style:style>
    <style:style style:name="P207" style:family="paragraph" style:parent-style-name="Heading_20_1">
      <style:text-properties officeooo:rsid="005ac95d" officeooo:paragraph-rsid="005ac95d"/>
    </style:style>
    <style:style style:name="P208" style:family="paragraph" style:parent-style-name="Heading_20_1">
      <style:text-properties officeooo:rsid="0072f7a1" officeooo:paragraph-rsid="0072f7a1"/>
    </style:style>
    <style:style style:name="P209" style:family="paragraph" style:parent-style-name="Heading_20_1">
      <style:text-properties officeooo:rsid="00b4ad79" officeooo:paragraph-rsid="00b4ad79"/>
    </style:style>
    <style:style style:name="P210" style:family="paragraph" style:parent-style-name="Heading_20_2">
      <style:text-properties officeooo:rsid="003ff8e0" officeooo:paragraph-rsid="003ff8e0"/>
    </style:style>
    <style:style style:name="P211" style:family="paragraph" style:parent-style-name="Heading_20_2">
      <style:text-properties officeooo:rsid="00440b0e" officeooo:paragraph-rsid="00440b0e"/>
    </style:style>
    <style:style style:name="P212" style:family="paragraph" style:parent-style-name="Heading_20_2">
      <style:text-properties officeooo:rsid="004cca95" officeooo:paragraph-rsid="004cca95"/>
    </style:style>
    <style:style style:name="P213" style:family="paragraph" style:parent-style-name="Heading_20_2">
      <style:text-properties officeooo:rsid="0050c8ce" officeooo:paragraph-rsid="0050c8ce"/>
    </style:style>
    <style:style style:name="P214" style:family="paragraph" style:parent-style-name="Heading_20_2">
      <style:text-properties officeooo:rsid="0057e31d" officeooo:paragraph-rsid="0057e31d"/>
    </style:style>
    <style:style style:name="P215" style:family="paragraph" style:parent-style-name="Heading_20_2">
      <style:text-properties officeooo:rsid="0064b4bb" officeooo:paragraph-rsid="0064b4bb"/>
    </style:style>
    <style:style style:name="P216" style:family="paragraph" style:parent-style-name="Heading_20_2">
      <style:text-properties officeooo:rsid="006fa971" officeooo:paragraph-rsid="006fa971"/>
    </style:style>
    <style:style style:name="P217" style:family="paragraph" style:parent-style-name="Heading_20_2">
      <style:text-properties officeooo:rsid="0072f7a1" officeooo:paragraph-rsid="0072f7a1"/>
    </style:style>
    <style:style style:name="P218" style:family="paragraph" style:parent-style-name="Heading_20_2">
      <style:text-properties officeooo:rsid="0081ae7b" officeooo:paragraph-rsid="0081ae7b"/>
    </style:style>
    <style:style style:name="P219" style:family="paragraph" style:parent-style-name="Heading_20_2">
      <style:text-properties officeooo:rsid="008d8a82" officeooo:paragraph-rsid="008d8a82"/>
    </style:style>
    <style:style style:name="P220" style:family="paragraph" style:parent-style-name="Heading_20_2">
      <style:text-properties officeooo:rsid="00a4ba19" officeooo:paragraph-rsid="00a4ba19"/>
    </style:style>
    <style:style style:name="P221" style:family="paragraph" style:parent-style-name="Heading_20_2">
      <style:text-properties officeooo:rsid="00abe7d7" officeooo:paragraph-rsid="00abe7d7"/>
    </style:style>
    <style:style style:name="P222" style:family="paragraph" style:parent-style-name="Heading_20_2">
      <style:text-properties officeooo:rsid="00b4ad79" officeooo:paragraph-rsid="00b4ad79"/>
    </style:style>
    <style:style style:name="P223" style:family="paragraph" style:parent-style-name="Standard">
      <loext:graphic-properties draw:fill="solid" draw:fill-color="#ffffff"/>
      <style:paragraph-properties fo:background-color="#ffffff" fo:padding="0cm" fo:border="none" style:shadow="none"/>
      <style:text-properties officeooo:paragraph-rsid="00b3e05f"/>
    </style:style>
    <style:style style:name="P224" style:family="paragraph" style:parent-style-name="Standard">
      <style:text-properties style:font-name="Consolas" fo:font-size="10pt" officeooo:rsid="00b4ad79" officeooo:paragraph-rsid="00b4ad79" style:font-size-asian="10pt" style:font-size-complex="10pt"/>
    </style:style>
    <style:style style:name="P225" style:family="paragraph" style:parent-style-name="Standard">
      <loext:graphic-properties draw:fill="solid" draw:fill-color="#ffffff"/>
      <style:paragraph-properties fo:background-color="#ffffff" fo:padding="0cm" fo:border="none" style:shadow="none"/>
      <style:text-properties style:font-name="Consolas" fo:font-size="10pt" officeooo:rsid="00b4ad79" officeooo:paragraph-rsid="00bc7885" style:font-size-asian="10pt" style:font-size-complex="10pt"/>
    </style:style>
    <style:style style:name="P226" style:family="paragraph" style:parent-style-name="Text_20_body" style:list-style-name="L1">
      <style:text-properties style:font-name="Calibri" fo:font-size="11pt" officeooo:rsid="001fe3d7" officeooo:paragraph-rsid="001fe3d7"/>
    </style:style>
    <style:style style:name="P227" style:family="paragraph" style:parent-style-name="Text_20_body" style:list-style-name="L5">
      <style:text-properties style:font-name="Calibri" fo:font-size="11pt" officeooo:rsid="00ad1243" officeooo:paragraph-rsid="00ad1243"/>
    </style:style>
    <style:style style:name="P228" style:family="paragraph" style:parent-style-name="Text_20_body">
      <style:text-properties style:font-name="Calibri" fo:font-size="11pt" officeooo:rsid="00ba0b64" officeooo:paragraph-rsid="00ba0b64"/>
    </style:style>
    <style:style style:name="P229" style:family="paragraph" style:parent-style-name="Text_20_body" style:list-style-name="L2">
      <style:text-properties officeooo:paragraph-rsid="00675e7f"/>
    </style:style>
    <style:style style:name="P230" style:family="paragraph" style:parent-style-name="Text_20_body" style:list-style-name="L2">
      <style:text-properties fo:color="#000000" loext:opacity="100%" fo:font-style="normal" fo:font-weight="normal" officeooo:rsid="00675e7f" officeooo:paragraph-rsid="00675e7f" style:font-style-asian="normal" style:font-weight-asian="normal"/>
    </style:style>
    <style:style style:name="P231" style:family="paragraph" style:parent-style-name="Text_20_body" style:list-style-name="L3">
      <style:text-properties officeooo:rsid="006a56dd" officeooo:paragraph-rsid="006a56dd"/>
    </style:style>
    <style:style style:name="P232" style:family="paragraph" style:parent-style-name="Text_20_body" style:list-style-name="L4">
      <style:text-properties officeooo:paragraph-rsid="00a023ba"/>
    </style:style>
    <style:style style:name="P233" style:family="paragraph" style:parent-style-name="Text_20_body" style:list-style-name="L4">
      <style:text-properties officeooo:rsid="00a023ba" officeooo:paragraph-rsid="00a15e59"/>
    </style:style>
    <style:style style:name="P234" style:family="paragraph" style:parent-style-name="Text_20_body" style:list-style-name="L4">
      <style:text-properties officeooo:rsid="00a15e59" officeooo:paragraph-rsid="00a15e59"/>
    </style:style>
    <style:style style:name="P235" style:family="paragraph" style:parent-style-name="Text_20_body">
      <style:text-properties officeooo:rsid="00b4ad79" officeooo:paragraph-rsid="00b4ad79"/>
    </style:style>
    <style:style style:name="P236" style:family="paragraph" style:parent-style-name="Text_20_body" style:list-style-name="L6">
      <style:text-properties officeooo:rsid="00b775e4" officeooo:paragraph-rsid="00b775e4"/>
    </style:style>
    <style:style style:name="P237" style:family="paragraph" style:parent-style-name="Text_20_body" style:list-style-name="L6">
      <style:text-properties officeooo:rsid="00b9101e" officeooo:paragraph-rsid="00b9101e"/>
    </style:style>
    <style:style style:name="P238" style:family="paragraph" style:parent-style-name="Text_20_body" style:list-style-name="L6">
      <style:text-properties officeooo:rsid="00ba0b64" officeooo:paragraph-rsid="00ba0b64"/>
    </style:style>
    <style:style style:name="P239" style:family="paragraph" style:parent-style-name="Text_20_body" style:list-style-name="L6">
      <style:text-properties officeooo:rsid="00ba58ae" officeooo:paragraph-rsid="00ba58ae"/>
    </style:style>
    <style:style style:name="P240" style:family="paragraph" style:parent-style-name="Text_20_body" style:list-style-name="L6">
      <style:text-properties officeooo:rsid="00ba58ae" officeooo:paragraph-rsid="00bb1e9b"/>
    </style:style>
    <style:style style:name="P241" style:family="paragraph" style:parent-style-name="Text_20_body">
      <style:text-properties officeooo:rsid="00bba46c" officeooo:paragraph-rsid="00bba46c"/>
    </style:style>
    <style:style style:name="P242" style:family="paragraph" style:parent-style-name="Text_20_body">
      <style:text-properties officeooo:rsid="00bba46c" officeooo:paragraph-rsid="00bba46c" fo:background-color="#ffff00"/>
    </style:style>
    <style:style style:name="T1" style:family="text">
      <style:text-properties fo:color="#0033b3" loext:opacity="100%" style:font-name="JetBrains Mono2" fo:font-size="10.5pt" fo:font-style="normal" fo:font-weight="normal" style:font-size-asian="10.5pt" style:font-style-asian="normal" style:font-weight-asian="normal"/>
    </style:style>
    <style:style style:name="T2" style:family="text">
      <style:text-properties fo:color="#0033b3" loext:opacity="100%" style:font-name="JetBrains Mono2" fo:font-size="10.5pt" fo:font-style="normal" fo:font-weight="normal" style:font-size-asian="10.5pt" style:font-style-asian="normal" style:font-weight-asian="normal"/>
    </style:style>
    <style:style style:name="T3" style:family="text">
      <style:text-properties fo:color="#0033b3" loext:opacity="100%" style:font-name="JetBrains Mono2" fo:font-size="10.5pt" fo:font-style="normal" fo:font-weight="normal" fo:background-color="transparent" loext:char-shading-value="0" style:font-size-asian="10.5pt" style:font-style-asian="normal" style:font-weight-asian="normal"/>
    </style:style>
    <style:style style:name="T4" style:family="text">
      <style:text-properties fo:color="#0033b3" loext:opacity="100%" style:font-name="JetBrains Mono2" fo:font-size="10.5pt" fo:font-style="normal" fo:font-weight="normal" officeooo:rsid="007edfa0" fo:background-color="transparent" loext:char-shading-value="0" style:font-size-asian="10.5pt" style:font-style-asian="normal" style:font-weight-asian="normal"/>
    </style:style>
    <style:style style:name="T5" style:family="text">
      <style:text-properties fo:color="#0033b3" loext:opacity="100%" fo:font-style="normal" fo:font-weight="normal" style:font-style-asian="normal" style:font-weight-asian="normal"/>
    </style:style>
    <style:style style:name="T6" style:family="text">
      <style:text-properties fo:color="#0033b3" loext:opacity="100%" fo:font-style="normal" fo:font-weight="normal" officeooo:rsid="00603dfe" style:font-style-asian="normal" style:font-weight-asian="normal"/>
    </style:style>
    <style:style style:name="T7" style:family="text">
      <style:text-properties fo:color="#0033b3" loext:opacity="100%" fo:font-style="normal" fo:font-weight="normal" style:font-style-asian="normal" style:font-weight-asian="normal" style:font-weight-complex="normal"/>
    </style:style>
    <style:style style:name="T8" style:family="text">
      <style:text-properties fo:color="#0033b3" loext:opacity="100%" fo:font-style="normal" fo:font-weight="normal" style:font-style-asian="normal" style:font-weight-asian="normal"/>
    </style:style>
    <style:style style:name="T9" style:family="text">
      <style:text-properties fo:color="#0033b3" loext:opacity="100%" fo:font-style="normal" style:font-style-asian="normal"/>
    </style:style>
    <style:style style:name="T10" style:family="text">
      <style:text-properties fo:color="#0033b3" loext:opacity="100%" fo:font-size="9pt" fo:font-style="normal" fo:font-weight="normal" style:font-size-asian="9pt" style:font-style-asian="normal" style:font-weight-asian="normal" style:font-size-complex="9pt"/>
    </style:style>
    <style:style style:name="T11" style:family="text">
      <style:text-properties fo:color="#0033b3" loext:opacity="100%" style:font-name="Consolas" fo:font-size="10pt" fo:font-style="normal" fo:font-weight="normal" style:font-size-asian="10pt" style:font-style-asian="normal" style:font-weight-asian="normal" style:font-size-complex="10pt"/>
    </style:style>
    <style:style style:name="T12" style:family="text">
      <style:text-properties fo:color="#0033b3" loext:opacity="100%" style:font-name="Consolas" fo:font-size="10pt" fo:font-style="normal" fo:font-weight="normal" officeooo:rsid="00b18072" style:font-size-asian="10pt" style:font-style-asian="normal" style:font-weight-asian="normal" style:font-size-complex="10pt"/>
    </style:style>
    <style:style style:name="T13" style:family="text">
      <style:text-properties fo:color="#0033b3" loext:opacity="100%" style:font-name="Consolas" fo:font-size="10pt" fo:font-style="normal" fo:font-weight="normal" fo:background-color="transparent" loext:char-shading-value="0" style:font-size-asian="10pt" style:font-style-asian="normal" style:font-weight-asian="normal" style:font-size-complex="10pt"/>
    </style:style>
    <style:style style:name="T14" style:family="text">
      <style:text-properties fo:color="#0033b3" loext:opacity="100%" style:font-name="Consolas" fo:font-size="10pt" fo:font-style="normal" fo:font-weight="normal" officeooo:rsid="00ab3876" fo:background-color="transparent" loext:char-shading-value="0" style:font-size-asian="10pt" style:font-style-asian="normal" style:font-weight-asian="normal" style:font-size-complex="10pt"/>
    </style:style>
    <style:style style:name="T15" style:family="text">
      <style:text-properties fo:color="#0033b3" loext:opacity="100%" style:font-name="Consolas" fo:font-size="9pt" fo:font-style="normal" fo:font-weight="normal" style:font-size-asian="9pt" style:font-style-asian="normal" style:font-weight-asian="normal" style:font-size-complex="9pt"/>
    </style:style>
    <style:style style:name="T16" style:family="text">
      <style:text-properties fo:color="#0033b3" loext:opacity="100%" style:font-name="Consolas" fo:font-style="normal" fo:font-weight="normal" style:font-style-asian="normal" style:font-weight-asian="normal"/>
    </style:style>
    <style:style style:name="T17" style:family="text">
      <style:text-properties fo:color="#0033b3" loext:opacity="100%" fo:font-size="10pt" fo:font-style="normal" fo:font-weight="normal" style:font-size-asian="10pt" style:font-style-asian="normal" style:font-weight-asian="normal"/>
    </style:style>
    <style:style style:name="T18" style:family="text">
      <style:text-properties fo:color="#0033b3" loext:opacity="100%" style:font-name="JetBrains Mono" fo:font-size="10.5pt" fo:font-style="normal" fo:font-weight="normal" officeooo:rsid="0096f780" style:font-size-asian="10.5pt" style:font-style-asian="normal" style:font-weight-asian="normal" style:font-size-complex="11pt"/>
    </style:style>
    <style:style style:name="T19" style:family="text">
      <style:text-properties fo:color="#0033b3" loext:opacity="100%" fo:font-size="10.5pt" fo:font-style="normal" fo:font-weight="normal" style:font-size-asian="10.5pt" style:font-style-asian="normal" style:font-weight-asian="normal"/>
    </style:style>
    <style:style style:name="T20" style:family="text">
      <style:text-properties fo:color="#000000" loext:opacity="100%" style:font-name="JetBrains Mono2" fo:font-size="10.5pt" fo:font-style="normal" fo:font-weight="normal" style:font-size-asian="10.5pt" style:font-style-asian="normal" style:font-weight-asian="normal"/>
    </style:style>
    <style:style style:name="T21" style:family="text">
      <style:text-properties fo:color="#000000" loext:opacity="100%" style:font-name="JetBrains Mono2" fo:font-size="10.5pt" fo:font-style="normal" fo:font-weight="normal" officeooo:rsid="0096f780" style:font-size-asian="10.5pt" style:font-style-asian="normal" style:font-weight-asian="normal" style:font-size-complex="11pt"/>
    </style:style>
    <style:style style:name="T22" style:family="text">
      <style:text-properties fo:color="#000000" loext:opacity="100%" style:font-name="JetBrains Mono2" fo:font-size="10.5pt" fo:font-style="normal" fo:font-weight="normal" officeooo:rsid="0098a905" style:font-size-asian="10.5pt" style:font-style-asian="normal" style:font-weight-asian="normal" style:font-size-complex="11pt"/>
    </style:style>
    <style:style style:name="T23" style:family="text">
      <style:text-properties fo:color="#000000" loext:opacity="100%" style:font-name="JetBrains Mono2" fo:font-size="10.5pt" fo:font-style="normal" fo:font-weight="normal" style:font-size-asian="10.5pt" style:font-style-asian="normal" style:font-weight-asian="normal"/>
    </style:style>
    <style:style style:name="T24" style:family="text">
      <style:text-properties fo:color="#000000" loext:opacity="100%" style:font-name="JetBrains Mono2" fo:font-size="10.5pt" fo:font-style="normal" fo:font-weight="normal" officeooo:rsid="007edfa0" fo:background-color="transparent" loext:char-shading-value="0" style:font-size-asian="10.5pt" style:font-style-asian="normal" style:font-weight-asian="normal"/>
    </style:style>
    <style:style style:name="T25" style:family="text">
      <style:text-properties fo:color="#000000" loext:opacity="100%" fo:font-style="normal" fo:font-weight="normal" style:font-style-asian="normal" style:font-weight-asian="normal"/>
    </style:style>
    <style:style style:name="T26" style:family="text">
      <style:text-properties fo:color="#000000" loext:opacity="100%" fo:font-style="normal" fo:font-weight="normal" officeooo:rsid="005cffe9" style:font-style-asian="normal" style:font-weight-asian="normal"/>
    </style:style>
    <style:style style:name="T27" style:family="text">
      <style:text-properties fo:color="#000000" loext:opacity="100%" fo:font-style="normal" fo:font-weight="normal" officeooo:rsid="00603dfe" style:font-style-asian="normal" style:font-weight-asian="normal"/>
    </style:style>
    <style:style style:name="T28" style:family="text">
      <style:text-properties fo:color="#000000" loext:opacity="100%" fo:font-style="normal" fo:font-weight="normal" officeooo:rsid="008b1dfd" style:font-style-asian="normal" style:font-weight-asian="normal"/>
    </style:style>
    <style:style style:name="T29" style:family="text">
      <style:text-properties fo:color="#000000" loext:opacity="100%" fo:font-style="normal" fo:font-weight="normal" officeooo:rsid="00ab3876" style:font-style-asian="normal" style:font-weight-asian="normal"/>
    </style:style>
    <style:style style:name="T30" style:family="text">
      <style:text-properties fo:color="#000000" loext:opacity="100%" fo:font-style="normal" fo:font-weight="normal" style:font-style-asian="normal" style:font-weight-asian="normal"/>
    </style:style>
    <style:style style:name="T31" style:family="text">
      <style:text-properties fo:color="#000000" loext:opacity="100%" style:font-name="Consolas" fo:font-size="10pt" fo:font-style="normal" fo:font-weight="normal" style:font-size-asian="10pt" style:font-style-asian="normal" style:font-weight-asian="normal" style:font-size-complex="10pt"/>
    </style:style>
    <style:style style:name="T32" style:family="text">
      <style:text-properties fo:color="#000000" loext:opacity="100%" style:font-name="Consolas" fo:font-size="10pt" fo:font-style="normal" fo:font-weight="normal" officeooo:rsid="007057ff" style:font-size-asian="10pt" style:font-style-asian="normal" style:font-weight-asian="normal" style:font-size-complex="10pt"/>
    </style:style>
    <style:style style:name="T33" style:family="text">
      <style:text-properties fo:color="#000000" loext:opacity="100%" style:font-name="Consolas" fo:font-size="10pt" fo:font-style="normal" fo:font-weight="normal" officeooo:rsid="00b18072" style:font-size-asian="10pt" style:font-style-asian="normal" style:font-weight-asian="normal" style:font-size-complex="10pt"/>
    </style:style>
    <style:style style:name="T34" style:family="text">
      <style:text-properties fo:color="#000000" loext:opacity="100%" style:font-name="Consolas" fo:font-size="10pt" fo:font-style="normal" fo:font-weight="normal" fo:background-color="transparent" loext:char-shading-value="0" style:font-size-asian="10pt" style:font-style-asian="normal" style:font-weight-asian="normal" style:font-size-complex="10pt"/>
    </style:style>
    <style:style style:name="T35" style:family="text">
      <style:text-properties fo:color="#000000" loext:opacity="100%" style:font-name="Consolas" fo:font-style="normal" fo:font-weight="normal" style:font-style-asian="normal" style:font-weight-asian="normal"/>
    </style:style>
    <style:style style:name="T36" style:family="text">
      <style:text-properties fo:color="#000000" loext:opacity="100%" style:font-name="Calibri1" fo:font-size="11pt" fo:font-style="normal" fo:font-weight="normal" style:font-size-asian="11pt" style:font-style-asian="normal" style:font-weight-asian="normal" style:font-size-complex="11pt"/>
    </style:style>
    <style:style style:name="T37" style:family="text">
      <style:text-properties fo:color="#000000" loext:opacity="100%" style:font-name="Calibri1" fo:font-size="11pt" fo:font-style="normal" fo:font-weight="normal" officeooo:rsid="0020ed8f" style:font-size-asian="11pt" style:font-style-asian="normal" style:font-weight-asian="normal" style:font-size-complex="11pt"/>
    </style:style>
    <style:style style:name="T38" style:family="text">
      <style:text-properties fo:color="#000000" loext:opacity="100%" style:font-name="Calibri1" fo:font-size="11pt" fo:font-style="normal" fo:font-weight="normal" officeooo:rsid="00213989" style:font-size-asian="11pt" style:font-style-asian="normal" style:font-weight-asian="normal" style:font-size-complex="11pt"/>
    </style:style>
    <style:style style:name="T39" style:family="text">
      <style:text-properties fo:color="#000000" loext:opacity="100%" style:font-name="Calibri1" fo:font-size="11pt" fo:font-style="normal" fo:font-weight="normal" officeooo:rsid="0021822a" style:font-size-asian="11pt" style:font-style-asian="normal" style:font-weight-asian="normal" style:font-size-complex="11pt"/>
    </style:style>
    <style:style style:name="T40" style:family="text">
      <style:text-properties fo:color="#000000" loext:opacity="100%" style:font-name="Calibri1" fo:font-size="11pt" fo:font-style="normal" fo:font-weight="normal" officeooo:rsid="0022661d" style:font-size-asian="11pt" style:font-style-asian="normal" style:font-weight-asian="normal" style:font-size-complex="11pt"/>
    </style:style>
    <style:style style:name="T41" style:family="text">
      <style:text-properties fo:color="#000000" loext:opacity="100%" style:font-name="Calibri1" fo:font-size="11pt" fo:font-style="normal" fo:font-weight="normal" officeooo:rsid="00245024" style:font-size-asian="11pt" style:font-style-asian="normal" style:font-weight-asian="normal" style:font-size-complex="11pt"/>
    </style:style>
    <style:style style:name="T42" style:family="text">
      <style:text-properties fo:color="#000000" loext:opacity="100%" style:font-name="Calibri1" fo:font-size="11pt" fo:font-style="normal" fo:font-weight="normal" style:font-size-asian="11pt" style:font-style-asian="normal" style:font-weight-asian="normal" style:font-size-complex="11pt" style:font-style-complex="normal"/>
    </style:style>
    <style:style style:name="T43" style:family="text">
      <style:text-properties fo:color="#000000" loext:opacity="100%" style:font-name="Calibri1" fo:font-size="11pt" fo:font-style="normal" fo:font-weight="normal" officeooo:rsid="00440b0e" style:font-size-asian="11pt" style:font-style-asian="normal" style:font-weight-asian="normal" style:font-size-complex="11pt" style:font-style-complex="normal"/>
    </style:style>
    <style:style style:name="T44" style:family="text">
      <style:text-properties fo:color="#000000" loext:opacity="100%" style:font-name="Calibri1" fo:font-size="11pt" fo:font-style="normal" fo:font-weight="normal" officeooo:rsid="0076889f" style:font-size-asian="11pt" style:font-style-asian="normal" style:font-weight-asian="normal" style:font-size-complex="11pt"/>
    </style:style>
    <style:style style:name="T45" style:family="text">
      <style:text-properties fo:color="#000000" loext:opacity="100%" style:font-name="Calibri1" fo:font-size="11pt" fo:font-style="normal" fo:font-weight="normal" officeooo:rsid="0096f780" style:font-size-asian="11pt" style:font-style-asian="normal" style:font-weight-asian="normal" style:font-size-complex="11pt"/>
    </style:style>
    <style:style style:name="T46" style:family="text">
      <style:text-properties fo:color="#000000" loext:opacity="100%" style:font-name="Calibri1" fo:font-size="11pt" fo:font-style="normal" fo:font-weight="normal" style:font-size-asian="9.60000038146973pt" style:font-style-asian="normal" style:font-weight-asian="normal" style:font-size-complex="11pt"/>
    </style:style>
    <style:style style:name="T47" style:family="text">
      <style:text-properties fo:color="#000000" loext:opacity="100%" style:font-name="Calibri1" fo:font-size="11pt" fo:font-style="normal" fo:font-weight="normal" officeooo:rsid="0028cf8b" style:font-size-asian="9.60000038146973pt" style:font-style-asian="normal" style:font-weight-asian="normal" style:font-size-complex="11pt"/>
    </style:style>
    <style:style style:name="T48" style:family="text">
      <style:text-properties fo:color="#000000" loext:opacity="100%" style:font-name="Calibri1" fo:font-size="11pt" fo:font-style="normal" fo:font-weight="normal" officeooo:rsid="002d6b5f" style:font-size-asian="9.60000038146973pt" style:font-style-asian="normal" style:font-weight-asian="normal" style:font-size-complex="11pt"/>
    </style:style>
    <style:style style:name="T49" style:family="text">
      <style:text-properties fo:color="#000000" loext:opacity="100%" style:font-name="Calibri1" fo:font-size="11pt" fo:font-style="normal" fo:font-weight="normal" officeooo:rsid="002e84a6" style:font-size-asian="9.60000038146973pt" style:font-style-asian="normal" style:font-weight-asian="normal" style:font-size-complex="11pt"/>
    </style:style>
    <style:style style:name="T50" style:family="text">
      <style:text-properties fo:color="#000000" loext:opacity="100%" style:font-name="Calibri1" fo:font-size="11pt" fo:font-style="normal" fo:font-weight="normal" officeooo:rsid="005da8ba" fo:background-color="transparent" loext:char-shading-value="0" style:font-size-asian="11pt" style:font-style-asian="normal" style:font-weight-asian="normal" style:font-size-complex="11pt"/>
    </style:style>
    <style:style style:name="T51" style:family="text">
      <style:text-properties fo:color="#000000" loext:opacity="100%" style:font-name="Calibri1" fo:font-size="11pt" fo:font-style="normal" fo:font-weight="normal" officeooo:rsid="00675e7f" fo:background-color="transparent" loext:char-shading-value="0" style:font-size-asian="11pt" style:font-style-asian="normal" style:font-weight-asian="normal" style:font-size-complex="11pt"/>
    </style:style>
    <style:style style:name="T52" style:family="text">
      <style:text-properties fo:color="#000000" loext:opacity="100%" style:font-name="Calibri1" fo:font-size="11pt" fo:font-style="normal" fo:font-weight="normal" officeooo:rsid="00a6de21" fo:background-color="#ffff00" loext:char-shading-value="0" style:font-size-asian="11pt" style:font-style-asian="normal" style:font-weight-asian="normal" style:font-size-complex="11pt"/>
    </style:style>
    <style:style style:name="T53" style:family="text">
      <style:text-properties fo:color="#000000" loext:opacity="100%" style:font-name="Calibri1" fo:font-size="11pt" fo:font-style="normal" fo:font-weight="normal" officeooo:rsid="00ab3876" fo:background-color="#ffff00" loext:char-shading-value="0" style:font-size-asian="11pt" style:font-style-asian="normal" style:font-weight-asian="normal" style:font-size-complex="11pt"/>
    </style:style>
    <style:style style:name="T54" style:family="text">
      <style:text-properties fo:color="#000000" loext:opacity="100%" style:font-name="Calibri1" fo:font-style="normal" fo:font-weight="normal" officeooo:rsid="00a6de21" fo:background-color="#ffff00" loext:char-shading-value="0" style:font-size-asian="11pt" style:font-style-asian="normal" style:font-weight-asian="normal" style:font-size-complex="11pt"/>
    </style:style>
    <style:style style:name="T55" style:family="text">
      <style:text-properties fo:color="#000000" loext:opacity="100%" style:font-name="Calibri1" fo:font-style="normal" fo:font-weight="normal" officeooo:rsid="00ab3876" fo:background-color="#ffff00" loext:char-shading-value="0" style:font-size-asian="11pt" style:font-style-asian="normal" style:font-weight-asian="normal" style:font-size-complex="11pt"/>
    </style:style>
    <style:style style:name="T56" style:family="text">
      <style:text-properties fo:color="#000000" loext:opacity="100%" fo:font-size="10pt" fo:font-style="normal" fo:font-weight="normal" style:font-size-asian="10pt" style:font-style-asian="normal" style:font-weight-asian="normal"/>
    </style:style>
    <style:style style:name="T57" style:family="text">
      <style:text-properties fo:color="#000000" loext:opacity="100%" style:font-name="Calibri" fo:font-size="11pt" fo:font-style="normal" fo:font-weight="normal" style:font-style-asian="normal" style:font-weight-asian="normal" style:font-weight-complex="normal"/>
    </style:style>
    <style:style style:name="T58" style:family="text">
      <style:text-properties fo:color="#000000" loext:opacity="100%" style:font-name="Calibri" fo:font-size="11pt" fo:font-style="normal" fo:font-weight="normal" officeooo:rsid="008b1dfd" style:font-style-asian="normal" style:font-weight-asian="normal" style:font-weight-complex="normal"/>
    </style:style>
    <style:style style:name="T59" style:family="text">
      <style:text-properties fo:color="#000000" loext:opacity="100%" fo:font-size="10.5pt" fo:font-style="normal" fo:font-weight="normal" style:font-size-asian="10.5pt" style:font-style-asian="normal" style:font-weight-asian="normal"/>
    </style:style>
    <style:style style:name="T60" style:family="text">
      <style:text-properties fo:color="#080808" loext:opacity="100%" style:font-name="JetBrains Mono2" fo:font-size="10.5pt" fo:font-style="normal" fo:font-weight="normal" style:font-size-asian="10.5pt" style:font-style-asian="normal" style:font-weight-asian="normal"/>
    </style:style>
    <style:style style:name="T61" style:family="text">
      <style:text-properties fo:color="#080808" loext:opacity="100%" style:font-name="JetBrains Mono2" fo:font-size="10.5pt" fo:font-style="normal" fo:font-weight="normal" officeooo:rsid="009ad7a9" style:font-size-asian="10.5pt" style:font-style-asian="normal" style:font-weight-asian="normal"/>
    </style:style>
    <style:style style:name="T62" style:family="text">
      <style:text-properties fo:color="#080808" loext:opacity="100%" style:font-name="JetBrains Mono2" fo:font-size="10.5pt" fo:font-style="normal" fo:font-weight="normal" style:font-size-asian="10.5pt" style:font-style-asian="normal" style:font-weight-asian="normal"/>
    </style:style>
    <style:style style:name="T63" style:family="text">
      <style:text-properties fo:color="#080808" loext:opacity="100%" style:font-name="JetBrains Mono2" fo:font-size="10.5pt" fo:font-style="normal" fo:font-weight="normal" fo:background-color="transparent" loext:char-shading-value="0" style:font-size-asian="10.5pt" style:font-style-asian="normal" style:font-weight-asian="normal"/>
    </style:style>
    <style:style style:name="T64" style:family="text">
      <style:text-properties fo:color="#080808" loext:opacity="100%" style:font-name="JetBrains Mono2" fo:font-size="10.5pt" fo:font-style="normal" fo:font-weight="normal" officeooo:rsid="007edfa0" fo:background-color="transparent" loext:char-shading-value="0" style:font-size-asian="10.5pt" style:font-style-asian="normal" style:font-weight-asian="normal"/>
    </style:style>
    <style:style style:name="T65" style:family="text">
      <style:text-properties fo:color="#080808" loext:opacity="100%" style:font-name="JetBrains Mono2" fo:font-size="10.5pt" fo:font-style="italic" fo:font-weight="normal" style:font-size-asian="10.5pt" style:font-style-asian="italic" style:font-weight-asian="normal"/>
    </style:style>
    <style:style style:name="T66" style:family="text">
      <style:text-properties fo:color="#080808" loext:opacity="100%" style:font-name="JetBrains Mono2" fo:font-size="10.5pt" fo:font-style="italic" fo:font-weight="normal" style:font-size-asian="10.5pt" style:font-style-asian="italic" style:font-weight-asian="normal"/>
    </style:style>
    <style:style style:name="T67" style:family="text">
      <style:text-properties fo:color="#080808" loext:opacity="100%" style:font-name="JetBrains Mono2" fo:font-size="10.5pt" fo:font-style="italic" fo:font-weight="normal" officeooo:rsid="007edfa0" fo:background-color="transparent" loext:char-shading-value="0" style:font-size-asian="10.5pt" style:font-style-asian="italic" style:font-weight-asian="normal"/>
    </style:style>
    <style:style style:name="T68" style:family="text">
      <style:text-properties fo:color="#080808" loext:opacity="100%" fo:font-style="normal" fo:font-weight="normal" style:font-style-asian="normal" style:font-weight-asian="normal"/>
    </style:style>
    <style:style style:name="T69" style:family="text">
      <style:text-properties fo:color="#080808" loext:opacity="100%" fo:font-style="normal" fo:font-weight="normal" officeooo:rsid="0028cf8b" style:font-style-asian="normal" style:font-weight-asian="normal"/>
    </style:style>
    <style:style style:name="T70" style:family="text">
      <style:text-properties fo:color="#080808" loext:opacity="100%" fo:font-style="normal" fo:font-weight="normal" officeooo:rsid="002b8682" style:font-style-asian="normal" style:font-weight-asian="normal"/>
    </style:style>
    <style:style style:name="T71" style:family="text">
      <style:text-properties fo:color="#080808" loext:opacity="100%" fo:font-style="normal" fo:font-weight="normal" officeooo:rsid="002d532d" style:font-style-asian="normal" style:font-weight-asian="normal"/>
    </style:style>
    <style:style style:name="T72" style:family="text">
      <style:text-properties fo:color="#080808" loext:opacity="100%" fo:font-style="normal" fo:font-weight="normal" officeooo:rsid="005500f2" style:font-style-asian="normal" style:font-weight-asian="normal"/>
    </style:style>
    <style:style style:name="T73" style:family="text">
      <style:text-properties fo:color="#080808" loext:opacity="100%" fo:font-style="normal" fo:font-weight="normal" style:font-style-asian="normal" style:font-weight-asian="normal"/>
    </style:style>
    <style:style style:name="T74" style:family="text">
      <style:text-properties fo:color="#080808" loext:opacity="100%" fo:font-style="normal" fo:font-weight="normal" officeooo:rsid="0093b408" fo:background-color="transparent" loext:char-shading-value="0" style:font-style-asian="normal" style:font-weight-asian="normal"/>
    </style:style>
    <style:style style:name="T75" style:family="text">
      <style:text-properties fo:color="#080808" loext:opacity="100%" fo:font-style="normal" style:font-style-asian="normal"/>
    </style:style>
    <style:style style:name="T76" style:family="text">
      <style:text-properties fo:color="#080808" loext:opacity="100%" fo:font-style="italic" fo:font-weight="normal" style:font-style-asian="italic" style:font-weight-asian="normal"/>
    </style:style>
    <style:style style:name="T77" style:family="text">
      <style:text-properties fo:color="#080808" loext:opacity="100%" fo:font-style="italic" fo:font-weight="normal" style:font-style-asian="italic" style:font-weight-asian="normal"/>
    </style:style>
    <style:style style:name="T78" style:family="text">
      <style:text-properties fo:color="#080808" loext:opacity="100%" style:font-name="Consolas" fo:font-size="10pt" fo:font-style="normal" fo:font-weight="normal" style:font-size-asian="10pt" style:font-style-asian="normal" style:font-weight-asian="normal" style:font-size-complex="10pt"/>
    </style:style>
    <style:style style:name="T79" style:family="text">
      <style:text-properties fo:color="#080808" loext:opacity="100%" style:font-name="Consolas" fo:font-size="10pt" fo:font-style="normal" fo:font-weight="normal" officeooo:rsid="00b18072" style:font-size-asian="10pt" style:font-style-asian="normal" style:font-weight-asian="normal" style:font-size-complex="10pt"/>
    </style:style>
    <style:style style:name="T80" style:family="text">
      <style:text-properties fo:color="#080808" loext:opacity="100%" style:font-name="Consolas" fo:font-size="10pt" fo:font-style="normal" fo:font-weight="normal" fo:background-color="transparent" loext:char-shading-value="0" style:font-size-asian="10pt" style:font-style-asian="normal" style:font-weight-asian="normal" style:font-size-complex="10pt"/>
    </style:style>
    <style:style style:name="T81" style:family="text">
      <style:text-properties fo:color="#080808" loext:opacity="100%" style:font-name="Consolas" fo:font-size="10pt" fo:font-style="italic" fo:font-weight="normal" style:font-size-asian="10pt" style:font-style-asian="italic" style:font-weight-asian="normal" style:font-size-complex="10pt"/>
    </style:style>
    <style:style style:name="T82" style:family="text">
      <style:text-properties fo:color="#080808" loext:opacity="100%" style:font-name="Consolas" fo:font-size="10pt" fo:font-style="italic" fo:font-weight="normal" officeooo:rsid="00b18072" style:font-size-asian="10pt" style:font-style-asian="italic" style:font-weight-asian="normal" style:font-size-complex="10pt"/>
    </style:style>
    <style:style style:name="T83" style:family="text">
      <style:text-properties fo:color="#080808" loext:opacity="100%" style:font-name="Consolas" fo:font-size="9pt" fo:font-style="normal" fo:font-weight="normal" style:font-size-asian="9pt" style:font-style-asian="normal" style:font-weight-asian="normal" style:font-size-complex="9pt"/>
    </style:style>
    <style:style style:name="T84" style:family="text">
      <style:text-properties fo:color="#080808" loext:opacity="100%" style:font-name="Consolas" fo:font-style="normal" fo:font-weight="normal" style:font-style-asian="normal" style:font-weight-asian="normal"/>
    </style:style>
    <style:style style:name="T85" style:family="text">
      <style:text-properties fo:color="#080808" loext:opacity="100%" fo:font-size="9pt" fo:font-style="normal" fo:font-weight="normal" style:font-size-asian="9pt" style:font-style-asian="normal" style:font-weight-asian="normal" style:font-size-complex="9pt"/>
    </style:style>
    <style:style style:name="T86" style:family="text">
      <style:text-properties fo:color="#080808" loext:opacity="100%" fo:font-size="10pt" fo:font-style="normal" fo:font-weight="normal" style:font-size-asian="10pt" style:font-style-asian="normal" style:font-weight-asian="normal"/>
    </style:style>
    <style:style style:name="T87" style:family="text">
      <style:text-properties fo:color="#080808" loext:opacity="100%" style:font-name="Calibri1" fo:font-size="11pt" fo:font-style="normal" fo:font-weight="normal" style:font-size-asian="11pt" style:font-style-asian="normal" style:font-weight-asian="normal" style:font-size-complex="11pt"/>
    </style:style>
    <style:style style:name="T88" style:family="text">
      <style:text-properties fo:color="#080808" loext:opacity="100%" style:font-name="Calibri1" fo:font-size="11pt" fo:font-style="normal" fo:font-weight="normal" officeooo:rsid="009d07a7" style:font-size-asian="11pt" style:font-style-asian="normal" style:font-weight-asian="normal" style:font-size-complex="11pt"/>
    </style:style>
    <style:style style:name="T89" style:family="text">
      <style:text-properties fo:color="#080808" loext:opacity="100%" style:font-name="Calibri1" fo:font-size="11pt" fo:font-style="normal" fo:font-weight="normal" officeooo:rsid="009e5828" style:font-size-asian="11pt" style:font-style-asian="normal" style:font-weight-asian="normal" style:font-size-complex="11pt"/>
    </style:style>
    <style:style style:name="T90" style:family="text">
      <style:text-properties fo:color="#080808" loext:opacity="100%" style:font-name="Calibri1" fo:font-size="11pt" fo:font-style="normal" fo:font-weight="normal" officeooo:rsid="00a023ba" style:font-size-asian="11pt" style:font-style-asian="normal" style:font-weight-asian="normal" style:font-size-complex="11pt"/>
    </style:style>
    <style:style style:name="T91" style:family="text">
      <style:text-properties fo:color="#080808" loext:opacity="100%" style:font-name="Calibri1" fo:font-size="11pt" fo:font-style="normal" fo:font-weight="normal" officeooo:rsid="00a15e59" style:font-size-asian="11pt" style:font-style-asian="normal" style:font-weight-asian="normal" style:font-size-complex="11pt"/>
    </style:style>
    <style:style style:name="T92" style:family="text">
      <style:text-properties fo:color="#080808" loext:opacity="100%" style:font-name="Calibri1" fo:font-size="10pt" fo:font-style="normal" fo:font-weight="normal" officeooo:rsid="00a83aec" style:font-size-asian="10pt" style:font-style-asian="normal" style:font-weight-asian="normal" style:font-size-complex="10pt"/>
    </style:style>
    <style:style style:name="T93" style:family="text">
      <style:text-properties fo:color="#080808" loext:opacity="100%" fo:font-size="10.5pt" fo:font-style="normal" fo:font-weight="normal" style:font-size-asian="10.5pt" style:font-style-asian="normal" style:font-weight-asian="normal"/>
    </style:style>
    <style:style style:name="T94" style:family="text">
      <style:text-properties fo:color="#080808" loext:opacity="100%" fo:font-size="10.5pt" fo:font-style="italic" fo:font-weight="normal" style:font-size-asian="10.5pt" style:font-style-asian="italic" style:font-weight-asian="normal"/>
    </style:style>
    <style:style style:name="T95" style:family="text">
      <style:text-properties fo:color="#8c8c8c" loext:opacity="100%" fo:font-style="italic" fo:font-weight="normal" style:font-style-asian="italic" style:font-weight-asian="normal"/>
    </style:style>
    <style:style style:name="T96" style:family="text">
      <style:text-properties fo:color="#8c8c8c" loext:opacity="100%" fo:font-style="italic" fo:font-weight="normal" officeooo:rsid="005cffe9" style:font-style-asian="italic" style:font-weight-asian="normal"/>
    </style:style>
    <style:style style:name="T97" style:family="text">
      <style:text-properties fo:color="#8c8c8c" loext:opacity="100%" fo:font-style="italic" fo:font-weight="normal" officeooo:rsid="005f63c8" style:font-style-asian="italic" style:font-weight-asian="normal"/>
    </style:style>
    <style:style style:name="T98" style:family="text">
      <style:text-properties fo:color="#8c8c8c" loext:opacity="100%" fo:font-style="italic" fo:font-weight="normal" officeooo:rsid="0087b140" style:font-style-asian="italic" style:font-weight-asian="normal"/>
    </style:style>
    <style:style style:name="T99" style:family="text">
      <style:text-properties fo:color="#8c8c8c" loext:opacity="100%" fo:font-style="italic" fo:font-weight="normal" officeooo:rsid="0088d164" style:font-style-asian="italic" style:font-weight-asian="normal"/>
    </style:style>
    <style:style style:name="T100" style:family="text">
      <style:text-properties fo:color="#8c8c8c" loext:opacity="100%" fo:font-style="italic" fo:font-weight="normal" style:font-style-asian="italic" style:font-weight-asian="normal"/>
    </style:style>
    <style:style style:name="T101" style:family="text">
      <style:text-properties fo:color="#8c8c8c" loext:opacity="100%" fo:font-style="italic" style:font-style-asian="italic"/>
    </style:style>
    <style:style style:name="T102" style:family="text">
      <style:text-properties fo:color="#8c8c8c" loext:opacity="100%" style:font-name="Consolas" fo:font-size="10pt" fo:font-style="italic" fo:font-weight="normal" style:font-size-asian="10pt" style:font-style-asian="italic" style:font-weight-asian="normal" style:font-size-complex="10pt"/>
    </style:style>
    <style:style style:name="T103" style:family="text">
      <style:text-properties fo:color="#8c8c8c" loext:opacity="100%" style:font-name="Consolas" fo:font-size="10pt" fo:font-style="italic" fo:font-weight="normal" officeooo:rsid="00b0b130" style:font-size-asian="10pt" style:font-style-asian="italic" style:font-weight-asian="normal" style:font-size-complex="10pt"/>
    </style:style>
    <style:style style:name="T104" style:family="text">
      <style:text-properties fo:color="#8c8c8c" loext:opacity="100%" style:font-name="Consolas" fo:font-size="10pt" fo:font-style="italic" fo:font-weight="normal" officeooo:rsid="00ad1243" style:font-size-asian="10pt" style:font-style-asian="italic" style:font-weight-asian="normal" style:font-size-complex="10pt"/>
    </style:style>
    <style:style style:name="T105" style:family="text">
      <style:text-properties fo:color="#8c8c8c" loext:opacity="100%" style:font-name="Consolas" fo:font-size="10pt" fo:font-style="italic" fo:font-weight="normal" officeooo:rsid="00b18072" style:font-size-asian="10pt" style:font-style-asian="italic" style:font-weight-asian="normal" style:font-size-complex="10pt"/>
    </style:style>
    <style:style style:name="T106" style:family="text">
      <style:text-properties fo:color="#8c8c8c" loext:opacity="100%" style:font-name="Consolas" fo:font-style="italic" fo:font-weight="normal" style:font-style-asian="italic" style:font-weight-asian="normal"/>
    </style:style>
    <style:style style:name="T107" style:family="text">
      <style:text-properties fo:color="#8c8c8c" loext:opacity="100%" style:font-name="JetBrains Mono2" fo:font-size="10.5pt" fo:font-style="italic" fo:font-weight="normal" style:font-size-asian="10.5pt" style:font-style-asian="italic" style:font-weight-asian="normal"/>
    </style:style>
    <style:style style:name="T108" style:family="text">
      <style:text-properties fo:color="#8c8c8c" loext:opacity="100%" style:font-name="JetBrains Mono2" fo:font-size="10.5pt" fo:font-style="italic" fo:font-weight="normal" style:font-size-asian="10.5pt" style:font-style-asian="italic" style:font-weight-asian="normal"/>
    </style:style>
    <style:style style:name="T109" style:family="text">
      <style:text-properties fo:color="#8c8c8c" loext:opacity="100%" style:font-name="JetBrains Mono2" fo:font-size="10.5pt" fo:font-style="italic" fo:font-weight="normal" fo:background-color="transparent" loext:char-shading-value="0" style:font-size-asian="10.5pt" style:font-style-asian="italic" style:font-weight-asian="normal"/>
    </style:style>
    <style:style style:name="T110" style:family="text">
      <style:text-properties fo:color="#8c8c8c" loext:opacity="100%" fo:font-size="10.5pt" fo:font-style="italic" fo:font-weight="normal" style:font-size-asian="10.5pt" style:font-style-asian="italic" style:font-weight-asian="normal"/>
    </style:style>
    <style:style style:name="T111" style:family="text">
      <style:text-properties fo:color="#00627a" loext:opacity="100%" style:font-name="JetBrains Mono2" fo:font-size="10.5pt" fo:font-style="normal" fo:font-weight="normal" style:font-size-asian="10.5pt" style:font-style-asian="normal" style:font-weight-asian="normal"/>
    </style:style>
    <style:style style:name="T112" style:family="text">
      <style:text-properties fo:color="#00627a" loext:opacity="100%" style:font-name="JetBrains Mono2" fo:font-size="10.5pt" fo:font-style="normal" fo:font-weight="normal" officeooo:rsid="009c397c" style:font-size-asian="10.5pt" style:font-style-asian="normal" style:font-weight-asian="normal"/>
    </style:style>
    <style:style style:name="T113" style:family="text">
      <style:text-properties fo:color="#00627a" loext:opacity="100%" style:font-name="JetBrains Mono2" fo:font-size="10.5pt" fo:font-style="normal" fo:font-weight="normal" officeooo:rsid="009c4a52" style:font-size-asian="10.5pt" style:font-style-asian="normal" style:font-weight-asian="normal"/>
    </style:style>
    <style:style style:name="T114" style:family="text">
      <style:text-properties fo:color="#00627a" loext:opacity="100%" style:font-name="JetBrains Mono2" fo:font-size="10.5pt" fo:font-style="normal" fo:font-weight="normal" style:font-size-asian="10.5pt" style:font-style-asian="normal" style:font-weight-asian="normal"/>
    </style:style>
    <style:style style:name="T115" style:family="text">
      <style:text-properties fo:color="#00627a" loext:opacity="100%" style:font-name="JetBrains Mono2" fo:font-size="10.5pt" fo:font-style="normal" fo:font-weight="normal" fo:background-color="transparent" loext:char-shading-value="0" style:font-size-asian="10.5pt" style:font-style-asian="normal" style:font-weight-asian="normal"/>
    </style:style>
    <style:style style:name="T116" style:family="text">
      <style:text-properties fo:color="#00627a" loext:opacity="100%" style:font-name="JetBrains Mono2" fo:font-size="10.5pt" fo:font-style="normal" fo:font-weight="normal" officeooo:rsid="0098e624" fo:background-color="transparent" loext:char-shading-value="0" style:font-size-asian="10.5pt" style:font-style-asian="normal" style:font-weight-asian="normal"/>
    </style:style>
    <style:style style:name="T117" style:family="text">
      <style:text-properties fo:color="#00627a" loext:opacity="100%" fo:font-style="normal" fo:font-weight="normal" style:font-style-asian="normal" style:font-weight-asian="normal"/>
    </style:style>
    <style:style style:name="T118" style:family="text">
      <style:text-properties fo:color="#00627a" loext:opacity="100%" fo:font-style="normal" fo:font-weight="normal" officeooo:rsid="0020ed8f" style:font-style-asian="normal" style:font-weight-asian="normal"/>
    </style:style>
    <style:style style:name="T119" style:family="text">
      <style:text-properties fo:color="#00627a" loext:opacity="100%" fo:font-style="normal" fo:font-weight="normal" officeooo:rsid="0028cf8b" style:font-style-asian="normal" style:font-weight-asian="normal"/>
    </style:style>
    <style:style style:name="T120" style:family="text">
      <style:text-properties fo:color="#00627a" loext:opacity="100%" fo:font-style="normal" fo:font-weight="normal" style:font-style-asian="normal" style:font-weight-asian="normal"/>
    </style:style>
    <style:style style:name="T121" style:family="text">
      <style:text-properties fo:color="#00627a" loext:opacity="100%" fo:font-style="normal" style:font-style-asian="normal"/>
    </style:style>
    <style:style style:name="T122" style:family="text">
      <style:text-properties fo:color="#00627a" loext:opacity="100%" fo:font-size="9pt" fo:font-style="normal" fo:font-weight="normal" style:font-size-asian="9pt" style:font-style-asian="normal" style:font-weight-asian="normal" style:font-size-complex="9pt"/>
    </style:style>
    <style:style style:name="T123" style:family="text">
      <style:text-properties fo:color="#00627a" loext:opacity="100%" style:font-name="Consolas" fo:font-size="9pt" fo:font-style="normal" fo:font-weight="normal" style:font-size-asian="9pt" style:font-style-asian="normal" style:font-weight-asian="normal" style:font-size-complex="9pt"/>
    </style:style>
    <style:style style:name="T124" style:family="text">
      <style:text-properties fo:color="#00627a" loext:opacity="100%" style:font-name="Consolas" fo:font-size="9pt" fo:font-style="normal" fo:font-weight="normal" officeooo:rsid="002a313e" style:font-size-asian="9pt" style:font-style-asian="normal" style:font-weight-asian="normal" style:font-size-complex="9pt"/>
    </style:style>
    <style:style style:name="T125" style:family="text">
      <style:text-properties fo:color="#00627a" loext:opacity="100%" style:font-name="Consolas" fo:font-style="normal" fo:font-weight="normal" style:font-style-asian="normal" style:font-weight-asian="normal"/>
    </style:style>
    <style:style style:name="T126" style:family="text">
      <style:text-properties fo:color="#00627a" loext:opacity="100%" style:font-name="Consolas" fo:font-size="10pt" fo:font-style="normal" fo:font-weight="normal" style:font-size-asian="10pt" style:font-style-asian="normal" style:font-weight-asian="normal" style:font-size-complex="10pt"/>
    </style:style>
    <style:style style:name="T127" style:family="text">
      <style:text-properties fo:color="#00627a" loext:opacity="100%" style:font-name="Consolas" fo:font-size="10pt" fo:font-style="normal" fo:font-weight="normal" officeooo:rsid="00b18072" style:font-size-asian="10pt" style:font-style-asian="normal" style:font-weight-asian="normal" style:font-size-complex="10pt"/>
    </style:style>
    <style:style style:name="T128" style:family="text">
      <style:text-properties fo:color="#00627a" loext:opacity="100%" style:font-name="Consolas" fo:font-size="10pt" fo:font-style="normal" fo:font-weight="normal" fo:background-color="transparent" loext:char-shading-value="0" style:font-size-asian="10pt" style:font-style-asian="normal" style:font-weight-asian="normal" style:font-size-complex="10pt"/>
    </style:style>
    <style:style style:name="T129" style:family="text">
      <style:text-properties fo:color="#00627a" loext:opacity="100%" fo:font-size="10.5pt" fo:font-style="normal" fo:font-weight="normal" style:font-size-asian="10.5pt" style:font-style-asian="normal" style:font-weight-asian="normal"/>
    </style:style>
    <style:style style:name="T130" style:family="text">
      <style:text-properties fo:color="#1750eb" loext:opacity="100%" fo:font-style="normal" fo:font-weight="normal" style:font-style-asian="normal" style:font-weight-asian="normal"/>
    </style:style>
    <style:style style:name="T131" style:family="text">
      <style:text-properties fo:color="#1750eb" loext:opacity="100%" fo:font-style="normal" fo:font-weight="normal" style:font-style-asian="normal" style:font-weight-asian="normal"/>
    </style:style>
    <style:style style:name="T132" style:family="text">
      <style:text-properties fo:color="#1750eb" loext:opacity="100%" style:font-name="Consolas" fo:font-style="normal" fo:font-weight="normal" style:font-style-asian="normal" style:font-weight-asian="normal"/>
    </style:style>
    <style:style style:name="T133" style:family="text">
      <style:text-properties fo:color="#1750eb" loext:opacity="100%" style:font-name="Consolas" fo:font-size="10pt" fo:font-style="normal" fo:font-weight="normal" officeooo:rsid="00b18072" style:font-size-asian="10pt" style:font-style-asian="normal" style:font-weight-asian="normal" style:font-size-complex="10pt"/>
    </style:style>
    <style:style style:name="T134" style:family="text">
      <style:text-properties fo:color="#1750eb" loext:opacity="100%" style:font-name="JetBrains Mono2" fo:font-size="10.5pt" fo:font-style="normal" fo:font-weight="normal" style:font-size-asian="10.5pt" style:font-style-asian="normal" style:font-weight-asian="normal"/>
    </style:style>
    <style:style style:name="T135" style:family="text">
      <style:text-properties fo:color="#1750eb" loext:opacity="100%" style:font-name="JetBrains Mono2" fo:font-size="10.5pt" fo:font-style="normal" fo:font-weight="normal" style:font-size-asian="10.5pt" style:font-style-asian="normal" style:font-weight-asian="normal"/>
    </style:style>
    <style:style style:name="T136" style:family="text">
      <style:text-properties fo:color="#1750eb" loext:opacity="100%" style:font-name="JetBrains Mono2" fo:font-size="10.5pt" fo:font-style="normal" fo:font-weight="normal" officeooo:rsid="007edfa0" fo:background-color="transparent" loext:char-shading-value="0" style:font-size-asian="10.5pt" style:font-style-asian="normal" style:font-weight-asian="normal"/>
    </style:style>
    <style:style style:name="T137" style:family="text">
      <style:text-properties fo:color="#1750eb" loext:opacity="100%" fo:font-size="10.5pt" fo:font-style="normal" fo:font-weight="normal" style:font-size-asian="10.5pt" style:font-style-asian="normal" style:font-weight-asian="normal"/>
    </style:style>
    <style:style style:name="T138" style:family="text">
      <style:text-properties fo:color="#067d17" loext:opacity="100%" fo:font-style="normal" fo:font-weight="normal" style:font-style-asian="normal" style:font-weight-asian="normal"/>
    </style:style>
    <style:style style:name="T139" style:family="text">
      <style:text-properties fo:color="#067d17" loext:opacity="100%" fo:font-style="normal" fo:font-weight="normal" style:font-style-asian="normal" style:font-weight-asian="normal"/>
    </style:style>
    <style:style style:name="T140" style:family="text">
      <style:text-properties fo:color="#067d17" loext:opacity="100%" fo:font-style="normal" fo:font-weight="normal" fo:background-color="#edfced" loext:char-shading-value="0" style:font-style-asian="normal" style:font-weight-asian="normal"/>
    </style:style>
    <style:style style:name="T141" style:family="text">
      <style:text-properties fo:color="#067d17" loext:opacity="100%" style:font-name="Consolas" fo:font-size="10pt" fo:font-style="normal" fo:font-weight="normal" style:font-size-asian="10pt" style:font-style-asian="normal" style:font-weight-asian="normal" style:font-size-complex="10pt"/>
    </style:style>
    <style:style style:name="T142" style:family="text">
      <style:text-properties fo:color="#067d17" loext:opacity="100%" style:font-name="Consolas" fo:font-size="10pt" fo:font-style="normal" fo:font-weight="normal" officeooo:rsid="00b18072" style:font-size-asian="10pt" style:font-style-asian="normal" style:font-weight-asian="normal" style:font-size-complex="10pt"/>
    </style:style>
    <style:style style:name="T143" style:family="text">
      <style:text-properties fo:color="#067d17" loext:opacity="100%" style:font-name="JetBrains Mono2" fo:font-size="10.5pt" fo:font-style="normal" fo:font-weight="normal" style:font-size-asian="10.5pt" style:font-style-asian="normal" style:font-weight-asian="normal"/>
    </style:style>
    <style:style style:name="T144" style:family="text">
      <style:text-properties fo:color="#067d17" loext:opacity="100%" style:font-name="JetBrains Mono2" fo:font-size="10.5pt" fo:font-style="normal" fo:font-weight="normal" style:font-size-asian="10.5pt" style:font-style-asian="normal" style:font-weight-asian="normal"/>
    </style:style>
    <style:style style:name="T145" style:family="text">
      <style:text-properties fo:color="#067d17" loext:opacity="100%" style:font-name="JetBrains Mono2" fo:font-size="10.5pt" fo:font-style="normal" fo:font-weight="normal" fo:background-color="transparent" loext:char-shading-value="0" style:font-size-asian="10.5pt" style:font-style-asian="normal" style:font-weight-asian="normal"/>
    </style:style>
    <style:style style:name="T146" style:family="text">
      <style:text-properties fo:color="#067d17" loext:opacity="100%" fo:font-size="10.5pt" fo:font-style="normal" fo:font-weight="normal" style:font-size-asian="10.5pt" style:font-style-asian="normal" style:font-weight-asian="normal"/>
    </style:style>
    <style:style style:name="T147" style:family="text">
      <style:text-properties officeooo:rsid="001aea57"/>
    </style:style>
    <style:style style:name="T148" style:family="text">
      <style:text-properties officeooo:rsid="001c38a0"/>
    </style:style>
    <style:style style:name="T149" style:family="text">
      <style:text-properties style:font-name="Calibri" fo:font-size="11pt"/>
    </style:style>
    <style:style style:name="T150" style:family="text">
      <style:text-properties style:font-name="Calibri" fo:font-size="11pt" officeooo:rsid="001c38a0"/>
    </style:style>
    <style:style style:name="T151" style:family="text">
      <style:text-properties style:font-name="Calibri" fo:font-size="11pt" officeooo:rsid="001ec49c"/>
    </style:style>
    <style:style style:name="T152" style:family="text">
      <style:text-properties style:font-name="Calibri" fo:font-size="11pt" officeooo:rsid="001ee769"/>
    </style:style>
    <style:style style:name="T153" style:family="text">
      <style:text-properties style:font-name="Calibri" fo:font-size="11pt" officeooo:rsid="0029d063"/>
    </style:style>
    <style:style style:name="T154" style:family="text">
      <style:text-properties style:font-name="Calibri" fo:font-size="11pt" officeooo:rsid="003711bb"/>
    </style:style>
    <style:style style:name="T155" style:family="text">
      <style:text-properties style:font-name="Calibri" fo:font-size="11pt" officeooo:rsid="003d590d"/>
    </style:style>
    <style:style style:name="T156" style:family="text">
      <style:text-properties style:font-name="Calibri" fo:font-size="11pt" officeooo:rsid="003ff8e0"/>
    </style:style>
    <style:style style:name="T157" style:family="text">
      <style:text-properties style:font-name="Calibri" fo:font-size="11pt" officeooo:rsid="0049b60d"/>
    </style:style>
    <style:style style:name="T158" style:family="text">
      <style:text-properties style:font-name="Calibri" fo:font-size="11pt" officeooo:rsid="004af067"/>
    </style:style>
    <style:style style:name="T159" style:family="text">
      <style:text-properties style:font-name="Calibri" fo:font-size="11pt" officeooo:rsid="004e3d49"/>
    </style:style>
    <style:style style:name="T160" style:family="text">
      <style:text-properties style:font-name="Calibri" fo:font-size="11pt" officeooo:rsid="004f12f7"/>
    </style:style>
    <style:style style:name="T161" style:family="text">
      <style:text-properties style:font-name="Calibri" fo:font-size="11pt" officeooo:rsid="005b8dd4"/>
    </style:style>
    <style:style style:name="T162" style:family="text">
      <style:text-properties style:font-name="Calibri" fo:font-size="11pt" officeooo:rsid="005d92f6"/>
    </style:style>
    <style:style style:name="T163" style:family="text">
      <style:text-properties style:font-name="Calibri" fo:font-size="11pt" fo:background-color="transparent" loext:char-shading-value="0"/>
    </style:style>
    <style:style style:name="T164" style:family="text">
      <style:text-properties style:font-name="Calibri" fo:font-size="11pt" officeooo:rsid="00603dfe" fo:background-color="transparent" loext:char-shading-value="0"/>
    </style:style>
    <style:style style:name="T165" style:family="text">
      <style:text-properties style:font-name="Calibri" fo:font-size="11pt" officeooo:rsid="006f40df"/>
    </style:style>
    <style:style style:name="T166" style:family="text">
      <style:text-properties style:font-name="Calibri" fo:font-size="11pt" officeooo:rsid="007002a6"/>
    </style:style>
    <style:style style:name="T167" style:family="text">
      <style:text-properties style:font-name="Calibri" fo:font-size="11pt" officeooo:rsid="007057ff"/>
    </style:style>
    <style:style style:name="T168" style:family="text">
      <style:text-properties style:font-name="Calibri" fo:font-size="11pt" officeooo:rsid="0076889f"/>
    </style:style>
    <style:style style:name="T169" style:family="text">
      <style:text-properties style:font-name="Calibri" fo:font-size="11pt" officeooo:rsid="00779690"/>
    </style:style>
    <style:style style:name="T170" style:family="text">
      <style:text-properties style:font-name="Calibri" fo:font-size="11pt" officeooo:rsid="007d84ca"/>
    </style:style>
    <style:style style:name="T171" style:family="text">
      <style:text-properties style:font-name="Calibri" fo:font-size="11pt" officeooo:rsid="0089e91a"/>
    </style:style>
    <style:style style:name="T172" style:family="text">
      <style:text-properties style:font-name="Calibri" fo:font-size="11pt" officeooo:rsid="00913005"/>
    </style:style>
    <style:style style:name="T173" style:family="text">
      <style:text-properties style:font-name="Calibri" fo:font-size="11pt" officeooo:rsid="0095844d"/>
    </style:style>
    <style:style style:name="T174" style:family="text">
      <style:text-properties style:font-name="Calibri" fo:font-size="11pt" officeooo:rsid="0096f780"/>
    </style:style>
    <style:style style:name="T175" style:family="text">
      <style:text-properties style:font-name="Calibri" fo:font-size="11pt" officeooo:rsid="00993356"/>
    </style:style>
    <style:style style:name="T176" style:family="text">
      <style:text-properties style:font-name="Calibri" fo:font-size="11pt" officeooo:rsid="00b18072"/>
    </style:style>
    <style:style style:name="T177" style:family="text">
      <style:text-properties style:font-name="Calibri" fo:font-size="11pt" officeooo:rsid="00ba58ae"/>
    </style:style>
    <style:style style:name="T178" style:family="text">
      <style:text-properties style:font-name="Calibri" fo:font-size="11pt" officeooo:rsid="00bb1e9b"/>
    </style:style>
    <style:style style:name="T179" style:family="text">
      <style:text-properties style:font-name="Calibri" fo:font-size="11pt" officeooo:rsid="00b775e4"/>
    </style:style>
    <style:style style:name="T180" style:family="text">
      <style:text-properties fo:color="#9e880d" loext:opacity="100%" style:font-name="JetBrains Mono2" fo:font-size="10.5pt" fo:font-style="normal" fo:font-weight="normal" style:font-size-asian="10.5pt" style:font-style-asian="normal" style:font-weight-asian="normal"/>
    </style:style>
    <style:style style:name="T181" style:family="text">
      <style:text-properties fo:color="#9e880d" loext:opacity="100%" style:font-name="JetBrains Mono2" fo:font-size="10.5pt" fo:font-style="normal" fo:font-weight="normal" style:font-size-asian="10.5pt" style:font-style-asian="normal" style:font-weight-asian="normal"/>
    </style:style>
    <style:style style:name="T182" style:family="text">
      <style:text-properties fo:color="#9e880d" loext:opacity="100%" fo:font-style="normal" fo:font-weight="normal" style:font-style-asian="normal" style:font-weight-asian="normal"/>
    </style:style>
    <style:style style:name="T183" style:family="text">
      <style:text-properties fo:color="#9e880d" loext:opacity="100%" fo:font-style="normal" fo:font-weight="normal" officeooo:rsid="00213989" style:font-style-asian="normal" style:font-weight-asian="normal"/>
    </style:style>
    <style:style style:name="T184" style:family="text">
      <style:text-properties fo:color="#9e880d" loext:opacity="100%" fo:font-style="normal" fo:font-weight="normal" style:font-style-asian="normal" style:font-weight-asian="normal"/>
    </style:style>
    <style:style style:name="T185" style:family="text">
      <style:text-properties fo:color="#9e880d" loext:opacity="100%" fo:font-style="normal" style:font-style-asian="normal"/>
    </style:style>
    <style:style style:name="T186" style:family="text">
      <style:text-properties fo:color="#9e880d" loext:opacity="100%" style:font-name="Consolas" fo:font-size="10pt" fo:font-style="normal" fo:font-weight="normal" style:font-size-asian="10pt" style:font-style-asian="normal" style:font-weight-asian="normal" style:font-size-complex="10pt"/>
    </style:style>
    <style:style style:name="T187" style:family="text">
      <style:text-properties fo:color="#9e880d" loext:opacity="100%" style:font-name="Consolas" fo:font-size="10pt" fo:font-style="normal" fo:font-weight="normal" officeooo:rsid="00b18072" style:font-size-asian="10pt" style:font-style-asian="normal" style:font-weight-asian="normal" style:font-size-complex="10pt"/>
    </style:style>
    <style:style style:name="T188" style:family="text">
      <style:text-properties fo:color="#9e880d" loext:opacity="100%" style:font-name="Consolas" fo:font-size="8pt" fo:font-style="normal" fo:font-weight="normal" style:font-size-asian="8pt" style:font-style-asian="normal" style:font-weight-asian="normal" style:font-size-complex="8pt"/>
    </style:style>
    <style:style style:name="T189" style:family="text">
      <style:text-properties fo:color="#9e880d" loext:opacity="100%" fo:font-size="9pt" fo:font-style="normal" fo:font-weight="normal" style:font-size-asian="9pt" style:font-style-asian="normal" style:font-weight-asian="normal" style:font-size-complex="9pt"/>
    </style:style>
    <style:style style:name="T190" style:family="text">
      <style:text-properties fo:color="#9e880d" loext:opacity="100%" fo:font-size="10pt" fo:font-style="normal" fo:font-weight="normal" style:font-size-asian="10pt" style:font-style-asian="normal" style:font-weight-asian="normal"/>
    </style:style>
    <style:style style:name="T191" style:family="text">
      <style:text-properties fo:color="#9e880d" loext:opacity="100%" fo:font-size="10.5pt" fo:font-style="normal" fo:font-weight="normal" style:font-size-asian="10.5pt" style:font-style-asian="normal" style:font-weight-asian="normal"/>
    </style:style>
    <style:style style:name="T192" style:family="text">
      <style:text-properties officeooo:rsid="00213989"/>
    </style:style>
    <style:style style:name="T193" style:family="text">
      <style:text-properties style:font-name="Consolas"/>
    </style:style>
    <style:style style:name="T194" style:family="text">
      <style:text-properties style:font-name="Consolas" fo:font-size="10pt" style:font-size-asian="10pt" style:font-size-complex="10pt"/>
    </style:style>
    <style:style style:name="T195" style:family="text">
      <style:text-properties style:font-name="Consolas" fo:font-size="10pt" officeooo:rsid="00b18072" style:font-size-asian="10pt" style:font-size-complex="10pt"/>
    </style:style>
    <style:style style:name="T196" style:family="text">
      <style:text-properties style:font-name="Consolas" fo:font-size="10pt" fo:background-color="transparent" loext:char-shading-value="0" style:font-size-asian="10pt" style:font-size-complex="10pt"/>
    </style:style>
    <style:style style:name="T197" style:family="text">
      <style:text-properties officeooo:rsid="00252e59"/>
    </style:style>
    <style:style style:name="T198" style:family="text">
      <style:text-properties officeooo:rsid="0028cf8b"/>
    </style:style>
    <style:style style:name="T199" style:family="text">
      <style:text-properties officeooo:rsid="0029d063"/>
    </style:style>
    <style:style style:name="T200" style:family="text">
      <style:text-properties fo:color="#871094" loext:opacity="100%" fo:font-style="normal" fo:font-weight="normal" style:font-style-asian="normal" style:font-weight-asian="normal"/>
    </style:style>
    <style:style style:name="T201" style:family="text">
      <style:text-properties fo:color="#871094" loext:opacity="100%" fo:font-style="italic" fo:font-weight="normal" style:font-style-asian="italic" style:font-weight-asian="normal"/>
    </style:style>
    <style:style style:name="T202" style:family="text">
      <style:text-properties fo:color="#871094" loext:opacity="100%" style:font-name="Consolas" fo:font-size="10pt" fo:font-style="normal" fo:font-weight="normal" style:font-size-asian="10pt" style:font-style-asian="normal" style:font-weight-asian="normal" style:font-size-complex="10pt"/>
    </style:style>
    <style:style style:name="T203" style:family="text">
      <style:text-properties fo:color="#871094" loext:opacity="100%" style:font-name="Consolas" fo:font-size="10pt" fo:font-style="italic" fo:font-weight="normal" style:font-size-asian="10pt" style:font-style-asian="italic" style:font-weight-asian="normal" style:font-size-complex="10pt"/>
    </style:style>
    <style:style style:name="T204" style:family="text">
      <style:text-properties fo:color="#871094" loext:opacity="100%" style:font-name="JetBrains Mono2" fo:font-size="10.5pt" fo:font-style="normal" fo:font-weight="normal" fo:background-color="transparent" loext:char-shading-value="0" style:font-size-asian="10.5pt" style:font-style-asian="normal" style:font-weight-asian="normal"/>
    </style:style>
    <style:style style:name="T205" style:family="text">
      <style:text-properties officeooo:rsid="003239c8"/>
    </style:style>
    <style:style style:name="T206" style:family="text">
      <style:text-properties officeooo:rsid="003d590d"/>
    </style:style>
    <style:style style:name="T207" style:family="text">
      <style:text-properties officeooo:rsid="003ec76d"/>
    </style:style>
    <style:style style:name="T208" style:family="text">
      <style:text-properties officeooo:rsid="003fd535"/>
    </style:style>
    <style:style style:name="T209" style:family="text">
      <style:text-properties officeooo:rsid="00419f7e"/>
    </style:style>
    <style:style style:name="T210" style:family="text">
      <style:text-properties officeooo:rsid="004269fa"/>
    </style:style>
    <style:style style:name="T211" style:family="text">
      <style:text-properties officeooo:rsid="00440b0e"/>
    </style:style>
    <style:style style:name="T212" style:family="text">
      <style:text-properties officeooo:rsid="0049b60d"/>
    </style:style>
    <style:style style:name="T213" style:family="text">
      <style:text-properties officeooo:rsid="004af067"/>
    </style:style>
    <style:style style:name="T214" style:family="text">
      <style:text-properties officeooo:rsid="00524ddf"/>
    </style:style>
    <style:style style:name="T215" style:family="text">
      <style:text-properties officeooo:rsid="00544b68"/>
    </style:style>
    <style:style style:name="T216" style:family="text">
      <style:text-properties style:font-name="Liberation Sans" fo:font-size="16.1000003814697pt" fo:font-weight="bold" officeooo:rsid="005ac95d" style:font-name-asian="Microsoft YaHei" style:font-size-asian="16.1000003814697pt" style:font-weight-asian="bold" style:font-name-complex="Lucida Sans" style:font-size-complex="16.1000003814697pt" style:font-weight-complex="bold"/>
    </style:style>
    <style:style style:name="T217" style:family="text">
      <style:text-properties style:font-name="Liberation Sans" fo:font-size="16.1000003814697pt" fo:font-weight="bold" officeooo:rsid="00ac1fa1" style:font-name-asian="Microsoft YaHei" style:font-size-asian="16.1000003814697pt" style:font-weight-asian="bold" style:font-name-complex="Lucida Sans" style:font-size-complex="16.1000003814697pt" style:font-weight-complex="bold"/>
    </style:style>
    <style:style style:name="T218" style:family="text">
      <style:text-properties style:font-name="Liberation Sans" fo:font-size="18.2000007629395pt" fo:font-weight="bold" officeooo:rsid="0063fcf9" style:font-name-asian="Microsoft YaHei" style:font-size-asian="18.2000007629395pt" style:font-weight-asian="bold" style:font-name-complex="Lucida Sans" style:font-size-complex="18.2000007629395pt" style:font-weight-complex="bold"/>
    </style:style>
    <style:style style:name="T219" style:family="text">
      <style:text-properties officeooo:rsid="00667967"/>
    </style:style>
    <style:style style:name="T220" style:family="text">
      <style:text-properties officeooo:rsid="00675e7f"/>
    </style:style>
    <style:style style:name="T221" style:family="text">
      <style:text-properties fo:background-color="transparent" loext:char-shading-value="0"/>
    </style:style>
    <style:style style:name="T222" style:family="text">
      <style:text-properties officeooo:rsid="007002a6"/>
    </style:style>
    <style:style style:name="T223" style:family="text">
      <style:text-properties officeooo:rsid="007057ff"/>
    </style:style>
    <style:style style:name="T224" style:family="text">
      <style:text-properties officeooo:rsid="00722307"/>
    </style:style>
    <style:style style:name="T225" style:family="text">
      <style:text-properties officeooo:rsid="0075b0c4"/>
    </style:style>
    <style:style style:name="T226" style:family="text">
      <style:text-properties officeooo:rsid="0076889f"/>
    </style:style>
    <style:style style:name="T227" style:family="text">
      <style:text-properties officeooo:rsid="007bbe9b"/>
    </style:style>
    <style:style style:name="T228" style:family="text">
      <style:text-properties officeooo:rsid="008583ad"/>
    </style:style>
    <style:style style:name="T229" style:family="text">
      <style:text-properties officeooo:rsid="00877fad"/>
    </style:style>
    <style:style style:name="T230" style:family="text">
      <style:text-properties officeooo:rsid="0089e91a"/>
    </style:style>
    <style:style style:name="T231" style:family="text">
      <style:text-properties fo:font-variant="normal" fo:text-transform="none" fo:letter-spacing="normal" fo:font-style="normal" fo:font-weight="normal"/>
    </style:style>
    <style:style style:name="T232" style:family="text">
      <style:text-properties fo:font-variant="normal" fo:text-transform="none" fo:letter-spacing="normal" fo:font-style="normal" fo:font-weight="normal" officeooo:rsid="00916a09"/>
    </style:style>
    <style:style style:name="T233" style:family="text">
      <style:text-properties fo:font-variant="normal" fo:text-transform="none" fo:letter-spacing="normal" fo:font-style="normal" fo:font-weight="normal" officeooo:rsid="00a023ba"/>
    </style:style>
    <style:style style:name="T234" style:family="text">
      <style:text-properties fo:font-variant="normal" fo:text-transform="none" style:font-name="Calibri1" fo:letter-spacing="normal" fo:font-style="normal" fo:font-weight="normal" fo:background-color="#ffffff" loext:char-shading-value="0" loext:padding="0cm" loext:border="none"/>
    </style:style>
    <style:style style:name="T235" style:family="text">
      <style:text-properties fo:letter-spacing="normal" fo:font-weight="normal" fo:background-color="#ffffff" loext:char-shading-value="0" loext:padding="0cm" loext:border="none"/>
    </style:style>
    <style:style style:name="T236" style:family="text">
      <style:text-properties fo:font-style="normal" fo:font-weight="normal" style:font-style-asian="normal" style:font-weight-asian="normal"/>
    </style:style>
    <style:style style:name="T237" style:family="text">
      <style:text-properties fo:font-style="normal" fo:font-weight="normal" officeooo:rsid="0093b408" style:font-style-asian="normal" style:font-weight-asian="normal"/>
    </style:style>
    <style:style style:name="T238" style:family="text">
      <style:text-properties fo:font-style="normal" fo:font-weight="normal" officeooo:rsid="0098e624" style:font-style-asian="normal" style:font-weight-asian="normal"/>
    </style:style>
    <style:style style:name="T239" style:family="text">
      <style:text-properties officeooo:rsid="0093b408"/>
    </style:style>
    <style:style style:name="T240" style:family="text">
      <style:text-properties style:font-name="JetBrains Mono2" fo:font-size="10.5pt" fo:font-style="normal" fo:font-weight="normal" fo:background-color="transparent" loext:char-shading-value="0" style:font-size-asian="10.5pt" style:font-style-asian="normal" style:font-weight-asian="normal"/>
    </style:style>
    <style:style style:name="T241" style:family="text">
      <style:text-properties officeooo:rsid="0095844d"/>
    </style:style>
    <style:style style:name="T242" style:family="text">
      <style:text-properties officeooo:rsid="0096f780"/>
    </style:style>
    <style:style style:name="T243" style:family="text">
      <style:text-properties officeooo:rsid="00a4ba19"/>
    </style:style>
    <style:style style:name="T244" style:family="text">
      <style:text-properties officeooo:rsid="00b351f8"/>
    </style:style>
    <style:style style:name="T245" style:family="text">
      <style:text-properties fo:color="#808080" loext:opacity="100%" style:font-name="Consolas" fo:font-size="10pt" fo:font-style="normal" fo:font-weight="normal" style:font-size-asian="10pt" style:font-style-asian="normal" style:font-weight-asian="normal" style:font-size-complex="10pt"/>
    </style:style>
    <style:style style:name="T246" style:family="text">
      <style:text-properties fo:color="#808080" loext:opacity="100%" style:font-name="Consolas" fo:font-style="normal" fo:font-weight="normal" style:font-style-asian="normal" style:font-weight-asian="normal"/>
    </style:style>
    <style:style style:name="T247" style:family="text">
      <style:text-properties officeooo:rsid="00b5bca7"/>
    </style:style>
    <style:style style:name="T248" style:family="text">
      <style:text-properties officeooo:rsid="00b775e4"/>
    </style:style>
    <style:style style:name="T249" style:family="text">
      <style:text-properties officeooo:rsid="00ba58ae"/>
    </style:style>
    <style:style style:name="T250" style:family="text">
      <style:text-properties officeooo:rsid="00bb1e9b"/>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UNTI</text:p>
      <text:p text:style-name="P1">JUNIT </text:p>
      <text:p text:style-name="P1">MOCKITO</text:p>
      <text:p text:style-name="P197">CORSO DI <text:s/>“in28Minutes” su Udemy</text:p>
      <text:p text:style-name="P1"/>
      <text:p text:style-name="P1"/>
      <text:p text:style-name="P1"/>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04"><text:a xlink:type="simple" xlink:href="#__RefHeading___Toc1850_2745468711" text:style-name="Index_20_Link" text:visited-style-name="Index_20_Link">JUNIT FRAMEWORK<text:tab/>3</text:a></text:p>
          <text:p text:style-name="P205"><text:a xlink:type="simple" xlink:href="#__RefHeading___Toc1852_2745468711" text:style-name="Index_20_Link" text:visited-style-name="Index_20_Link">IMPORTANZA DEGLI UNIT TEST<text:tab/>3</text:a></text:p>
          <text:p text:style-name="P205"><text:a xlink:type="simple" xlink:href="#__RefHeading___Toc573_2445249290" text:style-name="Index_20_Link" text:visited-style-name="Index_20_Link">SCRITTURA DEL PRIMO UNIT TEST<text:tab/>3</text:a></text:p>
          <text:p text:style-name="P205"><text:a xlink:type="simple" xlink:href="#__RefHeading___Toc1430_2445249290" text:style-name="Index_20_Link" text:visited-style-name="Index_20_Link">REFACTORING DELLO UNIT TEST<text:tab/>5</text:a></text:p>
          <text:p text:style-name="P205"><text:a xlink:type="simple" xlink:href="#__RefHeading___Toc1915_2445249290" text:style-name="Index_20_Link" text:visited-style-name="Index_20_Link">METODI assertTrue() E assertFalse()<text:tab/>7</text:a></text:p>
          <text:p text:style-name="P205"><text:a xlink:type="simple" xlink:href="#__RefHeading___Toc26206_1907306953" text:style-name="Index_20_Link" text:visited-style-name="Index_20_Link">@Before E @After<text:tab/>8</text:a></text:p>
          <text:p text:style-name="P205"><text:a xlink:type="simple" xlink:href="#__RefHeading___Toc1854_2745468711" text:style-name="Index_20_Link" text:visited-style-name="Index_20_Link">@BeforeClass E @AfterClass<text:tab/>9</text:a></text:p>
          <text:p text:style-name="P205"><text:a xlink:type="simple" xlink:href="#__RefHeading___Toc1856_2745468711" text:style-name="Index_20_Link" text:visited-style-name="Index_20_Link">COMPARARE ARRAY IN JUNIT<text:tab/>10</text:a></text:p>
          <text:p text:style-name="P205"><text:a xlink:type="simple" xlink:href="#__RefHeading___Toc2056_2745468711" text:style-name="Index_20_Link" text:visited-style-name="Index_20_Link">TESTARE ECCEZIONI IN JUNIT<text:tab/>11</text:a></text:p>
          <text:p text:style-name="P205"><text:a xlink:type="simple" xlink:href="#__RefHeading___Toc2443_2745468711" text:style-name="Index_20_Link" text:visited-style-name="Index_20_Link">TESTARE LE PERFORMANCE IN JUNIT<text:tab/>12</text:a></text:p>
          <text:p text:style-name="P205"><text:a xlink:type="simple" xlink:href="#__RefHeading___Toc3176_2276503984" text:style-name="Index_20_Link" text:visited-style-name="Index_20_Link">TEST PARAMETRIZZATI<text:tab/>12</text:a></text:p>
          <text:p text:style-name="P205"><text:a xlink:type="simple" xlink:href="#__RefHeading___Toc3039_440018832" text:style-name="Index_20_Link" text:visited-style-name="Index_20_Link">ORGANIZZARE GLI UNIT TEST IN TEST SUITE<text:tab/>14</text:a></text:p>
          <text:p text:style-name="P204"><text:a xlink:type="simple" xlink:href="#__RefHeading___Toc5623_1261507298" text:style-name="Index_20_Link" text:visited-style-name="Index_20_Link">PERCHÈ UTILIZZARE MOCKITO<text:tab/>15</text:a></text:p>
          <text:p text:style-name="P205"><text:a xlink:type="simple" xlink:href="#__RefHeading___Toc5625_1261507298" text:style-name="Index_20_Link" text:visited-style-name="Index_20_Link">IMPOSTAZIONE DEL SET (SYSTEM UNDER TEST)<text:tab/>15</text:a></text:p>
          <text:p text:style-name="P205"><text:a xlink:type="simple" xlink:href="#__RefHeading___Toc3848_4067293102" text:style-name="Index_20_Link" text:visited-style-name="Index_20_Link">ESEMPIO DI STUBBING – CON GLI SVANTAGGI CHE SI PORTA DIETRO<text:tab/>16</text:a></text:p>
          <text:p text:style-name="P205"><text:a xlink:type="simple" xlink:href="#__RefHeading___Toc4156_2689245903" text:style-name="Index_20_Link" text:visited-style-name="Index_20_Link">PRIMO CODICE IN MOCKITO<text:tab/>18</text:a></text:p>
          <text:p text:style-name="P204"><text:a xlink:type="simple" xlink:href="#__RefHeading___Toc4056_4020619249" text:style-name="Index_20_Link" text:visited-style-name="Index_20_Link">BASI DI MOCKITO<text:tab/>20</text:a></text:p>
          <text:p text:style-name="P205"><text:a xlink:type="simple" xlink:href="#__RefHeading___Toc4058_4020619249" text:style-name="Index_20_Link" text:visited-style-name="Index_20_Link">ALCUNI ESEMPI DI MOCK SULL’INTERFACCIA LIST<text:tab/>20</text:a></text:p>
          <text:p text:style-name="P205"><text:a xlink:type="simple" xlink:href="#__RefHeading___Toc5748_3520992049" text:style-name="Index_20_Link" text:visited-style-name="Index_20_Link">STILE BDD – GIVEN WHEN THEN<text:tab/>23</text:a></text:p>
          <text:p text:style-name="P205"><text:a xlink:type="simple" xlink:href="#__RefHeading___Toc7927_4178776125" text:style-name="Index_20_Link" text:visited-style-name="Index_20_Link">VERIFICARE LE CHIAMATE SUI MOCK CON verify()<text:tab/>27</text:a></text:p>
          <text:p text:style-name="P205"><text:a xlink:type="simple" xlink:href="#__RefHeading___Toc7288_4079522093" text:style-name="Index_20_Link" text:visited-style-name="Index_20_Link">then() AL POSTO DI verify() PER LO STILE BDD<text:tab/>30</text:a></text:p>
          <text:p text:style-name="P205"><text:a xlink:type="simple" xlink:href="#__RefHeading___Toc8350_4079522093" text:style-name="Index_20_Link" text:visited-style-name="Index_20_Link">CATTURARE VALORE DEL PARAMETRO PASSATO AD UN MOCK<text:tab/>31</text:a></text:p>
          <text:p text:style-name="P204"><text:a xlink:type="simple" xlink:href="#__RefHeading___Toc8340_3524926636" text:style-name="Index_20_Link" text:visited-style-name="Index_20_Link">MOCKITO AVANZATO<text:tab/>34</text:a></text:p>
          <text:p text:style-name="P205"><text:a xlink:type="simple" xlink:href="#__RefHeading___Toc8342_3524926636" text:style-name="Index_20_Link" text:visited-style-name="Index_20_Link">HAMCREST MATCHERS<text:tab/>34</text:a></text:p>
        </text:index-body>
      </text:table-of-content>
      <text:p text:style-name="P3"/>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06" text:outline-level="1"><text:bookmark-start text:name="__RefHeading___Toc1850_2745468711"/><text:soft-page-break/><text:span text:style-name="T208">JUNIT </text:span><text:span text:style-name="T209">FRAMEWORK</text:span><text:bookmark-end text:name="__RefHeading___Toc1850_2745468711"/></text:h>
      <text:h text:style-name="Heading_20_2" text:outline-level="2"><text:bookmark-start text:name="__RefHeading___Toc1852_2745468711"/>IMPORTANZA DEGLI UNIT TEST<text:bookmark-end text:name="__RefHeading___Toc1852_2745468711"/></text:h>
      <text:p text:style-name="P51">Partiamo da seguente metodo:</text:p>
      <text:p text:style-name="P4"/>
      <text:p text:style-name="P7"><text:span text:style-name="T5">public class </text:span><text:span text:style-name="T25">PrimoUnitTest </text:span><text:span text:style-name="T68">{</text:span><text:line-break/><text:span text:style-name="T68"> <text:s text:c="3"/></text:span><text:span text:style-name="T95">/* AACD =&gt; CD <text:s/>CDAA =&gt; CDAA <text:s/>ACDB =&gt; CDB */</text:span><text:line-break/><text:span text:style-name="T95"> <text:s text:c="3"/></text:span><text:span text:style-name="T5">public </text:span><text:span text:style-name="T25">String </text:span><text:span text:style-name="T117">tronco</text:span><text:span text:style-name="T118">L</text:span><text:span text:style-name="T117">etteraANellePrimeDuePosizioni</text:span><text:span text:style-name="T68">(</text:span><text:span text:style-name="T25">String </text:span><text:span text:style-name="T68">str){</text:span><text:line-break/><text:span text:style-name="T68"> <text:s text:c="7"/></text:span><text:span text:style-name="T5">if </text:span><text:span text:style-name="T68">(str.length() &lt;= </text:span><text:span text:style-name="T130">2</text:span><text:span text:style-name="T68">){</text:span><text:line-break/><text:span text:style-name="T68"> <text:s text:c="11"/></text:span><text:span text:style-name="T5">return </text:span><text:span text:style-name="T68">str.replaceAll(</text:span><text:span text:style-name="T138">"</text:span><text:span text:style-name="T140">A</text:span><text:span text:style-name="T138">"</text:span><text:span text:style-name="T68">, </text:span><text:span text:style-name="T138">" "</text:span><text:span text:style-name="T68">);</text:span><text:line-break/><text:span text:style-name="T68"> <text:s text:c="7"/>}</text:span><text:line-break/><text:line-break/><text:span text:style-name="T68"> <text:s text:c="7"/></text:span><text:span text:style-name="T25">String primi2Caratteri </text:span><text:span text:style-name="T68">= str.substring(</text:span><text:span text:style-name="T130">0</text:span><text:span text:style-name="T68">, </text:span><text:span text:style-name="T130">2</text:span><text:span text:style-name="T68">);</text:span><text:line-break/><text:span text:style-name="T68"> <text:s text:c="7"/></text:span><text:span text:style-name="T25">String stringaSenzaIPrimiDueCaratteri </text:span><text:span text:style-name="T68">= str.substring(</text:span><text:span text:style-name="T130">2</text:span><text:span text:style-name="T68">);</text:span><text:line-break/><text:line-break/><text:span text:style-name="T68"> <text:s text:c="7"/></text:span><text:span text:style-name="T5">return </text:span><text:span text:style-name="T25">primi2Caratteri</text:span><text:span text:style-name="T68">.replaceAll(</text:span><text:span text:style-name="T138">"</text:span><text:span text:style-name="T140">A</text:span><text:span text:style-name="T138">"</text:span><text:span text:style-name="T68">,</text:span><text:span text:style-name="T138">""</text:span><text:span text:style-name="T68">) + </text:span><text:span text:style-name="T25">stringaSenzaIPrimiDueCaratteri</text:span><text:span text:style-name="T68">;</text:span><text:line-break/><text:span text:style-name="T68"> <text:s text:c="3"/>}</text:span><text:line-break/><text:span text:style-name="T68">}</text:span></text:p>
      <text:p text:style-name="P83"/>
      <text:p text:style-name="P75">Quello che vediamo è un semplice metodo che tronca le prime 2 posizioni di una stringa, se esse contengono entrambe <text:s/><text:span text:style-name="T147">il carattere</text:span> ‘A’. <text:span text:style-name="T147">Il problema sorge nel momento in cui passo al metodo </text:span><text:span text:style-name="T148">una stringa del tipo “ACDB”, dove abbiamo il carattere ‘A’ in una sola delle prime due posizioni. Tale metodo esegue una troncatura, anche se abbiamo un solo carattere ‘A’ </text:span><text:span text:style-name="T197">nelle prime due posizioni</text:span><text:span text:style-name="T148">, e ciò non è </text:span><text:span text:style-name="T150">un comportamento atteso.</text:span></text:p>
      <text:p text:style-name="P76"><text:span text:style-name="T150">P</text:span><text:span text:style-name="T149">oniamo il fatto di non sapere che questo metodo restituisce output inattesi, allora lo vogliamo testare. </text:span><text:span text:style-name="T151">Il metodo tradizionale sarebbe quello di dichiarare un metodo main(), dove richiamare tale metodo e vedere che output restituisce. L’altro metodo è quello di utilizzare gli unit test.</text:span></text:p>
      <text:p text:style-name="P52">Gli unit test permettono di testare unità specifiche di codice, dove un’unità può corrispondere ad un singolo metodo, un gruppo di metodi o un insieme di classi. In genere, nella maggior parte degli scenari, quando si parla di unit test, si parla di testare un metodo o un gruppo specifico di metodi.</text:p>
      <text:p text:style-name="P77"><text:span text:style-name="T149">Il vantaggio dello unit test è che, una volta scritto per un particolare metodo, saremo in grado di eseguir</text:span><text:span text:style-name="T152">lo</text:span><text:span text:style-name="T149"> automaticamente in pochi millisecondi e di verificare se tutte le condizioni </text:span><text:span text:style-name="T152">per quel metodo</text:span><text:span text:style-name="T149">, che decreteranno il successo o il fallimento </text:span><text:span text:style-name="T152">di tale test</text:span><text:span text:style-name="T149">, </text:span><text:span text:style-name="T152">corrispond</text:span><text:span text:style-name="T156">o</text:span><text:span text:style-name="T152">no o meno.</text:span></text:p>
      <text:h text:style-name="Heading_20_2" text:outline-level="2"><text:bookmark-start text:name="__RefHeading___Toc573_2445249290"/>SCRITTURA DEL PRIMO UNIT TEST<text:bookmark-end text:name="__RefHeading___Toc573_2445249290"/></text:h>
      <text:p text:style-name="P78">La prima cosa importante sugli unit test è che non devono essere mescolati con il codice sorgente dove è presente il metodo da testare. Inoltre, quando vado a creare la classe che contiene uno o più unit test, la vado ad inserire in una directory diversa da quella in cui sono presenti tutte le altre classi che verranno eseguite.</text:p>
      <text:p text:style-name="P78"><text:span text:style-name="T150">Q</text:span><text:span text:style-name="T149">uindi, per convenzione, tutti gli unit test vanno inseriti in una directory a loro dedicata, rinominata come “test”.</text:span></text:p>
      <text:p text:style-name="P53">Altre 2 convenzioni da seguire sono le seguenti:</text:p>
      <text:list xml:id="list392534186" text:style-name="L1">
        <text:list-item>
          <text:p text:style-name="P226">il nome della classe creata per gli unit test deve avere lo stesso nome della classe da cui essa deriva, seguito dal suffisso “Test”;</text:p>
        </text:list-item>
        <text:list-item>
          <text:p text:style-name="P226"><text:soft-page-break/>all’interno della directory test, la classe che contiene gli unit test si deve trovare nello stesso percorso di directory della classe da cui deriva nella cartella src.</text:p>
        </text:list-item>
      </text:list>
      <text:p text:style-name="P54">Vediamo un esempio:</text:p>
      <text:p text:style-name="P8"><text:span text:style-name="T5">import </text:span><text:span text:style-name="T25">org.junit.jupiter.api.</text:span><text:span text:style-name="T182">Test</text:span><text:span text:style-name="T68">;</text:span><text:line-break/><text:line-break/><text:span text:style-name="T5">import static </text:span><text:span text:style-name="T25">org.junit.jupiter.api.Assertions</text:span><text:span text:style-name="T68">.*;</text:span><text:line-break/><text:line-break/><text:span text:style-name="T5">class </text:span><text:span text:style-name="T25">PrimoUnitTestTest</text:span><text:span text:style-name="T68">{</text:span><text:line-break/><text:line-break/><text:span text:style-name="T68"> <text:s text:c="3"/></text:span><text:span text:style-name="T182">@Test</text:span><text:line-break/><text:span text:style-name="T182"> <text:s text:c="3"/></text:span><text:span text:style-name="T183">public </text:span><text:span text:style-name="T5">void </text:span><text:span text:style-name="T117">testTroncoLetteraANellePrimeDuePosizioni</text:span><text:span text:style-name="T68">() {</text:span><text:line-break/><text:line-break/><text:span text:style-name="T68"> <text:s text:c="3"/>}</text:span><text:line-break/><text:span text:style-name="T68">}</text:span></text:p>
      <text:p text:style-name="P9"/>
      <text:p text:style-name="P79">Questo è il risultato che otteniamo nel momento in cui generiamo una classe per i test. </text:p>
      <text:p text:style-name="P79">Se proviamo ad eseguirlo, otteniamo fin da subito che tale test ha avuto successo, ma in realtà non sta testando nulla. <text:span text:style-name="T192">Questo avviene perché, se non ci sono fallimenti da segnalare, allora il test ha automaticamente successo. Per fallimento si intende una qualsiasi aspettativa che non viene soddisfatta e, nel caso dell’esempio, abbiamo uno unit test senza alcuna aspettativa, per cui ha successo.</text:span></text:p>
      <text:p text:style-name="Text_20_body">La prima cosa che si può notare nell’esempio è l’annotazione @Test. Tale annotazione è definita nel pacchetto <text:span text:style-name="T37">org.junit.jupiter.api.Test. </text:span><text:span text:style-name="T38">Ogni annotazione @Test presente nella classe sta ad indicare uno unit test, in cui viene definito sempre un metodo </text:span><text:span text:style-name="T39">su cui dichiarare i test da eseguire</text:span><text:span text:style-name="T38">.</text:span></text:p>
      <text:p text:style-name="P43"><text:span text:style-name="T38">N</text:span><text:span text:style-name="T36">el caso specifico dell’esempio, vogliamo verificare che la stringa che inseriamo nello unit test (</text:span><text:span text:style-name="T41">valore</text:span><text:span text:style-name="T36"> atteso) sia uguale alla stringa che ci viene restituita dal metodo che stiamo testando (</text:span><text:span text:style-name="T41">valore</text:span><text:span text:style-name="T36"> attuale). </text:span><text:span text:style-name="T40">Per fare ciò richiamiamo il metodo assertEquals(), </text:span><text:span text:style-name="T41">che confronta l’output atteso con l’output attuale, </text:span><text:span text:style-name="T40">nel seguente modo:</text:span></text:p>
      <text:p text:style-name="P10"><text:span text:style-name="T5">import </text:span><text:span text:style-name="T25">org.junit.jupiter.api.</text:span><text:span text:style-name="T182">Test</text:span><text:span text:style-name="T68">;</text:span><text:line-break/><text:span text:style-name="T5">import static </text:span><text:span text:style-name="T25">org.junit.jupiter.api.Assertions</text:span><text:span text:style-name="T68">.*;</text:span><text:line-break/><text:span text:style-name="T5">class </text:span><text:span text:style-name="T25">PrimoUnitTestTest</text:span><text:span text:style-name="T68">{</text:span><text:line-break/><text:line-break/><text:span text:style-name="T68"> <text:s text:c="3"/></text:span><text:span text:style-name="T182">@Test</text:span><text:line-break/><text:span text:style-name="T182"> <text:s text:c="3"/></text:span><text:span text:style-name="T5">public void </text:span><text:span text:style-name="T117">testTroncoLetteraANellePrimeDuePosizioni</text:span><text:span text:style-name="T68">() {</text:span><text:line-break/><text:line-break/><text:span text:style-name="T68"> <text:s text:c="7"/></text:span><text:span text:style-name="T25">PrimoUnitTest primoUnitTest </text:span><text:span text:style-name="T68">= </text:span><text:span text:style-name="T5">new </text:span><text:span text:style-name="T68">PrimoUnitTest();</text:span><text:line-break/><text:line-break/><text:span text:style-name="T68"> <text:s text:c="7"/></text:span><text:span text:style-name="T95">/*assertEquals( valore atteso, valore attuale )*/</text:span><text:line-break/><text:span text:style-name="T76">assertEquals</text:span><text:span text:style-name="T68">(</text:span><text:span text:style-name="T138">"CD"</text:span><text:span text:style-name="T68">,</text:span><text:span text:style-name="T25">primoUnitTest</text:span><text:span text:style-name="T68">.troncoLetteraANellePrimeDuePosizioni(</text:span><text:span text:style-name="T138">"AACD"</text:span><text:span text:style-name="T68">)); <text:s text:c="2"/></text:span><text:span text:style-name="T76">assertEquals</text:span><text:span text:style-name="T68">(</text:span><text:span text:style-name="T138">"CDAA"</text:span><text:span text:style-name="T68">,</text:span><text:span text:style-name="T25">primoUnitTest</text:span><text:span text:style-name="T68">.troncoLetteraANellePrimeDuePosizioni(</text:span><text:span text:style-name="T138">"CDAA"</text:span><text:span text:style-name="T68">));</text:span><text:line-break/><text:span text:style-name="T76">assertEquals</text:span><text:span text:style-name="T68">(</text:span><text:span text:style-name="T138">"ACDB"</text:span><text:span text:style-name="T68">,</text:span><text:span text:style-name="T25">primoUnitTest</text:span><text:span text:style-name="T68">.troncoLetteraANellePrimeDuePosizioni(</text:span><text:span text:style-name="T138">"ACDB"</text:span><text:span text:style-name="T68">));</text:span><text:line-break/><text:span text:style-name="T68"> <text:s text:c="3"/>}</text:span><text:line-break/><text:span text:style-name="T68">}</text:span></text:p>
      <text:p text:style-name="P84"/>
      <text:p text:style-name="Text_20_body"><text:span text:style-name="T36">Come si può notare dall’esempio, abbiamo provato ad inserire più output diversi per il metodo da testare. Il risultato è che l’ultimo dei 3 test è fallito, perché l’output che ci aspettiamo (ACDB) è diverso dall’output che ci restituisce il metodo testato (CDB). </text:span><text:span text:style-name="T41">Questo ci è stato di aiuto per capire che andranno fatte delle modifiche sul codice del metodo testato e, una volta eseguite, potremo comunque continuare a testare tale metodo, utilizzando lo stesso unit test scritto in precedenza. Quando lo unit test avrà successo per tutti i casi di output, lì avremo la conferma che il metodo sarà finalmente scritto correttamente a livello di logica.</text:span></text:p>
      <text:h text:style-name="Heading_20_2" text:outline-level="2"><text:bookmark-start text:name="__RefHeading___Toc1430_2445249290"/><text:soft-page-break/>REFACTORING DELLO UNIT TEST<text:bookmark-end text:name="__RefHeading___Toc1430_2445249290"/></text:h>
      <text:p text:style-name="Text_20_body">Partiamo dall’unit test scritto in precedenza:</text:p>
      <text:p text:style-name="P11"><text:span text:style-name="T5">import </text:span><text:span text:style-name="T25">org.junit.jupiter.api.</text:span><text:span text:style-name="T182">Test</text:span><text:span text:style-name="T68">;</text:span><text:line-break/><text:span text:style-name="T5">import static </text:span><text:span text:style-name="T25">org.junit.jupiter.api.Assertions</text:span><text:span text:style-name="T68">.*;</text:span><text:line-break/><text:span text:style-name="T5">class </text:span><text:span text:style-name="T25">PrimoUnitTestTest</text:span><text:span text:style-name="T68">{</text:span><text:line-break/><text:line-break/><text:span text:style-name="T68"> <text:s text:c="3"/></text:span><text:span text:style-name="T182">@Test</text:span><text:line-break/><text:span text:style-name="T182"> <text:s text:c="3"/></text:span><text:span text:style-name="T5">public void </text:span><text:span text:style-name="T117">testTroncoLetteraANellePrimeDuePosizioni</text:span><text:span text:style-name="T68">() {</text:span><text:line-break/><text:line-break/><text:span text:style-name="T68"> <text:s text:c="7"/></text:span><text:span text:style-name="T25">PrimoUnitTest primoUnitTest </text:span><text:span text:style-name="T68">= </text:span><text:span text:style-name="T5">new </text:span><text:span text:style-name="T68">PrimoUnitTest();</text:span><text:line-break/><text:line-break/><text:span text:style-name="T68"> <text:s text:c="7"/></text:span><text:span text:style-name="T95">/*assertEquals( valore atteso, valore attuale )*/</text:span><text:line-break/><text:span text:style-name="T76">assertEquals</text:span><text:span text:style-name="T68">(</text:span><text:span text:style-name="T138">"CD"</text:span><text:span text:style-name="T68">,</text:span><text:span text:style-name="T25">primoUnitTest</text:span><text:span text:style-name="T68">.troncoLetteraANellePrimeDuePosizioni(</text:span><text:span text:style-name="T138">"AACD"</text:span><text:span text:style-name="T68">)); <text:s text:c="2"/></text:span><text:span text:style-name="T76">assertEquals</text:span><text:span text:style-name="T68">(</text:span><text:span text:style-name="T138">"CDAA"</text:span><text:span text:style-name="T68">,</text:span><text:span text:style-name="T25">primoUnitTest</text:span><text:span text:style-name="T68">.troncoLetteraANellePrimeDuePosizioni(</text:span><text:span text:style-name="T138">"CDAA"</text:span><text:span text:style-name="T68">));</text:span><text:line-break/><text:span text:style-name="T76">assertEquals</text:span><text:span text:style-name="T68">(</text:span><text:span text:style-name="T138">"ACDB"</text:span><text:span text:style-name="T68">,</text:span><text:span text:style-name="T25">primoUnitTest</text:span><text:span text:style-name="T68">.troncoLetteraANellePrimeDuePosizioni(</text:span><text:span text:style-name="T138">"ACDB"</text:span><text:span text:style-name="T68">));</text:span><text:line-break/><text:span text:style-name="T68"> <text:s text:c="3"/>}</text:span><text:line-break/><text:span text:style-name="T68">}</text:span></text:p>
      <text:p text:style-name="P85"/>
      <text:p text:style-name="P80">Dobbiamo fare in modo che il codice dello unit test sia della qualità migliore possibile, senza alterarne il comportamento, mediante il refactoring. </text:p>
      <text:p text:style-name="P80">Partendo dal nome del metodo che definisce lo unit test, è sempre bene dare un nome che chiarisca cosa si sta testando, <text:span text:style-name="T198">con l’aggiunta della condizione che lo unit test deve rispettare:</text:span></text:p>
      <text:p text:style-name="P12"><text:span text:style-name="T182">@Test</text:span><text:line-break/><text:span text:style-name="T182"> <text:s text:c="3"/></text:span><text:span text:style-name="T5">public void </text:span><text:span text:style-name="T117">testTroncoLetteraANellePrimeDuePosizioni_</text:span><text:span text:style-name="T119">Condizione</text:span><text:span text:style-name="T68">() {</text:span></text:p>
      <text:p text:style-name="P86"><text:s text:c="4"/>…</text:p>
      <text:p text:style-name="P12"><text:span text:style-name="T68"><text:s text:c="4"/></text:span><text:span text:style-name="T69">}</text:span></text:p>
      <text:p text:style-name="P113"/>
      <text:p text:style-name="Text_20_body"><text:span text:style-name="T47">I</text:span><text:span text:style-name="T46">n più, tutti i metodi che definiscono gli unit test devono essere public </text:span><text:span text:style-name="T48">void </text:span><text:span text:style-name="T49">e devono essere sempre preceduti dall’annotazione @Test.</text:span></text:p>
      <text:p text:style-name="Text_20_body">Un’altra cosa fatta nell’esempio, ma che è convenzionalmente sbagliata, è che stiamo <text:span text:style-name="T153">eseguendo</text:span> 3 <text:span text:style-name="T153">test</text:span> divers<text:span text:style-name="T199">i</text:span> nello stesso unit test. <text:span text:style-name="T198">Idealmente, è necessario creare uno unit test per ogni </text:span><text:span text:style-name="T153">test</text:span><text:span text:style-name="T198">:</text:span></text:p>
      <text:p text:style-name="P6"><text:span text:style-name="T11">import </text:span><text:span text:style-name="T31">org.junit.jupiter.api.</text:span><text:span text:style-name="T186">Test</text:span><text:span text:style-name="T78">;</text:span><text:span text:style-name="T194"><text:line-break/></text:span><text:span text:style-name="T11">import static </text:span><text:span text:style-name="T31">org.junit.jupiter.api.Assertions</text:span><text:span text:style-name="T78">.*;</text:span><text:span text:style-name="T194"><text:line-break/><text:line-break/></text:span><text:span text:style-name="T11">class </text:span><text:span text:style-name="T31">PrimoUnitTestTest</text:span><text:span text:style-name="T78">{</text:span><text:span text:style-name="T194"><text:line-break/><text:line-break/></text:span><text:span text:style-name="T78"> <text:s text:c="3"/></text:span><text:span text:style-name="T186">@Test</text:span><text:span text:style-name="T194"><text:line-break/></text:span><text:span text:style-name="T186"> <text:s text:c="2"/></text:span><text:span text:style-name="T188"><text:s/></text:span><text:span text:style-name="T15">public void </text:span><text:span text:style-name="T123">testTroncoLetteraANellePrimeDuePosizioni_TroncaturaDaEseguire</text:span><text:span text:style-name="T124">StringaAACD</text:span><text:span text:style-name="T78">() {</text:span><text:span text:style-name="T194"><text:line-break/><text:line-break/></text:span><text:span text:style-name="T78"> <text:s text:c="7"/></text:span><text:span text:style-name="T31">PrimoUnitTest primoUnitTest </text:span><text:span text:style-name="T78">= </text:span><text:span text:style-name="T11">new </text:span><text:span text:style-name="T78">PrimoUnitTest();</text:span><text:span text:style-name="T194"><text:line-break/><text:line-break/></text:span><text:span text:style-name="T78"> <text:s text:c="7"/></text:span><text:span text:style-name="T102">/*assertEquals( valore atteso, valore attuale )*/</text:span><text:span text:style-name="T194"><text:line-break/></text:span><text:span text:style-name="T102"> <text:s text:c="7"/></text:span><text:span text:style-name="T81">assertEquals</text:span><text:span text:style-name="T78">(</text:span><text:span text:style-name="T141">"CD"</text:span><text:span text:style-name="T78">,</text:span><text:span text:style-name="T31">primoUnitTest</text:span><text:span text:style-name="T78">.troncoLetteraANellePrimeDuePosizioni(</text:span><text:span text:style-name="T141">"AACD"</text:span><text:span text:style-name="T78">));</text:span><text:span text:style-name="T194"><text:line-break/><text:line-break/></text:span><text:span text:style-name="T78"> <text:s text:c="3"/>}</text:span><text:span text:style-name="T194"><text:line-break/><text:line-break/></text:span><text:span text:style-name="T78"> <text:s text:c="3"/></text:span><text:span text:style-name="T186">@Test</text:span><text:span text:style-name="T194"><text:line-break/></text:span><text:span text:style-name="T186"> <text:s text:c="3"/></text:span><text:span text:style-name="T15">public void </text:span><text:span text:style-name="T123">testTroncoLetteraANellePrimeDuePosizioni_TroncaturaDaNonEseguire</text:span><text:span text:style-name="T124">StringaCDAA</text:span><text:span text:style-name="T83">()</text:span><text:span text:style-name="T78"> {</text:span><text:span text:style-name="T194"><text:line-break/><text:line-break/></text:span><text:span text:style-name="T78"> <text:s text:c="7"/></text:span><text:span text:style-name="T31">PrimoUnitTest primoUnitTest </text:span><text:span text:style-name="T78">= </text:span><text:span text:style-name="T11">new </text:span><text:span text:style-name="T78">PrimoUnitTest();</text:span><text:span text:style-name="T194"><text:line-break/><text:line-break/></text:span><text:span text:style-name="T78"> <text:s text:c="7"/></text:span><text:soft-page-break/><text:span text:style-name="T81">assertEquals</text:span><text:span text:style-name="T78">(</text:span><text:span text:style-name="T141">"CDAA"</text:span><text:span text:style-name="T78">,</text:span><text:span text:style-name="T31">primoUnitTest</text:span><text:span text:style-name="T78">.troncoLetteraANellePrimeDuePosizioni(</text:span><text:span text:style-name="T141">"CDAA"</text:span><text:span text:style-name="T78">));</text:span><text:span text:style-name="T194"><text:line-break/><text:line-break/></text:span><text:span text:style-name="T78"> <text:s text:c="3"/>}</text:span><text:span text:style-name="T194"><text:line-break/><text:line-break/></text:span><text:span text:style-name="T78"> <text:s text:c="3"/></text:span><text:span text:style-name="T186">@Test</text:span><text:span text:style-name="T194"><text:line-break/></text:span><text:span text:style-name="T186"> <text:s text:c="3"/></text:span><text:span text:style-name="T15">public void </text:span><text:span text:style-name="T123">testTroncoLetteraANellePrimeDuePosizioni_TroncaturaDaNonEseguire</text:span><text:span text:style-name="T124">StringaACDB</text:span><text:span text:style-name="T78">() {</text:span><text:span text:style-name="T194"><text:line-break/><text:line-break/></text:span><text:span text:style-name="T78"> <text:s text:c="7"/></text:span><text:span text:style-name="T31">PrimoUnitTest primoUnitTest </text:span><text:span text:style-name="T78">= </text:span><text:span text:style-name="T11">new </text:span><text:span text:style-name="T78">PrimoUnitTest();</text:span><text:span text:style-name="T194"><text:line-break/><text:line-break/></text:span><text:span text:style-name="T78"> <text:s text:c="7"/></text:span><text:span text:style-name="T81">assertEquals</text:span><text:span text:style-name="T78">(</text:span><text:span text:style-name="T141">"ACDB"</text:span><text:span text:style-name="T78">,</text:span><text:span text:style-name="T31">primoUnitTest</text:span><text:span text:style-name="T78">.troncoLetteraANellePrimeDuePosizioni(</text:span><text:span text:style-name="T141">"ACDB"</text:span><text:span text:style-name="T78">));</text:span><text:span text:style-name="T194"><text:line-break/><text:line-break/></text:span><text:span text:style-name="T78"> <text:s text:c="3"/>}</text:span><text:span text:style-name="T194"><text:line-break/></text:span><text:span text:style-name="T78">}</text:span></text:p>
      <text:p text:style-name="P87"/>
      <text:p text:style-name="Text_20_body"><text:span text:style-name="T68">Il <text:s/>vantaggio nel creare più unit test sta nel fatto che, quando uno di questi fallisce, sappiamo esattamente qual è </text:span><text:span text:style-name="T70">nello specifico</text:span><text:span text:style-name="T68">.</text:span></text:p>
      <text:p text:style-name="P44"><text:span text:style-name="T68">L’ultima cosa che si può notare è la duplicazione del codice riguardante </text:span><text:span text:style-name="T71">la dichiarazione dell’istanza</text:span><text:span text:style-name="T68"> </text:span><text:span text:style-name="T71">di</text:span><text:span text:style-name="T68"> PrimoUnitTest. Per evitare ciò, basta rendere </text:span><text:span text:style-name="T71">la variabile della dichiarazione di classe</text:span><text:span text:style-name="T68">:</text:span></text:p>
      <text:p text:style-name="P108"/>
      <text:p text:style-name="P13"><text:span text:style-name="T5">import </text:span><text:span text:style-name="T25">org.junit.jupiter.api.</text:span><text:span text:style-name="T182">Test</text:span><text:span text:style-name="T68">;</text:span><text:line-break/><text:span text:style-name="T5">import static </text:span><text:span text:style-name="T25">org.junit.jupiter.api.Assertions</text:span><text:span text:style-name="T68">.*;</text:span><text:line-break/><text:line-break/><text:span text:style-name="T5">class </text:span><text:span text:style-name="T25">PrimoUnitTestTest</text:span><text:span text:style-name="T68">{</text:span><text:line-break/><text:line-break/><text:span text:style-name="T68"> <text:s text:c="3"/></text:span><text:span text:style-name="T25">PrimoUnitTest </text:span><text:span text:style-name="T200">primoUnitTest </text:span><text:span text:style-name="T68">= </text:span><text:span text:style-name="T5">new </text:span><text:span text:style-name="T68">PrimoUnitTest();</text:span><text:line-break/><text:span text:style-name="T68"> <text:s text:c="3"/></text:span><text:line-break/><text:span text:style-name="T68"> <text:s text:c="3"/></text:span><text:span text:style-name="T182">@Test</text:span><text:line-break/><text:span text:style-name="T189"> <text:s text:c="3"/></text:span><text:span text:style-name="T10">public void </text:span><text:span text:style-name="T122">testTroncoLetteraANellePrimeDuePosizioni_TroncaturaDaEseguireStringaAACD</text:span><text:span text:style-name="T85">()</text:span><text:span text:style-name="T68"> {</text:span><text:line-break/><text:line-break/><text:span text:style-name="T68"> <text:s text:c="7"/></text:span><text:span text:style-name="T95">/*assertEquals( valore atteso, valore attuale )*/</text:span><text:line-break/><text:span text:style-name="T95"> <text:s text:c="7"/></text:span><text:span text:style-name="T76">assertEquals</text:span><text:span text:style-name="T68">(</text:span><text:span text:style-name="T138">"CD"</text:span><text:span text:style-name="T68">,</text:span><text:span text:style-name="T200">primoUnitTest</text:span><text:span text:style-name="T68">.troncoLetteraANellePrimeDuePosizioni(</text:span><text:span text:style-name="T138">"AACD"</text:span><text:span text:style-name="T68">));</text:span><text:line-break/><text:line-break/><text:span text:style-name="T68"> <text:s text:c="3"/>}</text:span><text:line-break/><text:line-break/><text:span text:style-name="T68"> <text:s text:c="3"/></text:span><text:span text:style-name="T182">@Test</text:span><text:line-break/><text:span text:style-name="T189"> <text:s text:c="3"/></text:span><text:span text:style-name="T10">public void </text:span><text:span text:style-name="T122">testTroncoLetteraANellePrimeDuePosizioni_TroncaturaDaNonEseguireStringaCDAA</text:span><text:span text:style-name="T85">()</text:span><text:span text:style-name="T68"> {</text:span><text:line-break/><text:span text:style-name="T68"> <text:s text:c="7"/></text:span><text:span text:style-name="T76">assertEquals</text:span><text:span text:style-name="T68">(</text:span><text:span text:style-name="T138">"CDAA"</text:span><text:span text:style-name="T68">,</text:span><text:span text:style-name="T200">primoUnitTest</text:span><text:span text:style-name="T68">.troncoLetteraANellePrimeDuePosizioni(</text:span><text:span text:style-name="T138">"CDAA"</text:span><text:span text:style-name="T68">));</text:span><text:line-break/><text:line-break/><text:span text:style-name="T68"> <text:s text:c="3"/>}</text:span><text:line-break/><text:line-break/><text:span text:style-name="T68"> <text:s text:c="3"/></text:span><text:span text:style-name="T182">@Test</text:span><text:line-break/><text:span text:style-name="T182"> <text:s/></text:span><text:span text:style-name="T189"><text:s text:c="2"/></text:span><text:span text:style-name="T10">public void </text:span><text:span text:style-name="T122">testTroncoLetteraANellePrimeDuePosizioni_TroncaturaDaNonEseguireStringaACDB</text:span><text:span text:style-name="T85">()</text:span><text:span text:style-name="T68"> {</text:span><text:line-break/><text:span text:style-name="T68"> <text:s text:c="7"/></text:span><text:span text:style-name="T76">assertEquals</text:span><text:span text:style-name="T68">(</text:span><text:span text:style-name="T138">"ACDB"</text:span><text:span text:style-name="T68">,</text:span><text:span text:style-name="T200">primoUnitTest</text:span><text:span text:style-name="T68">.troncoLetteraANellePrimeDuePosizioni(</text:span><text:span text:style-name="T138">"ACDB"</text:span><text:span text:style-name="T68">));</text:span><text:line-break/><text:line-break/><text:span text:style-name="T68"> <text:s text:c="3"/>}</text:span><text:line-break/><text:span text:style-name="T68">}</text:span></text:p>
      <text:p text:style-name="P88"/>
      <text:p text:style-name="P88"/>
      <text:p text:style-name="P88"/>
      <text:p text:style-name="P88"/>
      <text:p text:style-name="P88"/>
      <text:p text:style-name="P88"/>
      <text:p text:style-name="P88"/>
      <text:p text:style-name="P88"/>
      <text:p text:style-name="P88"/>
      <text:h text:style-name="Heading_20_2" text:outline-level="2"><text:bookmark-start text:name="__RefHeading___Toc1915_2445249290"/><text:soft-page-break/>METODI assertTrue<text:span text:style-name="T209">()</text:span> E assertFalse<text:span text:style-name="T209">()</text:span><text:bookmark-end text:name="__RefHeading___Toc1915_2445249290"/></text:h>
      <text:p text:style-name="P72">Partiamo da questo metodo:</text:p>
      <text:p text:style-name="P50"><text:span text:style-name="T16">public class </text:span><text:span text:style-name="T35">SecondoUnitClass </text:span><text:span text:style-name="T84">{</text:span><text:span text:style-name="T193"><text:line-break/><text:line-break/></text:span><text:span text:style-name="T84"> <text:s text:c="3"/></text:span><text:span text:style-name="T106">/*ABCD =&gt; false</text:span><text:span text:style-name="T193"><text:line-break/></text:span><text:span text:style-name="T106"> <text:s text:c="3"/>* ABAB =&gt; true</text:span><text:span text:style-name="T193"><text:line-break/></text:span><text:span text:style-name="T106"> <text:s text:c="3"/>* AB =&gt; true, perchè avendo la stringa solo due caratteri,</text:span><text:span text:style-name="T193"><text:line-break/></text:span><text:span text:style-name="T106"> <text:s text:c="3"/>* essi sono considerati sia come primi 2 che ultimi 2,</text:span><text:span text:style-name="T193"><text:line-break/></text:span><text:span text:style-name="T106"> <text:s text:c="3"/>* per cui è come se i primi 2 caratteri fossero uguali agli</text:span><text:span text:style-name="T193"><text:line-break/></text:span><text:span text:style-name="T106"> <text:s text:c="3"/>* ultimi 2</text:span><text:span text:style-name="T193"><text:line-break/></text:span><text:span text:style-name="T106"> <text:s text:c="3"/>* A =&gt; false, perchè la stringa ha meno di 2 caratteri*/</text:span><text:span text:style-name="T193"><text:line-break/><text:line-break/></text:span><text:span text:style-name="T106"> <text:s text:c="3"/></text:span><text:span text:style-name="T16">public boolean </text:span><text:span text:style-name="T125">verificoCheIPrimiEGliUltimiDueCaratteriSonoGliStessi</text:span><text:span text:style-name="T84">(</text:span><text:span text:style-name="T35">String </text:span><text:span text:style-name="T84">str){</text:span><text:span text:style-name="T193"><text:line-break/><text:line-break/></text:span><text:span text:style-name="T84"> <text:s text:c="7"/></text:span><text:span text:style-name="T16">if </text:span><text:span text:style-name="T84">(str.length() &lt;= </text:span><text:span text:style-name="T132">1</text:span><text:span text:style-name="T84">) { </text:span><text:span text:style-name="T16">return false</text:span><text:span text:style-name="T84">; }</text:span><text:span text:style-name="T193"><text:line-break/></text:span><text:span text:style-name="T84"> <text:s text:c="7"/></text:span><text:span text:style-name="T16">if </text:span><text:span text:style-name="T84">(str.length() == </text:span><text:span text:style-name="T132">2</text:span><text:span text:style-name="T84">) { </text:span><text:span text:style-name="T16">return true</text:span><text:span text:style-name="T84">; }</text:span><text:span text:style-name="T193"><text:line-break/><text:line-break/></text:span><text:span text:style-name="T84"> <text:s text:c="7"/></text:span><text:span text:style-name="T35">String primi2Caratteri </text:span><text:span text:style-name="T84">= str.substring(</text:span><text:span text:style-name="T132">0</text:span><text:span text:style-name="T84">, </text:span><text:span text:style-name="T132">2</text:span><text:span text:style-name="T84">);</text:span><text:span text:style-name="T193"><text:line-break/><text:line-break/></text:span><text:span text:style-name="T84"> <text:s text:c="7"/></text:span><text:span text:style-name="T35">String ultimi2Caratteri </text:span><text:span text:style-name="T84">= str.substring(str.length() - </text:span><text:span text:style-name="T132">2</text:span><text:span text:style-name="T84">);</text:span><text:span text:style-name="T193"><text:line-break/><text:line-break/></text:span><text:span text:style-name="T84"> <text:s text:c="7"/></text:span><text:span text:style-name="T16">return </text:span><text:span text:style-name="T35">primi2Caratteri</text:span><text:span text:style-name="T84">.equals(</text:span><text:span text:style-name="T35">ultimi2Caratteri</text:span><text:span text:style-name="T84">);</text:span><text:span text:style-name="T193"><text:line-break/></text:span><text:span text:style-name="T84"> <text:s text:c="3"/>}</text:span><text:span text:style-name="T193"><text:line-break/></text:span><text:span text:style-name="T84">}</text:span><text:line-break/></text:p>
      <text:p text:style-name="P104"/>
      <text:p text:style-name="P73">Da come <text:span text:style-name="T205">si può capire dal nome del metodo, il risultato sarà true se, data una stringa, i primi due caratteri sono uguali agli ultimi 2, altrimenti false. </text:span></text:p>
      <text:p text:style-name="P129">Se devo testare metodi che restituiscono un valore booleano come risultato, Junit mi mette a disposizione i due metodi assertFalse() e assertTrue() che, rispettivamente, verificano se il metodo da testare restituisce false o true come output:</text:p>
      <text:p text:style-name="P15"><text:span text:style-name="T5">import </text:span><text:span text:style-name="T25">org.junit.jupiter.api.</text:span><text:span text:style-name="T182">Test</text:span><text:span text:style-name="T68">;</text:span><text:line-break/><text:line-break/><text:span text:style-name="T5">import static </text:span><text:span text:style-name="T25">org.junit.jupiter.api.Assertions</text:span><text:span text:style-name="T68">.*;</text:span><text:line-break/><text:line-break/><text:span text:style-name="T5">class </text:span><text:span text:style-name="T25">SecondoUnitClassTest </text:span><text:span text:style-name="T68">{</text:span><text:line-break/><text:line-break/><text:span text:style-name="T68"> <text:s text:c="3"/></text:span><text:span text:style-name="T25">SecondoUnitClass </text:span><text:span text:style-name="T200">secondoUnitClass </text:span><text:span text:style-name="T68">= </text:span><text:span text:style-name="T5">new </text:span><text:span text:style-name="T68">SecondoUnitClass();</text:span><text:line-break/><text:line-break/><text:span text:style-name="T68"> <text:s text:c="3"/></text:span><text:span text:style-name="T182">@Test</text:span><text:line-break/><text:span text:style-name="T182"> <text:s text:c="3"/></text:span><text:span text:style-name="T5">public void </text:span><text:span text:style-name="T117">testVerificoCheIPrimiEGliUltimiDueCaratteriSonoGliStessi_Primi2CaratteriEUltimi2CaratteriSonoDiversi</text:span><text:span text:style-name="T68">() {</text:span><text:line-break/><text:span text:style-name="T68"> <text:s text:c="7"/></text:span><text:span text:style-name="T76">assertFalse</text:span><text:span text:style-name="T68">(</text:span><text:span text:style-name="T200">secondoUnitClass</text:span><text:span text:style-name="T68">.verificoCheIPrimiEGliUltimiDueCaratteriSonoGliStessi(</text:span><text:span text:style-name="T138">"ABCD"</text:span><text:span text:style-name="T68">));</text:span><text:line-break/><text:span text:style-name="T68"> <text:s text:c="3"/>}</text:span><text:line-break/><text:line-break/><text:span text:style-name="T68"> <text:s text:c="3"/></text:span><text:span text:style-name="T182">@Test</text:span><text:line-break/><text:span text:style-name="T182"> <text:s text:c="3"/></text:span><text:span text:style-name="T5">public void </text:span><text:span text:style-name="T117">testVerificoCheIPrimiEGliUltimiDueCaratteriSonoGliStessi_Primi2CaratteriEUltimi2CaratteriSonoUguali</text:span><text:span text:style-name="T68">() {</text:span><text:line-break/><text:span text:style-name="T68"> <text:s text:c="7"/></text:span><text:span text:style-name="T76">assertTrue</text:span><text:span text:style-name="T68">(</text:span><text:span text:style-name="T200">secondoUnitClass</text:span><text:span text:style-name="T68">.verificoCheIPrimiEGliUltimiDueCaratteriSonoGliStessi(</text:span><text:span text:style-name="T138">"ABAB"</text:span><text:span text:style-name="T68">));</text:span><text:line-break/><text:soft-page-break/><text:span text:style-name="T68"> <text:s text:c="3"/>}</text:span><text:line-break/><text:line-break/><text:span text:style-name="T68"> <text:s text:c="3"/></text:span><text:span text:style-name="T182">@Test</text:span><text:line-break/><text:span text:style-name="T182"> <text:s text:c="3"/></text:span><text:span text:style-name="T5">public void </text:span><text:span text:style-name="T117">testVerificoCheIPrimiEGliUltimiDueCaratteriSonoGliStessi_Primi2CaratteriSonoAncheGliUltimi2</text:span><text:span text:style-name="T68">() {</text:span><text:line-break/><text:span text:style-name="T68"> <text:s text:c="7"/></text:span><text:span text:style-name="T76">assertTrue</text:span><text:span text:style-name="T68">(</text:span><text:span text:style-name="T200">secondoUnitClass</text:span><text:span text:style-name="T68">.verificoCheIPrimiEGliUltimiDueCaratteriSonoGliStessi(</text:span><text:span text:style-name="T138">"AB"</text:span><text:span text:style-name="T68">));</text:span><text:line-break/><text:span text:style-name="T68"> <text:s text:c="3"/>}</text:span><text:line-break/><text:line-break/><text:span text:style-name="T68"> <text:s text:c="3"/></text:span><text:span text:style-name="T182">@Test</text:span><text:line-break/><text:span text:style-name="T182"> <text:s text:c="3"/></text:span><text:span text:style-name="T5">public void </text:span><text:span text:style-name="T117">testverificoCheIPrimiEGliUltimiDueCaratteriSonoGliStessi_UnSoloCarattere</text:span><text:span text:style-name="T68">() {</text:span><text:line-break/><text:span text:style-name="T68"> <text:s text:c="7"/></text:span><text:span text:style-name="T76">assertFalse</text:span><text:span text:style-name="T68">(</text:span><text:span text:style-name="T200">secondoUnitClass</text:span><text:span text:style-name="T68">.verificoCheIPrimiEGliUltimiDueCaratteriSonoGliStessi(</text:span><text:span text:style-name="T138">"A"</text:span><text:span text:style-name="T68">));</text:span><text:line-break/><text:span text:style-name="T68"> <text:s text:c="3"/>}</text:span><text:line-break/><text:span text:style-name="T68">}</text:span></text:p>
      <text:p text:style-name="P74"/>
      <text:p text:style-name="P74"/>
      <text:h text:style-name="Heading_20_2" text:outline-level="2"><text:bookmark-start text:name="__RefHeading___Toc26206_1907306953"/>@Before E @After<text:bookmark-end text:name="__RefHeading___Toc26206_1907306953"/></text:h>
      <text:p text:style-name="P81">Con l’annotazione @Before stiamo indicando che <text:span text:style-name="T158">il metodo</text:span>, <text:span text:style-name="T213">i</text:span><text:span text:style-name="T206">l quale è assegnato, </text:span>deve essere eseguito prima di <text:span text:style-name="T154">ogni</text:span> <text:span text:style-name="T154">altro unit test, </text:span><text:span text:style-name="T155">ripetendo la sua esecuzione tante volte per quanti sono i test presenti nella classe.</text:span></text:p>
      <text:p text:style-name="P82">Con l’annotazione @After stiamo indicando che <text:span text:style-name="T158">il metodo</text:span>, <text:span text:style-name="T213">i</text:span><text:span text:style-name="T206">l quale è assegnato, </text:span>deve essere eseguito <text:span text:style-name="T155">dopo</text:span> <text:span text:style-name="T154">ogni</text:span> <text:span text:style-name="T154">altro unit test, </text:span><text:span text:style-name="T155">ripetendo la sua esecuzione tante volte per quanti sono i test presenti nella classe.</text:span></text:p>
      <text:p text:style-name="P128">Vediamo un semplice esempio con @Before:</text:p>
      <text:p text:style-name="P16"><text:span text:style-name="T5">import </text:span><text:span text:style-name="T25">org.junit.</text:span><text:span text:style-name="T68">*;</text:span><text:line-break/><text:line-break/><text:span text:style-name="T5">public class </text:span><text:span text:style-name="T25">BeforeAfterTest </text:span><text:span text:style-name="T68">{</text:span><text:line-break/><text:line-break/><text:span text:style-name="T68"> <text:s text:c="3"/></text:span><text:span text:style-name="T182">@Before</text:span><text:line-break/><text:span text:style-name="T182"> <text:s text:c="3"/></text:span><text:span text:style-name="T5">public void </text:span><text:span text:style-name="T117">testBefore</text:span><text:span text:style-name="T68">(){</text:span><text:line-break/><text:span text:style-name="T68"> <text:s text:c="7"/></text:span><text:span text:style-name="T25">System</text:span><text:span text:style-name="T68">.</text:span><text:span text:style-name="T201">out</text:span><text:span text:style-name="T68">.println(</text:span><text:span text:style-name="T138">"Before Test"</text:span><text:span text:style-name="T68">);</text:span><text:line-break/><text:span text:style-name="T68"> <text:s text:c="3"/>}</text:span><text:line-break/><text:line-break/><text:span text:style-name="T68"> <text:s text:c="3"/></text:span><text:span text:style-name="T182">@Test</text:span><text:line-break/><text:span text:style-name="T182"> <text:s text:c="3"/></text:span><text:span text:style-name="T5">public void </text:span><text:span text:style-name="T117">test1</text:span><text:span text:style-name="T68">(){</text:span><text:line-break/><text:span text:style-name="T68"> <text:s text:c="7"/></text:span><text:span text:style-name="T25">System</text:span><text:span text:style-name="T68">.</text:span><text:span text:style-name="T201">out</text:span><text:span text:style-name="T68">.println(</text:span><text:span text:style-name="T138">"Test 1 eseguito"</text:span><text:span text:style-name="T68">);</text:span><text:line-break/><text:span text:style-name="T68"> <text:s text:c="3"/>}</text:span><text:line-break/><text:line-break/><text:span text:style-name="T68"> <text:s text:c="3"/></text:span><text:span text:style-name="T182">@Test</text:span><text:line-break/><text:span text:style-name="T182"> <text:s text:c="3"/></text:span><text:span text:style-name="T5">public void </text:span><text:span text:style-name="T117">test2</text:span><text:span text:style-name="T68">(){</text:span><text:line-break/><text:span text:style-name="T68"> <text:s text:c="7"/></text:span><text:span text:style-name="T25">System</text:span><text:span text:style-name="T68">.</text:span><text:span text:style-name="T201">out</text:span><text:span text:style-name="T68">.println(</text:span><text:span text:style-name="T138">"Test 2 eseguito"</text:span><text:span text:style-name="T68">);</text:span><text:line-break/><text:span text:style-name="T68"> <text:s text:c="3"/>}</text:span><text:line-break/><text:line-break/><text:span text:style-name="T68"> <text:s text:c="3"/></text:span><text:span text:style-name="T182">@After</text:span><text:line-break/><text:span text:style-name="T182"> <text:s text:c="3"/></text:span><text:span text:style-name="T5">public void </text:span><text:span text:style-name="T117">testAfter</text:span><text:span text:style-name="T68">(){</text:span><text:line-break/><text:span text:style-name="T68"> <text:s text:c="7"/></text:span><text:span text:style-name="T25">System</text:span><text:span text:style-name="T68">.</text:span><text:span text:style-name="T201">out</text:span><text:span text:style-name="T68">.println(</text:span><text:span text:style-name="T138">"After Test"</text:span><text:span text:style-name="T68">);</text:span><text:line-break/><text:span text:style-name="T68"> <text:s text:c="3"/>}</text:span><text:line-break/><text:span text:style-name="T68">}</text:span></text:p>
      <text:p text:style-name="P111"/>
      <text:p text:style-name="P112"><text:soft-page-break/>L’output di questo esempio è il seguente:</text:p>
      <text:p text:style-name="Standard"/>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P128"/>
      <text:h text:style-name="Heading_20_2" text:outline-level="2"><text:bookmark-start text:name="__RefHeading___Toc1854_2745468711"/>@BeforeClass E @AfterClass<text:bookmark-end text:name="__RefHeading___Toc1854_2745468711"/></text:h>
      <text:p text:style-name="P136">Abbiamo esaminato le annotazioni @Before e @After, che rispettivamente eseguono <text:span text:style-name="T158">il metodo</text:span>, <text:span text:style-name="T213">i</text:span> qual<text:span text:style-name="T213">i</text:span> sono assegnati, prima e dopo ogni test presente <text:span text:style-name="T207">nella classe, </text:span><text:span text:style-name="T149">ripetendo la sua esecuzione tante volte per quanti sono i test presenti nella classe.</text:span><text:span text:style-name="T207"> </text:span></text:p>
      <text:p text:style-name="P133">Se, però, volessi eseguire tale <text:span text:style-name="T158">metodo</text:span> prima o dopo tutti i test presenti nella classe, eseguendolo una sola volta, allora posso assegnargli rispettivamente le annotazioni @BeforeClass o @AfterClass.</text:p>
      <text:p text:style-name="P133">Il metodo con annotazione @BeforeClass o @AfterClass, oltre che essere public void, deve essere sempre statico. <text:s/></text:p>
      <text:p text:style-name="P45">Vediamo un esempio:</text:p>
      <text:p text:style-name="P17"><text:span text:style-name="T5">import </text:span><text:span text:style-name="T25">org.junit.</text:span><text:span text:style-name="T68">*;</text:span><text:line-break/><text:line-break/><text:span text:style-name="T5">public class </text:span><text:span text:style-name="T25">BeforeAfterTest </text:span><text:span text:style-name="T68">{</text:span><text:line-break/><text:line-break/><text:span text:style-name="T68"> <text:s text:c="3"/></text:span><text:span text:style-name="T182">@BeforeClass</text:span><text:line-break/><text:span text:style-name="T182"> <text:s text:c="3"/></text:span><text:span text:style-name="T5">public static void </text:span><text:span text:style-name="T117">testBeforeClass</text:span><text:span text:style-name="T68">(){</text:span><text:line-break/><text:span text:style-name="T68"> <text:s text:c="7"/></text:span><text:span text:style-name="T25">System</text:span><text:span text:style-name="T68">.</text:span><text:span text:style-name="T201">out</text:span><text:span text:style-name="T68">.println(</text:span><text:span text:style-name="T138">"Before Class Test"</text:span><text:span text:style-name="T68">);</text:span><text:line-break/><text:span text:style-name="T68"> <text:s text:c="3"/>}</text:span><text:line-break/><text:line-break/><text:span text:style-name="T68"> <text:s text:c="3"/></text:span><text:span text:style-name="T182">@Before</text:span><text:line-break/><text:span text:style-name="T182"> <text:s text:c="3"/></text:span><text:span text:style-name="T5">public void </text:span><text:span text:style-name="T117">testBefore</text:span><text:span text:style-name="T68">(){</text:span><text:line-break/><text:span text:style-name="T68"> <text:s text:c="7"/></text:span><text:span text:style-name="T25">System</text:span><text:span text:style-name="T68">.</text:span><text:span text:style-name="T201">out</text:span><text:span text:style-name="T68">.println(</text:span><text:span text:style-name="T138">"Before Test"</text:span><text:span text:style-name="T68">);</text:span><text:line-break/><text:span text:style-name="T68"> <text:s text:c="3"/>}</text:span><text:line-break/><text:line-break/><text:span text:style-name="T68"> <text:s text:c="3"/></text:span><text:span text:style-name="T182">@Test</text:span><text:line-break/><text:span text:style-name="T182"> <text:s text:c="3"/></text:span><text:span text:style-name="T5">public void </text:span><text:span text:style-name="T117">test1</text:span><text:span text:style-name="T68">(){</text:span><text:line-break/><text:span text:style-name="T68"> <text:s text:c="7"/></text:span><text:span text:style-name="T25">System</text:span><text:span text:style-name="T68">.</text:span><text:span text:style-name="T201">out</text:span><text:span text:style-name="T68">.println(</text:span><text:span text:style-name="T138">"Test 1 eseguito"</text:span><text:span text:style-name="T68">);</text:span><text:line-break/><text:span text:style-name="T68"> <text:s text:c="3"/>}</text:span><text:line-break/><text:line-break/><text:span text:style-name="T68"> <text:s text:c="3"/></text:span><text:span text:style-name="T182">@Test</text:span><text:line-break/><text:span text:style-name="T182"> <text:s text:c="3"/></text:span><text:span text:style-name="T5">public void </text:span><text:span text:style-name="T117">test2</text:span><text:span text:style-name="T68">(){</text:span><text:line-break/><text:span text:style-name="T68"> <text:s text:c="7"/></text:span><text:span text:style-name="T25">System</text:span><text:span text:style-name="T68">.</text:span><text:span text:style-name="T201">out</text:span><text:span text:style-name="T68">.println(</text:span><text:span text:style-name="T138">"Test 2 eseguito"</text:span><text:span text:style-name="T68">);</text:span><text:line-break/><text:span text:style-name="T68"> <text:s text:c="3"/>}</text:span><text:line-break/><text:line-break/><text:span text:style-name="T68"> <text:s text:c="3"/></text:span><text:span text:style-name="T182">@After</text:span><text:line-break/><text:span text:style-name="T182"> <text:s text:c="3"/></text:span><text:span text:style-name="T5">public void </text:span><text:span text:style-name="T117">testAfter</text:span><text:span text:style-name="T68">(){</text:span><text:line-break/><text:span text:style-name="T68"> <text:s text:c="7"/></text:span><text:span text:style-name="T25">System</text:span><text:span text:style-name="T68">.</text:span><text:span text:style-name="T201">out</text:span><text:span text:style-name="T68">.println(</text:span><text:span text:style-name="T138">"After Test"</text:span><text:span text:style-name="T68">);</text:span><text:line-break/><text:span text:style-name="T68"> <text:s text:c="3"/>}</text:span><text:line-break/><text:line-break/><text:span text:style-name="T68"> <text:s text:c="3"/></text:span><text:span text:style-name="T182">@AfterClass</text:span><text:line-break/><text:span text:style-name="T182"> <text:s text:c="3"/></text:span><text:span text:style-name="T5">public static void </text:span><text:span text:style-name="T117">testAfterClass</text:span><text:span text:style-name="T68">(){</text:span><text:line-break/><text:span text:style-name="T68"> <text:s text:c="7"/></text:span><text:span text:style-name="T25">System</text:span><text:span text:style-name="T68">.</text:span><text:span text:style-name="T201">out</text:span><text:span text:style-name="T68">.println(</text:span><text:span text:style-name="T138">"After Class Test"</text:span><text:span text:style-name="T68">);</text:span><text:line-break/><text:soft-page-break/><text:span text:style-name="T68"> <text:s text:c="3"/>}</text:span><text:line-break/><text:span text:style-name="T68">}</text:span></text:p>
      <text:p text:style-name="P132"/>
      <text:p text:style-name="P137">L’output di questo codice è il seguente:</text:p>
      <text:p text:style-name="Standard">Before Class Test</text:p>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Standard">After Class Test</text:p>
      <text:p text:style-name="Standard"/>
      <text:p text:style-name="Standard"/>
      <text:h text:style-name="P210" text:outline-level="2"><text:bookmark-start text:name="__RefHeading___Toc1856_2745468711"/>COMPARARE ARRAY IN JUNIT<text:bookmark-end text:name="__RefHeading___Toc1856_2745468711"/></text:h>
      <text:p text:style-name="P138">Per comparare due array in uno unit test, si deve utilizzare un altro metodo della classe Assert denominato <text:span text:style-name="T42">assertArrayEquals</text:span><text:span text:style-name="T43">().</text:span></text:p>
      <text:p text:style-name="P139"><text:span text:style-name="T210">Vediamo un esempio in cui testiamo l’ordinamento di un </text:span><text:span text:style-name="T211">array:</text:span></text:p>
      <text:p text:style-name="P18"><text:span text:style-name="T5">import </text:span><text:span text:style-name="T25">org.junit.</text:span><text:span text:style-name="T182">Test</text:span><text:span text:style-name="T68">;</text:span><text:line-break/><text:span text:style-name="T5">import </text:span><text:span text:style-name="T25">java.util.Arrays</text:span><text:span text:style-name="T68">;</text:span><text:line-break/><text:span text:style-name="T5">import static </text:span><text:span text:style-name="T25">org.junit.jupiter.api.Assertions</text:span><text:span text:style-name="T68">.*;</text:span><text:line-break/><text:line-break/><text:span text:style-name="T5">public class </text:span><text:span text:style-name="T25">ArrayTest </text:span><text:span text:style-name="T68">{</text:span><text:line-break/><text:line-break/><text:span text:style-name="T68"> <text:s text:c="3"/></text:span><text:span text:style-name="T182">@Test</text:span><text:line-break/><text:span text:style-name="T182"> <text:s text:c="3"/></text:span><text:span text:style-name="T5">public void </text:span><text:span text:style-name="T117">testOrdinamentoArray_arrayRandomInIngresso</text:span><text:span text:style-name="T68">(){</text:span><text:line-break/><text:line-break/><text:span text:style-name="T68"> <text:s text:c="7"/></text:span><text:span text:style-name="T5">int</text:span><text:span text:style-name="T68">[] </text:span><text:span text:style-name="T25">numbers </text:span><text:span text:style-name="T68">= {</text:span><text:span text:style-name="T130">12</text:span><text:span text:style-name="T68">, </text:span><text:span text:style-name="T130">3</text:span><text:span text:style-name="T68">, </text:span><text:span text:style-name="T130">4</text:span><text:span text:style-name="T68">, </text:span><text:span text:style-name="T130">1</text:span><text:span text:style-name="T68">};</text:span><text:line-break/><text:span text:style-name="T68"> <text:s text:c="7"/></text:span><text:span text:style-name="T5">int</text:span><text:span text:style-name="T68">[] </text:span><text:span text:style-name="T25">aspettativa </text:span><text:span text:style-name="T68">= {</text:span><text:span text:style-name="T130">1</text:span><text:span text:style-name="T68">, </text:span><text:span text:style-name="T130">3</text:span><text:span text:style-name="T68">, </text:span><text:span text:style-name="T130">4</text:span><text:span text:style-name="T68">, </text:span><text:span text:style-name="T130">12</text:span><text:span text:style-name="T68">};</text:span><text:line-break/><text:line-break/><text:span text:style-name="T68"> <text:s text:c="7"/></text:span><text:span text:style-name="T25">Arrays</text:span><text:span text:style-name="T68">.</text:span><text:span text:style-name="T76">sort</text:span><text:span text:style-name="T68">(</text:span><text:span text:style-name="T25">numbers</text:span><text:span text:style-name="T68">);</text:span><text:line-break/><text:line-break/><text:span text:style-name="T68"> <text:s text:c="7"/></text:span><text:span text:style-name="T76">assertArrayEquals</text:span><text:span text:style-name="T68">(</text:span><text:span text:style-name="T25">aspettativa</text:span><text:span text:style-name="T68">, </text:span><text:span text:style-name="T25">numbers</text:span><text:span text:style-name="T68">);</text:span><text:line-break/><text:span text:style-name="T68"> <text:s text:c="3"/>}</text:span><text:line-break/><text:span text:style-name="T68">}</text:spa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P211" text:outline-level="2"><text:bookmark-start text:name="__RefHeading___Toc2056_2745468711"/><text:soft-page-break/>TESTARE ECCEZIONI IN JUNIT <text:bookmark-end text:name="__RefHeading___Toc2056_2745468711"/></text:h>
      <text:p text:style-name="P140">Quando si ha a che fare con le eccezioni negli unit test, non sono elementi da considerare necessariamente come condizione di errore. Quindi, possiamo in qualche modo far considerare l’eccezione allo unit test come conseguenza prevista. </text:p>
      <text:p text:style-name="P140">Per fare quanto detto, non bisogna fare altro che catturare l’eccezione all’interno dello unit test, come nell’esempio:</text:p>
      <text:p text:style-name="P19"><text:span text:style-name="T182">@Test</text:span><text:line-break/><text:span text:style-name="T5">public void </text:span><text:span text:style-name="T117">testOrdinamentoArray_arrayInizializzatoANull</text:span><text:span text:style-name="T68">(){</text:span><text:line-break/><text:line-break/><text:span text:style-name="T68"> <text:s text:c="3"/></text:span><text:span text:style-name="T5">int</text:span><text:span text:style-name="T68">[] </text:span><text:span text:style-name="T25">numbers </text:span><text:span text:style-name="T68">= </text:span><text:span text:style-name="T5">null</text:span><text:span text:style-name="T68">;</text:span><text:line-break/><text:span text:style-name="T68"> <text:s text:c="3"/></text:span><text:span text:style-name="T5">try </text:span><text:span text:style-name="T68">{</text:span><text:line-break/><text:span text:style-name="T68"> <text:s text:c="7"/></text:span><text:span text:style-name="T25">Arrays</text:span><text:span text:style-name="T68">.</text:span><text:span text:style-name="T76">sort</text:span><text:span text:style-name="T68">(</text:span><text:span text:style-name="T25">numbers</text:span><text:span text:style-name="T68">);</text:span><text:line-break/><text:span text:style-name="T68"> <text:s text:c="3"/>} </text:span><text:span text:style-name="T5">catch </text:span><text:span text:style-name="T68">(</text:span><text:span text:style-name="T25">NullPointerException </text:span><text:span text:style-name="T68">e) {</text:span><text:line-break/><text:span text:style-name="T68"> <text:s text:c="7"/></text:span><text:span text:style-name="T95">//Success</text:span><text:line-break/><text:span text:style-name="T95"> <text:s text:c="3"/></text:span><text:span text:style-name="T68">}</text:span><text:line-break/><text:span text:style-name="T68">}</text:span></text:p>
      <text:p text:style-name="P90"/>
      <text:p text:style-name="P135">Junit ci mette comunque a disposizione una maniera più pulita di scrivere l’esempio precedente, ma che funziona allo stesso modo:</text:p>
      <text:p text:style-name="P134"><text:span text:style-name="T186">@Test</text:span><text:span text:style-name="T78">(expected = </text:span><text:span text:style-name="T31">NullPointerException</text:span><text:span text:style-name="T78">.</text:span><text:span text:style-name="T11">class</text:span><text:span text:style-name="T78">)</text:span><text:span text:style-name="T194"><text:line-break/></text:span><text:span text:style-name="T11">public void </text:span><text:span text:style-name="T126">testOrdinamentoArray_arrayInizializzatoANull</text:span><text:span text:style-name="T78">(){</text:span><text:span text:style-name="T194"><text:line-break/><text:line-break/></text:span><text:span text:style-name="T78"> <text:s text:c="3"/></text:span><text:span text:style-name="T11">int</text:span><text:span text:style-name="T78">[] </text:span><text:span text:style-name="T31">numbers </text:span><text:span text:style-name="T78">= </text:span><text:span text:style-name="T11">null</text:span><text:span text:style-name="T78">;</text:span><text:span text:style-name="T194"><text:line-break/></text:span><text:span text:style-name="T78"> <text:s text:c="3"/></text:span><text:span text:style-name="T31">Arrays</text:span><text:span text:style-name="T78">.</text:span><text:span text:style-name="T81">sort</text:span><text:span text:style-name="T78">(</text:span><text:span text:style-name="T31">numbers</text:span><text:span text:style-name="T78">);</text:span><text:span text:style-name="T194"><text:line-break/></text:span><text:span text:style-name="T78">}</text:span><text:line-break/></text:p>
      <text:p text:style-name="P134">Da notare bene il fatto che, <text:span text:style-name="T149">se</text:span> dichiaro in uno unit test il verificarsi di un’eccezione ed essa non si verifica, il test <text:span text:style-name="T157">fallisce</text:span>. <text:span text:style-name="T212">Allo stesso modo, se non dichiaro alcuna eccezione in uno unit test ed essa si verifica, il test fallisce.</text:span></text:p>
      <text:p text:style-name="P134"/>
      <text:p text:style-name="P134">Tornando all’esempio precedente, lasciando il codice così come sta, <text:span text:style-name="T157">il test ha successo</text:span>. Ma se dovessi togliere dalla dichiarazione dell’array numbers l’inizializzazione a null, allora il test <text:span text:style-name="T212">fallisce.</text:span></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212" text:outline-level="2"><text:bookmark-start text:name="__RefHeading___Toc2443_2745468711"/><text:soft-page-break/>TESTARE LE PERFORMANCE IN JUNIT<text:bookmark-end text:name="__RefHeading___Toc2443_2745468711"/></text:h>
      <text:p text:style-name="P131">Junit è uno strumento che è anche in grado di testare le prestazioni d<text:span text:style-name="T149">e</text:span><text:span text:style-name="T165">i metodi</text:span><text:span text:style-name="T149">. </text:span><text:span text:style-name="T159">Per fare ciò è possibile impostare un timeout per specificare in quanti millisecondi deve essere eseguita un’operazione. Se il tempo di esecuzione di tale operazione supera il timeout impostato, il test fallisce, altrimenti ha successo.</text:span></text:p>
      <text:p text:style-name="P141"><text:span text:style-name="T159">Q</text:span><text:span text:style-name="T149">uesto è un ottimo test da avere quando si desidera imporre un requisito di prestazione molto rigido su determinate operazioni e quando si desidera essere avvisati sui tempi di prestazione di modifiche effettuate da altre persone.</text:span></text:p>
      <text:p text:style-name="P131"><text:span text:style-name="T149">Vediamo un esempio in cui </text:span><text:span text:style-name="T160">tentiamo di ordinare un array per un milione di volte prima dello scadere del timeout</text:span><text:span text:style-name="T149">:</text:span></text:p>
      <text:p text:style-name="P130"><text:span text:style-name="T180">@Test</text:span><text:span text:style-name="T60">(timeout = </text:span><text:span text:style-name="T134">100</text:span><text:span text:style-name="T60">)</text:span><text:line-break/><text:span text:style-name="T1">public void </text:span><text:span text:style-name="T111">testPrestazioniOrdinamento_arrayRandomInIngresso</text:span><text:span text:style-name="T60">(){</text:span><text:line-break/><text:line-break/><text:span text:style-name="T60"> <text:s text:c="3"/></text:span><text:span text:style-name="T1">int </text:span><text:span text:style-name="T20">array</text:span><text:span text:style-name="T60">[] = {</text:span><text:span text:style-name="T134">12</text:span><text:span text:style-name="T60">, </text:span><text:span text:style-name="T134">23</text:span><text:span text:style-name="T60">, </text:span><text:span text:style-name="T134">4</text:span><text:span text:style-name="T60">};</text:span><text:line-break/><text:span text:style-name="T60"> <text:s text:c="3"/></text:span><text:span text:style-name="T1">for</text:span><text:span text:style-name="T60">(</text:span><text:span text:style-name="T1">int </text:span><text:span text:style-name="T60">i = </text:span><text:span text:style-name="T134">1</text:span><text:span text:style-name="T60">; i &lt;= </text:span><text:span text:style-name="T134">1000000</text:span><text:span text:style-name="T60">; i++) {</text:span><text:line-break/><text:span text:style-name="T60"> <text:s text:c="7"/></text:span><text:span text:style-name="T20">array</text:span><text:span text:style-name="T60">[</text:span><text:span text:style-name="T134">0</text:span><text:span text:style-name="T60">] = i;</text:span><text:line-break/><text:span text:style-name="T60"> <text:s text:c="7"/></text:span><text:span text:style-name="T20">Arrays</text:span><text:span text:style-name="T60">.</text:span><text:span text:style-name="T65">sort</text:span><text:span text:style-name="T60">(</text:span><text:span text:style-name="T20">array</text:span><text:span text:style-name="T60">);</text:span><text:line-break/><text:span text:style-name="T60"> <text:s text:c="3"/>}</text:span><text:line-break/><text:span text:style-name="T60">}</text:span></text:p>
      <text:p text:style-name="P105"/>
      <text:p text:style-name="P105"/>
      <text:p text:style-name="P105"/>
      <text:h text:style-name="P213" text:outline-level="2"><text:bookmark-start text:name="__RefHeading___Toc3176_2276503984"/>TEST PARAMETRIZZATI<text:bookmark-end text:name="__RefHeading___Toc3176_2276503984"/></text:h>
      <text:p text:style-name="P142">Riprendiamo l’esempio della classe PrimoUnitTestTest:</text:p>
      <text:p text:style-name="P14"><text:span text:style-name="T5">import </text:span><text:span text:style-name="T25">org.junit.jupiter.api.</text:span><text:span text:style-name="T182">Test</text:span><text:span text:style-name="T68">;</text:span><text:line-break/><text:span text:style-name="T5">import static </text:span><text:span text:style-name="T25">org.junit.jupiter.api.Assertions</text:span><text:span text:style-name="T68">.*;</text:span><text:line-break/><text:line-break/><text:span text:style-name="T5">class </text:span><text:span text:style-name="T25">PrimoUnitTestTest</text:span><text:span text:style-name="T68">{</text:span><text:line-break/><text:line-break/><text:span text:style-name="T68"> <text:s text:c="3"/></text:span><text:span text:style-name="T25">PrimoUnitTest </text:span><text:span text:style-name="T200">primoUnitTest </text:span><text:span text:style-name="T68">= </text:span><text:span text:style-name="T5">new </text:span><text:span text:style-name="T68">PrimoUnitTest();</text:span><text:line-break/><text:span text:style-name="T68"> <text:s text:c="3"/></text:span><text:line-break/><text:span text:style-name="T68"> <text:s text:c="3"/></text:span><text:span text:style-name="T182">@Test</text:span><text:line-break/><text:span text:style-name="T189"> <text:s text:c="3"/></text:span><text:span text:style-name="T10">public void </text:span><text:span text:style-name="T122">testTroncoLetteraANellePrimeDuePosizioni_TroncaturaDaEseguireStringaAACD</text:span><text:span text:style-name="T85">()</text:span><text:span text:style-name="T68"> {</text:span><text:line-break/><text:line-break/><text:span text:style-name="T68"> <text:s text:c="7"/></text:span><text:span text:style-name="T95">/*assertEquals( valore atteso, valore attuale )*/</text:span><text:line-break/><text:span text:style-name="T95"> <text:s text:c="7"/></text:span><text:span text:style-name="T76">assertEquals</text:span><text:span text:style-name="T68">(</text:span><text:span text:style-name="T138">"CD"</text:span><text:span text:style-name="T68">,</text:span><text:span text:style-name="T200">primoUnitTest</text:span><text:span text:style-name="T68">.troncoLetteraANellePrimeDuePosizioni(</text:span><text:span text:style-name="T138">"AACD"</text:span><text:span text:style-name="T68">));</text:span><text:line-break/><text:span text:style-name="T68"> <text:s text:c="3"/>}</text:span><text:line-break/><text:line-break/><text:span text:style-name="T68"> <text:s text:c="3"/></text:span><text:span text:style-name="T182">@Test</text:span><text:line-break/><text:span text:style-name="T189"> <text:s text:c="3"/></text:span><text:span text:style-name="T10">public void </text:span><text:span text:style-name="T122">testTroncoLetteraANellePrimeDuePosizioni_TroncaturaDaNonEseguireStringaCDAA</text:span><text:span text:style-name="T85">()</text:span><text:span text:style-name="T68"> {</text:span><text:line-break/><text:span text:style-name="T68"> <text:s text:c="7"/></text:span><text:span text:style-name="T76">assertEquals</text:span><text:span text:style-name="T68">(</text:span><text:span text:style-name="T138">"CDAA"</text:span><text:span text:style-name="T68">,</text:span><text:span text:style-name="T200">primoUnitTest</text:span><text:span text:style-name="T68">.troncoLetteraANellePrimeDuePosizioni(</text:span><text:span text:style-name="T138">"CDAA"</text:span><text:span text:style-name="T68">));</text:span><text:line-break/><text:span text:style-name="T68"> <text:s text:c="3"/>}</text:span><text:line-break/><text:line-break/><text:span text:style-name="T68"> <text:s text:c="3"/></text:span><text:span text:style-name="T182">@Test</text:span><text:line-break/><text:span text:style-name="T182"> <text:s/></text:span><text:span text:style-name="T189"><text:s text:c="2"/></text:span><text:span text:style-name="T10">public void </text:span><text:span text:style-name="T122">testTroncoLetteraANellePrimeDuePosizioni_TroncaturaDaNonEseguireStringaACDB</text:span><text:span text:style-name="T85">()</text:span><text:span text:style-name="T68"> {</text:span><text:line-break/><text:span text:style-name="T68"> <text:s text:c="7"/></text:span><text:span text:style-name="T76">assertEquals</text:span><text:span text:style-name="T68">(</text:span><text:span text:style-name="T138">"ACDB"</text:span><text:span text:style-name="T68">,</text:span><text:span text:style-name="T200">primoUnitTest</text:span><text:span text:style-name="T68">.troncoLetteraANellePrimeDuePosizioni(</text:span><text:span text:style-name="T138">"ACDB"</text:span><text:span text:style-name="T68">));</text:span><text:line-break/><text:line-break/><text:span text:style-name="T68"> <text:s text:c="3"/>}</text:span><text:line-break/><text:span text:style-name="T68">}</text:span></text:p>
      <text:p text:style-name="P142"><text:soft-page-break/>Tutti <text:span text:style-name="T214">gli unit test</text:span> nell’esempio <text:span text:style-name="T214">hanno lo stesso codice</text:span>, tranne per il fatto <text:span text:style-name="T214">che sto inserendo per ognuno di essi un input diverso e mi aspetto un output specifico. Per evitare questa situazione, entrano in gioco i test parametrizzati. I test parametrizzati permettono di rendere gli input che passiamo agli unit test e gli output che ci aspettiamo dei parametri. Tali parametri vengono inseriti in un array, che verrà passato allo unit test </text:span><text:span text:style-name="T215">e che verrà eseguito più volte, senza dover essere riscritto.</text:span></text:p>
      <text:p text:style-name="P144">La classe in cui avremo il test parametrizzato deve avere prima della sua definizione la seguente istruzione:</text:p>
      <text:p text:style-name="P42"><text:span text:style-name="T190">@RunWith</text:span><text:span text:style-name="T86">(</text:span><text:span text:style-name="T56">Parameterized</text:span><text:span text:style-name="T86">.</text:span><text:span text:style-name="T17">class</text:span><text:span text:style-name="T86">)</text:span></text:p>
      <text:p text:style-name="P99"/>
      <text:p text:style-name="P46"><text:span text:style-name="T68">dopodichè </text:span><text:span text:style-name="T72">si deve dichiarare un metodo public static che restituisce una Collection.</text:span></text:p>
      <text:p text:style-name="P143"/>
      <text:p text:style-name="P145">Vediamo un esempio di test parametrizzato:</text:p>
      <text:p text:style-name="P146"><text:span text:style-name="T11">import static <text:s/></text:span><text:span text:style-name="T31">org.junit.Assert</text:span><text:span text:style-name="T78">.*;</text:span><text:span text:style-name="T194"><text:line-break/><text:line-break/></text:span><text:span text:style-name="T11">import </text:span><text:span text:style-name="T31">org.junit.</text:span><text:span text:style-name="T186">Test</text:span><text:span text:style-name="T78">;</text:span><text:span text:style-name="T194"><text:line-break/></text:span><text:span text:style-name="T11">import </text:span><text:span text:style-name="T31">org.junit.runner.</text:span><text:span text:style-name="T186">RunWith</text:span><text:span text:style-name="T78">;</text:span><text:span text:style-name="T194"><text:line-break/></text:span><text:span text:style-name="T11">import </text:span><text:span text:style-name="T31">org.junit.runners.Parameterized</text:span><text:span text:style-name="T78">;</text:span><text:span text:style-name="T194"><text:line-break/><text:line-break/></text:span><text:span text:style-name="T11">import </text:span><text:span text:style-name="T31">java.util.Arrays</text:span><text:span text:style-name="T78">;</text:span><text:span text:style-name="T194"><text:line-break/></text:span><text:span text:style-name="T11">import </text:span><text:span text:style-name="T31">java.util.Collection</text:span><text:span text:style-name="T78">;</text:span><text:span text:style-name="T194"><text:line-break/><text:line-break/></text:span><text:span text:style-name="T102">/*Istruzione che indica che questa classe ha al suo interno un test parametrizzato*/</text:span><text:span text:style-name="T194"><text:line-break/></text:span><text:span text:style-name="T186">@RunWith</text:span><text:span text:style-name="T78">(</text:span><text:span text:style-name="T31">Parameterized</text:span><text:span text:style-name="T78">.</text:span><text:span text:style-name="T11">class</text:span><text:span text:style-name="T78">)</text:span><text:span text:style-name="T194"><text:line-break/></text:span><text:span text:style-name="T11">public class </text:span><text:span text:style-name="T31">TestParametrizzati </text:span><text:span text:style-name="T78">{</text:span><text:span text:style-name="T194"><text:line-break/><text:line-break/></text:span><text:span text:style-name="T78"> <text:s text:c="3"/></text:span><text:span text:style-name="T102">/*Variabili da passare al costruttore della classe TestParametrizzati</text:span><text:span text:style-name="T194"><text:line-break/></text:span><text:span text:style-name="T102"> <text:s text:c="3"/>che dobbiamo generare*/</text:span><text:span text:style-name="T194"><text:line-break/></text:span><text:span text:style-name="T102"> <text:s text:c="3"/></text:span><text:span text:style-name="T11">private </text:span><text:span text:style-name="T31">String </text:span><text:span text:style-name="T202">inputTestato</text:span><text:span text:style-name="T78">;</text:span><text:span text:style-name="T194"><text:line-break/></text:span><text:span text:style-name="T78"> <text:s text:c="3"/></text:span><text:span text:style-name="T11">private </text:span><text:span text:style-name="T31">String </text:span><text:span text:style-name="T202">outputAtteso</text:span><text:span text:style-name="T78">;</text:span><text:span text:style-name="T194"><text:line-break/><text:line-break/></text:span><text:span text:style-name="T78"> <text:s text:c="3"/></text:span><text:span text:style-name="T102">/*Definiamo il costruttore della classe TestParametrizzati*/</text:span><text:span text:style-name="T194"><text:line-break/></text:span><text:span text:style-name="T102"> <text:s text:c="3"/></text:span><text:span text:style-name="T11">public </text:span><text:span text:style-name="T126">TestParametrizzati</text:span><text:span text:style-name="T78">(</text:span><text:span text:style-name="T31">String </text:span><text:span text:style-name="T78">outputAttuale, </text:span><text:span text:style-name="T31">String </text:span><text:span text:style-name="T78">outputAtteso) {</text:span><text:span text:style-name="T194"><text:line-break/></text:span><text:span text:style-name="T78"> <text:s text:c="7"/></text:span><text:span text:style-name="T11">this</text:span><text:span text:style-name="T78">.</text:span><text:span text:style-name="T202">inputTestato </text:span><text:span text:style-name="T78">= outputAttuale;</text:span><text:span text:style-name="T194"><text:line-break/></text:span><text:span text:style-name="T78"> <text:s text:c="7"/></text:span><text:span text:style-name="T11">this</text:span><text:span text:style-name="T78">.</text:span><text:span text:style-name="T202">outputAtteso </text:span><text:span text:style-name="T78">= outputAtteso;</text:span><text:span text:style-name="T194"><text:line-break/></text:span><text:span text:style-name="T78"> <text:s text:c="3"/>}</text:span><text:span text:style-name="T194"><text:line-break/><text:line-break/></text:span><text:span text:style-name="T78"> <text:s text:c="3"/></text:span><text:span text:style-name="T102">/*Definiamo la raccolta di parametri*/</text:span><text:span text:style-name="T194"><text:line-break/></text:span><text:span text:style-name="T102"> <text:s text:c="3"/></text:span><text:span text:style-name="T186">@Parameterized.Parameters</text:span><text:span text:style-name="T194"><text:line-break/></text:span><text:span text:style-name="T186"> <text:s text:c="3"/></text:span><text:span text:style-name="T11">public static </text:span><text:span text:style-name="T31">Collection</text:span><text:span text:style-name="T78">&lt;</text:span><text:span text:style-name="T31">Object</text:span><text:span text:style-name="T78">[]&gt; </text:span><text:span text:style-name="T126">condizioniTest</text:span><text:span text:style-name="T78">() {</text:span><text:span text:style-name="T194"><text:line-break/></text:span><text:span text:style-name="T78"> <text:s text:c="7"/></text:span><text:span text:style-name="T11">return </text:span><text:span text:style-name="T31">Arrays</text:span><text:span text:style-name="T78">.</text:span><text:span text:style-name="T81">asList</text:span><text:span text:style-name="T78">(</text:span><text:span text:style-name="T11">new </text:span><text:span text:style-name="T78">Object[][] {</text:span><text:span text:style-name="T194"><text:line-break/></text:span><text:span text:style-name="T78"> <text:s text:c="11"/></text:span><text:span text:style-name="T102">/* { input testato, output atteso } */</text:span><text:span text:style-name="T194"><text:line-break/></text:span><text:span text:style-name="T102"> <text:s text:c="15"/></text:span><text:span text:style-name="T78">{</text:span><text:span text:style-name="T141">"AACD"</text:span><text:span text:style-name="T78">, </text:span><text:span text:style-name="T141">"CD"</text:span><text:span text:style-name="T78">},</text:span><text:span text:style-name="T194"><text:line-break/></text:span><text:span text:style-name="T78"> <text:s text:c="15"/>{</text:span><text:span text:style-name="T141">"CDAA"</text:span><text:span text:style-name="T78">, </text:span><text:span text:style-name="T141">"CDAA"</text:span><text:span text:style-name="T78">},</text:span><text:span text:style-name="T194"><text:line-break/></text:span><text:span text:style-name="T78"> <text:s text:c="15"/>{</text:span><text:span text:style-name="T141">"ACDB"</text:span><text:span text:style-name="T78">, </text:span><text:span text:style-name="T141">"ACDB"</text:span><text:span text:style-name="T78">}</text:span><text:span text:style-name="T194"><text:line-break/></text:span><text:span text:style-name="T78"> <text:s text:c="7"/>});</text:span><text:span text:style-name="T194"><text:line-break/></text:span><text:span text:style-name="T78"> <text:s text:c="3"/>}</text:span><text:span text:style-name="T194"><text:line-break/><text:line-break/></text:span><text:span text:style-name="T78"> <text:s text:c="3"/></text:span><text:span text:style-name="T186">@Test</text:span><text:span text:style-name="T194"><text:line-break/></text:span><text:span text:style-name="T186"> <text:s text:c="3"/></text:span><text:span text:style-name="T11">public void </text:span><text:span text:style-name="T126">testTroncoLetteraANellePrimeDuePosizioni_Parametri</text:span><text:span text:style-name="T78">() {</text:span><text:span text:style-name="T194"><text:line-break/></text:span><text:span text:style-name="T78"> <text:s text:c="7"/></text:span><text:span text:style-name="T31">PrimoUnitTest primoUnitTest </text:span><text:span text:style-name="T78">= </text:span><text:span text:style-name="T11">new </text:span><text:span text:style-name="T78">PrimoUnitTest();</text:span><text:span text:style-name="T194"><text:line-break/><text:line-break/></text:span><text:span text:style-name="T78"> <text:s text:c="7"/></text:span><text:span text:style-name="T31">System</text:span><text:span text:style-name="T78">.</text:span><text:span text:style-name="T203">out</text:span><text:span text:style-name="T78">.println(</text:span><text:span text:style-name="T141">"Eseguo il test con il numero " </text:span><text:span text:style-name="T78">+ </text:span><text:span text:style-name="T202">inputTestato</text:span><text:span text:style-name="T78">);</text:span><text:span text:style-name="T194"><text:line-break/><text:line-break/></text:span><text:span text:style-name="T78"> <text:s text:c="7"/></text:span><text:span text:style-name="T81">assertEquals</text:span><text:span text:style-name="T78">(</text:span><text:span text:style-name="T202">outputAtteso</text:span><text:span text:style-name="T78">, </text:span><text:span text:style-name="T31">primoUnitTest</text:span><text:span text:style-name="T78">.troncoLetteraANellePrimeDuePosizioni(</text:span><text:span text:style-name="T202">inputTestato</text:span><text:span text:style-name="T78">));</text:span><text:span text:style-name="T194"><text:line-break/></text:span><text:span text:style-name="T78"> <text:s text:c="3"/>}}</text:span></text:p>
      <text:h text:style-name="P214" text:outline-level="2"><text:bookmark-start text:name="__RefHeading___Toc3039_440018832"/><text:soft-page-break/>ORGANIZZARE GLI UNIT TEST IN TEST SUITE<text:bookmark-end text:name="__RefHeading___Toc3039_440018832"/></text:h>
      <text:p text:style-name="P148">Junit ci permette anche di inserire classi di test in gruppi specifici, chiamati test suite. </text:p>
      <text:p text:style-name="P150">Quando definiamo un test suite, possiamo eseguire tutti gli unit test, definiti all’interno delle classi di test raggruppate nel test suite, in maniera simultanea.</text:p>
      <text:p text:style-name="P147">Vediamo un esempio di creazione di test suite:</text:p>
      <text:p text:style-name="P20"><text:span text:style-name="T5">import </text:span><text:span text:style-name="T25">org.junit.runner.</text:span><text:span text:style-name="T182">RunWith</text:span><text:span text:style-name="T68">;</text:span><text:line-break/><text:span text:style-name="T5">import </text:span><text:span text:style-name="T25">org.junit.runners.Suite</text:span><text:span text:style-name="T68">;</text:span><text:line-break/><text:line-break/><text:line-break/><text:span text:style-name="T182">@RunWith</text:span><text:span text:style-name="T68">(</text:span><text:span text:style-name="T25">Suite</text:span><text:span text:style-name="T68">.</text:span><text:span text:style-name="T5">class</text:span><text:span text:style-name="T68">)</text:span><text:line-break/><text:span text:style-name="T182">@Suite.SuiteClasses</text:span><text:span text:style-name="T68">({</text:span><text:line-break/><text:span text:style-name="T68"> <text:s text:c="7"/></text:span><text:span text:style-name="T25">ArrayTest</text:span><text:span text:style-name="T68">.</text:span><text:span text:style-name="T5">class</text:span><text:span text:style-name="T68">,</text:span><text:line-break/><text:span text:style-name="T68"> <text:s text:c="7"/></text:span><text:span text:style-name="T25">BeforeAfterTest</text:span><text:span text:style-name="T68">.</text:span><text:span text:style-name="T5">class</text:span><text:line-break/><text:span text:style-name="T68">})</text:span><text:line-break/><text:line-break/><text:span text:style-name="T5">public class </text:span><text:span text:style-name="T25">TestSuite </text:span><text:span text:style-name="T68">{</text:span><text:line-break/><text:span text:style-name="T68">}</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07" text:outline-level="1"><text:bookmark-start text:name="__RefHeading___Toc5623_1261507298"/><text:soft-page-break/><text:span text:style-name="T218">PERCHÈ UTILIZZARE</text:span> MOCKITO<text:bookmark-end text:name="__RefHeading___Toc5623_1261507298"/></text:h>
      <text:h text:style-name="Heading_20_2" text:outline-level="2"><text:bookmark-start text:name="__RefHeading___Toc5625_1261507298"/>IMPOSTAZIONE DEL SET (S<text:span text:style-name="T216">YSTEM UNDER TEST</text:span>)<text:bookmark-end text:name="__RefHeading___Toc5625_1261507298"/></text:h>
      <text:p text:style-name="P149">La prima cosa da fare per capire il perché abbiamo bisogno di Mockito è quella di iniziare a creare un semplice esempio. L’esempio consiste nel creare una parte specifica di una <text:span text:style-name="T161">applicazione manageriale</text:span>.</text:p>
      <text:p text:style-name="P151">Questo passaggio non è ancora correlato direttamente a Mockito, ma è importante per comprenderne l’utilizzo:</text:p>
      <text:p text:style-name="P21"><text:span text:style-name="T5">import </text:span><text:span text:style-name="T25">org.junit.</text:span><text:span text:style-name="T182">Test</text:span><text:span text:style-name="T68">;</text:span><text:line-break/><text:line-break/><text:span text:style-name="T5">import static </text:span><text:span text:style-name="T25">org.junit.Assert</text:span><text:span text:style-name="T68">.*;</text:span><text:line-break/><text:line-break/><text:span text:style-name="T95">//</text:span><text:span text:style-name="T96">ServizioTatuaggio</text:span><text:span text:style-name="T95">.java</text:span><text:line-break/><text:span text:style-name="T95">//public List&lt;String&gt; </text:span><text:span text:style-name="T96">recuperoTatuaggi</text:span><text:span text:style-name="T95">(String </text:span><text:span text:style-name="T97">utente</text:span><text:span text:style-name="T95">);</text:span><text:line-break/><text:line-break/><text:span text:style-name="T95">//</text:span><text:span text:style-name="T96">Tatuaggio</text:span><text:span text:style-name="T95">BusinessImpl.java</text:span><text:line-break/><text:span text:style-name="T95">//public List&lt;String&gt; </text:span><text:span text:style-name="T96">recuperoTatuaggiRelativiAllaPrimavera</text:span><text:span text:style-name="T95">(String </text:span><text:span text:style-name="T97">utente</text:span><text:span text:style-name="T95">)</text:span><text:line-break/><text:line-break/><text:span text:style-name="T5">public class </text:span><text:span text:style-name="T26">Primo</text:span><text:span text:style-name="T25">MockitoTest </text:span><text:span text:style-name="T68">{</text:span><text:line-break/><text:line-break/><text:span text:style-name="T68"> <text:s text:c="3"/></text:span><text:span text:style-name="T182">@Test</text:span><text:line-break/><text:span text:style-name="T182"> <text:s text:c="3"/></text:span><text:span text:style-name="T5">public void </text:span><text:span text:style-name="T117">test</text:span><text:span text:style-name="T68">() {</text:span><text:line-break/><text:span text:style-name="T68"> <text:s text:c="7"/></text:span><text:span text:style-name="T76">assertTrue</text:span><text:span text:style-name="T68">( </text:span><text:span text:style-name="T5">true</text:span><text:span text:style-name="T68">);</text:span><text:line-break/><text:span text:style-name="T68"> <text:s text:c="3"/>}</text:span><text:line-break/><text:span text:style-name="T68">}</text:span></text:p>
      <text:p text:style-name="P91"/>
      <text:p text:style-name="P152">ServizioTatuaggio.java è <text:span text:style-name="T162">un’</text:span>interfaccia che serve per la nostra applicazione manageriale e definisce un metodo che restituirà una lista<text:span text:style-name="T162"> di tatuaggi che possiede ogni utente. La cosa importante è che tale interfaccia rappresenta un servizio esterno per la nostra applicazione, ma che non si porta dietro nessuna implementazione.</text:span></text:p>
      <text:p text:style-name="P57">L’implementazione la dobbiamo creare noi e servirà per creare una sorta di filtro su questi tatuaggi. In particolare, dobbiamo riuscire a vedere quali tatuaggi di quell’utente sono legati alla primavera. Quindi supponiamo, per esempio, che un utente abbia cinque tatuaggi, ma solo due di essi siano relativi alla primavera. Quello che vogliamo fare è dare una funzionalità all’utente che gli permetta di filtrare i suoi tatuaggi in base ad un argomento specifico.</text:p>
      <text:p text:style-name="P56">Il metodo recuperoTatuaggiRelativiAllaPrimavera() chiamerà al suo interno il metodo recuperoTatuaggi() dell’interfaccia, in modo da avere tutta la lista di tatuaggi, e filtrerà nello specifico i tatuaggi che sono legati alla primavera.</text:p>
      <text:p text:style-name="P56">Vediamo la loro implementazione:</text:p>
      <text:p text:style-name="P59">ServizioTatuaggio.java</text:p>
      <text:p text:style-name="P22"><text:span text:style-name="T5">import </text:span><text:span text:style-name="T25">java.util.List</text:span><text:span text:style-name="T68">;</text:span><text:line-break/><text:line-break/><text:span text:style-name="T5">public interface </text:span><text:span text:style-name="T25">ServizioTatuaggio </text:span><text:span text:style-name="T68">{</text:span><text:line-break/><text:line-break/><text:span text:style-name="T68"> <text:s text:c="3"/></text:span><text:span text:style-name="T5">public </text:span><text:span text:style-name="T25">List</text:span><text:span text:style-name="T68">&lt;</text:span><text:span text:style-name="T25">String</text:span><text:span text:style-name="T68">&gt; </text:span><text:span text:style-name="T117">recuperoTatuaggi</text:span><text:span text:style-name="T68">(</text:span><text:span text:style-name="T25">String </text:span><text:span text:style-name="T68">utente);</text:span><text:line-break/><text:span text:style-name="T68">}</text:span></text:p>
      <text:p text:style-name="P55"/>
      <text:p text:style-name="P55"/>
      <text:p text:style-name="P47"><text:soft-page-break/><text:span text:style-name="T25">TatuaggioBusinessImpl.</text:span><text:span text:style-name="T27">java</text:span></text:p>
      <text:p text:style-name="P114"/>
      <text:p text:style-name="P35"><text:span text:style-name="T6">import </text:span><text:span text:style-name="T25">java.util.ArrayList</text:span><text:span text:style-name="T68">;</text:span><text:line-break/><text:span text:style-name="T5">import </text:span><text:span text:style-name="T25">java.util.List</text:span><text:span text:style-name="T68">;</text:span><text:line-break/><text:line-break/><text:span text:style-name="T5">public class </text:span><text:span text:style-name="T25">TatuaggioBusinessImpl </text:span><text:span text:style-name="T68">{</text:span><text:line-break/><text:line-break/><text:span text:style-name="T68"> <text:s text:c="3"/></text:span><text:span text:style-name="T5">private </text:span><text:span text:style-name="T25">ServizioTatuaggio </text:span><text:span text:style-name="T200">servizioTatuaggio</text:span><text:span text:style-name="T68">;</text:span><text:line-break/><text:line-break/><text:span text:style-name="T68"> <text:s text:c="3"/></text:span><text:span text:style-name="T95">/* Costruttore della classe TatuaggioBusinessImpl*/</text:span><text:line-break/><text:span text:style-name="T95"> <text:s text:c="3"/></text:span><text:span text:style-name="T5">public </text:span><text:span text:style-name="T117">TatuaggioBusinessImpl</text:span><text:span text:style-name="T68">(</text:span><text:span text:style-name="T25">ServizioTatuaggio </text:span><text:span text:style-name="T68">servizioTatuaggio) {</text:span><text:line-break/><text:span text:style-name="T68"> <text:s text:c="7"/></text:span><text:span text:style-name="T5">this</text:span><text:span text:style-name="T68">.</text:span><text:span text:style-name="T200">servizioTatuaggio </text:span><text:span text:style-name="T68">= servizioTatuaggio;</text:span><text:line-break/><text:span text:style-name="T68"> <text:s text:c="3"/>}</text:span><text:line-break/><text:line-break/><text:span text:style-name="T68"> <text:s text:c="3"/></text:span><text:span text:style-name="T5">public </text:span><text:span text:style-name="T25">List</text:span><text:span text:style-name="T68">&lt;</text:span><text:span text:style-name="T25">String</text:span><text:span text:style-name="T68">&gt; </text:span><text:span text:style-name="T117">recuperoTatuaggiRelativiAllaPrimavera</text:span><text:span text:style-name="T68">(</text:span><text:span text:style-name="T25">String </text:span><text:span text:style-name="T68">utente){</text:span><text:line-break/><text:line-break/><text:span text:style-name="T68"> <text:s text:c="7"/></text:span><text:span text:style-name="T25">List</text:span><text:span text:style-name="T68">&lt;</text:span><text:span text:style-name="T25">String</text:span><text:span text:style-name="T68">&gt; </text:span><text:span text:style-name="T25">tatuaggiFiltrati </text:span><text:span text:style-name="T68">= </text:span><text:span text:style-name="T5">new </text:span><text:span text:style-name="T68">ArrayList&lt;</text:span><text:span text:style-name="T25">String</text:span><text:span text:style-name="T68">&gt;();</text:span><text:line-break/><text:span text:style-name="T68"> <text:s text:c="7"/></text:span><text:span text:style-name="T25">List</text:span><text:span text:style-name="T68">&lt;</text:span><text:span text:style-name="T25">String</text:span><text:span text:style-name="T68">&gt; </text:span><text:span text:style-name="T25">tatuaggi </text:span><text:span text:style-name="T68">= </text:span><text:span text:style-name="T200">servizioTatuaggio</text:span><text:span text:style-name="T68">.recuperoTatuaggi(utente);</text:span><text:line-break/><text:line-break/><text:span text:style-name="T68"> <text:s text:c="7"/></text:span><text:span text:style-name="T5">for</text:span><text:span text:style-name="T68">(</text:span><text:span text:style-name="T25">String tatuaggio </text:span><text:span text:style-name="T68">: </text:span><text:span text:style-name="T25">tatuaggi</text:span><text:span text:style-name="T68">){</text:span><text:line-break/><text:span text:style-name="T68"> <text:s text:c="11"/></text:span><text:span text:style-name="T5">if</text:span><text:span text:style-name="T68">(</text:span><text:span text:style-name="T25">tatuaggio</text:span><text:span text:style-name="T68">.contains(</text:span><text:span text:style-name="T138">"Primavera"</text:span><text:span text:style-name="T68">)){</text:span><text:line-break/><text:span text:style-name="T68"> <text:s text:c="15"/></text:span><text:span text:style-name="T25">tatuaggiFiltrati</text:span><text:span text:style-name="T68">.add(</text:span><text:span text:style-name="T25">tatuaggio</text:span><text:span text:style-name="T68">);</text:span><text:line-break/><text:span text:style-name="T68"> <text:s text:c="11"/>}</text:span><text:line-break/><text:span text:style-name="T68"> <text:s text:c="7"/>}</text:span><text:line-break/><text:line-break/><text:span text:style-name="T68"> <text:s text:c="7"/></text:span><text:span text:style-name="T5">return </text:span><text:span text:style-name="T25">tatuaggiFiltrati</text:span><text:span text:style-name="T68">;</text:span><text:line-break/><text:span text:style-name="T68"> <text:s text:c="3"/>}</text:span><text:line-break/><text:line-break/><text:span text:style-name="T68">}</text:span></text:p>
      <text:p text:style-name="Text_20_body"/>
      <text:p text:style-name="P161">Dopo aver implementato recuperoTatuaggiRelativiAllaPrimavera(), quello che vogliamo fare è scrivere un test per questo metodo specifico. Ma tale metodo dipende dall’interfaccia ServizioTatuaggi che è un servizio esterno sviluppato da qualche altro team. Essendo un servizio esterno, non ne possediamo l’implementazione, quindi sembra apparentemente impossibile poter scrivere un test al momento.</text:p>
      <text:p text:style-name="P162">Quello che <text:span text:style-name="T149">stiamo facendo finora</text:span> è porre delle basi per capire il perché abbiamo bisogno di Mockito e che tipo di problemi risolve.</text:p>
      <text:h text:style-name="P215" text:outline-level="2"><text:bookmark-start text:name="__RefHeading___Toc3848_4067293102"/>ESEMPIO DI STUBBING – <text:span text:style-name="T219">CON GLI SVANTAGGI CHE SI PORTA DIETRO</text:span><text:bookmark-end text:name="__RefHeading___Toc3848_4067293102"/></text:h>
      <text:p text:style-name="P163">Quindi quello che stiamo tentando di fare è quello di testare un servizio che dipende da un altro esterno, che è stato implementato da un altro team e di cui non ne abbiamo l’accesso all’implementazione.</text:p>
      <text:p text:style-name="P163">Una delle cose che possiamo fare in questi casi è quella ci creare uno stub. Uno stub non è altro che un’implementazione di esempio di questo particolare servizio esterno, da eseguire in modo da poter eseguire dei test. <text:span text:style-name="T220">Detto in altre parole, lo stub è una classe che restituisce una sorta di dati fittizi.</text:span></text:p>
      <text:p text:style-name="P163">Per cui, quello che facciamo ora è creare uno stub per l’interfaccia <text:span text:style-name="T164">ServizioTatuaggio </text:span><text:span text:style-name="T163">e proveremo a utilizzare tale stub per testarlo.</text:span></text:p>
      <text:p text:style-name="P114"/>
      <text:p text:style-name="Text_20_body"><text:span text:style-name="T27">D</text:span><text:span text:style-name="T25">etto ciò, di seguito abbiamo i 2 passaggi che seguiremo per continuare la creazione della nostra applicazione manageriale:</text:span></text:p>
      <text:list xml:id="list3627932260" text:style-name="L2">
        <text:list-item>
          <text:p text:style-name="P230"><text:soft-page-break/>creare TodoServiceStub;</text:p>
        </text:list-item>
        <text:list-item>
          <text:p text:style-name="P229"><text:span text:style-name="T25">test di <text:s/></text:span><text:span text:style-name="T50">TatuaggioBusinessImpl </text:span><text:span text:style-name="T51">utilizzando <text:s/>TodoServiceStub.</text:span></text:p>
        </text:list-item>
      </text:list>
      <text:p text:style-name="Text_20_body">Vediamo il tutto scritto in codice:</text:p>
      <text:p text:style-name="P153">ServizioTatuaggioStub.java</text:p>
      <text:p text:style-name="P36"><text:span text:style-name="T5">import </text:span><text:span text:style-name="T25">java.util.Arrays</text:span><text:span text:style-name="T68">;</text:span><text:line-break/><text:span text:style-name="T5">import </text:span><text:span text:style-name="T25">java.util.List</text:span><text:span text:style-name="T68">;</text:span><text:line-break/><text:line-break/><text:span text:style-name="T5">public class </text:span><text:span text:style-name="T25">ServizioTatuaggioStub </text:span><text:span text:style-name="T5">implements </text:span><text:span text:style-name="T25">ServizioTatuaggio </text:span><text:span text:style-name="T68">{</text:span><text:line-break/><text:line-break/><text:span text:style-name="T68"> <text:s text:c="3"/></text:span><text:span text:style-name="T95">/* Implementazione di esempio del servizio esterno ServizioTatuaggio */</text:span><text:line-break/><text:span text:style-name="T95"> <text:s text:c="3"/></text:span><text:span text:style-name="T182">@Override</text:span><text:line-break/><text:span text:style-name="T182"> <text:s text:c="3"/></text:span><text:span text:style-name="T5">public </text:span><text:span text:style-name="T25">List</text:span><text:span text:style-name="T68">&lt;</text:span><text:span text:style-name="T25">String</text:span><text:span text:style-name="T68">&gt; </text:span><text:span text:style-name="T117">recuperoTatuaggi</text:span><text:span text:style-name="T68">(</text:span><text:span text:style-name="T25">String </text:span><text:span text:style-name="T68">utente) {</text:span><text:line-break/><text:span text:style-name="T68"> <text:s text:c="7"/></text:span><text:span text:style-name="T5">return </text:span><text:span text:style-name="T25">Arrays</text:span><text:span text:style-name="T68">.</text:span><text:span text:style-name="T76">asList</text:span><text:span text:style-name="T68">(</text:span><text:span text:style-name="T138">"Imparare di primavera in paese"</text:span><text:span text:style-name="T68">,</text:span><text:line-break/><text:span text:style-name="T68"> <text:s text:c="28"/></text:span><text:span text:style-name="T138">"Maledetta primavera"</text:span><text:span text:style-name="T68">,</text:span><text:line-break/><text:span text:style-name="T68"> <text:s text:c="28"/></text:span><text:span text:style-name="T138">"Il mare d'estate"</text:span><text:span text:style-name="T68">);</text:span><text:line-break/><text:span text:style-name="T68"> <text:s text:c="3"/>}</text:span><text:line-break/><text:span text:style-name="T68">}</text:span></text:p>
      <text:p text:style-name="P100"/>
      <text:p text:style-name="P100"/>
      <text:p text:style-name="P155">TatuaggioBusinessImplStubTest.java</text:p>
      <text:p text:style-name="P37"><text:span text:style-name="T5">import </text:span><text:span text:style-name="T25">org.junit.</text:span><text:span text:style-name="T182">Test</text:span><text:span text:style-name="T68">;</text:span><text:line-break/><text:span text:style-name="T5">import static </text:span><text:span text:style-name="T25">org.junit.Assert</text:span><text:span text:style-name="T68">.*;</text:span><text:line-break/><text:span text:style-name="T5">import </text:span><text:span text:style-name="T25">java.util.List</text:span><text:span text:style-name="T68">;</text:span><text:line-break/><text:line-break/><text:span text:style-name="T5">public class </text:span><text:span text:style-name="T25">TatuaggioBusinessImplStubTest </text:span><text:span text:style-name="T68">{</text:span><text:line-break/><text:line-break/><text:span text:style-name="T68"> <text:s text:c="3"/></text:span><text:span text:style-name="T182">@Test</text:span><text:line-break/><text:span text:style-name="T182"> <text:s text:c="3"/></text:span><text:span text:style-name="T5">public void </text:span><text:span text:style-name="T117">testRecuperoTatuaggiRelativiAllaPrimavera_utilizzoStub</text:span><text:span text:style-name="T68">(){</text:span><text:line-break/><text:line-break/><text:span text:style-name="T68"> <text:s text:c="7"/></text:span><text:span text:style-name="T25">ServizioTatuaggio servizioTatuaggio </text:span><text:span text:style-name="T68">= </text:span><text:span text:style-name="T5">new </text:span><text:span text:style-name="T68">ServizioTatuaggioStub();</text:span><text:line-break/><text:span text:style-name="T68"> <text:s text:c="7"/></text:span><text:span text:style-name="T25">TatuaggioBusinessImpl tatuaggioBusinessImpl </text:span><text:span text:style-name="T68">= </text:span><text:span text:style-name="T5">new </text:span><text:span text:style-name="T68">TatuaggioBusinessImpl(</text:span><text:span text:style-name="T25">servizioTatuaggio</text:span><text:span text:style-name="T68">);</text:span><text:line-break/><text:line-break/><text:span text:style-name="T68"> <text:s text:c="7"/></text:span><text:span text:style-name="T25">List</text:span><text:span text:style-name="T68">&lt;</text:span><text:span text:style-name="T25">String</text:span><text:span text:style-name="T68">&gt; </text:span><text:span text:style-name="T25">tatuaggiFiltrati </text:span><text:span text:style-name="T68">= </text:span><text:span text:style-name="T25">tatuaggioBusinessImpl</text:span><text:span text:style-name="T68">.recuperoTatuaggiRelativiAllaPrimavera(</text:span><text:span text:style-name="T138">"Paolo"</text:span><text:span text:style-name="T68">);</text:span><text:line-break/><text:line-break/><text:span text:style-name="T68"> <text:s text:c="7"/></text:span><text:span text:style-name="T76">assertEquals</text:span><text:span text:style-name="T68">(</text:span><text:span text:style-name="T130">2</text:span><text:span text:style-name="T68">, </text:span><text:span text:style-name="T25">tatuaggiFiltrati</text:span><text:span text:style-name="T68">.size());</text:span><text:line-break/><text:span text:style-name="T68"> <text:s text:c="3"/>}</text:span><text:line-break/><text:line-break/><text:span text:style-name="T68">}</text:span></text:p>
      <text:p text:style-name="P154"/>
      <text:p text:style-name="P164">Nell’esempio abbiamo creato uno stub, che restituisce valori fittizi, e usiamo tali valori per verificare che il metodo RecuperoTatuaggiRelativiAllaPrimavera() funzioni o meno.</text:p>
      <text:p text:style-name="P165">Ora vediamo però quali sono gli svantaggi nell’utilizzo di uno stub per i test:</text:p>
      <text:list xml:id="list2001099148" text:style-name="L3">
        <text:list-item>
          <text:p text:style-name="P231">Quando vogliamo che lo stub deve restituire diversi tipi di valori in diversi tipi di scenari, allora diventa un codice molto complesso, molto grande e difficile da manutenere;</text:p>
        </text:list-item>
        <text:list-item>
          <text:p text:style-name="P231">Lo stub deve implementare tutti i metodi del servizio che definisce.</text:p>
        </text:list-item>
      </text:list>
      <text:p text:style-name="P165">Gli stub, quindi, sono molto utili in scenari molto semplici, ma nella maggior parte dei progetti si utilizza qualcosa di più dinamico, chiamato mock.</text:p>
      <text:h text:style-name="P216" text:outline-level="2"><text:bookmark-start text:name="__RefHeading___Toc4156_2689245903"/><text:soft-page-break/>PRIMO CODICE IN MOCKITO<text:bookmark-end text:name="__RefHeading___Toc4156_2689245903"/></text:h>
      <text:p text:style-name="P166">Arrivati a questo punto, ciò che è importante capire è cosa è un mock, come crearlo in mockito e i vantaggi del suo utilizzo.</text:p>
      <text:p text:style-name="P166">Prima di utilizzare mockito, però, è importante aggiungere le sue dipendenze nella build automation del nostro progetto, che siano Maven o Gradle. </text:p>
      <text:p text:style-name="P172">Dopo aver aggiunto le dipendenze, quello che faremo è riscrivere la classe <text:span text:style-name="T221">TatuaggioBusinessImplStubTest con i mock, rimuovendo gli stub</text:span></text:p>
      <text:p text:style-name="Text_20_body">La classe ServizioTatuaggioStub è molto importante perché, come detto, implementa il servizio esterno <text:span text:style-name="T222">ServizioTatuaggio mediante un metodo che si porta dietro alcuni valori fittizi. Il codice di ServizioTatuaggioStub è molto difficile però da man</text:span><text:span text:style-name="T166">utenere</text:span><text:span text:style-name="T222">, perché il servizio esterno ServizioTatuaggio può essere soggetto a continue modifiche durante il passare del tempo, per cui bisognerebbe effettuare delle modifiche in ServizioTatuaggioStub.</text:span></text:p>
      <text:p text:style-name="P169">Quindi, invece di creare una classe reale che implementa il servizio esterno, il framework mockito ci permette di creare una <text:span text:style-name="T223">oggetto</text:span> fittizi<text:span text:style-name="T223">o</text:span> (o <text:span text:style-name="T167">oggetto</text:span> mock) per quella specifica interfaccia:</text:p>
      <text:p text:style-name="P168"><text:span text:style-name="T31">ServizioTatuaggio </text:span><text:span text:style-name="T32">s</text:span><text:span text:style-name="T31">ervizioTatuaggio</text:span><text:span text:style-name="T32">Mock</text:span><text:span text:style-name="T31"> </text:span><text:span text:style-name="T78">= </text:span><text:span text:style-name="T81">mock</text:span><text:span text:style-name="T78">(</text:span><text:span text:style-name="T31">ServizioTatuaggio</text:span><text:span text:style-name="T78">.</text:span><text:span text:style-name="T11">class</text:span><text:span text:style-name="T78">);</text:span></text:p>
      <text:p text:style-name="P93"/>
      <text:p text:style-name="P173"><text:span text:style-name="T223">Quest’ oggetto fittizio ci restuirà un elenco di valori, come succedeva con </text:span><text:span text:style-name="T222">ServizioTatuaggioStub, </text:span><text:span text:style-name="T223">ma in maniera più dinamica.</text:span></text:p>
      <text:p text:style-name="P179">Mockito può creare oggetti fittizi sia per le interfacce, sia per altre classi.</text:p>
      <text:p text:style-name="P171">Con le seguenti 3 righe di codice abbiamo fatto qualcosa di equivalente a quello fatto nell’esempio con gli stub, senza dover creare una classe apposita:</text:p>
      <text:p text:style-name="P23"><text:span text:style-name="T25">ServizioTatuaggio servizioTatuaggioMock </text:span><text:span text:style-name="T68">= </text:span><text:span text:style-name="T76">mock</text:span><text:span text:style-name="T68">(</text:span><text:span text:style-name="T25">ServizioTatuaggio</text:span><text:span text:style-name="T68">.</text:span><text:span text:style-name="T5">class</text:span><text:span text:style-name="T68">);</text:span><text:line-break/><text:line-break/><text:span text:style-name="T25">List</text:span><text:span text:style-name="T68">&lt;</text:span><text:span text:style-name="T25">String</text:span><text:span text:style-name="T68">&gt; </text:span><text:span text:style-name="T25">tatuaggi </text:span><text:span text:style-name="T68">= </text:span><text:span text:style-name="T25">Arrays</text:span><text:span text:style-name="T68">.</text:span><text:span text:style-name="T76">asList</text:span><text:span text:style-name="T68">(</text:span><text:span text:style-name="T138">"Imparare di primavera in paese"</text:span><text:span text:style-name="T68">,</text:span><text:line-break/><text:span text:style-name="T68"> <text:s text:c="37"/></text:span><text:span text:style-name="T138">"Maledetta primavera"</text:span><text:span text:style-name="T68">,</text:span><text:line-break/><text:span text:style-name="T68"> <text:s text:c="37"/></text:span><text:span text:style-name="T138">"Il mare d'estate"</text:span><text:span text:style-name="T68">);</text:span><text:line-break/><text:line-break/><text:span text:style-name="T76">when</text:span><text:span text:style-name="T68">(</text:span><text:span text:style-name="T25">servizioTatuaggioMock</text:span><text:span text:style-name="T68">.recuperoTatuaggi(</text:span><text:span text:style-name="T138">"Paolo"</text:span><text:span text:style-name="T68">)).thenReturn(</text:span><text:span text:style-name="T25">tatuaggi</text:span><text:span text:style-name="T68">);</text:span></text:p>
      <text:p text:style-name="P94"/>
      <text:p text:style-name="P171">Vediamo l’esempio completo:</text:p>
      <text:p text:style-name="P156">TatuaggioBusinessImplMockTest.java</text:p>
      <text:p text:style-name="P24"><text:span text:style-name="T5">import </text:span><text:span text:style-name="T25">org.junit.</text:span><text:span text:style-name="T182">Test</text:span><text:span text:style-name="T68">;</text:span><text:line-break/><text:span text:style-name="T5">import static </text:span><text:span text:style-name="T25">org.junit.Assert</text:span><text:span text:style-name="T68">.*;</text:span><text:line-break/><text:span text:style-name="T5">import static </text:span><text:span text:style-name="T25">org.mockito.Mockito</text:span><text:span text:style-name="T68">.</text:span><text:span text:style-name="T76">mock</text:span><text:span text:style-name="T68">;</text:span><text:line-break/><text:span text:style-name="T5">import static </text:span><text:span text:style-name="T25">org.mockito.Mockito</text:span><text:span text:style-name="T68">.</text:span><text:span text:style-name="T76">when</text:span><text:span text:style-name="T68">;</text:span><text:line-break/><text:line-break/><text:span text:style-name="T5">import </text:span><text:span text:style-name="T25">java.util.Arrays</text:span><text:span text:style-name="T68">;</text:span><text:line-break/><text:span text:style-name="T5">import </text:span><text:span text:style-name="T25">java.util.List</text:span><text:span text:style-name="T68">;</text:span><text:line-break/><text:line-break/><text:span text:style-name="T5">public class </text:span><text:span text:style-name="T25">TatuaggioBusinessImplMockTest </text:span><text:span text:style-name="T68">{</text:span><text:line-break/><text:line-break/><text:span text:style-name="T68"> <text:s text:c="3"/></text:span><text:span text:style-name="T182">@Test</text:span><text:line-break/><text:span text:style-name="T182"> <text:s text:c="3"/></text:span><text:span text:style-name="T5">public void </text:span><text:span text:style-name="T117">testRecuperoTatuaggiRelativiAllaPrimavera_utilizzoMockEListaNonVuota</text:span><text:span text:style-name="T68">(){</text:span><text:line-break/><text:line-break/><text:span text:style-name="T68"> <text:s text:c="7"/></text:span><text:span text:style-name="T25">ServizioTatuaggio servizioTatuaggioMock </text:span><text:span text:style-name="T68">= </text:span><text:span text:style-name="T76">mock</text:span><text:span text:style-name="T68">(</text:span><text:span text:style-name="T25">ServizioTatuaggio</text:span><text:span text:style-name="T68">.</text:span><text:span text:style-name="T5">class</text:span><text:span text:style-name="T68">);</text:span><text:line-break/><text:line-break/><text:soft-page-break/><text:span text:style-name="T68"> <text:s text:c="7"/></text:span><text:span text:style-name="T25">List</text:span><text:span text:style-name="T68">&lt;</text:span><text:span text:style-name="T25">String</text:span><text:span text:style-name="T68">&gt; </text:span><text:span text:style-name="T25">tatuaggi </text:span><text:span text:style-name="T68">= </text:span><text:span text:style-name="T25">Arrays</text:span><text:span text:style-name="T68">.</text:span><text:span text:style-name="T76">asList</text:span><text:span text:style-name="T68">(</text:span><text:span text:style-name="T138">"Imparare di primavera in paese"</text:span><text:span text:style-name="T68">,</text:span><text:line-break/><text:span text:style-name="T68"> <text:s text:c="45"/></text:span><text:span text:style-name="T138">"Maledetta primavera"</text:span><text:span text:style-name="T68">,</text:span><text:line-break/><text:span text:style-name="T68"> <text:s text:c="45"/></text:span><text:span text:style-name="T138">"Il mare d'estate"</text:span><text:span text:style-name="T68">);</text:span><text:line-break/><text:line-break/><text:span text:style-name="T68"> <text:s text:c="7"/></text:span><text:span text:style-name="T76">when</text:span><text:span text:style-name="T68">(</text:span><text:span text:style-name="T25">servizioTatuaggioMock</text:span><text:span text:style-name="T68">.recuperoTatuaggi(</text:span><text:span text:style-name="T138">"Paolo"</text:span><text:span text:style-name="T68">)).thenReturn(</text:span><text:span text:style-name="T25">tatuaggi</text:span><text:span text:style-name="T68">);</text:span><text:line-break/><text:line-break/><text:span text:style-name="T68"> <text:s text:c="7"/></text:span><text:span text:style-name="T25">TatuaggioBusinessImpl tatuaggioBusinessImpl </text:span><text:span text:style-name="T68">= </text:span><text:span text:style-name="T5">new </text:span><text:span text:style-name="T68">TatuaggioBusinessImpl(</text:span><text:span text:style-name="T25">servizioTatuaggioMock</text:span><text:span text:style-name="T68">);</text:span><text:line-break/><text:line-break/><text:span text:style-name="T68"> <text:s text:c="7"/></text:span><text:span text:style-name="T25">List</text:span><text:span text:style-name="T68">&lt;</text:span><text:span text:style-name="T25">String</text:span><text:span text:style-name="T68">&gt; </text:span><text:span text:style-name="T25">tatuaggiFiltrati </text:span><text:span text:style-name="T68">= </text:span><text:span text:style-name="T25">tatuaggioBusinessImpl</text:span><text:span text:style-name="T68">.recuperoTatuaggiRelativiAllaPrimavera(</text:span><text:span text:style-name="T138">"Paolo"</text:span><text:span text:style-name="T68">);</text:span><text:line-break/><text:line-break/><text:span text:style-name="T68"> <text:s text:c="7"/></text:span><text:span text:style-name="T76">assertEquals</text:span><text:span text:style-name="T68">(</text:span><text:span text:style-name="T130">2</text:span><text:span text:style-name="T68">, </text:span><text:span text:style-name="T25">tatuaggiFiltrati</text:span><text:span text:style-name="T68">.size());</text:span><text:line-break/><text:span text:style-name="T68"> <text:s text:c="3"/>}</text:span><text:line-break/><text:line-break/><text:span text:style-name="T68"> <text:s text:c="3"/></text:span><text:span text:style-name="T182">@Test</text:span><text:line-break/><text:span text:style-name="T182"> <text:s text:c="3"/></text:span><text:span text:style-name="T5">public void </text:span><text:span text:style-name="T117">testRecuperoTatuaggiRelativiAllaPrimavera_utilizzoMockEListaVuota</text:span><text:span text:style-name="T68">(){</text:span><text:line-break/><text:line-break/><text:span text:style-name="T68"> <text:s text:c="7"/></text:span><text:span text:style-name="T25">ServizioTatuaggio servizioTatuaggioMock </text:span><text:span text:style-name="T68">= </text:span><text:span text:style-name="T76">mock</text:span><text:span text:style-name="T68">(</text:span><text:span text:style-name="T25">ServizioTatuaggio</text:span><text:span text:style-name="T68">.</text:span><text:span text:style-name="T5">class</text:span><text:span text:style-name="T68">);</text:span><text:line-break/><text:line-break/><text:span text:style-name="T68"> <text:s text:c="7"/></text:span><text:span text:style-name="T25">List</text:span><text:span text:style-name="T68">&lt;</text:span><text:span text:style-name="T25">String</text:span><text:span text:style-name="T68">&gt; </text:span><text:span text:style-name="T25">tatuaggi </text:span><text:span text:style-name="T68">= </text:span><text:span text:style-name="T25">Arrays</text:span><text:span text:style-name="T68">.</text:span><text:span text:style-name="T76">asList</text:span><text:span text:style-name="T68">();</text:span><text:line-break/><text:line-break/><text:span text:style-name="T68"> <text:s text:c="7"/></text:span><text:span text:style-name="T76">when</text:span><text:span text:style-name="T68">(</text:span><text:span text:style-name="T25">servizioTatuaggioMock</text:span><text:span text:style-name="T68">.recuperoTatuaggi(</text:span><text:span text:style-name="T138">"Paolo"</text:span><text:span text:style-name="T68">)).thenReturn(</text:span><text:span text:style-name="T25">tatuaggi</text:span><text:span text:style-name="T68">);</text:span><text:line-break/><text:line-break/><text:span text:style-name="T68"> <text:s text:c="7"/></text:span><text:span text:style-name="T25">TatuaggioBusinessImpl tatuaggioBusinessImpl </text:span><text:span text:style-name="T68">= </text:span><text:span text:style-name="T5">new </text:span><text:span text:style-name="T68">TatuaggioBusinessImpl(</text:span><text:span text:style-name="T25">servizioTatuaggioMock</text:span><text:span text:style-name="T68">);</text:span><text:line-break/><text:line-break/><text:span text:style-name="T68"> <text:s text:c="7"/></text:span><text:span text:style-name="T25">List</text:span><text:span text:style-name="T68">&lt;</text:span><text:span text:style-name="T25">String</text:span><text:span text:style-name="T68">&gt; </text:span><text:span text:style-name="T25">tatuaggiFiltrati </text:span><text:span text:style-name="T68">= </text:span><text:span text:style-name="T25">tatuaggioBusinessImpl</text:span><text:span text:style-name="T68">.recuperoTatuaggiRelativiAllaPrimavera(</text:span><text:span text:style-name="T138">"Paolo"</text:span><text:span text:style-name="T68">);</text:span><text:line-break/><text:line-break/><text:span text:style-name="T68"> <text:s text:c="7"/></text:span><text:span text:style-name="T76">assertEquals</text:span><text:span text:style-name="T68">(</text:span><text:span text:style-name="T130">0</text:span><text:span text:style-name="T68">, </text:span><text:span text:style-name="T25">tatuaggiFiltrati</text:span><text:span text:style-name="T68">.size());</text:span><text:line-break/><text:span text:style-name="T68"> <text:s text:c="3"/>}</text:span><text:line-break/><text:line-break/><text:span text:style-name="T68">}</text:span></text:p>
      <text:p text:style-name="P170"/>
      <text:p text:style-name="P180"><text:span text:style-name="T224">Si può notare come, in questo esempio, il codice sia diventato più flessibile e come posso creare ora test diversi con valori di ritorno diversi, potendo verificare quindi scenari diversi.</text:span><text:line-break/></text:p>
      <text:p text:style-name="P180"/>
      <text:p text:style-name="P180"/>
      <text:p text:style-name="P180"/>
      <text:p text:style-name="P180"/>
      <text:p text:style-name="P180"/>
      <text:p text:style-name="P180"/>
      <text:p text:style-name="P180"/>
      <text:p text:style-name="P180"/>
      <text:p text:style-name="P180"/>
      <text:p text:style-name="P180"/>
      <text:h text:style-name="P208" text:outline-level="1"><text:bookmark-start text:name="__RefHeading___Toc4056_4020619249"/><text:soft-page-break/>BASI DI MOCKITO<text:bookmark-end text:name="__RefHeading___Toc4056_4020619249"/></text:h>
      <text:h text:style-name="P217" text:outline-level="2"><text:bookmark-start text:name="__RefHeading___Toc4058_4020619249"/>ALCUNI ESEMPI DI MOCK SULL’INTERFACCIA LIST<text:bookmark-end text:name="__RefHeading___Toc4058_4020619249"/></text:h>
      <text:p text:style-name="P175">In questo passaggio faremo qualche altro esempio facendo il mock dell’interfaccia List: </text:p>
      <text:p text:style-name="P32"><text:span text:style-name="T5">import </text:span><text:span text:style-name="T25">org.junit.</text:span><text:span text:style-name="T182">Test</text:span><text:span text:style-name="T68">;</text:span><text:line-break/><text:span text:style-name="T5">import </text:span><text:span text:style-name="T25">java.util.List</text:span><text:span text:style-name="T68">;</text:span><text:line-break/><text:span text:style-name="T5">import static </text:span><text:span text:style-name="T25">junit.framework.TestCase</text:span><text:span text:style-name="T68">.</text:span><text:span text:style-name="T76">assertEquals</text:span><text:span text:style-name="T68">;</text:span><text:line-break/><text:span text:style-name="T5">import static </text:span><text:span text:style-name="T25">org.mockito.Mockito</text:span><text:span text:style-name="T68">.</text:span><text:span text:style-name="T76">mock</text:span><text:span text:style-name="T68">;</text:span><text:line-break/><text:span text:style-name="T5">import static </text:span><text:span text:style-name="T25">org.mockito.Mockito</text:span><text:span text:style-name="T68">.</text:span><text:span text:style-name="T76">when</text:span><text:span text:style-name="T68">;</text:span><text:line-break/><text:line-break/><text:span text:style-name="T5">public class </text:span><text:span text:style-name="T25">ListTest </text:span><text:span text:style-name="T68">{</text:span><text:line-break/><text:line-break/><text:span text:style-name="T68"> <text:s text:c="3"/></text:span><text:span text:style-name="T182">@Test</text:span><text:line-break/><text:span text:style-name="T182"> <text:s text:c="3"/></text:span><text:span text:style-name="T5">public void </text:span><text:span text:style-name="T117">testMockDelMetodoSizeDiList_DimensioneListaMaggioreDi0</text:span><text:span text:style-name="T68">(){</text:span><text:line-break/><text:line-break/><text:span text:style-name="T68"> <text:s text:c="7"/></text:span><text:span text:style-name="T24">List</text:span><text:span text:style-name="T64">&lt;</text:span><text:span text:style-name="T24">String</text:span><text:span text:style-name="T64">&gt; </text:span><text:span text:style-name="T24">listMock </text:span><text:span text:style-name="T64">= </text:span><text:span text:style-name="T67">mock</text:span><text:span text:style-name="T64">(</text:span><text:span text:style-name="T24">List</text:span><text:span text:style-name="T64">.</text:span><text:span text:style-name="T4">class</text:span><text:span text:style-name="T64">);</text:span><text:line-break/><text:span text:style-name="T68"> <text:s text:c="7"/></text:span><text:span text:style-name="T76">when</text:span><text:span text:style-name="T68">(</text:span><text:span text:style-name="T25">listMock</text:span><text:span text:style-name="T68">.size()).thenReturn(</text:span><text:span text:style-name="T130">2</text:span><text:span text:style-name="T68">);</text:span><text:line-break/><text:line-break/><text:span text:style-name="T68"> <text:s text:c="7"/></text:span><text:span text:style-name="T76">assertEquals</text:span><text:span text:style-name="T68">(</text:span><text:span text:style-name="T130">2</text:span><text:span text:style-name="T68">,</text:span><text:span text:style-name="T25">listMock</text:span><text:span text:style-name="T68">.size());</text:span><text:line-break/><text:span text:style-name="T68"> <text:s text:c="3"/>}</text:span><text:line-break/><text:span text:style-name="T68">}</text:span></text:p>
      <text:p text:style-name="P174"/>
      <text:p text:style-name="P181">Nell’esempio<text:span text:style-name="T149"> effettuo</text:span> il mock d<text:span text:style-name="T225">ell’interfaccia</text:span> List, dopodichè assegno <text:span text:style-name="T225">al metodo size()</text:span> <text:span text:style-name="T225">il</text:span> valore di ritorno <text:span text:style-name="T225">2,</text:span> per verificare mediante assertEquals() che non cambi nel tempo <text:span text:style-name="T225">la dimensione della lista</text:span>.</text:p>
      <text:p text:style-name="P181">È <text:span text:style-name="T225">anche possibile assegnare più valori di ritorno ad un singolo mock, come nell’esempio seguente:</text:span></text:p>
      <text:p text:style-name="P26"><text:span text:style-name="T182">@Test</text:span><text:line-break/><text:span text:style-name="T5">public void </text:span><text:span text:style-name="T117">testMockDelMetodoSizeDiList_RitornaValoriMultipli</text:span><text:span text:style-name="T68">(){</text:span><text:line-break/><text:line-break/><text:span text:style-name="T68"> <text:s text:c="3"/></text:span><text:span text:style-name="T24">List</text:span><text:span text:style-name="T64">&lt;</text:span><text:span text:style-name="T24">String</text:span><text:span text:style-name="T64">&gt; </text:span><text:span text:style-name="T24">listMock </text:span><text:span text:style-name="T64">= </text:span><text:span text:style-name="T67">mock</text:span><text:span text:style-name="T64">(</text:span><text:span text:style-name="T24">List</text:span><text:span text:style-name="T64">.</text:span><text:span text:style-name="T4">class</text:span><text:span text:style-name="T64">);</text:span><text:line-break/><text:span text:style-name="T68"> <text:s text:c="3"/></text:span><text:span text:style-name="T76">when</text:span><text:span text:style-name="T68">(</text:span><text:span text:style-name="T25">listMock</text:span><text:span text:style-name="T68">.size()).thenReturn(</text:span><text:span text:style-name="T130">2</text:span><text:span text:style-name="T68">).thenReturn(</text:span><text:span text:style-name="T130">3</text:span><text:span text:style-name="T68">);</text:span><text:line-break/><text:line-break/><text:span text:style-name="T68"> <text:s text:c="3"/></text:span><text:span text:style-name="T76">assertEquals</text:span><text:span text:style-name="T68">(</text:span><text:span text:style-name="T130">2</text:span><text:span text:style-name="T68">,</text:span><text:span text:style-name="T25">listMock</text:span><text:span text:style-name="T68">.size());</text:span><text:line-break/><text:span text:style-name="T68"> <text:s text:c="3"/></text:span><text:span text:style-name="T76">assertEquals</text:span><text:span text:style-name="T68">(</text:span><text:span text:style-name="T130">3</text:span><text:span text:style-name="T68">,</text:span><text:span text:style-name="T25">listMock</text:span><text:span text:style-name="T68">.size());</text:span><text:line-break/><text:span text:style-name="T68">}</text:span></text:p>
      <text:p text:style-name="P25"/>
      <text:p text:style-name="P177">Vediamo un altro esempio di mock dell’interfaccia List, richiamando questa volta il metodo get():</text:p>
      <text:p text:style-name="P27"><text:span text:style-name="T182">@Test</text:span><text:line-break/><text:span text:style-name="T5">public void </text:span><text:span text:style-name="T117">testMockDelMetodoGetDiList_DimensioneListaMaggioreDi0</text:span><text:span text:style-name="T68">(){</text:span></text:p>
      <text:p text:style-name="P28"><text:line-break/><text:span text:style-name="T68"> <text:s text:c="3"/></text:span><text:span text:style-name="T24">List</text:span><text:span text:style-name="T64">&lt;</text:span><text:span text:style-name="T24">String</text:span><text:span text:style-name="T64">&gt; </text:span><text:span text:style-name="T24">listMock </text:span><text:span text:style-name="T64">= </text:span><text:span text:style-name="T67">mock</text:span><text:span text:style-name="T64">(</text:span><text:span text:style-name="T24">List</text:span><text:span text:style-name="T64">.</text:span><text:span text:style-name="T4">class</text:span><text:span text:style-name="T64">);</text:span><text:line-break/><text:span text:style-name="T68"> <text:s text:c="3"/></text:span><text:span text:style-name="T76">when</text:span><text:span text:style-name="T68">(</text:span><text:span text:style-name="T25">listMock</text:span><text:span text:style-name="T68">.get(</text:span><text:span text:style-name="T130">0</text:span><text:span text:style-name="T68">)).thenReturn(</text:span><text:span text:style-name="T138">"Corso Mockito"</text:span><text:span text:style-name="T68">);</text:span><text:line-break/><text:line-break/><text:span text:style-name="T68"> <text:s text:c="3"/></text:span><text:span text:style-name="T76">assertEquals</text:span><text:span text:style-name="T68">(</text:span><text:span text:style-name="T138">"Corso Mockito"</text:span><text:span text:style-name="T68">,</text:span><text:span text:style-name="T25">listMock</text:span><text:span text:style-name="T68">.get(</text:span><text:span text:style-name="T130">0</text:span><text:span text:style-name="T68">));</text:span><text:line-break/><text:span text:style-name="T68"> <text:s text:c="3"/></text:span><text:span text:style-name="T76">assertEquals</text:span><text:span text:style-name="T68">(</text:span><text:span text:style-name="T5">null</text:span><text:span text:style-name="T68">, </text:span><text:span text:style-name="T25">listMock</text:span><text:span text:style-name="T68">.get(</text:span><text:span text:style-name="T130">1</text:span><text:span text:style-name="T68">));</text:span><text:line-break/><text:span text:style-name="T68">}</text:span></text:p>
      <text:p text:style-name="P176"/>
      <text:p text:style-name="P182">Nell’esempio<text:span text:style-name="T149"> effettuo</text:span> il mock d<text:span text:style-name="T225">ell’interfaccia</text:span> List, dopodichè assegno <text:span text:style-name="T225">al metodo </text:span><text:span text:style-name="T168">get</text:span><text:span text:style-name="T225">() </text:span><text:span text:style-name="T168">(nella prima posizione della lista)</text:span> <text:span text:style-name="T225">il</text:span> valore di ritorno <text:span text:style-name="T44">"Corso Mockito"</text:span><text:span text:style-name="T225">,</text:span> per verificare mediante assertEquals() <text:span text:style-name="T226">che </text:span><text:span text:style-name="T168">sia rimasto lo stesso. </text:span><text:span text:style-name="T169">Da notare che, se non dichiaro nessun valore di ritorno alla posizione successiva della lista, ma comunque richiamo un assertEquals() in più per verificare la presenza di null proprio in quella posizione, il test ha comunque successo.</text:span></text:p>
      <text:p text:style-name="P178"><text:soft-page-break/><text:span text:style-name="T169">I</text:span><text:span text:style-name="T149">ntroduciamo in questo altro esempio il concetto di argument matcher:</text:span></text:p>
      <text:p text:style-name="P30"><text:span text:style-name="T182">@Test</text:span><text:line-break/><text:span text:style-name="T5">public void </text:span><text:span text:style-name="T117">testMockDelMetodoGetDiList_ArgumentMatcher</text:span><text:span text:style-name="T68">(){</text:span><text:line-break/><text:line-break/><text:span text:style-name="T68"> <text:s text:c="3"/></text:span><text:span text:style-name="T24">List</text:span><text:span text:style-name="T64">&lt;</text:span><text:span text:style-name="T24">String</text:span><text:span text:style-name="T64">&gt; </text:span><text:span text:style-name="T24">listMock </text:span><text:span text:style-name="T64">= </text:span><text:span text:style-name="T67">mock</text:span><text:span text:style-name="T64">(</text:span><text:span text:style-name="T24">List</text:span><text:span text:style-name="T64">.</text:span><text:span text:style-name="T4">class</text:span><text:span text:style-name="T64">);</text:span></text:p>
      <text:p text:style-name="P29"><text:line-break/><text:span text:style-name="T68"> <text:s text:c="3"/></text:span><text:span text:style-name="T95">/* Argument matcher */</text:span><text:line-break/><text:span text:style-name="T95"> <text:s text:c="3"/></text:span><text:span text:style-name="T76">when</text:span><text:span text:style-name="T68">(</text:span><text:span text:style-name="T25">listMock</text:span><text:span text:style-name="T68">.get(</text:span><text:span text:style-name="T76">anyInt</text:span><text:span text:style-name="T68">())).thenReturn(</text:span><text:span text:style-name="T138">"Corso Mockito"</text:span><text:span text:style-name="T68">);</text:span><text:line-break/><text:line-break/><text:span text:style-name="T68"> <text:s text:c="3"/></text:span><text:span text:style-name="T76">assertEquals</text:span><text:span text:style-name="T68">(</text:span><text:span text:style-name="T138">"Corso Mockito"</text:span><text:span text:style-name="T68">, </text:span><text:span text:style-name="T25">listMock</text:span><text:span text:style-name="T68">.get(</text:span><text:span text:style-name="T130">0</text:span><text:span text:style-name="T68">));</text:span><text:line-break/><text:span text:style-name="T68"> <text:s text:c="3"/></text:span><text:span text:style-name="T76">assertEquals</text:span><text:span text:style-name="T68">(</text:span><text:span text:style-name="T138">"Corso Mockito"</text:span><text:span text:style-name="T68">, </text:span><text:span text:style-name="T25">listMock</text:span><text:span text:style-name="T68">.get(</text:span><text:span text:style-name="T130">1</text:span><text:span text:style-name="T68">));</text:span><text:line-break/><text:span text:style-name="T68">}</text:span></text:p>
      <text:p text:style-name="P95"/>
      <text:p text:style-name="P109">Il concetto di argument matcher consiste nel poter passare ad un metodo, di cui ne vogliamo impostare il valore di ritorno, solo il tipo del suo parametro di ingresso. Nel caso dell’esempio, facendo in questo modo è possibile impostare una sola volta il valore di ritorno “Corso Mockito” per tutte le posizioni della lista.</text:p>
      <text:p text:style-name="P61"/>
      <text:p text:style-name="P62">Vediamo infine come generare un eccezione in un test:</text:p>
      <text:p text:style-name="P62"/>
      <text:p text:style-name="P31"><text:span text:style-name="T182">@Test</text:span><text:span text:style-name="T68">(expected = </text:span><text:span text:style-name="T25">RuntimeException</text:span><text:span text:style-name="T68">.</text:span><text:span text:style-name="T5">class</text:span><text:span text:style-name="T68">)</text:span><text:line-break/><text:span text:style-name="T5">public void </text:span><text:span text:style-name="T117">testMockDelMetodoGetDiList_GeneroEccezione</text:span><text:span text:style-name="T68">(){</text:span><text:line-break/><text:line-break/><text:span text:style-name="T68"> <text:s text:c="3"/></text:span><text:span text:style-name="T24">List</text:span><text:span text:style-name="T64">&lt;</text:span><text:span text:style-name="T24">String</text:span><text:span text:style-name="T64">&gt; </text:span><text:span text:style-name="T24">listMock </text:span><text:span text:style-name="T64">= </text:span><text:span text:style-name="T67">mock</text:span><text:span text:style-name="T64">(</text:span><text:span text:style-name="T24">List</text:span><text:span text:style-name="T64">.</text:span><text:span text:style-name="T4">class</text:span><text:span text:style-name="T64">);</text:span><text:line-break/><text:line-break/><text:span text:style-name="T68"> <text:s text:c="3"/></text:span><text:span text:style-name="T95">/* Argument matcher */</text:span><text:line-break/><text:span text:style-name="T95"> <text:s text:c="3"/></text:span><text:span text:style-name="T76">when</text:span><text:span text:style-name="T68">(</text:span><text:span text:style-name="T25">listMock</text:span><text:span text:style-name="T68">.get(</text:span><text:span text:style-name="T76">anyInt</text:span><text:span text:style-name="T68">())).thenThrow(</text:span><text:span text:style-name="T5">new </text:span><text:span text:style-name="T68">RuntimeException());</text:span><text:line-break/><text:line-break/><text:span text:style-name="T68"> <text:s text:c="3"/></text:span><text:span text:style-name="T24">String primoElemento </text:span><text:span text:style-name="T64">= </text:span><text:span text:style-name="T24">listMock</text:span><text:span text:style-name="T64">.get(</text:span><text:span text:style-name="T136">0</text:span><text:span text:style-name="T64">);</text:span><text:line-break/><text:span text:style-name="T68">}</text:span></text:p>
      <text:p text:style-name="P96"/>
      <text:p text:style-name="Text_20_body">Quello che sta succedendo in questo esempio è che quando il metodo get() per ListMock viene richiamato con un numero intero qualsiasi come parametro d’ingresso, <text:span text:style-name="T227">tale chiamata genera un</text:span><text:span text:style-name="T170">a RuntimeException</text:span><text:span text:style-name="T227"> e il test ha successo.</text:span></text:p>
      <text:p text:style-name="P183">Di seguito l’esempio completo:</text:p>
      <text:p text:style-name="P158">ListTest.java</text:p>
      <text:p text:style-name="P38"><text:span text:style-name="T1">import </text:span><text:span text:style-name="T20">org.junit.</text:span><text:span text:style-name="T180">Test</text:span><text:span text:style-name="T60">;</text:span><text:line-break/><text:line-break/><text:span text:style-name="T1">import </text:span><text:span text:style-name="T20">java.util.List</text:span><text:span text:style-name="T60">;</text:span><text:line-break/><text:line-break/><text:span text:style-name="T1">import static </text:span><text:span text:style-name="T20">junit.framework.TestCase</text:span><text:span text:style-name="T60">.</text:span><text:span text:style-name="T65">assertEquals</text:span><text:span text:style-name="T60">;</text:span><text:line-break/><text:span text:style-name="T1">import static </text:span><text:span text:style-name="T20">org.mockito.ArgumentMatchers</text:span><text:span text:style-name="T60">.</text:span><text:span text:style-name="T65">anyInt</text:span><text:span text:style-name="T60">;</text:span><text:line-break/><text:span text:style-name="T1">import static </text:span><text:span text:style-name="T20">org.mockito.Mockito</text:span><text:span text:style-name="T60">.</text:span><text:span text:style-name="T65">mock</text:span><text:span text:style-name="T60">;</text:span><text:line-break/><text:span text:style-name="T1">import static </text:span><text:span text:style-name="T20">org.mockito.Mockito</text:span><text:span text:style-name="T60">.</text:span><text:span text:style-name="T65">when</text:span><text:span text:style-name="T60">;</text:span><text:line-break/><text:line-break/><text:span text:style-name="T1">public class </text:span><text:span text:style-name="T20">ListTest </text:span><text:span text:style-name="T60">{</text:span><text:line-break/><text:line-break/><text:span text:style-name="T60"> <text:s text:c="3"/></text:span><text:span text:style-name="T180">@Test</text:span><text:line-break/><text:span text:style-name="T180"> <text:s text:c="3"/></text:span><text:span text:style-name="T1">public void </text:span><text:span text:style-name="T111">testMockDelMetodoSizeDiList_DimensioneListaMaggioreDi0</text:span><text:span text:style-name="T60">(){</text:span><text:line-break/><text:line-break/><text:span text:style-name="T60"> <text:s text:c="7"/></text:span><text:span text:style-name="T20">List</text:span><text:span text:style-name="T60">&lt;</text:span><text:span text:style-name="T20">String</text:span><text:span text:style-name="T60">&gt; </text:span><text:span text:style-name="T20">listMock </text:span><text:span text:style-name="T60">= </text:span><text:span text:style-name="T65">mock</text:span><text:span text:style-name="T60">(</text:span><text:span text:style-name="T20">List</text:span><text:span text:style-name="T60">.</text:span><text:span text:style-name="T1">class</text:span><text:span text:style-name="T60">);</text:span><text:line-break/><text:span text:style-name="T60"> <text:s text:c="7"/></text:span><text:span text:style-name="T65">when</text:span><text:span text:style-name="T60">(</text:span><text:span text:style-name="T20">listMock</text:span><text:span text:style-name="T60">.size()).thenReturn(</text:span><text:span text:style-name="T134">2</text:span><text:span text:style-name="T60">);</text:span><text:line-break/><text:line-break/><text:span text:style-name="T60"> <text:s text:c="7"/></text:span><text:span text:style-name="T65">assertEquals</text:span><text:span text:style-name="T60">(</text:span><text:span text:style-name="T134">2</text:span><text:span text:style-name="T60">,</text:span><text:span text:style-name="T20">listMock</text:span><text:span text:style-name="T60">.size());</text:span><text:line-break/><text:soft-page-break/><text:span text:style-name="T60"> <text:s text:c="3"/>}</text:span><text:span text:style-name="T107">// Success</text:span><text:line-break/><text:line-break/><text:span text:style-name="T107"> <text:s text:c="3"/></text:span><text:span text:style-name="T180">@Test</text:span><text:line-break/><text:span text:style-name="T180"> <text:s text:c="3"/></text:span><text:span text:style-name="T1">public void </text:span><text:span text:style-name="T111">testMockDelMetodoSizeDiList_RitornaValoriMultipli</text:span><text:span text:style-name="T60">(){</text:span><text:line-break/><text:line-break/><text:span text:style-name="T60"> <text:s text:c="7"/></text:span><text:span text:style-name="T20">List</text:span><text:span text:style-name="T60">&lt;</text:span><text:span text:style-name="T20">String</text:span><text:span text:style-name="T60">&gt; </text:span><text:span text:style-name="T20">listMock </text:span><text:span text:style-name="T60">= </text:span><text:span text:style-name="T65">mock</text:span><text:span text:style-name="T60">(</text:span><text:span text:style-name="T20">List</text:span><text:span text:style-name="T60">.</text:span><text:span text:style-name="T1">class</text:span><text:span text:style-name="T60">);</text:span><text:line-break/><text:span text:style-name="T60"> <text:s text:c="7"/></text:span><text:span text:style-name="T65">when</text:span><text:span text:style-name="T60">(</text:span><text:span text:style-name="T20">listMock</text:span><text:span text:style-name="T60">.size()).thenReturn(</text:span><text:span text:style-name="T134">2</text:span><text:span text:style-name="T60">).thenReturn(</text:span><text:span text:style-name="T134">3</text:span><text:span text:style-name="T60">);</text:span><text:line-break/><text:line-break/><text:span text:style-name="T60"> <text:s text:c="7"/></text:span><text:span text:style-name="T65">assertEquals</text:span><text:span text:style-name="T60">(</text:span><text:span text:style-name="T134">2</text:span><text:span text:style-name="T60">,</text:span><text:span text:style-name="T20">listMock</text:span><text:span text:style-name="T60">.size());</text:span><text:line-break/><text:span text:style-name="T60"> <text:s text:c="7"/></text:span><text:span text:style-name="T65">assertEquals</text:span><text:span text:style-name="T60">(</text:span><text:span text:style-name="T134">3</text:span><text:span text:style-name="T60">,</text:span><text:span text:style-name="T20">listMock</text:span><text:span text:style-name="T60">.size());</text:span><text:line-break/><text:span text:style-name="T60"> <text:s text:c="3"/>}</text:span><text:span text:style-name="T107">// Success</text:span><text:line-break/><text:line-break/><text:span text:style-name="T107"> <text:s text:c="3"/></text:span><text:span text:style-name="T180">@Test</text:span><text:line-break/><text:span text:style-name="T180"> <text:s text:c="3"/></text:span><text:span text:style-name="T1">public void </text:span><text:span text:style-name="T111">testMockDelMetodoGetDiList_DimensioneListaMaggioreDi0</text:span><text:span text:style-name="T60">(){</text:span><text:line-break/><text:line-break/><text:span text:style-name="T60"> <text:s text:c="7"/></text:span><text:span text:style-name="T20">List</text:span><text:span text:style-name="T60">&lt;</text:span><text:span text:style-name="T20">String</text:span><text:span text:style-name="T60">&gt; </text:span><text:span text:style-name="T20">listMock </text:span><text:span text:style-name="T60">= </text:span><text:span text:style-name="T65">mock</text:span><text:span text:style-name="T60">(</text:span><text:span text:style-name="T20">List</text:span><text:span text:style-name="T60">.</text:span><text:span text:style-name="T1">class</text:span><text:span text:style-name="T60">);</text:span><text:line-break/><text:span text:style-name="T60"> <text:s text:c="7"/></text:span><text:span text:style-name="T65">when</text:span><text:span text:style-name="T60">(</text:span><text:span text:style-name="T20">listMock</text:span><text:span text:style-name="T60">.get(</text:span><text:span text:style-name="T134">0</text:span><text:span text:style-name="T60">)).thenReturn(</text:span><text:span text:style-name="T143">"Corso Mockito"</text:span><text:span text:style-name="T60">);</text:span><text:line-break/><text:line-break/><text:span text:style-name="T60"> <text:s text:c="7"/></text:span><text:span text:style-name="T65">assertEquals</text:span><text:span text:style-name="T60">(</text:span><text:span text:style-name="T143">"Corso Mockito"</text:span><text:span text:style-name="T60">,</text:span><text:span text:style-name="T20">listMock</text:span><text:span text:style-name="T60">.get(</text:span><text:span text:style-name="T134">0</text:span><text:span text:style-name="T60">));</text:span><text:line-break/><text:span text:style-name="T60"> <text:s text:c="7"/></text:span><text:span text:style-name="T65">assertEquals</text:span><text:span text:style-name="T60">(</text:span><text:span text:style-name="T1">null</text:span><text:span text:style-name="T60">, </text:span><text:span text:style-name="T20">listMock</text:span><text:span text:style-name="T60">.get(</text:span><text:span text:style-name="T134">1</text:span><text:span text:style-name="T60">));</text:span><text:line-break/><text:span text:style-name="T60"> <text:s text:c="3"/>}</text:span><text:span text:style-name="T107">// Success</text:span><text:line-break/><text:line-break/><text:span text:style-name="T107"> <text:s text:c="3"/></text:span><text:span text:style-name="T180">@Test</text:span><text:line-break/><text:span text:style-name="T180"> <text:s text:c="3"/></text:span><text:span text:style-name="T1">public void </text:span><text:span text:style-name="T111">testMockDelMetodoGetDiList_ArgumentMatcher</text:span><text:span text:style-name="T60">(){</text:span><text:line-break/><text:line-break/><text:span text:style-name="T60"> <text:s text:c="7"/></text:span><text:span text:style-name="T20">List</text:span><text:span text:style-name="T60">&lt;</text:span><text:span text:style-name="T20">String</text:span><text:span text:style-name="T60">&gt; </text:span><text:span text:style-name="T20">listMock </text:span><text:span text:style-name="T60">= </text:span><text:span text:style-name="T65">mock</text:span><text:span text:style-name="T60">(</text:span><text:span text:style-name="T20">List</text:span><text:span text:style-name="T60">.</text:span><text:span text:style-name="T1">class</text:span><text:span text:style-name="T60">);</text:span><text:line-break/><text:line-break/><text:span text:style-name="T60"> <text:s text:c="7"/></text:span><text:span text:style-name="T107">/* Argument matcher*/</text:span><text:line-break/><text:span text:style-name="T107"> <text:s text:c="7"/></text:span><text:span text:style-name="T65">when</text:span><text:span text:style-name="T60">(</text:span><text:span text:style-name="T20">listMock</text:span><text:span text:style-name="T60">.get(</text:span><text:span text:style-name="T65">anyInt</text:span><text:span text:style-name="T60">())).thenReturn(</text:span><text:span text:style-name="T143">"Corso Mockito"</text:span><text:span text:style-name="T60">);</text:span><text:line-break/><text:line-break/><text:span text:style-name="T60"> <text:s text:c="7"/></text:span><text:span text:style-name="T65">assertEquals</text:span><text:span text:style-name="T60">(</text:span><text:span text:style-name="T143">"Corso Mockito"</text:span><text:span text:style-name="T60">, </text:span><text:span text:style-name="T20">listMock</text:span><text:span text:style-name="T60">.get(</text:span><text:span text:style-name="T134">0</text:span><text:span text:style-name="T60">));</text:span><text:line-break/><text:span text:style-name="T60"> <text:s text:c="7"/></text:span><text:span text:style-name="T65">assertEquals</text:span><text:span text:style-name="T60">(</text:span><text:span text:style-name="T143">"Corso Mockito"</text:span><text:span text:style-name="T60">, </text:span><text:span text:style-name="T20">listMock</text:span><text:span text:style-name="T60">.get(</text:span><text:span text:style-name="T134">1</text:span><text:span text:style-name="T60">));</text:span><text:line-break/><text:span text:style-name="T60"> <text:s text:c="3"/>}</text:span><text:span text:style-name="T107">// Success</text:span><text:line-break/><text:line-break/><text:span text:style-name="T107"> <text:s text:c="3"/></text:span><text:span text:style-name="T180">@Test</text:span><text:span text:style-name="T60">(expected = </text:span><text:span text:style-name="T20">RuntimeException</text:span><text:span text:style-name="T60">.</text:span><text:span text:style-name="T1">class</text:span><text:span text:style-name="T60">)</text:span><text:line-break/><text:span text:style-name="T60"> <text:s text:c="3"/></text:span><text:span text:style-name="T1">public void </text:span><text:span text:style-name="T111">testMockDelMetodoGetDiList_GeneroEccezione</text:span><text:span text:style-name="T60">(){</text:span><text:line-break/><text:line-break/><text:span text:style-name="T60"> <text:s text:c="7"/></text:span><text:span text:style-name="T20">List</text:span><text:span text:style-name="T60">&lt;</text:span><text:span text:style-name="T20">String</text:span><text:span text:style-name="T60">&gt; </text:span><text:span text:style-name="T20">listMock </text:span><text:span text:style-name="T60">= </text:span><text:span text:style-name="T65">mock</text:span><text:span text:style-name="T60">(</text:span><text:span text:style-name="T20">List</text:span><text:span text:style-name="T60">.</text:span><text:span text:style-name="T1">class</text:span><text:span text:style-name="T60">);</text:span><text:line-break/><text:line-break/><text:span text:style-name="T60"> <text:s text:c="7"/></text:span><text:span text:style-name="T107">/* Argument matcher*/</text:span><text:line-break/><text:span text:style-name="T107"> <text:s text:c="7"/></text:span><text:span text:style-name="T65">when</text:span><text:span text:style-name="T60">(</text:span><text:span text:style-name="T20">listMock</text:span><text:span text:style-name="T60">.get(</text:span><text:span text:style-name="T65">anyInt</text:span><text:span text:style-name="T60">())).thenThrow(</text:span><text:span text:style-name="T1">new </text:span><text:span text:style-name="T60">RuntimeException());</text:span><text:line-break/><text:line-break/><text:span text:style-name="T60"> <text:s text:c="7"/></text:span><text:span text:style-name="T20">String primoElemento </text:span><text:span text:style-name="T60">= </text:span><text:span text:style-name="T20">listMock</text:span><text:span text:style-name="T60">.get(</text:span><text:span text:style-name="T134">0</text:span><text:span text:style-name="T60">);</text:span><text:line-break/><text:span text:style-name="T60"> <text:s text:c="3"/>}</text:span><text:span text:style-name="T107">// Success</text:span><text:line-break/><text:span text:style-name="T60">}</text:span><text:line-break/></text:p>
      <text:p text:style-name="P101"/>
      <text:p text:style-name="P157"/>
      <text:p text:style-name="P62"/>
      <text:p text:style-name="P167"/>
      <text:p text:style-name="Text_20_body"/>
      <text:p text:style-name="P55"/>
      <text:p text:style-name="P58"/>
      <text:p text:style-name="P92"/>
      <text:p text:style-name="P152"/>
      <text:h text:style-name="P218" text:outline-level="2"><text:bookmark-start text:name="__RefHeading___Toc5748_3520992049"/><text:soft-page-break/>STILE BDD – GIVEN WHEN THEN<text:bookmark-end text:name="__RefHeading___Toc5748_3520992049"/></text:h>
      <text:p text:style-name="P187"><text:span text:style-name="T149">P</text:span>artiamo con un esempio nella vita reale per capire al meglio il concetto di stile BDD:</text:p>
      <text:p text:style-name="P188">Titolo esempio: Ritorno al magazzino</text:p>
      <text:p text:style-name="P188">Per tenere traccia delle scorte, <text:span text:style-name="T230">in quanto </text:span>proprietario d<text:span text:style-name="T171">el</text:span> negozio, <text:span text:style-name="T230">v</text:span>oglio aggiungere gli articoli in magazzino quando vengono restituiti.<text:line-break/><text:line-break/>Scenario 1: Gli articoli restituiti devono essere rimessi in magazzino<text:line-break/>Dato (Given) che un cliente ha precedentemente acquistato un maglione nero da me<text:line-break/>E (And) ho tre maglioni neri in magazzino<text:line-break/>Quando (When) restituisce il maglione nero per un rimborso<text:line-break/>Allora (Then) dovrei avere quattro maglioni neri in magazzino.<text:line-break/><text:line-break/>Scenario 2: Gli articoli sostituiti dovrebbero essere riportati in magazzino<text:line-break/>Dato (Given) che un cliente ha precedentemente acquistato un capo blu da me<text:line-break/>E (And) io ho due capi blu in magazzino<text:line-break/>E (And) tre capi neri in magazzino<text:line-break/>Quando (When) restituisce l'indumento blu per una sostituzione in nero<text:line-break/>Allora (Then) dovrei avere tre indumenti blu in magazzino.</text:p>
      <text:p text:style-name="P186">Quello che abbiamo nell’esempio è il racconto di una storia reale, divisa in più scenari. <text:span text:style-name="T228">Il verificarsi di un determinato scenario dipende dal verificarsi di alcune condizioni.</text:span></text:p>
      <text:p text:style-name="P185">Dal punto di vista della programmazione, per ogni scenario ci deve essere il suo test dedicato. L’idea è quella di scrivere i test utilizzando lo stesso stile (o formato) utilizzato nell’esempio, in modo da aumentarne la leggibilità. Questo modo di scrivere i test si chiama, per l’appunto, stile BDD.</text:p>
      <text:p text:style-name="P185">Quindi i test che andremo a scrivere avranno la seguente struttura:</text:p>
      <text:p text:style-name="P40"><text:span text:style-name="T185">@Test</text:span><text:line-break/><text:span text:style-name="T9">public void </text:span><text:span text:style-name="T121">testStileBDD</text:span><text:span text:style-name="T75">(){</text:span><text:line-break/><text:span text:style-name="T75"> <text:s text:c="3"/></text:span><text:span text:style-name="T101">/* Given */</text:span><text:line-break/><text:line-break/><text:span text:style-name="T101"> <text:s text:c="3"/>/* codice... */</text:span><text:line-break/><text:line-break/><text:span text:style-name="T101"> <text:s text:c="3"/>/* When */</text:span><text:line-break/><text:line-break/><text:span text:style-name="T101"> <text:s text:c="3"/>/* codice... */</text:span><text:line-break/><text:line-break/><text:span text:style-name="T101"> <text:s text:c="3"/>/* Then */</text:span><text:line-break/><text:line-break/><text:span text:style-name="T101"> <text:s text:c="3"/>/* codice... */</text:span><text:line-break/><text:span text:style-name="T75">}</text:span></text:p>
      <text:p text:style-name="P184"/>
      <text:p text:style-name="Text_20_body">Il Given è quella parte del test dove <text:span text:style-name="T149">configuriamo lo scenario.</text:span></text:p>
      <text:p text:style-name="P189">Il When è quella parte del test dove indichiamo l’azione che si deve verificare, cioè dove richiamiamo il metodo che ci serve.</text:p>
      <text:p text:style-name="P189">Il Then è quella parte del test dove controlliamo i metodi della classe Assert</text:p>
      <text:p text:style-name="P190">Questo è un buon modo per scrivere i nostri test e Mockito ci mette a disposizione alcuni metodi per <text:soft-page-break/>utilizzare lo stile BDD al meglio. <text:s/></text:p>
      <text:p text:style-name="P190">Riprendendo l’esempio della classe TatuaggioBusinessImplMockTest, vediamo come cambia se riscriviamo <text:span text:style-name="T229">i <text:s/>suoi unit test</text:span> con lo stile BDD:</text:p>
      <text:p text:style-name="P48"><text:span text:style-name="T25">TatuaggioBusinessImplMockStileBDDTest.</text:span><text:span text:style-name="T28">java</text:span></text:p>
      <text:p text:style-name="P124"/>
      <text:p text:style-name="P33"><text:span text:style-name="T5">import </text:span><text:span text:style-name="T25">org.junit.</text:span><text:span text:style-name="T182">Test</text:span><text:span text:style-name="T68">;</text:span><text:line-break/><text:span text:style-name="T5">import static </text:span><text:span text:style-name="T25">org.junit.Assert</text:span><text:span text:style-name="T68">.*;</text:span><text:line-break/><text:span text:style-name="T5">import static </text:span><text:span text:style-name="T25">org.mockito.BDDMockito</text:span><text:span text:style-name="T68">.</text:span><text:span text:style-name="T76">given</text:span><text:span text:style-name="T68">;</text:span><text:line-break/><text:span text:style-name="T5">import static </text:span><text:span text:style-name="T25">org.mockito.Mockito</text:span><text:span text:style-name="T68">.</text:span><text:span text:style-name="T76">mock</text:span><text:span text:style-name="T68">;</text:span><text:line-break/><text:span text:style-name="T5">import static </text:span><text:span text:style-name="T25">org.mockito.Mockito</text:span><text:span text:style-name="T68">.</text:span><text:span text:style-name="T76">when</text:span><text:span text:style-name="T68">;</text:span><text:line-break/><text:span text:style-name="T5">import static </text:span><text:span text:style-name="T25">org.hamcrest.CoreMatchers</text:span><text:span text:style-name="T68">.*;</text:span><text:line-break/><text:line-break/><text:span text:style-name="T5">import </text:span><text:span text:style-name="T25">java.util.Arrays</text:span><text:span text:style-name="T68">;</text:span><text:line-break/><text:span text:style-name="T5">import </text:span><text:span text:style-name="T25">java.util.List</text:span><text:span text:style-name="T68">;</text:span><text:line-break/><text:line-break/><text:span text:style-name="T5">public class </text:span><text:span text:style-name="T25">TatuaggioBusinessImplMockStileBDDTest </text:span><text:span text:style-name="T68">{</text:span><text:line-break/><text:line-break/><text:span text:style-name="T68"> <text:s text:c="3"/></text:span><text:span text:style-name="T182">@Test</text:span><text:line-break/><text:span text:style-name="T182"> <text:s text:c="3"/></text:span><text:span text:style-name="T5">public void </text:span><text:span text:style-name="T117">testRecuperoTatuaggiRelativiAllaPrimavera_utilizzoMockEListaNonVuota</text:span><text:span text:style-name="T68">(){</text:span><text:line-break/><text:line-break/><text:span text:style-name="T68"> <text:s text:c="7"/></text:span><text:span text:style-name="T95">/* Given - Configurazione scenario */</text:span><text:line-break/><text:span text:style-name="T95"> <text:s text:c="7"/></text:span><text:span text:style-name="T25">ServizioTatuaggio servizioTatuaggioMock </text:span><text:span text:style-name="T68">= </text:span><text:span text:style-name="T76">mock</text:span><text:span text:style-name="T68">(</text:span><text:span text:style-name="T25">ServizioTatuaggio</text:span><text:span text:style-name="T68">.</text:span><text:span text:style-name="T5">class</text:span><text:span text:style-name="T68">);</text:span><text:line-break/><text:line-break/><text:span text:style-name="T68"> <text:s text:c="7"/></text:span><text:span text:style-name="T25">List</text:span><text:span text:style-name="T68">&lt;</text:span><text:span text:style-name="T25">String</text:span><text:span text:style-name="T68">&gt; </text:span><text:span text:style-name="T25">tatuaggi </text:span><text:span text:style-name="T68">= </text:span><text:span text:style-name="T25">Arrays</text:span><text:span text:style-name="T68">.</text:span><text:span text:style-name="T76">asList</text:span><text:span text:style-name="T68">(</text:span><text:span text:style-name="T138">"Imparare di primavera in paese"</text:span><text:span text:style-name="T68">,</text:span><text:line-break/><text:span text:style-name="T68"> <text:s text:c="15"/></text:span><text:span text:style-name="T138">"Maledetta primavera"</text:span><text:span text:style-name="T68">,</text:span><text:line-break/><text:span text:style-name="T68"> <text:s text:c="15"/></text:span><text:span text:style-name="T138">"Il mare d'estate"</text:span><text:span text:style-name="T68">);</text:span><text:line-break/><text:line-break/><text:span text:style-name="T68"> <text:s text:c="7"/></text:span><text:span text:style-name="T95">/* when(servizioTatuaggioMock.recuperoTatuaggi("Paolo")).thenReturn(tatuaggi);</text:span><text:line-break/><text:span text:style-name="T95"> <text:s text:c="7"/>* lo sostituisco con la seguente sintassi: */</text:span><text:line-break/><text:span text:style-name="T95"> <text:s text:c="7"/></text:span><text:span text:style-name="T76">given</text:span><text:span text:style-name="T68">(</text:span><text:span text:style-name="T25">servizioTatuaggioMock</text:span><text:span text:style-name="T68">.recuperoTatuaggi(</text:span><text:span text:style-name="T138">"Paolo"</text:span><text:span text:style-name="T68">)).willReturn(</text:span><text:span text:style-name="T25">tatuaggi</text:span><text:span text:style-name="T68">);</text:span><text:line-break/><text:line-break/><text:span text:style-name="T68"> <text:s text:c="7"/></text:span><text:span text:style-name="T25">TatuaggioBusinessImpl tatuaggioBusinessImpl </text:span><text:span text:style-name="T68">= </text:span><text:span text:style-name="T5">new </text:span><text:span text:style-name="T68">TatuaggioBusinessImpl(</text:span><text:span text:style-name="T25">servizioTatuaggioMock</text:span><text:span text:style-name="T68">);</text:span><text:line-break/><text:line-break/><text:span text:style-name="T68"> <text:s text:c="7"/></text:span><text:span text:style-name="T95">/* When - Azione da eseguire */</text:span><text:line-break/><text:span text:style-name="T95"> <text:s text:c="7"/></text:span><text:span text:style-name="T25">List</text:span><text:span text:style-name="T68">&lt;</text:span><text:span text:style-name="T25">String</text:span><text:span text:style-name="T68">&gt; </text:span><text:span text:style-name="T25">tatuaggiFiltrati </text:span><text:span text:style-name="T68">= </text:span><text:span text:style-name="T25">tatuaggioBusinessImpl</text:span><text:span text:style-name="T68">.recuperoTatuaggiRelativiAllaPrimavera(</text:span><text:span text:style-name="T138">"Paolo"</text:span><text:span text:style-name="T68">);</text:span><text:line-break/><text:line-break/><text:span text:style-name="T68"> <text:s text:c="7"/></text:span><text:span text:style-name="T95">/* Then - Verifica </text:span><text:span text:style-name="T98">Azione </text:span><text:span text:style-name="T95">*/</text:span><text:line-break/><text:span text:style-name="T95"> <text:s text:c="7"/>/*assertEquals(2, tatuaggiFiltrati.size());</text:span><text:line-break/><text:span text:style-name="T95"> <text:s text:c="7"/>* lo sostituisco con la seguente sintassi: */</text:span><text:line-break/><text:span text:style-name="T95"> <text:s text:c="7"/></text:span><text:span text:style-name="T76">assertThat</text:span><text:span text:style-name="T68">(</text:span><text:span text:style-name="T25">tatuaggiFiltrati</text:span><text:span text:style-name="T68">.size(), </text:span><text:span text:style-name="T76">is</text:span><text:span text:style-name="T68">(</text:span><text:span text:style-name="T130">2</text:span><text:span text:style-name="T68">));</text:span><text:line-break/><text:span text:style-name="T68"> <text:s text:c="3"/>}</text:span><text:line-break/><text:line-break/><text:span text:style-name="T68"> <text:s text:c="3"/></text:span><text:span text:style-name="T182">@Test</text:span><text:line-break/><text:span text:style-name="T182"> <text:s text:c="3"/></text:span><text:span text:style-name="T5">public void </text:span><text:span text:style-name="T117">testRecuperoTatuaggiRelativiAllaPrimavera_utilizzoMockEListaVuota</text:span><text:span text:style-name="T68">(){</text:span><text:line-break/><text:line-break/><text:span text:style-name="T68"> <text:s text:c="7"/></text:span><text:span text:style-name="T95">/* Given - Configurazione scenario */</text:span><text:line-break/><text:span text:style-name="T95"> <text:s text:c="7"/></text:span><text:span text:style-name="T25">ServizioTatuaggio servizioTatuaggioMock </text:span><text:span text:style-name="T68">= </text:span><text:span text:style-name="T76">mock</text:span><text:span text:style-name="T68">(</text:span><text:span text:style-name="T25">ServizioTatuaggio</text:span><text:span text:style-name="T68">.</text:span><text:span text:style-name="T5">class</text:span><text:span text:style-name="T68">);</text:span><text:line-break/><text:line-break/><text:span text:style-name="T68"> <text:s text:c="7"/></text:span><text:span text:style-name="T25">List</text:span><text:span text:style-name="T68">&lt;</text:span><text:span text:style-name="T25">String</text:span><text:span text:style-name="T68">&gt; </text:span><text:span text:style-name="T25">tatuaggi </text:span><text:span text:style-name="T68">= </text:span><text:span text:style-name="T25">Arrays</text:span><text:span text:style-name="T68">.</text:span><text:span text:style-name="T76">asList</text:span><text:span text:style-name="T68">();</text:span><text:line-break/><text:line-break/><text:span text:style-name="T68"> <text:s text:c="7"/></text:span><text:span text:style-name="T95">/* when(servizioTatuaggioMock.recuperoTatuaggi("Paolo")).thenReturn(tatuaggi);</text:span><text:line-break/><text:span text:style-name="T95"> <text:s text:c="8"/>* lo sostituisco con la seguente sintassi: */</text:span><text:line-break/><text:span text:style-name="T95"> <text:s text:c="7"/></text:span><text:span text:style-name="T76">given</text:span><text:span text:style-name="T68">(</text:span><text:span text:style-name="T25">servizioTatuaggioMock</text:span><text:span text:style-name="T68">.recuperoTatuaggi(</text:span><text:span text:style-name="T138">"Paolo"</text:span><text:span text:style-name="T68">)).willReturn(</text:span><text:span text:style-name="T25">tatuaggi</text:span><text:span text:style-name="T68">);</text:span><text:line-break/><text:line-break/><text:span text:style-name="T68"> <text:s text:c="7"/></text:span><text:span text:style-name="T25">TatuaggioBusinessImpl tatuaggioBusinessImpl </text:span><text:span text:style-name="T68">= </text:span><text:span text:style-name="T5">new </text:span><text:soft-page-break/><text:span text:style-name="T68">TatuaggioBusinessImpl(</text:span><text:span text:style-name="T25">servizioTatuaggioMock</text:span><text:span text:style-name="T68">);</text:span><text:line-break/><text:line-break/><text:span text:style-name="T68"> <text:s text:c="7"/></text:span><text:span text:style-name="T95">/* When - Azione da eseguire */</text:span><text:line-break/><text:span text:style-name="T95"> <text:s text:c="7"/></text:span><text:span text:style-name="T25">List</text:span><text:span text:style-name="T68">&lt;</text:span><text:span text:style-name="T25">String</text:span><text:span text:style-name="T68">&gt; </text:span><text:span text:style-name="T25">tatuaggiFiltrati </text:span><text:span text:style-name="T68">= </text:span><text:span text:style-name="T25">tatuaggioBusinessImpl</text:span><text:span text:style-name="T68">.recuperoTatuaggiRelativiAllaPrimavera(</text:span><text:span text:style-name="T138">"Paolo"</text:span><text:span text:style-name="T68">);</text:span><text:line-break/><text:line-break/><text:span text:style-name="T68"> <text:s text:c="7"/></text:span><text:span text:style-name="T95">/* Then - Verifica </text:span><text:span text:style-name="T98">Azione </text:span><text:span text:style-name="T95">*/</text:span><text:line-break/><text:span text:style-name="T95"> <text:s text:c="7"/>/*assertEquals(</text:span><text:span text:style-name="T99">0</text:span><text:span text:style-name="T95">, tatuaggiFiltrati.size());</text:span><text:line-break/><text:span text:style-name="T95"> <text:s text:c="8"/>* lo sostituisco con la seguente sintassi: */</text:span><text:line-break/><text:span text:style-name="T95"> <text:s text:c="7"/></text:span><text:span text:style-name="T76">assertThat</text:span><text:span text:style-name="T68">(</text:span><text:span text:style-name="T25">tatuaggiFiltrati</text:span><text:span text:style-name="T68">.size(), </text:span><text:span text:style-name="T76">is</text:span><text:span text:style-name="T68">(</text:span><text:span text:style-name="T130">0</text:span><text:span text:style-name="T68">));</text:span><text:line-break/><text:span text:style-name="T68"> <text:s text:c="3"/>}</text:span><text:line-break/><text:line-break/><text:span text:style-name="T68">}</text:span></text:p>
      <text:p text:style-name="P97"/>
      <text:p text:style-name="Text_20_body">Questo che abbiamo nell’esempio è fondamentalmente un test scritto in stile BDD</text:p>
      <text:p text:style-name="P63">Per fare un altro esempio, possiamo trasformare anche gli unit test della classe ListTest in formato BBD:</text:p>
      <text:p text:style-name="P41"><text:span text:style-name="T57">ListTestStileBDD.</text:span><text:span text:style-name="T58">java</text:span></text:p>
      <text:p text:style-name="P126"/>
      <text:p text:style-name="P34"><text:span text:style-name="T7">import </text:span><text:span text:style-name="T25">org.junit.</text:span><text:span text:style-name="T182">Test</text:span><text:span text:style-name="T68">;</text:span><text:line-break/><text:line-break/><text:span text:style-name="T5">import </text:span><text:span text:style-name="T25">java.util.List</text:span><text:span text:style-name="T68">;</text:span><text:line-break/><text:line-break/><text:span text:style-name="T5">import static </text:span><text:span text:style-name="T25">junit.framework.TestCase</text:span><text:span text:style-name="T68">.</text:span><text:span text:style-name="T76">assertEquals</text:span><text:span text:style-name="T68">;</text:span><text:line-break/><text:span text:style-name="T5">import static </text:span><text:span text:style-name="T25">org.hamcrest.CoreMatchers</text:span><text:span text:style-name="T68">.</text:span><text:span text:style-name="T76">is</text:span><text:span text:style-name="T68">;</text:span><text:line-break/><text:span text:style-name="T5">import static </text:span><text:span text:style-name="T25">org.hamcrest.CoreMatchers</text:span><text:span text:style-name="T68">.</text:span><text:span text:style-name="T76">nullValue</text:span><text:span text:style-name="T68">;</text:span><text:line-break/><text:span text:style-name="T5">import static </text:span><text:span text:style-name="T25">org.mockito.ArgumentMatchers</text:span><text:span text:style-name="T68">.</text:span><text:span text:style-name="T76">anyInt</text:span><text:span text:style-name="T68">;</text:span><text:line-break/><text:span text:style-name="T5">import static </text:span><text:span text:style-name="T25">org.mockito.BDDMockito</text:span><text:span text:style-name="T68">.</text:span><text:span text:style-name="T76">given</text:span><text:span text:style-name="T68">;</text:span><text:line-break/><text:span text:style-name="T5">import static </text:span><text:span text:style-name="T25">org.mockito.Mockito</text:span><text:span text:style-name="T68">.</text:span><text:span text:style-name="T76">mock</text:span><text:span text:style-name="T68">;</text:span><text:line-break/><text:span text:style-name="T5">import static </text:span><text:span text:style-name="T25">org.mockito.Mockito</text:span><text:span text:style-name="T68">.</text:span><text:span text:style-name="T76">when</text:span><text:span text:style-name="T68">;</text:span><text:line-break/><text:span text:style-name="T5">import static </text:span><text:span text:style-name="T25">org.junit.Assert</text:span><text:span text:style-name="T68">.*;</text:span><text:line-break/><text:line-break/><text:span text:style-name="T5">public class </text:span><text:span text:style-name="T25">ListTestStileBDD </text:span><text:span text:style-name="T68">{</text:span><text:line-break/><text:line-break/><text:span text:style-name="T68"> <text:s text:c="3"/></text:span><text:span text:style-name="T182">@Test</text:span><text:line-break/><text:span text:style-name="T182"> <text:s text:c="3"/></text:span><text:span text:style-name="T5">public void </text:span><text:span text:style-name="T117">testMockDelMetodoSizeDiList_DimensioneListaMaggioreDi0</text:span><text:span text:style-name="T68">(){</text:span><text:line-break/><text:line-break/><text:span text:style-name="T68"> <text:s text:c="7"/></text:span><text:span text:style-name="T95">/* Given - Configurazione scenario */</text:span><text:line-break/><text:span text:style-name="T95"> <text:s text:c="7"/></text:span><text:span text:style-name="T25">List</text:span><text:span text:style-name="T68">&lt;</text:span><text:span text:style-name="T25">String</text:span><text:span text:style-name="T68">&gt; </text:span><text:span text:style-name="T25">listMock </text:span><text:span text:style-name="T68">= </text:span><text:span text:style-name="T76">mock</text:span><text:span text:style-name="T68">(</text:span><text:span text:style-name="T25">List</text:span><text:span text:style-name="T68">.</text:span><text:span text:style-name="T5">class</text:span><text:span text:style-name="T68">);</text:span><text:line-break/><text:span text:style-name="T68"> <text:s text:c="7"/></text:span><text:span text:style-name="T95">/* when(listMock.size()).thenReturn(2);</text:span><text:line-break/><text:span text:style-name="T95"> <text:s text:c="7"/>* lo sostituisco con la seguente sintassi: */</text:span><text:line-break/><text:span text:style-name="T95"> <text:s text:c="7"/></text:span><text:span text:style-name="T76">given</text:span><text:span text:style-name="T68">(</text:span><text:span text:style-name="T25">listMock</text:span><text:span text:style-name="T68">.size()).willReturn(</text:span><text:span text:style-name="T130">2</text:span><text:span text:style-name="T68">);</text:span><text:line-break/><text:line-break/><text:span text:style-name="T68"> <text:s text:c="7"/></text:span><text:span text:style-name="T95">/* When - Azione da eseguire */</text:span><text:line-break/><text:span text:style-name="T95"> <text:s text:c="7"/></text:span><text:span text:style-name="T5">int </text:span><text:span text:style-name="T25">dimensioneListMock </text:span><text:span text:style-name="T68">= </text:span><text:span text:style-name="T25">listMock</text:span><text:span text:style-name="T68">.size();</text:span><text:line-break/><text:line-break/><text:span text:style-name="T68"> <text:s text:c="7"/></text:span><text:span text:style-name="T95">/* Then - Verifica Azione */</text:span><text:line-break/><text:span text:style-name="T95"> <text:s text:c="7"/>/* assertEquals(2,dimensioneListMock);</text:span><text:line-break/><text:span text:style-name="T95"> <text:s text:c="7"/>* lo sostituisco con la seguente sintassi: */</text:span><text:line-break/><text:span text:style-name="T95"> <text:s text:c="7"/></text:span><text:span text:style-name="T76">assertThat</text:span><text:span text:style-name="T68">(</text:span><text:span text:style-name="T25">dimensioneListMock</text:span><text:span text:style-name="T68">, </text:span><text:span text:style-name="T76">is</text:span><text:span text:style-name="T68">(</text:span><text:span text:style-name="T130">2</text:span><text:span text:style-name="T68">));</text:span><text:line-break/><text:line-break/><text:span text:style-name="T68"> <text:s text:c="3"/>}</text:span><text:span text:style-name="T95">// Success</text:span><text:line-break/><text:line-break/><text:span text:style-name="T95"> <text:s text:c="3"/></text:span><text:span text:style-name="T182">@Test</text:span><text:line-break/><text:span text:style-name="T182"> <text:s text:c="3"/></text:span><text:span text:style-name="T5">public void </text:span><text:span text:style-name="T117">testMockDelMetodoSizeDiList_RitornaValoriMultipli</text:span><text:span text:style-name="T68">(){</text:span><text:line-break/><text:line-break/><text:span text:style-name="T68"> <text:s text:c="7"/></text:span><text:span text:style-name="T95">/* Given - Configurazione scenario */</text:span><text:line-break/><text:span text:style-name="T95"> <text:s text:c="7"/></text:span><text:span text:style-name="T25">List</text:span><text:span text:style-name="T68">&lt;</text:span><text:span text:style-name="T25">String</text:span><text:span text:style-name="T68">&gt; </text:span><text:span text:style-name="T25">listMock </text:span><text:span text:style-name="T68">= </text:span><text:span text:style-name="T76">mock</text:span><text:span text:style-name="T68">(</text:span><text:span text:style-name="T25">List</text:span><text:span text:style-name="T68">.</text:span><text:span text:style-name="T5">class</text:span><text:span text:style-name="T68">);</text:span><text:line-break/><text:soft-page-break/><text:span text:style-name="T68"> <text:s text:c="7"/></text:span><text:span text:style-name="T95">/* when(listMock.size()).thenReturn(2).thenReturn(3);</text:span><text:line-break/><text:span text:style-name="T95"> <text:s text:c="8"/>* lo sostituisco con la seguente sintassi: */</text:span><text:line-break/><text:span text:style-name="T95"> <text:s text:c="7"/></text:span><text:span text:style-name="T76">given</text:span><text:span text:style-name="T68">(</text:span><text:span text:style-name="T25">listMock</text:span><text:span text:style-name="T68">.size()).willReturn(</text:span><text:span text:style-name="T130">2</text:span><text:span text:style-name="T68">).willReturn(</text:span><text:span text:style-name="T130">3</text:span><text:span text:style-name="T68">);</text:span><text:line-break/><text:line-break/><text:span text:style-name="T68"> <text:s text:c="7"/></text:span><text:span text:style-name="T95">/* When - Azione da eseguire */</text:span><text:line-break/><text:span text:style-name="T95"> <text:s text:c="7"/></text:span><text:span text:style-name="T5">int </text:span><text:span text:style-name="T25">dimensioneListMock1 </text:span><text:span text:style-name="T68">= </text:span><text:span text:style-name="T25">listMock</text:span><text:span text:style-name="T68">.size();</text:span><text:line-break/><text:span text:style-name="T68"> <text:s text:c="7"/></text:span><text:span text:style-name="T5">int </text:span><text:span text:style-name="T25">dimensioneListMock2 </text:span><text:span text:style-name="T68">= </text:span><text:span text:style-name="T25">listMock</text:span><text:span text:style-name="T68">.size();</text:span><text:line-break/><text:line-break/><text:span text:style-name="T68"> <text:s text:c="7"/></text:span><text:span text:style-name="T95">/* Then - Verifica Azione */</text:span><text:line-break/><text:span text:style-name="T95"> <text:s text:c="7"/>/* assertEquals(2,dimensioneListMock1);</text:span><text:line-break/><text:span text:style-name="T95"> <text:s text:c="8"/>* lo sostituisco con la seguente sintassi: */</text:span><text:line-break/><text:span text:style-name="T95"> <text:s text:c="7"/></text:span><text:span text:style-name="T76">assertThat</text:span><text:span text:style-name="T68">(</text:span><text:span text:style-name="T25">dimensioneListMock1</text:span><text:span text:style-name="T68">, </text:span><text:span text:style-name="T76">is</text:span><text:span text:style-name="T68">(</text:span><text:span text:style-name="T130">2</text:span><text:span text:style-name="T68">));</text:span><text:line-break/><text:line-break/><text:span text:style-name="T68"> <text:s text:c="7"/></text:span><text:span text:style-name="T95">/* assertEquals(3,dimensioneListMock2);</text:span><text:line-break/><text:span text:style-name="T95"> <text:s text:c="8"/>* lo sostituisco con la seguente sintassi: */</text:span><text:line-break/><text:span text:style-name="T95"> <text:s text:c="7"/></text:span><text:span text:style-name="T76">assertThat</text:span><text:span text:style-name="T68">(</text:span><text:span text:style-name="T25">dimensioneListMock2</text:span><text:span text:style-name="T68">, </text:span><text:span text:style-name="T76">is</text:span><text:span text:style-name="T68">(</text:span><text:span text:style-name="T130">3</text:span><text:span text:style-name="T68">));</text:span><text:line-break/><text:line-break/><text:span text:style-name="T68"> <text:s text:c="3"/>}</text:span><text:span text:style-name="T95">// Success</text:span><text:line-break/><text:line-break/><text:span text:style-name="T95"> <text:s text:c="3"/></text:span><text:span text:style-name="T182">@Test</text:span><text:line-break/><text:span text:style-name="T182"> <text:s text:c="3"/></text:span><text:span text:style-name="T5">public void </text:span><text:span text:style-name="T117">testMockDelMetodoGetDiList_DimensioneListaMaggioreDi0</text:span><text:span text:style-name="T68">(){</text:span><text:line-break/><text:line-break/><text:span text:style-name="T68"> <text:s text:c="7"/></text:span><text:span text:style-name="T95">/* Given - Configurazione scenario */</text:span><text:line-break/><text:span text:style-name="T95"> <text:s text:c="7"/></text:span><text:span text:style-name="T25">List</text:span><text:span text:style-name="T68">&lt;</text:span><text:span text:style-name="T25">String</text:span><text:span text:style-name="T68">&gt; </text:span><text:span text:style-name="T25">listMock </text:span><text:span text:style-name="T68">= </text:span><text:span text:style-name="T76">mock</text:span><text:span text:style-name="T68">(</text:span><text:span text:style-name="T25">List</text:span><text:span text:style-name="T68">.</text:span><text:span text:style-name="T5">class</text:span><text:span text:style-name="T68">);</text:span><text:line-break/><text:span text:style-name="T68"> <text:s text:c="7"/></text:span><text:span text:style-name="T95">/* when(listMock.get(0)).thenReturn("Corso Mockito");</text:span><text:line-break/><text:span text:style-name="T95"> <text:s text:c="8"/>* lo sostituisco con la seguente sintassi: */</text:span><text:line-break/><text:span text:style-name="T95"> <text:s text:c="7"/></text:span><text:span text:style-name="T76">given</text:span><text:span text:style-name="T68">(</text:span><text:span text:style-name="T25">listMock</text:span><text:span text:style-name="T68">.get(</text:span><text:span text:style-name="T130">0</text:span><text:span text:style-name="T68">)).willReturn(</text:span><text:span text:style-name="T138">"Corso Mockito"</text:span><text:span text:style-name="T68">);</text:span><text:line-break/><text:line-break/><text:span text:style-name="T68"> <text:s text:c="7"/></text:span><text:span text:style-name="T95">/* When - Azione da eseguire */</text:span><text:line-break/><text:span text:style-name="T95"> <text:s text:c="7"/></text:span><text:span text:style-name="T25">String primoElementoListMock </text:span><text:span text:style-name="T68">= </text:span><text:span text:style-name="T25">listMock</text:span><text:span text:style-name="T68">.get(</text:span><text:span text:style-name="T130">0</text:span><text:span text:style-name="T68">);</text:span><text:line-break/><text:span text:style-name="T68"> <text:s text:c="7"/></text:span><text:span text:style-name="T25">String secondoElementoListMock </text:span><text:span text:style-name="T68">= </text:span><text:span text:style-name="T25">listMock</text:span><text:span text:style-name="T68">.get(</text:span><text:span text:style-name="T130">1</text:span><text:span text:style-name="T68">);</text:span><text:line-break/><text:line-break/><text:span text:style-name="T68"> <text:s text:c="7"/></text:span><text:span text:style-name="T95">/* Then - Verifica Azione */</text:span><text:line-break/><text:span text:style-name="T95"> <text:s text:c="7"/>/* assertEquals("Corso Mockito", primoElementoListMock);</text:span><text:line-break/><text:span text:style-name="T95"> <text:s text:c="8"/>* lo sostituisco con la seguente sintassi: */</text:span><text:line-break/><text:span text:style-name="T95"> <text:s text:c="7"/></text:span><text:span text:style-name="T76">assertThat</text:span><text:span text:style-name="T68">(</text:span><text:span text:style-name="T25">primoElementoListMock</text:span><text:span text:style-name="T68">, </text:span><text:span text:style-name="T76">is</text:span><text:span text:style-name="T68">(</text:span><text:span text:style-name="T138">"Corso Mockito"</text:span><text:span text:style-name="T68">));</text:span><text:line-break/><text:line-break/><text:span text:style-name="T68"> <text:s text:c="7"/></text:span><text:span text:style-name="T95">/* assertEquals(null, secondoElementoListMock);</text:span><text:line-break/><text:span text:style-name="T95"> <text:s text:c="8"/>* lo sostituisco con la seguente sintassi: */</text:span><text:line-break/><text:span text:style-name="T95"> <text:s text:c="7"/></text:span><text:span text:style-name="T76">assertThat</text:span><text:span text:style-name="T68">(</text:span><text:span text:style-name="T25">secondoElementoListMock</text:span><text:span text:style-name="T68">, </text:span><text:span text:style-name="T76">is</text:span><text:span text:style-name="T68">(</text:span><text:span text:style-name="T76">nullValue</text:span><text:span text:style-name="T68">()));</text:span><text:line-break/><text:line-break/><text:span text:style-name="T68"> <text:s text:c="3"/>}</text:span><text:span text:style-name="T95">// Success</text:span><text:line-break/><text:line-break/><text:span text:style-name="T95"> <text:s text:c="3"/></text:span><text:span text:style-name="T182">@Test</text:span><text:line-break/><text:span text:style-name="T182"> <text:s text:c="3"/></text:span><text:span text:style-name="T5">public void </text:span><text:span text:style-name="T117">testMockDelMetodoGetDiList_ArgumentMatcher</text:span><text:span text:style-name="T68">(){</text:span><text:line-break/><text:line-break/><text:span text:style-name="T68"> <text:s text:c="7"/></text:span><text:span text:style-name="T95">/* Given - Configurazione scenario */</text:span><text:line-break/><text:span text:style-name="T95"> <text:s text:c="7"/></text:span><text:span text:style-name="T25">List</text:span><text:span text:style-name="T68">&lt;</text:span><text:span text:style-name="T25">String</text:span><text:span text:style-name="T68">&gt; </text:span><text:span text:style-name="T25">listMock </text:span><text:span text:style-name="T68">= </text:span><text:span text:style-name="T76">mock</text:span><text:span text:style-name="T68">(</text:span><text:span text:style-name="T25">List</text:span><text:span text:style-name="T68">.</text:span><text:span text:style-name="T5">class</text:span><text:span text:style-name="T68">);</text:span><text:line-break/><text:span text:style-name="T68"> <text:s text:c="7"/></text:span><text:span text:style-name="T95">/* when(listMock.get(anyInt())).thenReturn("Corso Mockito");</text:span><text:line-break/><text:span text:style-name="T95"> <text:s text:c="8"/>* lo sostituisco con la seguente sintassi: */</text:span><text:line-break/><text:span text:style-name="T95"> <text:s text:c="7"/></text:span><text:span text:style-name="T76">given</text:span><text:span text:style-name="T68">(</text:span><text:span text:style-name="T25">listMock</text:span><text:span text:style-name="T68">.get(</text:span><text:span text:style-name="T76">anyInt</text:span><text:span text:style-name="T68">())).willReturn(</text:span><text:span text:style-name="T138">"Corso Mockito"</text:span><text:span text:style-name="T68">);</text:span><text:line-break/><text:line-break/><text:span text:style-name="T68"> <text:s text:c="7"/></text:span><text:span text:style-name="T95">/* When - Azione da eseguire */</text:span><text:line-break/><text:span text:style-name="T95"> <text:s text:c="7"/></text:span><text:span text:style-name="T25">String primoElementoListMock </text:span><text:span text:style-name="T68">= </text:span><text:span text:style-name="T25">listMock</text:span><text:span text:style-name="T68">.get(</text:span><text:span text:style-name="T130">0</text:span><text:span text:style-name="T68">);</text:span><text:line-break/><text:span text:style-name="T68"> <text:s text:c="7"/></text:span><text:span text:style-name="T25">String secondoElementoListMock </text:span><text:span text:style-name="T68">= </text:span><text:span text:style-name="T25">listMock</text:span><text:span text:style-name="T68">.get(</text:span><text:span text:style-name="T130">1</text:span><text:span text:style-name="T68">);</text:span><text:line-break/><text:line-break/><text:span text:style-name="T68"> <text:s text:c="7"/></text:span><text:span text:style-name="T95">/* Then - Verifica Azione */</text:span><text:line-break/><text:span text:style-name="T95"> <text:s text:c="7"/>/* assertEquals("Corso Mockito", primoElementoListMock);</text:span><text:line-break/><text:span text:style-name="T95"> <text:s text:c="8"/>* lo sostituisco con la seguente sintassi: */</text:span><text:line-break/><text:soft-page-break/><text:span text:style-name="T95"> <text:s text:c="7"/></text:span><text:span text:style-name="T76">assertThat</text:span><text:span text:style-name="T68">(</text:span><text:span text:style-name="T25">primoElementoListMock</text:span><text:span text:style-name="T68">, </text:span><text:span text:style-name="T76">is</text:span><text:span text:style-name="T68">(</text:span><text:span text:style-name="T138">"Corso Mockito"</text:span><text:span text:style-name="T68">));</text:span><text:line-break/><text:line-break/><text:span text:style-name="T68"> <text:s text:c="7"/></text:span><text:span text:style-name="T95">/* assertEquals(null, secondoElementoListMock);</text:span><text:line-break/><text:span text:style-name="T95"> <text:s text:c="8"/>* lo sostituisco con la seguente sintassi: */</text:span><text:line-break/><text:span text:style-name="T95"> <text:s text:c="7"/></text:span><text:span text:style-name="T76">assertThat</text:span><text:span text:style-name="T68">(</text:span><text:span text:style-name="T25">secondoElementoListMock</text:span><text:span text:style-name="T68">, </text:span><text:span text:style-name="T76">is</text:span><text:span text:style-name="T68">(</text:span><text:span text:style-name="T138">"Corso Mockito"</text:span><text:span text:style-name="T68">));</text:span><text:line-break/><text:line-break/><text:span text:style-name="T68"> <text:s text:c="3"/>}</text:span><text:span text:style-name="T95">// Success</text:span><text:line-break/><text:line-break/><text:span text:style-name="T95"> <text:s text:c="3"/></text:span><text:span text:style-name="T182">@Test</text:span><text:span text:style-name="T68">(expected = </text:span><text:span text:style-name="T25">RuntimeException</text:span><text:span text:style-name="T68">.</text:span><text:span text:style-name="T5">class</text:span><text:span text:style-name="T68">)</text:span><text:line-break/><text:span text:style-name="T68"> <text:s text:c="3"/></text:span><text:span text:style-name="T5">public void </text:span><text:span text:style-name="T117">testMockDelMetodoGetDiList_GeneroEccezione</text:span><text:span text:style-name="T68">(){</text:span><text:line-break/><text:line-break/><text:span text:style-name="T68"> <text:s text:c="7"/></text:span><text:span text:style-name="T95">/* Given - Configurazione scenario */</text:span><text:line-break/><text:span text:style-name="T95"> <text:s text:c="7"/></text:span><text:span text:style-name="T25">List</text:span><text:span text:style-name="T68">&lt;</text:span><text:span text:style-name="T25">String</text:span><text:span text:style-name="T68">&gt; </text:span><text:span text:style-name="T25">listMock </text:span><text:span text:style-name="T68">= </text:span><text:span text:style-name="T76">mock</text:span><text:span text:style-name="T68">(</text:span><text:span text:style-name="T25">List</text:span><text:span text:style-name="T68">.</text:span><text:span text:style-name="T5">class</text:span><text:span text:style-name="T68">);</text:span><text:line-break/><text:span text:style-name="T68"> <text:s text:c="7"/></text:span><text:span text:style-name="T95">/* when(listMock.get(anyInt())).thenThrow(new RuntimeException());;</text:span><text:line-break/><text:span text:style-name="T95"> <text:s text:c="8"/>* lo sostituisco con la seguente sintassi: */</text:span><text:line-break/><text:span text:style-name="T95"> <text:s text:c="7"/></text:span><text:span text:style-name="T76">given</text:span><text:span text:style-name="T68">(</text:span><text:span text:style-name="T25">listMock</text:span><text:span text:style-name="T68">.get(</text:span><text:span text:style-name="T76">anyInt</text:span><text:span text:style-name="T68">())).willThrow(</text:span><text:span text:style-name="T5">new </text:span><text:span text:style-name="T68">RuntimeException());</text:span><text:line-break/><text:line-break/><text:span text:style-name="T68"> <text:s text:c="7"/></text:span><text:span text:style-name="T95">/* When - Azione da eseguire */</text:span><text:line-break/><text:span text:style-name="T95"> <text:s text:c="7"/></text:span><text:span text:style-name="T25">String primoElementoListMock </text:span><text:span text:style-name="T68">= </text:span><text:span text:style-name="T25">listMock</text:span><text:span text:style-name="T68">.get(</text:span><text:span text:style-name="T130">0</text:span><text:span text:style-name="T68">);</text:span><text:line-break/><text:line-break/><text:span text:style-name="T68"> <text:s text:c="7"/></text:span><text:span text:style-name="T95">/* Then - Verifica Azione */</text:span><text:line-break/><text:span text:style-name="T95"> <text:s text:c="7"/>/* assertEquals("Corso Mockito", primoElementoListMock);</text:span><text:line-break/><text:span text:style-name="T95"> <text:s text:c="8"/>* lo sostituisco con la seguente sintassi: */</text:span><text:line-break/><text:span text:style-name="T95"> <text:s text:c="7"/></text:span><text:span text:style-name="T76">assertThat</text:span><text:span text:style-name="T68">(</text:span><text:span text:style-name="T25">primoElementoListMock</text:span><text:span text:style-name="T68">, </text:span><text:span text:style-name="T76">is</text:span><text:span text:style-name="T68">(</text:span><text:span text:style-name="T138">"Corso Mockito"</text:span><text:span text:style-name="T68">));</text:span><text:line-break/><text:line-break/><text:span text:style-name="T68"> <text:s text:c="3"/>}</text:span><text:span text:style-name="T95">// Success</text:span><text:line-break/><text:line-break/><text:span text:style-name="T68">}</text:span></text:p>
      <text:p text:style-name="P64"/>
      <text:p text:style-name="P64"/>
      <text:p text:style-name="P64"/>
      <text:h text:style-name="P219" text:outline-level="2"><text:bookmark-start text:name="__RefHeading___Toc7927_4178776125"/>VERIFICARE LE CHIAMATE SUI MOCK <text:span text:style-name="T243">CON verify()</text:span><text:bookmark-end text:name="__RefHeading___Toc7927_4178776125"/></text:h>
      <text:p text:style-name="P122"><text:span text:style-name="T231">Un’altra importante caratteristica del framework Mokito </text:span><text:span text:style-name="T232">è</text:span><text:span text:style-name="T231"> la sua capacità di tenere traccia di tutte le chiamate, e dei relativi parametri di invocazione, eseguite sull’oggetto mockato.</text:span> </text:p>
      <text:p text:style-name="P122"><text:span text:style-name="T231">Questo consente di eseguire quelli che vengono generalmente indicati come </text:span><text:span text:style-name="Emphasis"><text:span text:style-name="T235">behavior testing </text:span></text:span><text:span text:style-name="T231">o test di comportamento. Tali test non hanno come scopo quello di controllare il risultato di una chiamata di </text:span><text:span text:style-name="T232">un </text:span><text:span text:style-name="T231"><text:s/>metodo, ma di verificare che un metodo sia chiamato con i parametri corretti. A tale scopo il framework dispone del </text:span><text:span text:style-name="T233">metodo</text:span><text:span text:style-name="T231"> </text:span><text:span text:style-name="Source_20_Text"><text:span text:style-name="T234">verify(), </text:span></text:span><text:span text:style-name="T231">utilizzabile sull’oggetto mock, che permette di verificare che determinate condizioni specificate siano soddisfatte.</text:span> </text:p>
      <text:p text:style-name="P194"><text:span text:style-name="T175">Per capire questo nuovo concetto, i</text:span><text:span text:style-name="T172">mpostiamo un nuovo scenario </text:span><text:span text:style-name="T175">in cui la nostra app di management dei tatuaggi debba gestire la cancellazione di tatuaggi che non siano legati alla primavera. Per fare ciò iniziamo con il definire il metodo cancellaTatuaggio() nell’interfaccia ServizioTatuaggio:</text:span></text:p>
      <text:p text:style-name="P159"><text:span text:style-name="T172">S</text:span><text:span text:style-name="T149">ervizioTatuaggio.java</text:span><text:span text:style-name="T196"><text:line-break/></text:span><text:span text:style-name="T13">public interface </text:span><text:span text:style-name="T34">ServizioTatuaggio </text:span><text:span text:style-name="T80">{</text:span><text:span text:style-name="T196"><text:line-break/><text:line-break/></text:span><text:span text:style-name="T80"> <text:s text:c="3"/></text:span><text:span text:style-name="T13">public </text:span><text:span text:style-name="T34">List</text:span><text:span text:style-name="T80">&lt;</text:span><text:span text:style-name="T34">String</text:span><text:span text:style-name="T80">&gt; </text:span><text:span text:style-name="T128">recuperoTatuaggi</text:span><text:span text:style-name="T80">(</text:span><text:span text:style-name="T34">String </text:span><text:span text:style-name="T80">utente); </text:span></text:p>
      <text:p text:style-name="P39"><text:span text:style-name="T68"><text:s text:c="4"/></text:span><text:span text:style-name="T5">public void </text:span><text:span text:style-name="T117">cancellaTatuaggio</text:span><text:span text:style-name="T68">(</text:span><text:span text:style-name="T25">String </text:span><text:span text:style-name="T68">tatuaggio);</text:span></text:p>
      <text:p text:style-name="P39"><text:line-break/><text:span text:style-name="T68">}</text:span></text:p>
      <text:p text:style-name="P102"/>
      <text:p text:style-name="P102"/>
      <text:p text:style-name="P102"><text:soft-page-break/></text:p>
      <text:p text:style-name="P123"><text:span text:style-name="T239">Ora implementiamo il metodo </text:span><text:span text:style-name="T238">recupero</text:span><text:span text:style-name="T236">Tatuaggi</text:span><text:span text:style-name="T238">Non</text:span><text:span text:style-name="T236">RelativiAllaPrimavera</text:span><text:span text:style-name="T237">() nella classe <text:s/>TatuaggioBusinessImpl.java, che richiama al suo interno il metodo </text:span><text:span text:style-name="T74">cancellaTatuaggio(), appena definito nell’interfaccia ServizioTatuaggio, dopo una determinata condizione</text:span><text:span text:style-name="T237">:</text:span></text:p>
      <text:p text:style-name="P116">TatuaggioBusinessImpl.java</text:p>
      <text:p text:style-name="P121"><text:span text:style-name="T3">import </text:span><text:span text:style-name="T240">java.util.ArrayList</text:span><text:span text:style-name="T63">;</text:span><text:span text:style-name="T221"><text:line-break/></text:span><text:span text:style-name="T3">import </text:span><text:span text:style-name="T240">java.util.List</text:span><text:span text:style-name="T63">;</text:span><text:line-break/><text:line-break/><text:span text:style-name="T3">public class </text:span><text:span text:style-name="T240">TatuaggioBusinessImpl </text:span><text:span text:style-name="T63">{</text:span><text:span text:style-name="T221"><text:line-break/><text:line-break/></text:span><text:span text:style-name="T63"> <text:s text:c="3"/></text:span><text:span text:style-name="T3">private </text:span><text:span text:style-name="T240">ServizioTatuaggio </text:span><text:span text:style-name="T204">servizioTatuaggio</text:span><text:span text:style-name="T63">;</text:span><text:span text:style-name="T221"><text:line-break/><text:line-break/></text:span><text:span text:style-name="T63"> <text:s text:c="3"/></text:span><text:span text:style-name="T109">/* Costruttore della classe TatuaggioBusinessImpl*/</text:span><text:span text:style-name="T221"><text:line-break/></text:span><text:span text:style-name="T109"> <text:s text:c="3"/></text:span><text:span text:style-name="T3">public </text:span><text:span text:style-name="T115">TatuaggioBusinessImpl</text:span><text:span text:style-name="T63">(</text:span><text:span text:style-name="T240">ServizioTatuaggio </text:span><text:span text:style-name="T63">servizioTatuaggio) {</text:span><text:span text:style-name="T221"><text:line-break/></text:span><text:span text:style-name="T63"> <text:s text:c="7"/></text:span><text:span text:style-name="T3">this</text:span><text:span text:style-name="T63">.</text:span><text:span text:style-name="T204">servizioTatuaggio </text:span><text:span text:style-name="T63">= servizioTatuaggio;</text:span><text:span text:style-name="T221"><text:line-break/></text:span><text:span text:style-name="T63"> <text:s text:c="3"/>}</text:span><text:span text:style-name="T221"><text:line-break/><text:line-break/></text:span><text:span text:style-name="T63"> <text:s text:c="3"/></text:span><text:span text:style-name="T3">public </text:span><text:span text:style-name="T240">List</text:span><text:span text:style-name="T63">&lt;</text:span><text:span text:style-name="T240">String</text:span><text:span text:style-name="T63">&gt; </text:span><text:span text:style-name="T115">recuperoTatuaggiRelativiAllaPrimavera</text:span><text:span text:style-name="T63">(</text:span><text:span text:style-name="T240">String </text:span><text:span text:style-name="T63">utente){</text:span><text:span text:style-name="T221"><text:line-break/><text:line-break/></text:span><text:span text:style-name="T63"> <text:s text:c="7"/></text:span><text:span text:style-name="T240">List</text:span><text:span text:style-name="T63">&lt;</text:span><text:span text:style-name="T240">String</text:span><text:span text:style-name="T63">&gt; </text:span><text:span text:style-name="T240">tatuaggiFiltrati </text:span><text:span text:style-name="T63">= </text:span><text:span text:style-name="T3">new </text:span><text:span text:style-name="T63">ArrayList&lt;</text:span><text:span text:style-name="T240">String</text:span><text:span text:style-name="T63">&gt;();</text:span><text:span text:style-name="T221"><text:line-break/></text:span><text:span text:style-name="T63"> <text:s text:c="7"/></text:span><text:span text:style-name="T240">List</text:span><text:span text:style-name="T63">&lt;</text:span><text:span text:style-name="T240">String</text:span><text:span text:style-name="T63">&gt; </text:span><text:span text:style-name="T240">tatuaggi </text:span><text:span text:style-name="T63">= </text:span><text:span text:style-name="T204">servizioTatuaggio</text:span><text:span text:style-name="T63">.recuperoTatuaggi(utente);</text:span><text:span text:style-name="T221"><text:line-break/><text:line-break/></text:span><text:span text:style-name="T63"> <text:s text:c="7"/></text:span><text:span text:style-name="T3">for</text:span><text:span text:style-name="T63">(</text:span><text:span text:style-name="T240">String tatuaggio </text:span><text:span text:style-name="T63">: </text:span><text:span text:style-name="T240">tatuaggi</text:span><text:span text:style-name="T63">){</text:span><text:span text:style-name="T221"><text:line-break/></text:span><text:span text:style-name="T63"> <text:s text:c="11"/></text:span><text:span text:style-name="T3">if</text:span><text:span text:style-name="T63">(</text:span><text:span text:style-name="T240">tatuaggio</text:span><text:span text:style-name="T63">.contains(</text:span><text:span text:style-name="T145">"primavera"</text:span><text:span text:style-name="T63">)){</text:span><text:span text:style-name="T221"><text:line-break/></text:span><text:span text:style-name="T63"> <text:s text:c="15"/></text:span><text:span text:style-name="T240">tatuaggiFiltrati</text:span><text:span text:style-name="T63">.add(</text:span><text:span text:style-name="T240">tatuaggio</text:span><text:span text:style-name="T63">);</text:span><text:span text:style-name="T221"><text:line-break/></text:span><text:span text:style-name="T63"> <text:s text:c="11"/>}</text:span><text:span text:style-name="T221"><text:line-break/></text:span><text:span text:style-name="T63"> <text:s text:c="7"/>}</text:span><text:span text:style-name="T221"><text:line-break/><text:line-break/></text:span><text:span text:style-name="T63"> <text:s text:c="7"/></text:span><text:span text:style-name="T3">return </text:span><text:span text:style-name="T240">tatuaggiFiltrati</text:span><text:span text:style-name="T63">;</text:span><text:span text:style-name="T221"><text:line-break/></text:span><text:span text:style-name="T63"> <text:s text:c="3"/>}</text:span><text:span text:style-name="T221"><text:line-break/><text:line-break/></text:span><text:span text:style-name="T63"> <text:s text:c="3"/></text:span><text:span text:style-name="T3">public void </text:span><text:span text:style-name="T116">recuperoT</text:span><text:span text:style-name="T115">atuaggi</text:span><text:span text:style-name="T116">Non</text:span><text:span text:style-name="T115">RelativiAllaPrimavera </text:span><text:span text:style-name="T63">(</text:span><text:span text:style-name="T240">String </text:span><text:span text:style-name="T63">utente){</text:span><text:span text:style-name="T221"><text:line-break/><text:line-break/></text:span><text:span text:style-name="T63"> <text:s text:c="7"/></text:span><text:span text:style-name="T240">List</text:span><text:span text:style-name="T63">&lt;</text:span><text:span text:style-name="T240">String</text:span><text:span text:style-name="T63">&gt; </text:span><text:span text:style-name="T240">tatuaggi </text:span><text:span text:style-name="T63">= </text:span><text:span text:style-name="T204">servizioTatuaggio</text:span><text:span text:style-name="T63">.recuperoTatuaggi(utente);</text:span><text:span text:style-name="T221"><text:line-break/><text:line-break/></text:span><text:span text:style-name="T63"> <text:s text:c="7"/></text:span><text:span text:style-name="T3">for</text:span><text:span text:style-name="T63">(</text:span><text:span text:style-name="T240">String tatuaggio </text:span><text:span text:style-name="T63">: </text:span><text:span text:style-name="T240">tatuaggi</text:span><text:span text:style-name="T63">){</text:span><text:span text:style-name="T221"><text:line-break/></text:span><text:span text:style-name="T63"> <text:s text:c="11"/></text:span><text:span text:style-name="T3">if</text:span><text:span text:style-name="T63">(!</text:span><text:span text:style-name="T240">tatuaggio</text:span><text:span text:style-name="T63">.contains(</text:span><text:span text:style-name="T145">"primavera"</text:span><text:span text:style-name="T63">)){</text:span><text:span text:style-name="T221"><text:line-break/></text:span><text:span text:style-name="T63"> <text:s text:c="15"/></text:span><text:span text:style-name="T204">servizioTatuaggio</text:span><text:span text:style-name="T63">.cancellaTatuaggio(</text:span><text:span text:style-name="T240">tatuaggio</text:span><text:span text:style-name="T63">);</text:span><text:span text:style-name="T221"><text:line-break/></text:span><text:span text:style-name="T63"> <text:s text:c="11"/>}</text:span><text:span text:style-name="T221"><text:line-break/></text:span><text:span text:style-name="T63"> <text:s text:c="7"/>}</text:span><text:span text:style-name="T221"><text:line-break/></text:span><text:span text:style-name="T63"> <text:s text:c="3"/>}</text:span><text:span text:style-name="T221"><text:line-break/><text:line-break/></text:span><text:span text:style-name="T63">}</text:span></text:p>
      <text:p text:style-name="P107"/>
      <text:p text:style-name="P192">Quello che <text:span text:style-name="T241">dobbiamo </text:span>verific<text:span text:style-name="T173">are</text:span> è che <text:span text:style-name="T174">la chiamata al</text:span> metodo cancellaTatuaggio<text:span text:style-name="T242">(), nel metodo </text:span><text:span text:style-name="T45">cancelloTatuaggiRelativiAllaPrimavera</text:span><text:span text:style-name="T36">(), </text:span><text:span text:style-name="T45">abbia come parametro solo stringhe che non presentino la sottostringa “primavera”, e per fare ciò abbiamo il seguente unit test:</text:span></text:p>
      <text:p text:style-name="P160"><text:span text:style-name="T21">TatuaggioBusinessImplMockStileBDDTest.</text:span><text:span text:style-name="T22">java</text:span></text:p>
      <text:p text:style-name="P127"/>
      <text:p text:style-name="P193"><text:span text:style-name="T18">import </text:span><text:span text:style-name="T20">org.junit.</text:span><text:span text:style-name="T180">Test</text:span><text:span text:style-name="T60">;</text:span><text:line-break/><text:span text:style-name="T1">import static </text:span><text:span text:style-name="T20">org.junit.Assert</text:span><text:span text:style-name="T60">.*;</text:span><text:line-break/><text:span text:style-name="T1">import static </text:span><text:span text:style-name="T20">org.mockito.BDDMockito</text:span><text:span text:style-name="T60">.</text:span><text:span text:style-name="T65">given</text:span><text:span text:style-name="T60">;</text:span><text:line-break/><text:soft-page-break/><text:span text:style-name="T1">import static </text:span><text:span text:style-name="T20">org.hamcrest.CoreMatchers</text:span><text:span text:style-name="T60">.*;</text:span><text:line-break/><text:span text:style-name="T1">import static </text:span><text:span text:style-name="T20">org.mockito.Mockito</text:span><text:span text:style-name="T60">.*;</text:span><text:line-break/><text:line-break/><text:span text:style-name="T1">import </text:span><text:span text:style-name="T20">java.util.Arrays</text:span><text:span text:style-name="T60">;</text:span><text:line-break/><text:span text:style-name="T1">import </text:span><text:span text:style-name="T20">java.util.List</text:span><text:span text:style-name="T60">;</text:span><text:line-break/><text:line-break/><text:span text:style-name="T1">public class </text:span><text:span text:style-name="T20">TatuaggioBusinessImplMockStileBDDTest </text:span><text:span text:style-name="T60">{</text:span><text:line-break/><text:line-break/><text:span text:style-name="T60"> <text:s text:c="3"/></text:span><text:span text:style-name="T180">@Test</text:span><text:line-break/><text:span text:style-name="T180"> <text:s text:c="3"/></text:span><text:span text:style-name="T1">public void </text:span><text:span text:style-name="T111">test</text:span><text:span text:style-name="T112">Recupero</text:span><text:span text:style-name="T111">Tatuaggi</text:span><text:span text:style-name="T113">Non</text:span><text:span text:style-name="T111">RelativiAllaPrimavera_StileBDD</text:span><text:span text:style-name="T60">(){</text:span><text:line-break/><text:line-break/><text:span text:style-name="T60"> <text:s text:c="7"/></text:span><text:span text:style-name="T107">/* Given - Configurazione scenario */</text:span><text:line-break/><text:span text:style-name="T107"> <text:s text:c="7"/></text:span><text:span text:style-name="T20">ServizioTatuaggio servizioTatuaggioMock </text:span><text:span text:style-name="T60">= </text:span><text:span text:style-name="T65">mock</text:span><text:span text:style-name="T60">(</text:span><text:span text:style-name="T20">ServizioTatuaggio</text:span><text:span text:style-name="T60">.</text:span><text:span text:style-name="T1">class</text:span><text:span text:style-name="T60">);</text:span><text:line-break/><text:line-break/><text:span text:style-name="T60"> <text:s text:c="7"/></text:span><text:span text:style-name="T20">List</text:span><text:span text:style-name="T60">&lt;</text:span><text:span text:style-name="T20">String</text:span><text:span text:style-name="T60">&gt; </text:span><text:span text:style-name="T20">tatuaggi </text:span><text:span text:style-name="T60">= </text:span><text:span text:style-name="T20">Arrays</text:span><text:span text:style-name="T60">.</text:span><text:span text:style-name="T65">asList</text:span><text:span text:style-name="T60">(</text:span><text:span text:style-name="T143">"Imparare di primavera in paese"</text:span><text:span text:style-name="T60">,</text:span><text:line-break/><text:span text:style-name="T60"> <text:s text:c="45"/></text:span><text:span text:style-name="T143">"Maledetta primavera"</text:span><text:span text:style-name="T60">,</text:span><text:line-break/><text:span text:style-name="T60"> <text:s text:c="45"/></text:span><text:span text:style-name="T143">"Il mare d'estate"</text:span><text:span text:style-name="T60">);</text:span><text:line-break/><text:line-break/><text:span text:style-name="T60"> <text:s text:c="7"/></text:span><text:span text:style-name="T65">given</text:span><text:span text:style-name="T60">(</text:span><text:span text:style-name="T20">servizioTatuaggioMock</text:span><text:span text:style-name="T60">.recuperoTatuaggi(</text:span><text:span text:style-name="T143">"Paolo"</text:span><text:span text:style-name="T60">)).willReturn(</text:span><text:span text:style-name="T20">tatuaggi</text:span><text:span text:style-name="T60">);</text:span><text:line-break/><text:line-break/><text:span text:style-name="T60"> <text:s text:c="7"/></text:span><text:span text:style-name="T20">TatuaggioBusinessImpl tatuaggioBusinessImpl </text:span><text:span text:style-name="T60">= </text:span><text:span text:style-name="T1">new </text:span><text:span text:style-name="T60">TatuaggioBusinessImpl(</text:span><text:span text:style-name="T20">servizioTatuaggioMock</text:span><text:span text:style-name="T60">);</text:span><text:line-break/><text:line-break/><text:span text:style-name="T60"> <text:s text:c="7"/></text:span><text:span text:style-name="T107">/* When - Azione da eseguire */</text:span><text:line-break/><text:span text:style-name="T107"> <text:s text:c="7"/></text:span><text:span text:style-name="T20">tatuaggioBusinessImpl</text:span><text:span text:style-name="T60">.</text:span><text:span text:style-name="T61">recupero</text:span><text:span text:style-name="T60">Tatuaggi</text:span><text:span text:style-name="T61">Non</text:span><text:span text:style-name="T60">RelativiAllaPrimavera(</text:span><text:span text:style-name="T143">"Paolo"</text:span><text:span text:style-name="T60">);</text:span><text:line-break/><text:line-break/><text:span text:style-name="T60"> <text:s text:c="7"/></text:span><text:span text:style-name="T107">/* Then - Verifica Azione */</text:span><text:line-break/><text:line-break/><text:span text:style-name="T107"> <text:s text:c="7"/>/* Verifico che il parametro d'ingresso di cancellaTatuaggio() sia</text:span><text:line-break/><text:span text:style-name="T107"> <text:s text:c="7"/>* una stringa senza la sottostringa "primavera" */</text:span><text:line-break/><text:span text:style-name="T107"> <text:s text:c="7"/></text:span><text:span text:style-name="T65">verify</text:span><text:span text:style-name="T60">(</text:span><text:span text:style-name="T20">servizioTatuaggioMock</text:span><text:span text:style-name="T60">).cancellaTatuaggio(</text:span><text:span text:style-name="T143">"Il mare d'estate"</text:span><text:span text:style-name="T60">);</text:span><text:line-break/><text:line-break/><text:span text:style-name="T60"> <text:s text:c="7"/></text:span><text:span text:style-name="T107">/* Aggiungendo never() a verify(), verifichiamo che quelle chiamate</text:span><text:line-break/><text:span text:style-name="T107"> <text:s text:c="7"/>* al metodo cancellaTatuaggio(), che presentano la sottostringa "primavera" non avvengano mai*/</text:span><text:line-break/><text:span text:style-name="T107"> <text:s text:c="7"/></text:span><text:span text:style-name="T65">verify</text:span><text:span text:style-name="T60">(</text:span><text:span text:style-name="T20">servizioTatuaggioMock</text:span><text:span text:style-name="T60">, </text:span><text:span text:style-name="T65">never</text:span><text:span text:style-name="T60">()).cancellaTatuaggio(</text:span><text:span text:style-name="T143">"Imparare di primavera in paese"</text:span><text:span text:style-name="T60">);</text:span><text:line-break/><text:span text:style-name="T60"> <text:s text:c="7"/></text:span><text:span text:style-name="T65">verify</text:span><text:span text:style-name="T60">(</text:span><text:span text:style-name="T20">servizioTatuaggioMock</text:span><text:span text:style-name="T60">, </text:span><text:span text:style-name="T65">never</text:span><text:span text:style-name="T60">()).cancellaTatuaggio(</text:span><text:span text:style-name="T143">"Maledetta primavera"</text:span><text:span text:style-name="T60">);</text:span><text:line-break/><text:line-break/><text:span text:style-name="T60"> <text:s text:c="3"/>}</text:span><text:line-break/><text:span text:style-name="T60">}</text:span><text:span text:style-name="T104">// </text:span><text:span text:style-name="T103">Success</text:span></text:p>
      <text:p text:style-name="P106"/>
      <text:p text:style-name="P195"><text:span text:style-name="T87">È </text:span><text:span text:style-name="T88">possibile trovare alcune volte il metodo verify() con due parametri d’ingresso, invece che con solo l’oggetto mockato, </text:span><text:span text:style-name="T91">come nell’esempio precedente.</text:span></text:p>
      <text:p text:style-name="P196"><text:span text:style-name="T88">A</text:span><text:span text:style-name="T87">ltri secondi parametri utili per verify</text:span><text:span text:style-name="T91">()</text:span><text:span text:style-name="T87"> possono essere:</text:span></text:p>
      <text:list xml:id="list2232079546" text:style-name="L4">
        <text:list-item>
          <text:p text:style-name="P232"><text:span text:style-name="T88">time(n), che </text:span><text:span text:style-name="T90">verifica</text:span><text:span text:style-name="T88"> il fatto che quella specifica chiamata al metodo, con quel parametro, </text:span><text:span text:style-name="T90">avvenga n volte</text:span><text:span text:style-name="T88">.</text:span></text:p>
        </text:list-item>
        <text:list-item>
          <text:p text:style-name="P232"><text:span text:style-name="T88">never(), che </text:span><text:span text:style-name="T90">verifica</text:span><text:span text:style-name="T88"> il fatto che quella specifica chiamata al metodo, con quel parametro, </text:span><text:span text:style-name="T91">non avvenga mai</text:span><text:span text:style-name="T88">.</text:span></text:p>
        </text:list-item>
        <text:list-item>
          <text:p text:style-name="P233"><text:soft-page-break/><text:span text:style-name="T91">a</text:span><text:span text:style-name="T87">tLeastOnce(), </text:span><text:span text:style-name="T88">che </text:span><text:span text:style-name="T87">verifica</text:span><text:span text:style-name="T88"> il fatto che quella specifica chiamata al metodo, con quel parametro, </text:span><text:span text:style-name="T91">avvenga almeno una volta</text:span><text:span text:style-name="T88">.</text:span></text:p>
        </text:list-item>
        <text:list-item>
          <text:p text:style-name="P234"><text:span text:style-name="T88">a</text:span><text:span text:style-name="T87">lLeast(n), </text:span><text:span text:style-name="T88">che </text:span><text:span text:style-name="T90">verifica</text:span><text:span text:style-name="T88"> il fatto che quella specifica chiamata al metodo, con quel parametro, </text:span><text:span text:style-name="T87">avvenga almeno n volte</text:span><text:span text:style-name="T88">.</text:span></text:p>
        </text:list-item>
      </text:list>
      <text:p text:style-name="P200"><text:span text:style-name="T89">Se in verify() non abbiamo nessun secondo parametro, ma solo l’oggetto mockato, stiamo </text:span><text:span text:style-name="T91">solo</text:span><text:span text:style-name="T89"> verificando il fatto che quella specifica chiamata al metodo, con quel parametro, venga effettuata.</text:span></text:p>
      <text:p text:style-name="P110"/>
      <text:h text:style-name="P220" text:outline-level="2"><text:bookmark-start text:name="__RefHeading___Toc7288_4079522093"/>then() AL POSTO DI verify() PER LO STILE BDD<text:bookmark-end text:name="__RefHeading___Toc7288_4079522093"/></text:h>
      <text:p text:style-name="P66">Mockito ci mette a disposizione il metodo then(), in sostituzione al metodo verify() e comunque equivalente, per rispettare lo stile BDD della scrittura di uno unit test e rendere il codice più leggibile. </text:p>
      <text:p text:style-name="P66">Se applichiamo tale sostituzione allo unit test dell’esempio precedente otteniamo il seguente risultato:</text:p>
      <text:p text:style-name="P49"><text:span text:style-name="T25">TatuaggioBusinessImplMockStileBDDTest.</text:span><text:span text:style-name="T29">java</text:span></text:p>
      <text:p text:style-name="P125"/>
      <text:p text:style-name="P68"><text:span text:style-name="T11">import </text:span><text:span text:style-name="T31">org.junit.</text:span><text:span text:style-name="T186">Test</text:span><text:span text:style-name="T78">;</text:span><text:span text:style-name="T194"><text:line-break/></text:span><text:span text:style-name="T11">import static </text:span><text:span text:style-name="T31">org.junit.Assert</text:span><text:span text:style-name="T78">.*;</text:span><text:span text:style-name="T194"><text:line-break/></text:span><text:span text:style-name="T11">import static </text:span><text:span text:style-name="T31">org.mockito.BDDMockito</text:span><text:span text:style-name="T78">.</text:span><text:span text:style-name="T81">given</text:span><text:span text:style-name="T78">;</text:span><text:span text:style-name="T194"><text:line-break/></text:span><text:span text:style-name="T11">import static </text:span><text:span text:style-name="T31">org.hamcrest.CoreMatchers</text:span><text:span text:style-name="T78">.*;</text:span><text:span text:style-name="T194"><text:line-break/></text:span><text:span text:style-name="T11">import static </text:span><text:span text:style-name="T31">org.mockito.BDDMockito</text:span><text:span text:style-name="T78">.</text:span><text:span text:style-name="T81">then</text:span><text:span text:style-name="T78">;</text:span><text:span text:style-name="T194"><text:line-break/></text:span><text:span text:style-name="T11">import static </text:span><text:span text:style-name="T31">org.mockito.Mockito</text:span><text:span text:style-name="T78">.*;</text:span><text:span text:style-name="T194"><text:line-break/><text:line-break/></text:span><text:span text:style-name="T11">import </text:span><text:span text:style-name="T31">java.util.Arrays</text:span><text:span text:style-name="T78">;</text:span><text:span text:style-name="T194"><text:line-break/></text:span><text:span text:style-name="T11">import </text:span><text:span text:style-name="T31">java.util.List</text:span><text:span text:style-name="T78">;</text:span><text:span text:style-name="T194"><text:line-break/><text:line-break/></text:span><text:span text:style-name="T11">public class </text:span><text:span text:style-name="T31">TatuaggioBusinessImplMockStileBDDTest </text:span><text:span text:style-name="T78">{</text:span><text:span text:style-name="T194"><text:line-break/><text:line-break/></text:span><text:span text:style-name="T78"> <text:s text:c="3"/></text:span><text:span text:style-name="T186">@Test</text:span><text:span text:style-name="T194"><text:line-break/></text:span><text:span text:style-name="T186"> <text:s text:c="3"/></text:span><text:span text:style-name="T11">public void </text:span><text:span text:style-name="T126">testRecuperoTatuaggiNonRelativiAllaPrimavera_StileBDDSostituendoVerifyConThen</text:span><text:span text:style-name="T78">(){</text:span><text:span text:style-name="T194"><text:line-break/><text:line-break/></text:span><text:span text:style-name="T78"> <text:s text:c="7"/></text:span><text:span text:style-name="T102">/* Given - Configurazione scenario */</text:span><text:span text:style-name="T194"><text:line-break/></text:span><text:span text:style-name="T102"> <text:s text:c="7"/></text:span><text:span text:style-name="T31">ServizioTatuaggio servizioTatuaggioMock </text:span><text:span text:style-name="T78">= </text:span><text:span text:style-name="T81">mock</text:span><text:span text:style-name="T78">(</text:span><text:span text:style-name="T31">ServizioTatuaggio</text:span><text:span text:style-name="T78">.</text:span><text:span text:style-name="T11">class</text:span><text:span text:style-name="T78">);</text:span><text:span text:style-name="T194"><text:line-break/><text:line-break/></text:span><text:span text:style-name="T78"> <text:s text:c="7"/></text:span><text:span text:style-name="T31">List</text:span><text:span text:style-name="T78">&lt;</text:span><text:span text:style-name="T31">String</text:span><text:span text:style-name="T78">&gt; </text:span><text:span text:style-name="T31">tatuaggi </text:span><text:span text:style-name="T78">= </text:span><text:span text:style-name="T31">Arrays</text:span><text:span text:style-name="T78">.</text:span><text:span text:style-name="T81">asList</text:span><text:span text:style-name="T78">(</text:span><text:span text:style-name="T141">"Imparare di primavera in paese"</text:span><text:span text:style-name="T78">,</text:span><text:span text:style-name="T194"><text:line-break/></text:span><text:span text:style-name="T78"> <text:s text:c="15"/></text:span><text:span text:style-name="T141">"Maledetta primavera"</text:span><text:span text:style-name="T78">,</text:span><text:span text:style-name="T194"><text:line-break/></text:span><text:span text:style-name="T78"> <text:s text:c="15"/></text:span><text:span text:style-name="T141">"Il mare d'estate"</text:span><text:span text:style-name="T78">);</text:span><text:span text:style-name="T194"><text:line-break/><text:line-break/></text:span><text:span text:style-name="T78"> <text:s text:c="7"/></text:span><text:span text:style-name="T81">given</text:span><text:span text:style-name="T78">(</text:span><text:span text:style-name="T31">servizioTatuaggioMock</text:span><text:span text:style-name="T78">.recuperoTatuaggi(</text:span><text:span text:style-name="T141">"Paolo"</text:span><text:span text:style-name="T78">)).willReturn(</text:span><text:span text:style-name="T31">tatuaggi</text:span><text:span text:style-name="T78">);</text:span><text:span text:style-name="T194"><text:line-break/><text:line-break/></text:span><text:span text:style-name="T78"> <text:s text:c="7"/></text:span><text:span text:style-name="T31">TatuaggioBusinessImpl tatuaggioBusinessImpl </text:span><text:span text:style-name="T78">= </text:span><text:span text:style-name="T11">new </text:span><text:span text:style-name="T78">TatuaggioBusinessImpl(</text:span><text:span text:style-name="T31">servizioTatuaggioMock</text:span><text:span text:style-name="T78">);</text:span><text:span text:style-name="T194"><text:line-break/><text:line-break/></text:span><text:span text:style-name="T78"> <text:s text:c="7"/></text:span><text:span text:style-name="T102">/* When - Azione da eseguire */</text:span><text:span text:style-name="T194"><text:line-break/></text:span><text:span text:style-name="T102"> <text:s text:c="7"/></text:span><text:span text:style-name="T31">tatuaggioBusinessImpl</text:span><text:span text:style-name="T78">.recuperoTatuaggiNonRelativiAllaPrimavera(</text:span><text:span text:style-name="T141">"Paolo"</text:span><text:span text:style-name="T78">);;</text:span><text:span text:style-name="T194"><text:line-break/><text:line-break/></text:span><text:span text:style-name="T78"> <text:s text:c="7"/></text:span><text:span text:style-name="T102">/* Then - Verifica Azione */</text:span><text:span text:style-name="T194"><text:line-break/><text:line-break/></text:span><text:span text:style-name="T102"> <text:s text:c="7"/>/* Verifico che il parametro d'ingresso di cancellaTatuaggio() sia</text:span><text:span text:style-name="T194"><text:line-break/></text:span><text:span text:style-name="T102"> <text:s text:c="8"/>* una stringa senza la sottostringa "primavera" */</text:span><text:span text:style-name="T194"><text:line-break/></text:span><text:span text:style-name="T102"> <text:s text:c="7"/></text:span><text:span text:style-name="T81">then</text:span><text:span text:style-name="T78">(</text:span><text:span text:style-name="T31">servizioTatuaggioMock</text:span><text:span text:style-name="T78">).should().cancellaTatuaggio(</text:span><text:span text:style-name="T141">"Il mare d'estate"</text:span><text:span text:style-name="T78">);</text:span><text:span text:style-name="T194"><text:line-break/><text:line-break/></text:span><text:span text:style-name="T78"> <text:s text:c="7"/></text:span><text:span text:style-name="T102">/* Aggiungendo never() a verify(), verifichiamo che quelle chiamate</text:span><text:span text:style-name="T194"><text:line-break/></text:span><text:soft-page-break/><text:span text:style-name="T102"> <text:s text:c="8"/>* al metodo cancellaTatuaggio(), che presentano la sottostringa "primavera",</text:span><text:span text:style-name="T194"><text:line-break/></text:span><text:span text:style-name="T102"> <text:s text:c="8"/>* non avvengano mai*/</text:span><text:span text:style-name="T194"><text:line-break/></text:span><text:span text:style-name="T102"> <text:s text:c="7"/></text:span><text:span text:style-name="T81">then</text:span><text:span text:style-name="T78">(</text:span><text:span text:style-name="T31">servizioTatuaggioMock</text:span><text:span text:style-name="T78">).should(</text:span><text:span text:style-name="T81">never</text:span><text:span text:style-name="T78">()).cancellaTatuaggio(</text:span><text:span text:style-name="T141">"Imparare di primavera in paese"</text:span><text:span text:style-name="T78">);</text:span><text:span text:style-name="T194"><text:line-break/></text:span><text:span text:style-name="T78"> <text:s text:c="7"/></text:span><text:span text:style-name="T81">then</text:span><text:span text:style-name="T78">(</text:span><text:span text:style-name="T31">servizioTatuaggioMock</text:span><text:span text:style-name="T78">).should(</text:span><text:span text:style-name="T81">never</text:span><text:span text:style-name="T78">()).cancellaTatuaggio(</text:span><text:span text:style-name="T141">"Maledetta primavera"</text:span><text:span text:style-name="T78">);</text:span><text:span text:style-name="T194"><text:line-break/><text:line-break/></text:span><text:span text:style-name="T78"> <text:s text:c="3"/>}</text:span><text:span text:style-name="T194"><text:line-break/><text:line-break/></text:span><text:span text:style-name="T78">}</text:span><text:span text:style-name="T104">// </text:span><text:span text:style-name="T103">Success</text:span></text:p>
      <text:p text:style-name="P98"/>
      <text:p text:style-name="P67"><text:span text:style-name="T92">Nel caso in cui verify() abbia anche il secondo parametro e venisse sostituito da then(), tale parametro va inserito nel metodo should().</text:span><text:line-break/></text:p>
      <text:p text:style-name="P65"/>
      <text:h text:style-name="P221" text:outline-level="2"><text:bookmark-start text:name="__RefHeading___Toc8350_4079522093"/>CATTURARE <text:span text:style-name="T217">VALORE DEL PARAMETRO</text:span> PASSATO AD UN MOCK<text:bookmark-end text:name="__RefHeading___Toc8350_4079522093"/></text:h>
      <text:p text:style-name="P202">Mockito ci permette anche di catturare tutti i valori passati al parametro del metodo richiamato sull’oggetto mockato, per poter verificare per esempio se quel <text:span text:style-name="T149">parametro assumerà prima o poi un determinato valore, o per poter effettuare altre considerazioni a seconda dei casi.</text:span></text:p>
      <text:p text:style-name="P71">Le fasi per la cattura sono essenzialmente 3:</text:p>
      <text:list xml:id="list3011588127" text:style-name="L5">
        <text:list-item>
          <text:p text:style-name="P227">Dichiarazione di un oggetto della classe ArgumentCaptor;</text:p>
        </text:list-item>
        <text:list-item>
          <text:p text:style-name="P227">Definizione del valore del parametro da catturare sulla specifica chiamata del metodo;</text:p>
        </text:list-item>
        <text:list-item>
          <text:p text:style-name="P227">Cattura del valore.</text:p>
        </text:list-item>
      </text:list>
      <text:p text:style-name="P71">Vediamo un esempio di cattura, utilizzando l’esempio dello unit test con il then():</text:p>
      <text:p text:style-name="P198"><text:span text:style-name="T52">TatuaggioBusinessImplMockStileBDDTest.</text:span><text:span text:style-name="T53">java</text:span></text:p>
      <text:p text:style-name="P199"><text:span text:style-name="T14">import </text:span><text:span text:style-name="T31">org.junit.</text:span><text:span text:style-name="T186">Test</text:span><text:span text:style-name="T78">;</text:span><text:span text:style-name="T194"><text:line-break/></text:span><text:span text:style-name="T11">import </text:span><text:span text:style-name="T31">org.mockito.ArgumentCaptor</text:span><text:span text:style-name="T78">;</text:span><text:span text:style-name="T194"><text:line-break/><text:line-break/></text:span><text:span text:style-name="T11">import static </text:span><text:span text:style-name="T31">org.junit.Assert</text:span><text:span text:style-name="T78">.*;</text:span><text:span text:style-name="T194"><text:line-break/></text:span><text:span text:style-name="T11">import static </text:span><text:span text:style-name="T31">org.mockito.BDDMockito</text:span><text:span text:style-name="T78">.</text:span><text:span text:style-name="T81">given</text:span><text:span text:style-name="T78">;</text:span><text:span text:style-name="T194"><text:line-break/></text:span><text:span text:style-name="T11">import static </text:span><text:span text:style-name="T31">org.hamcrest.CoreMatchers</text:span><text:span text:style-name="T78">.*;</text:span><text:span text:style-name="T194"><text:line-break/></text:span><text:span text:style-name="T11">import static </text:span><text:span text:style-name="T31">org.mockito.BDDMockito</text:span><text:span text:style-name="T78">.</text:span><text:span text:style-name="T81">then</text:span><text:span text:style-name="T78">;</text:span><text:span text:style-name="T194"><text:line-break/></text:span><text:span text:style-name="T11">import static </text:span><text:span text:style-name="T31">org.mockito.Mockito</text:span><text:span text:style-name="T78">.*;</text:span><text:span text:style-name="T194"><text:line-break/><text:line-break/></text:span><text:span text:style-name="T11">import </text:span><text:span text:style-name="T31">java.util.Arrays</text:span><text:span text:style-name="T78">;</text:span><text:span text:style-name="T194"><text:line-break/></text:span><text:span text:style-name="T11">import </text:span><text:span text:style-name="T31">java.util.List</text:span><text:span text:style-name="T78">;</text:span><text:span text:style-name="T194"><text:line-break/><text:line-break/></text:span><text:span text:style-name="T11">public class </text:span><text:span text:style-name="T31">TatuaggioBusinessImplMockStileBDDTest </text:span><text:span text:style-name="T78">{</text:span><text:span text:style-name="T194"><text:line-break/><text:line-break/></text:span><text:span text:style-name="T78"> <text:s text:c="3"/></text:span><text:span text:style-name="T186">@Test</text:span><text:span text:style-name="T194"><text:line-break/></text:span><text:span text:style-name="T186"> <text:s text:c="3"/></text:span><text:span text:style-name="T11">public void </text:span><text:span text:style-name="T126">testRecuperoTatuaggiNonRelativiAllaPrimavera_StileBDDConArgumentCaptor</text:span><text:span text:style-name="T78">(){</text:span><text:span text:style-name="T194"><text:line-break/><text:line-break/></text:span><text:span text:style-name="T78"> <text:s text:c="7"/></text:span><text:span text:style-name="T102">/* Given - Configurazione scenario */</text:span><text:span text:style-name="T194"><text:line-break/><text:line-break/></text:span><text:span text:style-name="T102"> <text:s text:c="7"/>/* Dichiarazione ArgumentCaptor*/</text:span><text:span text:style-name="T194"><text:line-break/></text:span><text:span text:style-name="T102"> <text:s text:c="7"/></text:span><text:span text:style-name="T31">ArgumentCaptor</text:span><text:span text:style-name="T78">&lt;</text:span><text:span text:style-name="T31">String</text:span><text:span text:style-name="T78">&gt; </text:span><text:span text:style-name="T31">stringArgumentCaptor </text:span><text:span text:style-name="T78">= </text:span><text:span text:style-name="T31">ArgumentCaptor</text:span><text:span text:style-name="T78">.</text:span><text:span text:style-name="T81">forClass</text:span><text:span text:style-name="T78">(</text:span><text:span text:style-name="T31">String</text:span><text:span text:style-name="T78">.</text:span><text:span text:style-name="T11">class</text:span><text:span text:style-name="T78">);</text:span><text:span text:style-name="T194"><text:line-break/></text:span><text:soft-page-break/><text:span text:style-name="T194"><text:line-break/></text:span><text:span text:style-name="T78"> <text:s text:c="7"/></text:span><text:span text:style-name="T31">ServizioTatuaggio servizioTatuaggioMock </text:span><text:span text:style-name="T78">= </text:span><text:span text:style-name="T81">mock</text:span><text:span text:style-name="T78">(</text:span><text:span text:style-name="T31">ServizioTatuaggio</text:span><text:span text:style-name="T78">.</text:span><text:span text:style-name="T11">class</text:span><text:span text:style-name="T78">);</text:span><text:span text:style-name="T194"><text:line-break/><text:line-break/></text:span><text:span text:style-name="T78"> <text:s text:c="7"/></text:span><text:span text:style-name="T31">List</text:span><text:span text:style-name="T78">&lt;</text:span><text:span text:style-name="T31">String</text:span><text:span text:style-name="T78">&gt; </text:span><text:span text:style-name="T31">tatuaggi </text:span><text:span text:style-name="T78">= </text:span><text:span text:style-name="T31">Arrays</text:span><text:span text:style-name="T78">.</text:span><text:span text:style-name="T81">asList</text:span><text:span text:style-name="T78">(</text:span><text:span text:style-name="T141">"Imparare di primavera in paese"</text:span><text:span text:style-name="T78">,</text:span><text:span text:style-name="T194"><text:line-break/></text:span><text:span text:style-name="T78"> <text:s text:c="15"/></text:span><text:span text:style-name="T141">"Maledetta primavera"</text:span><text:span text:style-name="T78">,</text:span><text:span text:style-name="T194"><text:line-break/></text:span><text:span text:style-name="T78"> <text:s text:c="15"/></text:span><text:span text:style-name="T141">"Il mare d'estate"</text:span><text:span text:style-name="T78">);</text:span><text:span text:style-name="T194"><text:line-break/><text:line-break/></text:span><text:span text:style-name="T78"> <text:s text:c="7"/></text:span><text:span text:style-name="T81">given</text:span><text:span text:style-name="T78">(</text:span><text:span text:style-name="T31">servizioTatuaggioMock</text:span><text:span text:style-name="T78">.recuperoTatuaggi(</text:span><text:span text:style-name="T141">"Paolo"</text:span><text:span text:style-name="T78">)).willReturn(</text:span><text:span text:style-name="T31">tatuaggi</text:span><text:span text:style-name="T78">);</text:span><text:span text:style-name="T194"><text:line-break/><text:line-break/></text:span><text:span text:style-name="T78"> <text:s text:c="7"/></text:span><text:span text:style-name="T31">TatuaggioBusinessImpl tatuaggioBusinessImpl </text:span><text:span text:style-name="T78">= </text:span><text:span text:style-name="T11">new </text:span><text:span text:style-name="T78">TatuaggioBusinessImpl(</text:span><text:span text:style-name="T31">servizioTatuaggioMock</text:span><text:span text:style-name="T78">);</text:span><text:span text:style-name="T194"><text:line-break/><text:line-break/></text:span><text:span text:style-name="T78"> <text:s text:c="7"/></text:span><text:span text:style-name="T102">/* When - Azione da eseguire */</text:span><text:span text:style-name="T194"><text:line-break/></text:span><text:span text:style-name="T102"> <text:s text:c="7"/></text:span><text:span text:style-name="T31">tatuaggioBusinessImpl</text:span><text:span text:style-name="T78">.recuperoTatuaggiNonRelativiAllaPrimavera(</text:span><text:span text:style-name="T141">"Paolo"</text:span><text:span text:style-name="T78">);;</text:span><text:span text:style-name="T194"><text:line-break/><text:line-break/></text:span><text:span text:style-name="T78"> <text:s text:c="7"/></text:span><text:span text:style-name="T102">/* Then - Verifica Azione */</text:span><text:span text:style-name="T194"><text:line-break/><text:line-break/></text:span><text:span text:style-name="T102"> <text:s text:c="7"/>/* Verifico che il parametro d'ingresso di cancellaTatuaggio() assuma</text:span><text:span text:style-name="T194"><text:line-break/></text:span><text:span text:style-name="T102"> <text:s text:c="7"/>* prima o poi il valore "il mare d'estate" */</text:span><text:span text:style-name="T194"><text:line-break/></text:span><text:span text:style-name="T102"> <text:s text:c="7"/></text:span><text:span text:style-name="T81">then</text:span><text:span text:style-name="T78">(</text:span><text:span text:style-name="T31">servizioTatuaggioMock</text:span><text:span text:style-name="T78">).should().cancellaTatuaggio(</text:span><text:span text:style-name="T31">stringArgumentCaptor</text:span><text:span text:style-name="T78">.capture());</text:span><text:span text:style-name="T194"><text:line-break/></text:span><text:span text:style-name="T78"> <text:s text:c="7"/></text:span><text:span text:style-name="T81">assertThat</text:span><text:span text:style-name="T78">(</text:span><text:span text:style-name="T31">stringArgumentCaptor</text:span><text:span text:style-name="T78">.getValue(), </text:span><text:span text:style-name="T81">is</text:span><text:span text:style-name="T78">(</text:span><text:span text:style-name="T141">"Il mare d'estate"</text:span><text:span text:style-name="T78">));</text:span><text:span text:style-name="T194"><text:line-break/><text:line-break/></text:span><text:span text:style-name="T78"> <text:s text:c="3"/>}</text:span><text:span text:style-name="T194"><text:line-break/><text:line-break/></text:span><text:span text:style-name="T78">}</text:span><text:span text:style-name="T102">// </text:span><text:span text:style-name="T103">Success</text:span><text:line-break/></text:p>
      <text:p text:style-name="P69">Se ci interessa catturare un singolo valore passato al parametro del metodo dell’oggetto mockato, nel primo parametro di assertThat() va utilizzato getValue(). Se ci interessa invece <text:span text:style-name="T244">sapere il numero</text:span> <text:span text:style-name="T244">de</text:span>i valori passati <text:span text:style-name="T244">che rispettano una determinata condizione</text:span>, va utilizzato getAllValues(), come nell’esempio seguente:</text:p>
      <text:p text:style-name="P69"/>
      <text:p text:style-name="P70"><text:span text:style-name="T54">TatuaggioBusinessImplMockStileBDDTest.</text:span><text:span text:style-name="T55">java</text:span></text:p>
      <text:p text:style-name="P203"><text:span text:style-name="T12">import </text:span><text:span text:style-name="T33">org.junit.</text:span><text:span text:style-name="T187">Test</text:span><text:span text:style-name="T79">;</text:span><text:span text:style-name="T195"><text:line-break/></text:span><text:span text:style-name="T12">import </text:span><text:span text:style-name="T33">org.mockito.ArgumentCaptor</text:span><text:span text:style-name="T79">;</text:span><text:span text:style-name="T195"><text:line-break/><text:line-break/></text:span><text:span text:style-name="T12">import static </text:span><text:span text:style-name="T33">org.junit.Assert</text:span><text:span text:style-name="T79">.*;</text:span><text:span text:style-name="T195"><text:line-break/></text:span><text:span text:style-name="T12">import static </text:span><text:span text:style-name="T33">org.mockito.BDDMockito</text:span><text:span text:style-name="T79">.</text:span><text:span text:style-name="T82">given</text:span><text:span text:style-name="T79">;</text:span><text:span text:style-name="T195"><text:line-break/></text:span><text:span text:style-name="T12">import static </text:span><text:span text:style-name="T33">org.hamcrest.CoreMatchers</text:span><text:span text:style-name="T79">.*;</text:span><text:span text:style-name="T195"><text:line-break/></text:span><text:span text:style-name="T12">import static </text:span><text:span text:style-name="T33">org.mockito.BDDMockito</text:span><text:span text:style-name="T79">.</text:span><text:span text:style-name="T82">then</text:span><text:span text:style-name="T79">;</text:span><text:span text:style-name="T195"><text:line-break/></text:span><text:span text:style-name="T12">import static </text:span><text:span text:style-name="T33">org.mockito.Mockito</text:span><text:span text:style-name="T79">.*;</text:span><text:span text:style-name="T195"><text:line-break/><text:line-break/></text:span><text:span text:style-name="T12">import </text:span><text:span text:style-name="T33">java.util.Arrays</text:span><text:span text:style-name="T79">;</text:span><text:span text:style-name="T195"><text:line-break/></text:span><text:span text:style-name="T12">import </text:span><text:span text:style-name="T33">java.util.List</text:span><text:span text:style-name="T79">;</text:span><text:span text:style-name="T195"><text:line-break/><text:line-break/></text:span><text:span text:style-name="T12">public class </text:span><text:span text:style-name="T33">TatuaggioBusinessImplMockStileBDDTest </text:span><text:span text:style-name="T79">{</text:span><text:span text:style-name="T195"><text:line-break/><text:line-break/></text:span><text:span text:style-name="T79"> <text:s text:c="3"/></text:span><text:span text:style-name="T187">@Test</text:span><text:span text:style-name="T195"><text:line-break/></text:span><text:span text:style-name="T187"> <text:s text:c="3"/></text:span><text:span text:style-name="T12">public void </text:span><text:span text:style-name="T127">testRecuperoTatuaggiNonRelativiAllaPrimavera_StileBDDConArgumentCaptorEGetValueAll</text:span><text:span text:style-name="T79">(){</text:span><text:span text:style-name="T195"><text:line-break/><text:line-break/></text:span><text:span text:style-name="T79"> <text:s text:c="7"/></text:span><text:span text:style-name="T105">/* Given - Configurazione scenario */</text:span><text:span text:style-name="T195"><text:line-break/><text:line-break/></text:span><text:span text:style-name="T105"> <text:s text:c="7"/>/* Dichiarazione ArgumentCaptor*/</text:span><text:span text:style-name="T195"><text:line-break/></text:span><text:span text:style-name="T105"> <text:s text:c="7"/></text:span><text:span text:style-name="T33">ArgumentCaptor</text:span><text:span text:style-name="T79">&lt;</text:span><text:span text:style-name="T33">String</text:span><text:span text:style-name="T79">&gt; </text:span><text:span text:style-name="T33">stringArgumentCaptor </text:span><text:span text:style-name="T79">= </text:span><text:span text:style-name="T33">ArgumentCaptor</text:span><text:span text:style-name="T79">.</text:span><text:span text:style-name="T82">forClass</text:span><text:span text:style-name="T79">(</text:span><text:span text:style-name="T33">String</text:span><text:span text:style-name="T79">.</text:span><text:span text:style-name="T12">class</text:span><text:span text:style-name="T79">);</text:span><text:span text:style-name="T195"><text:line-break/><text:line-break/></text:span><text:span text:style-name="T79"> <text:s text:c="7"/></text:span><text:span text:style-name="T33">ServizioTatuaggio servizioTatuaggioMock </text:span><text:span text:style-name="T79">= </text:span><text:span text:style-name="T82">mock</text:span><text:span text:style-name="T79">(</text:span><text:span text:style-name="T33">ServizioTatuaggio</text:span><text:span text:style-name="T79">.</text:span><text:span text:style-name="T12">class</text:span><text:span text:style-name="T79">);</text:span><text:span text:style-name="T195"><text:line-break/></text:span><text:soft-page-break/><text:span text:style-name="T195"><text:line-break/></text:span><text:span text:style-name="T79"> <text:s text:c="7"/></text:span><text:span text:style-name="T33">List</text:span><text:span text:style-name="T79">&lt;</text:span><text:span text:style-name="T33">String</text:span><text:span text:style-name="T79">&gt; </text:span><text:span text:style-name="T33">tatuaggi </text:span><text:span text:style-name="T79">= </text:span><text:span text:style-name="T33">Arrays</text:span><text:span text:style-name="T79">.</text:span><text:span text:style-name="T82">asList</text:span><text:span text:style-name="T79">(</text:span><text:span text:style-name="T142">"Imparare di primavera in paese"</text:span><text:span text:style-name="T79">,</text:span><text:span text:style-name="T195"><text:line-break/></text:span><text:span text:style-name="T79"> <text:s text:c="15"/></text:span><text:span text:style-name="T142">"Maledetta primavera"</text:span><text:span text:style-name="T79">,</text:span><text:span text:style-name="T195"><text:line-break/></text:span><text:span text:style-name="T79"> <text:s text:c="15"/></text:span><text:span text:style-name="T142">"Il mare d'estate"</text:span><text:span text:style-name="T79">);</text:span><text:span text:style-name="T195"><text:line-break/><text:line-break/></text:span><text:span text:style-name="T79"> <text:s text:c="7"/></text:span><text:span text:style-name="T82">given</text:span><text:span text:style-name="T79">(</text:span><text:span text:style-name="T33">servizioTatuaggioMock</text:span><text:span text:style-name="T79">.recuperoTatuaggi(</text:span><text:span text:style-name="T142">"Paolo"</text:span><text:span text:style-name="T79">)).willReturn(</text:span><text:span text:style-name="T33">tatuaggi</text:span><text:span text:style-name="T79">);</text:span><text:span text:style-name="T195"><text:line-break/><text:line-break/></text:span><text:span text:style-name="T79"> <text:s text:c="7"/></text:span><text:span text:style-name="T33">TatuaggioBusinessImpl tatuaggioBusinessImpl </text:span><text:span text:style-name="T79">= </text:span><text:span text:style-name="T12">new </text:span><text:span text:style-name="T79">TatuaggioBusinessImpl(</text:span><text:span text:style-name="T33">servizioTatuaggioMock</text:span><text:span text:style-name="T79">);</text:span><text:span text:style-name="T195"><text:line-break/><text:line-break/></text:span><text:span text:style-name="T79"> <text:s text:c="7"/></text:span><text:span text:style-name="T105">/* When - Azione da eseguire */</text:span><text:span text:style-name="T195"><text:line-break/></text:span><text:span text:style-name="T105"> <text:s text:c="7"/></text:span><text:span text:style-name="T33">tatuaggioBusinessImpl</text:span><text:span text:style-name="T79">.recuperoTatuaggiNonRelativiAllaPrimavera(</text:span><text:span text:style-name="T142">"Paolo"</text:span><text:span text:style-name="T79">);;</text:span><text:span text:style-name="T195"><text:line-break/><text:line-break/></text:span><text:span text:style-name="T79"> <text:s text:c="7"/></text:span><text:span text:style-name="T105">/* Then - Verifica Azione */</text:span><text:span text:style-name="T195"><text:line-break/><text:line-break/></text:span><text:span text:style-name="T105"> <text:s text:c="7"/>/* Conto il totale dei valori passati a cancellaTatuaggio che</text:span><text:span text:style-name="T195"><text:line-break/></text:span><text:span text:style-name="T105"> <text:s text:c="7"/>* non contengono la sottostringa "primavera" */</text:span><text:span text:style-name="T195"><text:line-break/></text:span><text:span text:style-name="T105"> <text:s text:c="7"/></text:span><text:span text:style-name="T82">then</text:span><text:span text:style-name="T79">(</text:span><text:span text:style-name="T33">servizioTatuaggioMock</text:span><text:span text:style-name="T79">).should().cancellaTatuaggio(</text:span><text:span text:style-name="T33">stringArgumentCaptor</text:span><text:span text:style-name="T79">.capture());</text:span><text:span text:style-name="T195"><text:line-break/></text:span><text:span text:style-name="T79"> <text:s text:c="7"/></text:span><text:span text:style-name="T82">assertThat</text:span><text:span text:style-name="T79">(</text:span><text:span text:style-name="T33">stringArgumentCaptor</text:span><text:span text:style-name="T79">.getAllValues().size(), </text:span><text:span text:style-name="T82">is</text:span><text:span text:style-name="T79">(</text:span><text:span text:style-name="T133">1</text:span><text:span text:style-name="T79">));</text:span><text:span text:style-name="T195"><text:line-break/><text:line-break/></text:span><text:span text:style-name="T79"> <text:s text:c="3"/>}</text:span><text:span text:style-name="T195"><text:line-break/><text:line-break/></text:span><text:span text:style-name="T79">}</text:span><text:span text:style-name="T245">//Success</text:span></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p text:style-name="P203"><text:span text:style-name="T245"/></text:p>
      <text:h text:style-name="P209" text:outline-level="1"><text:bookmark-start text:name="__RefHeading___Toc8340_3524926636"/><text:soft-page-break/>MOCKITO AVANZATO<text:bookmark-end text:name="__RefHeading___Toc8340_3524926636"/></text:h>
      <text:h text:style-name="P222" text:outline-level="2"><text:bookmark-start text:name="__RefHeading___Toc8342_3524926636"/>HAMCREST MATCHERS<text:bookmark-end text:name="__RefHeading___Toc8342_3524926636"/></text:h>
      <text:p text:style-name="P235">Hamcrest è una libreria che ci permettere di rendere ancora più leggibile il codice degli unit test.</text:p>
      <text:p text:style-name="P235">Prima di poterlo utilizzare, però, è necessario scaricare la sua dipendenza su Gradle o Maven. <text:span text:style-name="T247">Dopo aver fatto ciò, vediamo un esempio di cosa cambia nel codice con l’utilizzo della libreria hamcrest:</text:span></text:p>
      <text:p text:style-name="P242">HamcrestMatchersTest.java</text:p>
      <text:p text:style-name="P225"><text:span text:style-name="T5">import </text:span><text:span text:style-name="T25">org.junit.</text:span><text:span text:style-name="T182">Test</text:span><text:span text:style-name="T68">;</text:span><text:line-break/><text:line-break/><text:span text:style-name="T5">import </text:span><text:span text:style-name="T25">java.util.Arrays</text:span><text:span text:style-name="T68">;</text:span><text:line-break/><text:span text:style-name="T5">import </text:span><text:span text:style-name="T25">java.util.List</text:span><text:span text:style-name="T68">;</text:span><text:line-break/><text:line-break/><text:span text:style-name="T5">import static </text:span><text:span text:style-name="T25">org.hamcrest.MatcherAssert</text:span><text:span text:style-name="T68">.</text:span><text:span text:style-name="T76">assertThat</text:span><text:span text:style-name="T68">;</text:span><text:line-break/><text:span text:style-name="T5">import static </text:span><text:span text:style-name="T25">org.hamcrest.Matchers</text:span><text:span text:style-name="T68">.*;</text:span><text:line-break/><text:line-break/><text:span text:style-name="T5">public class </text:span><text:span text:style-name="T25">HamcrestMatchersTest </text:span><text:span text:style-name="T68">{</text:span><text:line-break/><text:line-break/><text:span text:style-name="T68"> <text:s text:c="3"/></text:span><text:span text:style-name="T182">@Test</text:span><text:line-break/><text:span text:style-name="T182"> <text:s text:c="3"/></text:span><text:span text:style-name="T5">public void </text:span><text:span text:style-name="T117">test</text:span><text:span text:style-name="T68">() {</text:span><text:line-break/><text:line-break/><text:span text:style-name="T68"> <text:s text:c="7"/></text:span><text:span text:style-name="T95">/*######### Esempi sulle liste ############################*/</text:span><text:line-break/><text:span text:style-name="T95"> <text:s text:c="7"/></text:span><text:span text:style-name="T25">List</text:span><text:span text:style-name="T68">&lt;</text:span><text:span text:style-name="T25">Integer</text:span><text:span text:style-name="T68">&gt; </text:span><text:span text:style-name="T25">punteggi </text:span><text:span text:style-name="T68">= </text:span><text:span text:style-name="T25">Arrays</text:span><text:span text:style-name="T68">.</text:span><text:span text:style-name="T76">asList</text:span><text:span text:style-name="T68">(</text:span><text:span text:style-name="T130">99</text:span><text:span text:style-name="T68">, </text:span><text:span text:style-name="T130">100</text:span><text:span text:style-name="T68">, </text:span><text:span text:style-name="T130">101</text:span><text:span text:style-name="T68">, </text:span><text:span text:style-name="T130">105</text:span><text:span text:style-name="T68">);</text:span><text:line-break/><text:line-break/><text:span text:style-name="T68"> <text:s text:c="7"/></text:span><text:span text:style-name="T95">/* "punteggi" ha 4 item */</text:span><text:line-break/><text:span text:style-name="T95"> <text:s text:c="7"/></text:span><text:span text:style-name="T76">assertThat</text:span><text:span text:style-name="T68">(</text:span><text:span text:style-name="T25">punteggi</text:span><text:span text:style-name="T68">, </text:span><text:span text:style-name="T76">hasSize</text:span><text:span text:style-name="T68">(</text:span><text:span text:style-name="T130">4</text:span><text:span text:style-name="T68">));</text:span><text:line-break/><text:line-break/><text:span text:style-name="T68"> <text:s text:c="7"/></text:span><text:span text:style-name="T95">/* "punteggi" contiene gli item 99 e 100 */</text:span><text:line-break/><text:span text:style-name="T95"> <text:s text:c="7"/></text:span><text:span text:style-name="T76">assertThat</text:span><text:span text:style-name="T68">(</text:span><text:span text:style-name="T25">punteggi</text:span><text:span text:style-name="T68">, </text:span><text:span text:style-name="T76">hasItems</text:span><text:span text:style-name="T68">(</text:span><text:span text:style-name="T130">99</text:span><text:span text:style-name="T68">, </text:span><text:span text:style-name="T130">100</text:span><text:span text:style-name="T68">));</text:span><text:line-break/><text:line-break/><text:span text:style-name="T68"> <text:s text:c="7"/></text:span><text:span text:style-name="T95">/* tutti gli elementi di "punteggi" sono &gt; 90*/</text:span><text:line-break/><text:span text:style-name="T95"> <text:s text:c="7"/></text:span><text:span text:style-name="T76">assertThat</text:span><text:span text:style-name="T68">(</text:span><text:span text:style-name="T25">punteggi</text:span><text:span text:style-name="T68">, </text:span><text:span text:style-name="T76">everyItem</text:span><text:span text:style-name="T68">(</text:span><text:span text:style-name="T76">greaterThan</text:span><text:span text:style-name="T68">(</text:span><text:span text:style-name="T130">90</text:span><text:span text:style-name="T68">)));</text:span><text:line-break/><text:line-break/><text:span text:style-name="T68"> <text:s text:c="7"/></text:span><text:span text:style-name="T95">/* tutti gli elementi di "punteggi" sono &lt; 190*/</text:span><text:line-break/><text:span text:style-name="T95"> <text:s text:c="7"/></text:span><text:span text:style-name="T76">assertThat</text:span><text:span text:style-name="T68">(</text:span><text:span text:style-name="T25">punteggi</text:span><text:span text:style-name="T68">, </text:span><text:span text:style-name="T76">everyItem</text:span><text:span text:style-name="T68">(</text:span><text:span text:style-name="T76">lessThan</text:span><text:span text:style-name="T68">(</text:span><text:span text:style-name="T130">190</text:span><text:span text:style-name="T68">)));</text:span><text:line-break/><text:line-break/><text:span text:style-name="T68"> <text:s text:c="7"/></text:span><text:span text:style-name="T95">/*#########################################################*/</text:span><text:line-break/><text:line-break/><text:line-break/><text:span text:style-name="T95"> <text:s text:c="7"/>/*######### Esempi sulle stringhe #########################*/</text:span><text:line-break/><text:span text:style-name="T95"> <text:s text:c="7"/></text:span><text:span text:style-name="T25">String stringa1 </text:span><text:span text:style-name="T68">= </text:span><text:span text:style-name="T138">""</text:span><text:span text:style-name="T68">;</text:span><text:line-break/><text:span text:style-name="T68"> <text:s text:c="7"/></text:span><text:span text:style-name="T25">String stringa2 </text:span><text:span text:style-name="T68">= </text:span><text:span text:style-name="T5">null</text:span><text:span text:style-name="T68">;</text:span><text:line-break/><text:line-break/><text:span text:style-name="T68"> <text:s text:c="7"/></text:span><text:span text:style-name="T95">/* "stringa1" è vuota */</text:span><text:line-break/><text:span text:style-name="T95"> <text:s text:c="7"/></text:span><text:span text:style-name="T76">assertThat</text:span><text:span text:style-name="T68">(</text:span><text:span text:style-name="T25">stringa1</text:span><text:span text:style-name="T68">, </text:span><text:span text:style-name="T76">isEmptyString</text:span><text:span text:style-name="T68">());</text:span><text:line-break/><text:line-break/><text:span text:style-name="T68"> <text:s text:c="7"/></text:span><text:span text:style-name="T95">/* "stringa2" è vuota o null*/</text:span><text:line-break/><text:span text:style-name="T95"> <text:s text:c="7"/></text:span><text:span text:style-name="T76">assertThat</text:span><text:span text:style-name="T68">(</text:span><text:span text:style-name="T25">stringa2</text:span><text:span text:style-name="T68">, </text:span><text:span text:style-name="T76">isEmptyOrNullString</text:span><text:span text:style-name="T68">());</text:span><text:line-break/><text:line-break/><text:span text:style-name="T68"> <text:s text:c="7"/></text:span><text:span text:style-name="T95">/*#########################################################*/</text:span><text:line-break/><text:line-break/><text:line-break/><text:span text:style-name="T95"> <text:s text:c="7"/>/*######### Esempi sugli array ############################*/</text:span><text:line-break/><text:span text:style-name="T95"> <text:s text:c="7"/></text:span><text:span text:style-name="T25">Integer</text:span><text:span text:style-name="T68">[] </text:span><text:span text:style-name="T25">numeri </text:span><text:span text:style-name="T68">= {</text:span><text:span text:style-name="T130">1</text:span><text:span text:style-name="T68">, </text:span><text:span text:style-name="T130">2</text:span><text:span text:style-name="T68">, </text:span><text:span text:style-name="T130">3</text:span><text:span text:style-name="T68">};</text:span><text:line-break/><text:line-break/><text:soft-page-break/><text:span text:style-name="T68"> <text:s text:c="7"/></text:span><text:span text:style-name="T95">/* "numeri" ha dimensione n */</text:span><text:line-break/><text:span text:style-name="T95"> <text:s text:c="7"/></text:span><text:span text:style-name="T76">assertThat</text:span><text:span text:style-name="T68">(</text:span><text:span text:style-name="T25">numeri</text:span><text:span text:style-name="T68">, </text:span><text:span text:style-name="T76">arrayWithSize</text:span><text:span text:style-name="T68">(</text:span><text:span text:style-name="T130">3</text:span><text:span text:style-name="T68">));</text:span><text:line-break/><text:line-break/><text:span text:style-name="T68"> <text:s text:c="7"/></text:span><text:span text:style-name="T95">/* "numeri" ha gli elementi 1,2 e 3 al suo interno, nell'ordine in cui</text:span><text:line-break/><text:span text:style-name="T95"> <text:s text:c="7"/>sono scritti*/</text:span><text:line-break/><text:span text:style-name="T95"> <text:s text:c="7"/></text:span><text:span text:style-name="T76">assertThat</text:span><text:span text:style-name="T68">(</text:span><text:span text:style-name="T25">numeri</text:span><text:span text:style-name="T68">, </text:span><text:span text:style-name="T76">arrayContaining</text:span><text:span text:style-name="T68">(</text:span><text:span text:style-name="T130">1</text:span><text:span text:style-name="T68">, </text:span><text:span text:style-name="T130">2</text:span><text:span text:style-name="T68">, </text:span><text:span text:style-name="T130">3</text:span><text:span text:style-name="T68">));</text:span><text:line-break/><text:line-break/><text:span text:style-name="T68"> <text:s text:c="7"/></text:span><text:span text:style-name="T95">/* "numeri" ha gli elementi 1,2 e 3 al suo interno, trascurando l'ordine in cui</text:span><text:line-break/><text:span text:style-name="T95"> <text:s text:c="7"/>sono scritti*/</text:span><text:line-break/><text:span text:style-name="T95"> <text:s text:c="7"/></text:span><text:span text:style-name="T76">assertThat</text:span><text:span text:style-name="T68">(</text:span><text:span text:style-name="T25">numeri</text:span><text:span text:style-name="T68">, </text:span><text:span text:style-name="T76">arrayContainingInAnyOrder</text:span><text:span text:style-name="T68">(</text:span><text:span text:style-name="T130">2</text:span><text:span text:style-name="T68">, </text:span><text:span text:style-name="T130">1</text:span><text:span text:style-name="T68">, </text:span><text:span text:style-name="T130">3</text:span><text:span text:style-name="T68">));</text:span><text:line-break/><text:line-break/><text:span text:style-name="T68"> <text:s text:c="7"/></text:span><text:span text:style-name="T95">/*#########################################################*/</text:span><text:line-break/><text:line-break/><text:span text:style-name="T95"> <text:s text:c="3"/></text:span><text:span text:style-name="T68">}</text:span><text:span text:style-name="T246">//Success</text:span><text:line-break/><text:line-break/><text:span text:style-name="T68">}</text:span></text:p>
      <text:p text:style-name="P224"/>
      <text:p text:style-name="P228">Nell’esempio abbiamo visto come ci sono vari metodi assertThat della libreria hamcrest che ci semplificano la lettura del codice. In base ai parametri in ingresso, assertThat può svolgere i seguenti compiti:</text:p>
      <text:list xml:id="list41033160" text:style-name="L6">
        <text:list-item>
          <text:p text:style-name="P236">assertThat(<text:span text:style-name="T177">lista</text:span>, hasSize(n)), che mi permette di verificare il numero di elementi in una <text:span text:style-name="T178">lista</text:span>;</text:p>
        </text:list-item>
        <text:list-item>
          <text:p text:style-name="P236">assertThat(<text:span text:style-name="T177">lista</text:span>, <text:span text:style-name="T149">hasItems</text:span>(items …)), che mi permette di verificare se uno o più <text:span text:style-name="T149">elementi</text:span> sono presenti nella <text:span text:style-name="T250">lista</text:span>;</text:p>
        </text:list-item>
        <text:list-item>
          <text:p text:style-name="P237">assertThat(<text:span text:style-name="T177">lista</text:span>, everyItem(greaterThan(n))), che mi permette di verificare se tutti gli elementi della <text:span text:style-name="T250">lista</text:span> sono &gt; di n;</text:p>
        </text:list-item>
        <text:list-item>
          <text:p text:style-name="P237">assertThat(<text:span text:style-name="T177">lista</text:span>, everyItem(<text:span text:style-name="T149">less</text:span>Than(n))), che mi permette di verificare se tutti gli elementi della <text:span text:style-name="T178">lista</text:span> sono &lt; di n;</text:p>
        </text:list-item>
        <text:list-item>
          <text:p text:style-name="P238">assertThat<text:span text:style-name="T249">(stringa, isEmptyString()), che mi permette di verificare se la stringa è vuota;</text:span></text:p>
        </text:list-item>
        <text:list-item>
          <text:p text:style-name="P239">assertThat(stringa, isEmptyOrNullString()), che mi permette di verificare se una stringa è vuota o null;</text:p>
        </text:list-item>
        <text:list-item>
          <text:p text:style-name="P239">assertThat(array, arrayWithSize(n)), che mi permette di verificare se un array ha la dimensione n;</text:p>
        </text:list-item>
        <text:list-item>
          <text:p text:style-name="P240">assertThat(array, <text:span text:style-name="T178">arrayContaining(items …</text:span>), <text:span text:style-name="T248">che mi permette di verificare se uno o più </text:span><text:span text:style-name="T179">elementi</text:span><text:span text:style-name="T248"> sono presenti nell’</text:span><text:span text:style-name="T250">array, considerando anche l’ordine in cui sono scritti</text:span><text:span text:style-name="T248">;</text:span></text:p>
        </text:list-item>
        <text:list-item>
          <text:p text:style-name="P240">assertThat(array, <text:span text:style-name="T178">arrayContainingInAnyOrder(items …</text:span>), <text:s/><text:span text:style-name="T248">che mi permette di verificare se uno o più </text:span><text:span text:style-name="T179">elementi</text:span><text:span text:style-name="T248"> sono presenti nell’</text:span><text:span text:style-name="T250">array, senza considera</text:span><text:span text:style-name="T178">re</text:span><text:span text:style-name="T250"> l’ordine in cui sono scritti</text:span><text:span text:style-name="T248">;</text:span></text:p>
        </text:list-item>
      </text:list>
      <text:p text:style-name="P241">Questi sono solo alcuni dei compiti che assertThat può svolgere. Per vedere tutto ciò che può fare, si può entrare nella classe Matcher da IDE.</text:p>
      <text:p text:style-name="P235"/>
      <text:p text:style-name="P203"><text:span text:style-name="T195"><text:line-break/></text:span><text:span text:style-name="T176"><text:line-break/></text:span></text:p>
      <text:p text:style-name="P69"/>
      <text:p text:style-name="P69"/>
      <text:p text:style-name="P117"/>
      <text:p text:style-name="P71"><text:line-break/></text:p>
      <text:p text:style-name="P71"><text:soft-page-break/></text:p>
      <text:p text:style-name="P71"/>
      <text:p text:style-name="P202"><text:s/></text:p>
      <text:p text:style-name="P201"/>
      <text:p text:style-name="P201"/>
      <text:p text:style-name="P118"/>
      <text:p text:style-name="P119"/>
      <text:p text:style-name="P115"/>
      <text:p text:style-name="P120"/>
      <text:p text:style-name="P191"/>
      <text:p text:style-name="P103"/>
      <text:p text:style-name="P103"/>
      <text:p text:style-name="P6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family-generic="swiss" style:font-pitch="variable"/>
    <style:font-face style:name="JetBrains Mono1" svg:font-family="'JetBrains Mono'" style:font-family-generic="modern" style:font-pitch="fixed"/>
    <style:font-face style:name="JetBrains Mono2" svg:font-family="'JetBrains Mono'" style:font-adornments="Normale"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2T12:58:30.726000000</dc:date>
    <meta:editing-duration>PT9H33M19S</meta:editing-duration>
    <meta:editing-cycles>69</meta:editing-cycles>
    <meta:generator>LibreOffice/7.2.2.2$Windows_X86_64 LibreOffice_project/02b2acce88a210515b4a5bb2e46cbfb63fe97d56</meta:generator>
    <meta:document-statistic meta:table-count="0" meta:image-count="0" meta:object-count="0" meta:page-count="36" meta:paragraph-count="275" meta:word-count="6390" meta:character-count="59878" meta:non-whitespace-character-count="49451"/>
  </office:meta>
</office:document-meta>
</file>